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972in" svg:height="4.0575in" svg:x="8.4799in" svg:y="1.5476in">
            <draw:object draw:notify-on-update-of-ranges="Sheet1.A2:Sheet1.A2 Sheet1.A3:Sheet1.A538 Sheet1.B2:Sheet1.B2 Sheet1.G3:Sheet1.G5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972in" svg:height="4.0575in" svg:x="8.9232in" svg:y="6.0445in">
            <draw:object draw:notify-on-update-of-ranges="Sheet1.B3:Sheet1.B538 Sheet1.B2:Sheet1.B2 Sheet1.G3:Sheet1.G5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0972in" svg:height="4.0575in" svg:x="8.9232in" svg:y="10.311in">
            <draw:object draw:notify-on-update-of-ranges="Sheet1.C3:Sheet1.C538 Sheet1.B2:Sheet1.B2 Sheet1.G3:Sheet1.G5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0972in" svg:height="4.0575in" svg:x="8.9232in" svg:y="14.7555in">
            <draw:object draw:notify-on-update-of-ranges="Sheet1.D3:Sheet1.D538 Sheet1.B2:Sheet1.B2 Sheet1.G3:Sheet1.G5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0972in" svg:height="4.0575in" svg:x="8.9232in" svg:y="19.3776in">
            <draw:object draw:notify-on-update-of-ranges="Sheet1.E3:Sheet1.E538 Sheet1.B2:Sheet1.B2 Sheet1.G3:Sheet1.G53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.0972in" svg:height="4.0575in" svg:x="8.9232in" svg:y="23.822in">
            <draw:object draw:notify-on-update-of-ranges="Sheet1.F3:Sheet1.F538 Sheet1.B2:Sheet1.B2 Sheet1.G3:Sheet1.G53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ource exp</text:p>
          </table:table-cell>
          <table:table-cell office:value-type="string" calcext:value-type="string">
            <text:p>dLL</text:p>
          </table:table-cell>
          <table:table-cell office:value-type="string" calcext:value-type="string">
            <text:p>dll exp</text:p>
          </table:table-cell>
          <table:table-cell office:value-type="string" calcext:value-type="string">
            <text:p>feh</text:p>
          </table:table-cell>
          <table:table-cell office:value-type="string" calcext:value-type="string">
            <text:p>feh exp</text:p>
          </table:table-cell>
          <table:table-cell office:value-type="string" calcext:value-type="string">
            <text:p>reduced chi squared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9.8381956719" calcext:value-type="float">
            <text:p>19.838195671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0.0811284402" calcext:value-type="float">
            <text:p>20.081128440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0.1802957581" calcext:value-type="float">
            <text:p>20.180295758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1.0058836023" calcext:value-type="float">
            <text:p>21.005883602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1.3543889539" calcext:value-type="float">
            <text:p>21.354388953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1.5608493341" calcext:value-type="float">
            <text:p>21.560849334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1.6041673138" calcext:value-type="float">
            <text:p>21.604167313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1.7066480026" calcext:value-type="float">
            <text:p>21.706648002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1.7311827945" calcext:value-type="float">
            <text:p>21.731182794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2.2370804314" calcext:value-type="float">
            <text:p>22.237080431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2.7959144282" calcext:value-type="float">
            <text:p>22.795914428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2.8132853943" calcext:value-type="float">
            <text:p>22.813285394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2.8534196391" calcext:value-type="float">
            <text:p>22.853419639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2.8645171484" calcext:value-type="float">
            <text:p>22.864517148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2.9207954042" calcext:value-type="float">
            <text:p>22.920795404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3.7246711428" calcext:value-type="float">
            <text:p>23.724671142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3.8994296904" calcext:value-type="float">
            <text:p>23.899429690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4.054756473" calcext:value-type="float">
            <text:p>24.05475647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4.7266632372" calcext:value-type="float">
            <text:p>24.726663237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4.7966680898" calcext:value-type="float">
            <text:p>24.796668089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4.8189854397" calcext:value-type="float">
            <text:p>24.81898543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4.903034295" calcext:value-type="float">
            <text:p>24.90303429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5.0351624724" calcext:value-type="float">
            <text:p>25.035162472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5.1133621433" calcext:value-type="float">
            <text:p>25.113362143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5.2500207925" calcext:value-type="float">
            <text:p>25.250020792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5.586050835" calcext:value-type="float">
            <text:p>25.58605083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5.7195191748" calcext:value-type="float">
            <text:p>25.719519174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6.0491096036" calcext:value-type="float">
            <text:p>26.049109603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6.0698302075" calcext:value-type="float">
            <text:p>26.069830207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6.1465226775" calcext:value-type="float">
            <text:p>26.146522677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6.1574729797" calcext:value-type="float">
            <text:p>26.15747297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6.1823170624" calcext:value-type="float">
            <text:p>26.182317062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6.3446661041" calcext:value-type="float">
            <text:p>26.344666104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7.2748728654" calcext:value-type="float">
            <text:p>27.274872865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7.3590920464" calcext:value-type="float">
            <text:p>27.359092046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7.5591036821" calcext:value-type="float">
            <text:p>27.559103682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8.0740423079" calcext:value-type="float">
            <text:p>28.074042307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8.1377201975" calcext:value-type="float">
            <text:p>28.137720197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8.5245716973" calcext:value-type="float">
            <text:p>28.524571697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8.6139080594" calcext:value-type="float">
            <text:p>28.613908059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8.6377560461" calcext:value-type="float">
            <text:p>28.637756046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9.6742679314" calcext:value-type="float">
            <text:p>29.674267931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0.8147457173" calcext:value-type="float">
            <text:p>30.814745717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1.1516978932" calcext:value-type="float">
            <text:p>31.151697893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1.1634557827" calcext:value-type="float">
            <text:p>31.163455782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1.4497196209" calcext:value-type="float">
            <text:p>31.449719620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31.7253804546" calcext:value-type="float">
            <text:p>31.725380454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1.9320875919" calcext:value-type="float">
            <text:p>31.932087591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2.3853042226" calcext:value-type="float">
            <text:p>32.385304222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2.3949391854" calcext:value-type="float">
            <text:p>32.394939185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2.5045074403" calcext:value-type="float">
            <text:p>32.504507440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3.3290314814" calcext:value-type="float">
            <text:p>33.329031481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3.3486416164" calcext:value-type="float">
            <text:p>33.348641616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33.6142839829" calcext:value-type="float">
            <text:p>33.614283982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3.6296057645" calcext:value-type="float">
            <text:p>33.629605764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4.112053861" calcext:value-type="float">
            <text:p>34.11205386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4.6992974995" calcext:value-type="float">
            <text:p>34.699297499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34.7189303138" calcext:value-type="float">
            <text:p>34.718930313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35.1966366166" calcext:value-type="float">
            <text:p>35.196636616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6.0460787727" calcext:value-type="float">
            <text:p>36.046078772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6.9473784678" calcext:value-type="float">
            <text:p>36.947378467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7.2883423514" calcext:value-type="float">
            <text:p>37.288342351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7.9708703364" calcext:value-type="float">
            <text:p>37.970870336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8.07653491" calcext:value-type="float">
            <text:p>38.0765349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8.1270352322" calcext:value-type="float">
            <text:p>38.127035232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8.6692597928" calcext:value-type="float">
            <text:p>38.669259792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9.1170852184" calcext:value-type="float">
            <text:p>39.117085218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9.17372331" calcext:value-type="float">
            <text:p>39.1737233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40.0580572052" calcext:value-type="float">
            <text:p>40.058057205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40.1161469544" calcext:value-type="float">
            <text:p>40.116146954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40.7609612422" calcext:value-type="float">
            <text:p>40.760961242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41.0419139828" calcext:value-type="float">
            <text:p>41.041913982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41.1144898801" calcext:value-type="float">
            <text:p>41.114489880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41.3704049298" calcext:value-type="float">
            <text:p>41.370404929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42.6298193235" calcext:value-type="float">
            <text:p>42.629819323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42.63500685" calcext:value-type="float">
            <text:p>42.635006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46.5284665941" calcext:value-type="float">
            <text:p>46.528466594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47.5831188165" calcext:value-type="float">
            <text:p>47.583118816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48.6011131747" calcext:value-type="float">
            <text:p>48.601113174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49.0673374461" calcext:value-type="float">
            <text:p>49.067337446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49.3403219357" calcext:value-type="float">
            <text:p>49.340321935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49.9807895906" calcext:value-type="float">
            <text:p>49.980789590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50.0984053701" calcext:value-type="float">
            <text:p>50.098405370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0.6293292991" calcext:value-type="float">
            <text:p>50.629329299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51.1381192499" calcext:value-type="float">
            <text:p>51.138119249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51.2377615346" calcext:value-type="float">
            <text:p>51.237761534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1.664739979" calcext:value-type="float">
            <text:p>51.66473997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1.9186081081" calcext:value-type="float">
            <text:p>51.918608108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52.0105250406" calcext:value-type="float">
            <text:p>52.010525040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53.9939026935" calcext:value-type="float">
            <text:p>53.993902693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54.5205536336" calcext:value-type="float">
            <text:p>54.520553633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5.3461788343" calcext:value-type="float">
            <text:p>55.346178834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5.5778473697" calcext:value-type="float">
            <text:p>55.577847369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56.4066676731" calcext:value-type="float">
            <text:p>56.406667673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6.8347332128" calcext:value-type="float">
            <text:p>56.834733212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57.7413112797" calcext:value-type="float">
            <text:p>57.741311279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7.7448684695" calcext:value-type="float">
            <text:p>57.744868469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9.5006975337" calcext:value-type="float">
            <text:p>59.500697533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59.53443789" calcext:value-type="float">
            <text:p>59.5344378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60.9681130026" calcext:value-type="float">
            <text:p>60.968113002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61.1844141044" calcext:value-type="float">
            <text:p>61.184414104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61.9803329426" calcext:value-type="float">
            <text:p>61.980332942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62.2872824206" calcext:value-type="float">
            <text:p>62.287282420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62.3374945093" calcext:value-type="float">
            <text:p>62.337494509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63.3102182113" calcext:value-type="float">
            <text:p>63.310218211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63.7973798686" calcext:value-type="float">
            <text:p>63.797379868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63.8202606797" calcext:value-type="float">
            <text:p>63.82026067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63.9330463427" calcext:value-type="float">
            <text:p>63.933046342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64.6329925985" calcext:value-type="float">
            <text:p>64.63299259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65.3801025708" calcext:value-type="float">
            <text:p>65.380102570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66.4509691696" calcext:value-type="float">
            <text:p>66.450969169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66.6192171727" calcext:value-type="float">
            <text:p>66.619217172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67.8605889987" calcext:value-type="float">
            <text:p>67.860588998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68.2622717257" calcext:value-type="float">
            <text:p>68.262271725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68.7825905653" calcext:value-type="float">
            <text:p>68.782590565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69.0082166123" calcext:value-type="float">
            <text:p>69.008216612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69.0570373709" calcext:value-type="float">
            <text:p>69.057037370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69.1686839956" calcext:value-type="float">
            <text:p>69.168683995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69.3120923844" calcext:value-type="float">
            <text:p>69.312092384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71.4810439141" calcext:value-type="float">
            <text:p>71.481043914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1.5496119615" calcext:value-type="float">
            <text:p>71.549611961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72.1385661651" calcext:value-type="float">
            <text:p>72.138566165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72.3405456423" calcext:value-type="float">
            <text:p>72.340545642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72.5899967826" calcext:value-type="float">
            <text:p>72.589996782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72.7749397148" calcext:value-type="float">
            <text:p>72.774939714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3.0107772507" calcext:value-type="float">
            <text:p>73.010777250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73.197155915" calcext:value-type="float">
            <text:p>73.19715591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73.24650094" calcext:value-type="float">
            <text:p>73.2465009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73.4106761757" calcext:value-type="float">
            <text:p>73.410676175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73.592725421" calcext:value-type="float">
            <text:p>73.59272542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73.7494651083" calcext:value-type="float">
            <text:p>73.749465108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4.9639742064" calcext:value-type="float">
            <text:p>74.963974206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75.0295400299" calcext:value-type="float">
            <text:p>75.029540029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75.2844541828" calcext:value-type="float">
            <text:p>75.284454182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5.7376064864" calcext:value-type="float">
            <text:p>75.737606486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6.1102555295" calcext:value-type="float">
            <text:p>76.110255529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76.2228596308" calcext:value-type="float">
            <text:p>76.222859630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6.4800865717" calcext:value-type="float">
            <text:p>76.480086571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76.6684574246" calcext:value-type="float">
            <text:p>76.668457424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77.0414628449" calcext:value-type="float">
            <text:p>77.041462844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7.2617244379" calcext:value-type="float">
            <text:p>77.261724437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7.3570607651" calcext:value-type="float">
            <text:p>77.357060765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77.9557304366" calcext:value-type="float">
            <text:p>77.955730436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78.0516431988" calcext:value-type="float">
            <text:p>78.051643198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78.7629136256" calcext:value-type="float">
            <text:p>78.762913625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79.410444059" calcext:value-type="float">
            <text:p>79.41044405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80.176379518" calcext:value-type="float">
            <text:p>80.17637951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80.287970403" calcext:value-type="float">
            <text:p>80.28797040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81.1602281759" calcext:value-type="float">
            <text:p>81.160228175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81.2531728302" calcext:value-type="float">
            <text:p>81.253172830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81.8033365341" calcext:value-type="float">
            <text:p>81.803336534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82.1266074979" calcext:value-type="float">
            <text:p>82.126607497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82.1291910385" calcext:value-type="float">
            <text:p>82.12919103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82.488284661" calcext:value-type="float">
            <text:p>82.48828466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83.060234597" calcext:value-type="float">
            <text:p>83.0602345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83.2089592497" calcext:value-type="float">
            <text:p>83.20895924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83.4062954493" calcext:value-type="float">
            <text:p>83.406295449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83.58336082" calcext:value-type="float">
            <text:p>83.5833608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83.7107152179" calcext:value-type="float">
            <text:p>83.710715217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83.7374376308" calcext:value-type="float">
            <text:p>83.737437630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86.7930926304" calcext:value-type="float">
            <text:p>86.793092630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87.3984463136" calcext:value-type="float">
            <text:p>87.398446313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87.6939726412" calcext:value-type="float">
            <text:p>87.693972641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87.7364705149" calcext:value-type="float">
            <text:p>87.736470514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88.3308976789" calcext:value-type="float">
            <text:p>88.330897678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88.8648097751" calcext:value-type="float">
            <text:p>88.864809775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90.4623396124" calcext:value-type="float">
            <text:p>90.462339612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91.2126763889" calcext:value-type="float">
            <text:p>91.212676388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91.6439490327" calcext:value-type="float">
            <text:p>91.643949032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91.8808861576" calcext:value-type="float">
            <text:p>91.880886157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94.0071086154" calcext:value-type="float">
            <text:p>94.007108615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95.0087444216" calcext:value-type="float">
            <text:p>95.008744421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95.0105276228" calcext:value-type="float">
            <text:p>95.010527622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95.3106248988" calcext:value-type="float">
            <text:p>95.310624898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96.0442904997" calcext:value-type="float">
            <text:p>96.044290499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96.6635678996" calcext:value-type="float">
            <text:p>96.663567899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97.103717007" calcext:value-type="float">
            <text:p>97.10371700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97.1157529919" calcext:value-type="float">
            <text:p>97.115752991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97.3108469958" calcext:value-type="float">
            <text:p>97.310846995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98.1696155891" calcext:value-type="float">
            <text:p>98.169615589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99.143713188" calcext:value-type="float">
            <text:p>99.14371318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00.53066689" calcext:value-type="float">
            <text:p>100.5306668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00.561959988" calcext:value-type="float">
            <text:p>100.56195998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00.959784664" calcext:value-type="float">
            <text:p>100.95978466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03.803347289" calcext:value-type="float">
            <text:p>103.80334728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03.908274418" calcext:value-type="float">
            <text:p>103.90827441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05.272835381" calcext:value-type="float">
            <text:p>105.27283538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05.574026926" calcext:value-type="float">
            <text:p>105.57402692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05.806431189" calcext:value-type="float">
            <text:p>105.80643118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06.782107583" calcext:value-type="float">
            <text:p>106.78210758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09.237560579" calcext:value-type="float">
            <text:p>109.23756057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09.472059985" calcext:value-type="float">
            <text:p>109.47205998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10.543407893" calcext:value-type="float">
            <text:p>110.54340789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13.013280275" calcext:value-type="float">
            <text:p>113.01328027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13.182790606" calcext:value-type="float">
            <text:p>113.18279060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13.328184726" calcext:value-type="float">
            <text:p>113.32818472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14.33821177" calcext:value-type="float">
            <text:p>114.3382117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14.784444531" calcext:value-type="float">
            <text:p>114.78444453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14.930170393" calcext:value-type="float">
            <text:p>114.93017039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15.007350709" calcext:value-type="float">
            <text:p>115.00735070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15.34976076" calcext:value-type="float">
            <text:p>115.3497607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15.374160616" calcext:value-type="float">
            <text:p>115.37416061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15.484001083" calcext:value-type="float">
            <text:p>115.48400108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15.673329279" calcext:value-type="float">
            <text:p>115.67332927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15.786652988" calcext:value-type="float">
            <text:p>115.78665298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15.810224475" calcext:value-type="float">
            <text:p>115.81022447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16.24953492" calcext:value-type="float">
            <text:p>116.2495349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16.637880573" calcext:value-type="float">
            <text:p>116.63788057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16.771919336" calcext:value-type="float">
            <text:p>116.77191933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16.853809856" calcext:value-type="float">
            <text:p>116.85380985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18.276425291" calcext:value-type="float">
            <text:p>118.27642529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19.460441008" calcext:value-type="float">
            <text:p>119.46044100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19.742053875" calcext:value-type="float">
            <text:p>119.74205387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20.324081564" calcext:value-type="float">
            <text:p>120.32408156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20.662184885" calcext:value-type="float">
            <text:p>120.6621848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21.625693218" calcext:value-type="float">
            <text:p>121.62569321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21.820949838" calcext:value-type="float">
            <text:p>121.82094983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21.853196004" calcext:value-type="float">
            <text:p>121.85319600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22.374876854" calcext:value-type="float">
            <text:p>122.37487685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22.510460048" calcext:value-type="float">
            <text:p>122.51046004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22.99669045" calcext:value-type="float">
            <text:p>122.9966904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24.647608295" calcext:value-type="float">
            <text:p>124.64760829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27.508001948" calcext:value-type="float">
            <text:p>127.50800194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28.031514246" calcext:value-type="float">
            <text:p>128.03151424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28.475230399" calcext:value-type="float">
            <text:p>128.47523039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29.577890186" calcext:value-type="float">
            <text:p>129.57789018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29.802180637" calcext:value-type="float">
            <text:p>129.80218063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32.344284135" calcext:value-type="float">
            <text:p>132.34428413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32.597107899" calcext:value-type="float">
            <text:p>132.59710789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32.965214508" calcext:value-type="float">
            <text:p>132.96521450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34.526459337" calcext:value-type="float">
            <text:p>134.52645933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35.032581642" calcext:value-type="float">
            <text:p>135.03258164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35.219190064" calcext:value-type="float">
            <text:p>135.21919006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35.293917526" calcext:value-type="float">
            <text:p>135.29391752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35.311171523" calcext:value-type="float">
            <text:p>135.31117152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35.428730939" calcext:value-type="float">
            <text:p>135.42873093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36.417248974" calcext:value-type="float">
            <text:p>136.41724897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36.963364426" calcext:value-type="float">
            <text:p>136.96336442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37.546191853" calcext:value-type="float">
            <text:p>137.54619185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38.280452051" calcext:value-type="float">
            <text:p>138.28045205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38.427070372" calcext:value-type="float">
            <text:p>138.42707037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40.055473758" calcext:value-type="float">
            <text:p>140.05547375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40.779650919" calcext:value-type="float">
            <text:p>140.77965091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44.221519663" calcext:value-type="float">
            <text:p>144.22151966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45.236243782" calcext:value-type="float">
            <text:p>145.23624378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45.661992895" calcext:value-type="float">
            <text:p>145.66199289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46.500829332" calcext:value-type="float">
            <text:p>146.50082933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47.337807791" calcext:value-type="float">
            <text:p>147.33780779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48.444801173" calcext:value-type="float">
            <text:p>148.44480117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48.922914436" calcext:value-type="float">
            <text:p>148.92291443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49.21333329" calcext:value-type="float">
            <text:p>149.2133332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50.147221586" calcext:value-type="float">
            <text:p>150.14722158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50.229332786" calcext:value-type="float">
            <text:p>150.22933278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50.849601588" calcext:value-type="float">
            <text:p>150.84960158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51.845166967" calcext:value-type="float">
            <text:p>151.84516696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51.865736578" calcext:value-type="float">
            <text:p>151.86573657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52.03247575" calcext:value-type="float">
            <text:p>152.0324757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53.100506157" calcext:value-type="float">
            <text:p>153.10050615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53.597707916" calcext:value-type="float">
            <text:p>153.59770791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53.932566627" calcext:value-type="float">
            <text:p>153.93256662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55.749628207" calcext:value-type="float">
            <text:p>155.74962820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56.483757256" calcext:value-type="float">
            <text:p>156.48375725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56.771799434" calcext:value-type="float">
            <text:p>156.77179943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58.482718372" calcext:value-type="float">
            <text:p>158.48271837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59.303626098" calcext:value-type="float">
            <text:p>159.30362609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63.939001909" calcext:value-type="float">
            <text:p>163.93900190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65.166719738" calcext:value-type="float">
            <text:p>165.16671973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66.918620152" calcext:value-type="float">
            <text:p>166.91862015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69.346913768" calcext:value-type="float">
            <text:p>169.34691376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72.684293231" calcext:value-type="float">
            <text:p>172.68429323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79.25438009" calcext:value-type="float">
            <text:p>179.2543800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79.254933302" calcext:value-type="float">
            <text:p>179.25493330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79.592192421" calcext:value-type="float">
            <text:p>179.59219242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79.665634796" calcext:value-type="float">
            <text:p>179.66563479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81.641563082" calcext:value-type="float">
            <text:p>181.64156308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82.905844953" calcext:value-type="float">
            <text:p>182.90584495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83.246626283" calcext:value-type="float">
            <text:p>183.24662628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84.986827218" calcext:value-type="float">
            <text:p>184.98682721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85.786276015" calcext:value-type="float">
            <text:p>185.78627601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85.959926715" calcext:value-type="float">
            <text:p>185.95992671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86.824429446" calcext:value-type="float">
            <text:p>186.82442944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87.910677592" calcext:value-type="float">
            <text:p>187.91067759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88.160785232" calcext:value-type="float">
            <text:p>188.16078523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90.299242747" calcext:value-type="float">
            <text:p>190.29924274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90.637942891" calcext:value-type="float">
            <text:p>190.63794289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91.139842043" calcext:value-type="float">
            <text:p>191.13984204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96.981123178" calcext:value-type="float">
            <text:p>196.98112317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99.288391843" calcext:value-type="float">
            <text:p>199.28839184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99.528847813" calcext:value-type="float">
            <text:p>199.52884781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99.618423985" calcext:value-type="float">
            <text:p>199.6184239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99.690813065" calcext:value-type="float">
            <text:p>199.69081306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00.943638984" calcext:value-type="float">
            <text:p>200.94363898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01.531568543" calcext:value-type="float">
            <text:p>201.53156854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03.943920367" calcext:value-type="float">
            <text:p>203.94392036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06.897959179" calcext:value-type="float">
            <text:p>206.89795917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07.397588266" calcext:value-type="float">
            <text:p>207.39758826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07.727422585" calcext:value-type="float">
            <text:p>207.7274225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09.046396888" calcext:value-type="float">
            <text:p>209.04639688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10.457503634" calcext:value-type="float">
            <text:p>210.45750363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14.278300378" calcext:value-type="float">
            <text:p>214.27830037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14.472066126" calcext:value-type="float">
            <text:p>214.47206612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14.934542445" calcext:value-type="float">
            <text:p>214.93454244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15.244004285" calcext:value-type="float">
            <text:p>215.24400428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17.233569202" calcext:value-type="float">
            <text:p>217.23356920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18.262599367" calcext:value-type="float">
            <text:p>218.26259936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20.871557023" calcext:value-type="float">
            <text:p>220.87155702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20.980013497" calcext:value-type="float">
            <text:p>220.98001349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21.517912221" calcext:value-type="float">
            <text:p>221.51791222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21.987159379" calcext:value-type="float">
            <text:p>221.98715937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23.916771149" calcext:value-type="float">
            <text:p>223.91677114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23.919021729" calcext:value-type="float">
            <text:p>223.91902172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24.414352384" calcext:value-type="float">
            <text:p>224.41435238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25.577935785" calcext:value-type="float">
            <text:p>225.5779357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28.486686612" calcext:value-type="float">
            <text:p>228.48668661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30.93642877" calcext:value-type="float">
            <text:p>230.9364287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32.087224959" calcext:value-type="float">
            <text:p>232.08722495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41.845484484" calcext:value-type="float">
            <text:p>241.84548448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42.196447359" calcext:value-type="float">
            <text:p>242.19644735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43.532364992" calcext:value-type="float">
            <text:p>243.53236499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46.076226724" calcext:value-type="float">
            <text:p>246.07622672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46.799788421" calcext:value-type="float">
            <text:p>246.79978842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47.144558806" calcext:value-type="float">
            <text:p>247.14455880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48.946987824" calcext:value-type="float">
            <text:p>248.94698782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49.025602936" calcext:value-type="float">
            <text:p>249.02560293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49.388726863" calcext:value-type="float">
            <text:p>249.38872686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49.723916397" calcext:value-type="float">
            <text:p>249.7239163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50.553180791" calcext:value-type="float">
            <text:p>250.55318079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53.033901262" calcext:value-type="float">
            <text:p>253.03390126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54.640641468" calcext:value-type="float">
            <text:p>254.64064146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54.704878908" calcext:value-type="float">
            <text:p>254.70487890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56.041038769" calcext:value-type="float">
            <text:p>256.04103876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56.727324887" calcext:value-type="float">
            <text:p>256.72732488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57.131246233" calcext:value-type="float">
            <text:p>257.13124623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57.672430236" calcext:value-type="float">
            <text:p>257.67243023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57.788143402" calcext:value-type="float">
            <text:p>257.78814340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58.43097003" calcext:value-type="float">
            <text:p>258.4309700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58.694775681" calcext:value-type="float">
            <text:p>258.69477568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59.029899014" calcext:value-type="float">
            <text:p>259.02989901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60.509397183" calcext:value-type="float">
            <text:p>260.50939718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62.789065833" calcext:value-type="float">
            <text:p>262.78906583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64.626256851" calcext:value-type="float">
            <text:p>264.62625685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65.090166636" calcext:value-type="float">
            <text:p>265.09016663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66.082888551" calcext:value-type="float">
            <text:p>266.08288855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67.484694207" calcext:value-type="float">
            <text:p>267.48469420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67.758431278" calcext:value-type="float">
            <text:p>267.75843127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68.320774347" calcext:value-type="float">
            <text:p>268.32077434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71.000492925" calcext:value-type="float">
            <text:p>271.00049292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71.872560578" calcext:value-type="float">
            <text:p>271.87256057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73.829845316" calcext:value-type="float">
            <text:p>273.82984531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74.387013787" calcext:value-type="float">
            <text:p>274.38701378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75.871636429" calcext:value-type="float">
            <text:p>275.87163642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79.224555797" calcext:value-type="float">
            <text:p>279.2245557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80.76487163" calcext:value-type="float">
            <text:p>280.7648716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82.319693891" calcext:value-type="float">
            <text:p>282.31969389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83.401558182" calcext:value-type="float">
            <text:p>283.40155818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83.978246759" calcext:value-type="float">
            <text:p>283.97824675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85.118399555" calcext:value-type="float">
            <text:p>285.11839955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86.005986327" calcext:value-type="float">
            <text:p>286.00598632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86.552001162" calcext:value-type="float">
            <text:p>286.55200116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91.340612523" calcext:value-type="float">
            <text:p>291.34061252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93.231839168" calcext:value-type="float">
            <text:p>293.23183916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94.792210413" calcext:value-type="float">
            <text:p>294.79221041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95.363965893" calcext:value-type="float">
            <text:p>295.36396589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295.681438109" calcext:value-type="float">
            <text:p>295.68143810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295.934583512" calcext:value-type="float">
            <text:p>295.93458351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97.072833956" calcext:value-type="float">
            <text:p>297.07283395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97.371120032" calcext:value-type="float">
            <text:p>297.37112003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97.447202048" calcext:value-type="float">
            <text:p>297.44720204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98.852030557" calcext:value-type="float">
            <text:p>298.85203055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299.026725584" calcext:value-type="float">
            <text:p>299.02672558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99.617623443" calcext:value-type="float">
            <text:p>299.61762344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00.228886471" calcext:value-type="float">
            <text:p>300.22888647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01.020985084" calcext:value-type="float">
            <text:p>301.02098508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01.323468863" calcext:value-type="float">
            <text:p>301.32346886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02.94102973" calcext:value-type="float">
            <text:p>302.9410297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05.813315297" calcext:value-type="float">
            <text:p>305.81331529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307.698467477" calcext:value-type="float">
            <text:p>307.69846747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07.836674203" calcext:value-type="float">
            <text:p>307.83667420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09.726225264" calcext:value-type="float">
            <text:p>309.72622526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10.664105396" calcext:value-type="float">
            <text:p>310.66410539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12.859647964" calcext:value-type="float">
            <text:p>312.85964796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13.39528868" calcext:value-type="float">
            <text:p>313.3952886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15.72275802" calcext:value-type="float">
            <text:p>315.7227580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15.876271515" calcext:value-type="float">
            <text:p>315.87627151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20.56196745" calcext:value-type="float">
            <text:p>320.5619674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21.73808218" calcext:value-type="float">
            <text:p>321.7380821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22.491843618" calcext:value-type="float">
            <text:p>322.49184361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22.957672662" calcext:value-type="float">
            <text:p>322.95767266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23.818257686" calcext:value-type="float">
            <text:p>323.81825768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23.842299119" calcext:value-type="float">
            <text:p>323.84229911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24.114232885" calcext:value-type="float">
            <text:p>324.1142328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328.419620211" calcext:value-type="float">
            <text:p>328.41962021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29.807151932" calcext:value-type="float">
            <text:p>329.80715193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30.093782177" calcext:value-type="float">
            <text:p>330.09378217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31.343718772" calcext:value-type="float">
            <text:p>331.34371877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32.043296409" calcext:value-type="float">
            <text:p>332.04329640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34.461621667" calcext:value-type="float">
            <text:p>334.46162166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36.953049412" calcext:value-type="float">
            <text:p>336.953049412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37.319237517" calcext:value-type="float">
            <text:p>337.31923751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39.460882054" calcext:value-type="float">
            <text:p>339.46088205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39.573831198" calcext:value-type="float">
            <text:p>339.57383119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42.533244563" calcext:value-type="float">
            <text:p>342.53324456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42.842474026" calcext:value-type="float">
            <text:p>342.84247402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43.782535175" calcext:value-type="float">
            <text:p>343.78253517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49.815863996" calcext:value-type="float">
            <text:p>349.81586399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51.939654158" calcext:value-type="float">
            <text:p>351.93965415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52.516007953" calcext:value-type="float">
            <text:p>352.51600795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60.462974975" calcext:value-type="float">
            <text:p>360.46297497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68.794879941" calcext:value-type="float">
            <text:p>368.79487994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71.639964191" calcext:value-type="float">
            <text:p>371.63996419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377.754589409" calcext:value-type="float">
            <text:p>377.75458940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78.180484239" calcext:value-type="float">
            <text:p>378.18048423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81.98001008" calcext:value-type="float">
            <text:p>381.9800100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86.645017629" calcext:value-type="float">
            <text:p>386.64501762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90.046986744" calcext:value-type="float">
            <text:p>390.04698674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92.129870129" calcext:value-type="float">
            <text:p>392.12987012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396.054516029" calcext:value-type="float">
            <text:p>396.05451602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99.836703148" calcext:value-type="float">
            <text:p>399.83670314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405.110318471" calcext:value-type="float">
            <text:p>405.11031847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406.528094417" calcext:value-type="float">
            <text:p>406.528094417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407.804442701" calcext:value-type="float">
            <text:p>407.80444270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413.189563031" calcext:value-type="float">
            <text:p>413.189563031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425.69316535" calcext:value-type="float">
            <text:p>425.6931653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429.301741908" calcext:value-type="float">
            <text:p>429.30174190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444.974368489" calcext:value-type="float">
            <text:p>444.97436848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456.497107571" calcext:value-type="float">
            <text:p>456.49710757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457.828309058" calcext:value-type="float">
            <text:p>457.82830905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485.189102854" calcext:value-type="float">
            <text:p>485.18910285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491.587824457" calcext:value-type="float">
            <text:p>491.58782445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492.260400699" calcext:value-type="float">
            <text:p>492.26040069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496.144924069" calcext:value-type="float">
            <text:p>496.14492406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496.792825673" calcext:value-type="float">
            <text:p>496.79282567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00.235620739" calcext:value-type="float">
            <text:p>500.23562073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13.316612885" calcext:value-type="float">
            <text:p>513.316612885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16.927984929" calcext:value-type="float">
            <text:p>516.927984929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25.315902411" calcext:value-type="float">
            <text:p>525.31590241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25.402026838" calcext:value-type="float">
            <text:p>525.40202683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526.782326353" calcext:value-type="float">
            <text:p>526.782326353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30.016036576" calcext:value-type="float">
            <text:p>530.016036576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32.684077196" calcext:value-type="float">
            <text:p>532.68407719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535.075334174" calcext:value-type="float">
            <text:p>535.075334174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42.177292498" calcext:value-type="float">
            <text:p>542.17729249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548.510362448" calcext:value-type="float">
            <text:p>548.510362448</text:p>
          </table:table-cell>
          <table:table-cell/>
        </table:table-row>
        <table:table-row table:style-name="ro1">
          <table:table-cell office:value-type="float" office:value="5E+027" calcext:value-type="float">
            <text:p>5.00E+02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554.09876653" calcext:value-type="float">
            <text:p>554.0987665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561.243333114" calcext:value-type="float">
            <text:p>561.24333311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564.374554769" calcext:value-type="float">
            <text:p>564.37455476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603.284280027" calcext:value-type="float">
            <text:p>603.28428002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650.060583238" calcext:value-type="float">
            <text:p>650.06058323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654.854101992" calcext:value-type="float">
            <text:p>654.85410199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662.210381364" calcext:value-type="float">
            <text:p>662.21038136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733.670102195" calcext:value-type="float">
            <text:p>733.67010219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39.520188385" calcext:value-type="float">
            <text:p>739.52018838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767.542379051" calcext:value-type="float">
            <text:p>767.54237905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768.807445605" calcext:value-type="float">
            <text:p>768.80744560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792.117947299" calcext:value-type="float">
            <text:p>792.11794729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796.567825101" calcext:value-type="float">
            <text:p>796.56782510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819.015227507" calcext:value-type="float">
            <text:p>819.01522750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827.870835181" calcext:value-type="float">
            <text:p>827.87083518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837.961170973" calcext:value-type="float">
            <text:p>837.96117097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872.491373868" calcext:value-type="float">
            <text:p>872.49137386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884.467961996" calcext:value-type="float">
            <text:p>884.46796199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894.516971739" calcext:value-type="float">
            <text:p>894.51697173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899.785972043" calcext:value-type="float">
            <text:p>899.78597204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920.097624681" calcext:value-type="float">
            <text:p>920.09762468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935.803536683" calcext:value-type="float">
            <text:p>935.80353668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947.676553143" calcext:value-type="float">
            <text:p>947.67655314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973.771338045" calcext:value-type="float">
            <text:p>973.77133804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000.85948473" calcext:value-type="float">
            <text:p>1000.8594847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018.72343036" calcext:value-type="float">
            <text:p>1018.7234303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070.79626771" calcext:value-type="float">
            <text:p>1070.7962677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070.87790697" calcext:value-type="float">
            <text:p>1070.8779069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071.44002961" calcext:value-type="float">
            <text:p>1071.4400296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081.33116499" calcext:value-type="float">
            <text:p>1081.3311649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102.50616589" calcext:value-type="float">
            <text:p>1102.5061658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7" calcext:value-type="float">
            <text:p>7</text:p>
          </table:table-cell>
          <table:table-cell office:value-type="float" office:value="1105.46601514" calcext:value-type="float">
            <text:p>1105.4660151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150.73542246" calcext:value-type="float">
            <text:p>1150.7354224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198.71884958" calcext:value-type="float">
            <text:p>1198.7188495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212.89882172" calcext:value-type="float">
            <text:p>1212.8988217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225.29222327" calcext:value-type="float">
            <text:p>1225.2922232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232.13953867" calcext:value-type="float">
            <text:p>1232.1395386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238.02773344" calcext:value-type="float">
            <text:p>1238.0277334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1316.85293467" calcext:value-type="float">
            <text:p>1316.8529346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341.64461707" calcext:value-type="float">
            <text:p>1341.6446170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1398.650222" calcext:value-type="float">
            <text:p>1398.65022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442.60363113" calcext:value-type="float">
            <text:p>1442.6036311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457.30148383" calcext:value-type="float">
            <text:p>1457.30148383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580.03412059" calcext:value-type="float">
            <text:p>1580.0341205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602.46183376" calcext:value-type="float">
            <text:p>1602.4618337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605.43894866" calcext:value-type="float">
            <text:p>1605.4389486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692.80621906" calcext:value-type="float">
            <text:p>1692.8062190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1715.8146063" calcext:value-type="float">
            <text:p>1715.814606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" calcext:value-type="float">
            <text:p>2.5</text:p>
          </table:table-cell>
          <table:table-cell office:value-type="float" office:value="1763.02416882" calcext:value-type="float">
            <text:p>1763.0241688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788.94967742" calcext:value-type="float">
            <text:p>1788.9496774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847.18416454" calcext:value-type="float">
            <text:p>1847.18416454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956.24001538" calcext:value-type="float">
            <text:p>1956.2400153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1985.59618552" calcext:value-type="float">
            <text:p>1985.5961855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1996.0444169" calcext:value-type="float">
            <text:p>1996.044416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023.56255577" calcext:value-type="float">
            <text:p>2023.5625557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051.51547576" calcext:value-type="float">
            <text:p>2051.5154757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109.69113528" calcext:value-type="float">
            <text:p>2109.69113528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125.77349965" calcext:value-type="float">
            <text:p>2125.7734996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153.54044227" calcext:value-type="float">
            <text:p>2153.5404422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244.40316155" calcext:value-type="float">
            <text:p>2244.40316155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2266.58990534" calcext:value-type="float">
            <text:p>2266.5899053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333.92946625" calcext:value-type="float">
            <text:p>2333.9294662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388.90433309" calcext:value-type="float">
            <text:p>2388.9043330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390.93244255" calcext:value-type="float">
            <text:p>2390.9324425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495.02817999" calcext:value-type="float">
            <text:p>2495.0281799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495.15829447" calcext:value-type="float">
            <text:p>2495.15829447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515.15669266" calcext:value-type="float">
            <text:p>2515.1566926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528.92396948" calcext:value-type="float">
            <text:p>2528.9239694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2529.37109362" calcext:value-type="float">
            <text:p>2529.37109362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2531.46257899" calcext:value-type="float">
            <text:p>2531.46257899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536.28881416" calcext:value-type="float">
            <text:p>2536.2888141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568.08925436" calcext:value-type="float">
            <text:p>2568.08925436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645.37923371" calcext:value-type="float">
            <text:p>2645.37923371</text:p>
          </table:table-cell>
          <table:table-cell/>
        </table:table-row>
        <table:table-row table:style-name="ro1">
          <table:table-cell office:value-type="float" office:value="2.5E+028" calcext:value-type="float">
            <text:p>2.5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2656.98615661" calcext:value-type="float">
            <text:p>2656.9861566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2938.73926619" calcext:value-type="float">
            <text:p>2938.7392661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4" calcext:value-type="float">
            <text:p>4</text:p>
          </table:table-cell>
          <table:table-cell office:value-type="float" office:value="3045.09976245" calcext:value-type="float">
            <text:p>3045.09976245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070.72911986" calcext:value-type="float">
            <text:p>3070.7291198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185.83832714" calcext:value-type="float">
            <text:p>3185.83832714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3194.30917192" calcext:value-type="float">
            <text:p>3194.3091719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223.8910591" calcext:value-type="float">
            <text:p>3223.8910591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3422.95567" calcext:value-type="float">
            <text:p>3422.9556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592.44449177" calcext:value-type="float">
            <text:p>3592.4444917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" calcext:value-type="float">
            <text:p>2.5</text:p>
          </table:table-cell>
          <table:table-cell office:value-type="float" office:value="3681.79262323" calcext:value-type="float">
            <text:p>3681.79262323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4044.32780572" calcext:value-type="float">
            <text:p>4044.3278057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4438.96372896" calcext:value-type="float">
            <text:p>4438.9637289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4447.16714392" calcext:value-type="float">
            <text:p>4447.1671439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4525.49817136" calcext:value-type="float">
            <text:p>4525.4981713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4778.60758122" calcext:value-type="float">
            <text:p>4778.60758122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18" calcext:value-type="float">
            <text:p>1.80E-00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office:value-type="float" office:value="4836.51451577" calcext:value-type="float">
            <text:p>4836.51451577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6" calcext:value-type="float">
            <text:p>-16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15610.8985326" calcext:value-type="float">
            <text:p>15610.8985326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4.5" calcext:value-type="float">
            <text:p>-14.5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 office:value-type="float" office:value="36193.6759488" calcext:value-type="float">
            <text:p>36193.6759488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3.5" calcext:value-type="float">
            <text:p>3.5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286234.641559" calcext:value-type="float">
            <text:p>286234.641559</text:p>
          </table:table-cell>
          <table:table-cell/>
        </table:table-row>
        <table:table-row table:style-name="ro1">
          <table:table-cell office:value-type="float" office:value="6E+028" calcext:value-type="float">
            <text:p>6.00E+0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7" calcext:value-type="float">
            <text:p>7.00E-007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4" calcext:value-type="float">
            <text:p>4</text:p>
          </table:table-cell>
          <table:table-cell office:value-type="float" office:value="1221169.46194" calcext:value-type="float">
            <text:p>1221169.46194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ource exp</text:p>
          </table:table-cell>
          <table:table-cell office:value-type="string" calcext:value-type="string">
            <text:p>dLL</text:p>
          </table:table-cell>
          <table:table-cell office:value-type="string" calcext:value-type="string">
            <text:p>dll exp</text:p>
          </table:table-cell>
          <table:table-cell office:value-type="string" calcext:value-type="string">
            <text:p>feh</text:p>
          </table:table-cell>
          <table:table-cell office:value-type="string" calcext:value-type="string">
            <text:p>feh exp</text:p>
          </table:table-cell>
          <table:table-cell office:value-type="string" calcext:value-type="string">
            <text:p>reduced chi squared</text:p>
          </table:table-cell>
          <table:table-cell/>
        </table:table-row>
        <table:table-row table:style-name="ro1" table:number-rows-repeated="10480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14:11:17.156597100</dc:date>
    <meta:document-statistic meta:table-count="1" meta:cell-count="3766" meta:object-count="6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8cm" svg:height="10.307cm" xlink:href=".." xlink:type="simple" chart:class="chart:scatter" chart:style-name="ch1">
        <chart:title svg:x="8.163cm" svg:y="0.342cm" chart:style-name="ch2">
          <text:p>Source </text:p>
        </chart:title>
        <chart:plot-area chart:style-name="ch3" table:cell-range-address="Sheet1.A2:Sheet1.A538 Sheet1.B2:Sheet1.B2 Sheet1.G3:Sheet1.G538" chart:data-source-has-labels="row" svg:x="0.431cm" svg:y="1.443cm" svg:width="17.522cm" svg:height="8.501cm">
          <chartooo:coordinate-region svg:x="1.265cm" svg:y="1.642cm" svg:width="15.853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538" chart:label-cell-address="Sheet1.B2:Sheet1.B2" chart:class="chart:scatter">
            <chart:domain table:cell-range-address="Sheet1.A3:Sheet1.A538"/>
            <chart:data-point chart:repeated="5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1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E+028">
                <text:p>2.5E+028</text:p>
                <draw:g>
                  <svg:desc>Sheet1.A3:Sheet1.A538</svg:desc>
                </draw:g>
              </table:table-cell>
              <table:table-cell office:value-type="float" office:value="20.0811284402">
                <text:p>20.0811284402</text:p>
                <draw:g>
                  <svg:desc>Sheet1.G3:Sheet1.G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E+027">
                <text:p>5E+027</text:p>
              </table:table-cell>
              <table:table-cell office:value-type="float" office:value="20.1802957581">
                <text:p>20.1802957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E+027">
                <text:p>5E+027</text:p>
              </table:table-cell>
              <table:table-cell office:value-type="float" office:value="21.0058836023">
                <text:p>21.005883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E+028">
                <text:p>2.5E+028</text:p>
              </table:table-cell>
              <table:table-cell office:value-type="float" office:value="21.3543889539">
                <text:p>21.3543889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E+027">
                <text:p>5E+027</text:p>
              </table:table-cell>
              <table:table-cell office:value-type="float" office:value="21.5608493341">
                <text:p>21.5608493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E+028">
                <text:p>2.5E+028</text:p>
              </table:table-cell>
              <table:table-cell office:value-type="float" office:value="21.6041673138">
                <text:p>21.6041673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E+027">
                <text:p>5E+027</text:p>
              </table:table-cell>
              <table:table-cell office:value-type="float" office:value="21.7066480026">
                <text:p>21.706648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E+027">
                <text:p>5E+027</text:p>
              </table:table-cell>
              <table:table-cell office:value-type="float" office:value="21.7311827945">
                <text:p>21.7311827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E+028">
                <text:p>2.5E+028</text:p>
              </table:table-cell>
              <table:table-cell office:value-type="float" office:value="22.2370804314">
                <text:p>22.237080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E+027">
                <text:p>5E+027</text:p>
              </table:table-cell>
              <table:table-cell office:value-type="float" office:value="22.7959144282">
                <text:p>22.795914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E+027">
                <text:p>5E+027</text:p>
              </table:table-cell>
              <table:table-cell office:value-type="float" office:value="22.8132853943">
                <text:p>22.8132853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E+027">
                <text:p>5E+027</text:p>
              </table:table-cell>
              <table:table-cell office:value-type="float" office:value="22.8534196391">
                <text:p>22.853419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E+027">
                <text:p>5E+027</text:p>
              </table:table-cell>
              <table:table-cell office:value-type="float" office:value="22.8645171484">
                <text:p>22.864517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E+027">
                <text:p>5E+027</text:p>
              </table:table-cell>
              <table:table-cell office:value-type="float" office:value="22.9207954042">
                <text:p>22.9207954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E+027">
                <text:p>5E+027</text:p>
              </table:table-cell>
              <table:table-cell office:value-type="float" office:value="23.7246711428">
                <text:p>23.724671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E+027">
                <text:p>5E+027</text:p>
              </table:table-cell>
              <table:table-cell office:value-type="float" office:value="23.8994296904">
                <text:p>23.899429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E+027">
                <text:p>5E+027</text:p>
              </table:table-cell>
              <table:table-cell office:value-type="float" office:value="24.054756473">
                <text:p>24.054756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E+027">
                <text:p>5E+027</text:p>
              </table:table-cell>
              <table:table-cell office:value-type="float" office:value="24.7266632372">
                <text:p>24.726663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E+027">
                <text:p>5E+027</text:p>
              </table:table-cell>
              <table:table-cell office:value-type="float" office:value="24.7966680898">
                <text:p>24.7966680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E+027">
                <text:p>5E+027</text:p>
              </table:table-cell>
              <table:table-cell office:value-type="float" office:value="24.8189854397">
                <text:p>24.8189854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E+027">
                <text:p>5E+027</text:p>
              </table:table-cell>
              <table:table-cell office:value-type="float" office:value="24.903034295">
                <text:p>24.903034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E+027">
                <text:p>5E+027</text:p>
              </table:table-cell>
              <table:table-cell office:value-type="float" office:value="25.0351624724">
                <text:p>25.03516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E+027">
                <text:p>5E+027</text:p>
              </table:table-cell>
              <table:table-cell office:value-type="float" office:value="25.1133621433">
                <text:p>25.1133621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E+028">
                <text:p>2.5E+028</text:p>
              </table:table-cell>
              <table:table-cell office:value-type="float" office:value="25.2500207925">
                <text:p>25.2500207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E+027">
                <text:p>5E+027</text:p>
              </table:table-cell>
              <table:table-cell office:value-type="float" office:value="25.586050835">
                <text:p>25.586050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E+028">
                <text:p>2.5E+028</text:p>
              </table:table-cell>
              <table:table-cell office:value-type="float" office:value="25.7195191748">
                <text:p>25.719519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E+028">
                <text:p>2.5E+028</text:p>
              </table:table-cell>
              <table:table-cell office:value-type="float" office:value="26.0491096036">
                <text:p>26.049109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E+027">
                <text:p>5E+027</text:p>
              </table:table-cell>
              <table:table-cell office:value-type="float" office:value="26.0698302075">
                <text:p>26.0698302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E+027">
                <text:p>5E+027</text:p>
              </table:table-cell>
              <table:table-cell office:value-type="float" office:value="26.1465226775">
                <text:p>26.146522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E+027">
                <text:p>5E+027</text:p>
              </table:table-cell>
              <table:table-cell office:value-type="float" office:value="26.1574729797">
                <text:p>26.1574729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E+027">
                <text:p>5E+027</text:p>
              </table:table-cell>
              <table:table-cell office:value-type="float" office:value="26.1823170624">
                <text:p>26.1823170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E+028">
                <text:p>2.5E+028</text:p>
              </table:table-cell>
              <table:table-cell office:value-type="float" office:value="26.3446661041">
                <text:p>26.344666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E+028">
                <text:p>2.5E+028</text:p>
              </table:table-cell>
              <table:table-cell office:value-type="float" office:value="27.2748728654">
                <text:p>27.274872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E+028">
                <text:p>2.5E+028</text:p>
              </table:table-cell>
              <table:table-cell office:value-type="float" office:value="27.3590920464">
                <text:p>27.359092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E+027">
                <text:p>5E+027</text:p>
              </table:table-cell>
              <table:table-cell office:value-type="float" office:value="27.5591036821">
                <text:p>27.55910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E+027">
                <text:p>5E+027</text:p>
              </table:table-cell>
              <table:table-cell office:value-type="float" office:value="28.0740423079">
                <text:p>28.0740423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E+027">
                <text:p>5E+027</text:p>
              </table:table-cell>
              <table:table-cell office:value-type="float" office:value="28.1377201975">
                <text:p>28.1377201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E+028">
                <text:p>2.5E+028</text:p>
              </table:table-cell>
              <table:table-cell office:value-type="float" office:value="28.5245716973">
                <text:p>28.5245716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E+028">
                <text:p>2.5E+028</text:p>
              </table:table-cell>
              <table:table-cell office:value-type="float" office:value="28.6139080594">
                <text:p>28.6139080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E+027">
                <text:p>5E+027</text:p>
              </table:table-cell>
              <table:table-cell office:value-type="float" office:value="28.6377560461">
                <text:p>28.6377560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E+028">
                <text:p>2.5E+028</text:p>
              </table:table-cell>
              <table:table-cell office:value-type="float" office:value="29.6742679314">
                <text:p>29.6742679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E+028">
                <text:p>2.5E+028</text:p>
              </table:table-cell>
              <table:table-cell office:value-type="float" office:value="30.8147457173">
                <text:p>30.8147457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E+028">
                <text:p>2.5E+028</text:p>
              </table:table-cell>
              <table:table-cell office:value-type="float" office:value="31.1516978932">
                <text:p>31.151697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E+027">
                <text:p>5E+027</text:p>
              </table:table-cell>
              <table:table-cell office:value-type="float" office:value="31.1634557827">
                <text:p>31.1634557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E+027">
                <text:p>5E+027</text:p>
              </table:table-cell>
              <table:table-cell office:value-type="float" office:value="31.4497196209">
                <text:p>31.4497196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E+028">
                <text:p>2.5E+028</text:p>
              </table:table-cell>
              <table:table-cell office:value-type="float" office:value="31.7253804546">
                <text:p>31.7253804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E+027">
                <text:p>5E+027</text:p>
              </table:table-cell>
              <table:table-cell office:value-type="float" office:value="31.9320875919">
                <text:p>31.9320875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E+027">
                <text:p>5E+027</text:p>
              </table:table-cell>
              <table:table-cell office:value-type="float" office:value="32.3853042226">
                <text:p>32.3853042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E+027">
                <text:p>5E+027</text:p>
              </table:table-cell>
              <table:table-cell office:value-type="float" office:value="32.3949391854">
                <text:p>32.3949391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E+028">
                <text:p>2.5E+028</text:p>
              </table:table-cell>
              <table:table-cell office:value-type="float" office:value="32.5045074403">
                <text:p>32.5045074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E+027">
                <text:p>5E+027</text:p>
              </table:table-cell>
              <table:table-cell office:value-type="float" office:value="33.3290314814">
                <text:p>33.3290314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E+027">
                <text:p>5E+027</text:p>
              </table:table-cell>
              <table:table-cell office:value-type="float" office:value="33.3486416164">
                <text:p>33.3486416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E+027">
                <text:p>5E+027</text:p>
              </table:table-cell>
              <table:table-cell office:value-type="float" office:value="33.6142839829">
                <text:p>33.6142839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E+028">
                <text:p>2.5E+028</text:p>
              </table:table-cell>
              <table:table-cell office:value-type="float" office:value="33.6296057645">
                <text:p>33.6296057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E+027">
                <text:p>5E+027</text:p>
              </table:table-cell>
              <table:table-cell office:value-type="float" office:value="34.112053861">
                <text:p>34.11205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E+027">
                <text:p>5E+027</text:p>
              </table:table-cell>
              <table:table-cell office:value-type="float" office:value="34.6992974995">
                <text:p>34.6992974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E+027">
                <text:p>5E+027</text:p>
              </table:table-cell>
              <table:table-cell office:value-type="float" office:value="34.7189303138">
                <text:p>34.7189303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E+027">
                <text:p>5E+027</text:p>
              </table:table-cell>
              <table:table-cell office:value-type="float" office:value="35.1966366166">
                <text:p>35.1966366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E+027">
                <text:p>5E+027</text:p>
              </table:table-cell>
              <table:table-cell office:value-type="float" office:value="36.0460787727">
                <text:p>36.0460787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E+027">
                <text:p>5E+027</text:p>
              </table:table-cell>
              <table:table-cell office:value-type="float" office:value="36.9473784678">
                <text:p>36.947378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E+028">
                <text:p>2.5E+028</text:p>
              </table:table-cell>
              <table:table-cell office:value-type="float" office:value="37.2883423514">
                <text:p>37.288342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E+027">
                <text:p>5E+027</text:p>
              </table:table-cell>
              <table:table-cell office:value-type="float" office:value="37.9708703364">
                <text:p>37.9708703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E+027">
                <text:p>5E+027</text:p>
              </table:table-cell>
              <table:table-cell office:value-type="float" office:value="38.07653491">
                <text:p>38.07653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E+028">
                <text:p>2.5E+028</text:p>
              </table:table-cell>
              <table:table-cell office:value-type="float" office:value="38.1270352322">
                <text:p>38.127035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E+027">
                <text:p>5E+027</text:p>
              </table:table-cell>
              <table:table-cell office:value-type="float" office:value="38.6692597928">
                <text:p>38.6692597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E+028">
                <text:p>2.5E+028</text:p>
              </table:table-cell>
              <table:table-cell office:value-type="float" office:value="39.1170852184">
                <text:p>39.1170852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E+027">
                <text:p>5E+027</text:p>
              </table:table-cell>
              <table:table-cell office:value-type="float" office:value="39.17372331">
                <text:p>39.173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E+027">
                <text:p>5E+027</text:p>
              </table:table-cell>
              <table:table-cell office:value-type="float" office:value="40.0580572052">
                <text:p>40.058057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E+027">
                <text:p>5E+027</text:p>
              </table:table-cell>
              <table:table-cell office:value-type="float" office:value="40.1161469544">
                <text:p>40.1161469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E+028">
                <text:p>2.5E+028</text:p>
              </table:table-cell>
              <table:table-cell office:value-type="float" office:value="40.7609612422">
                <text:p>40.760961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E+028">
                <text:p>6E+028</text:p>
              </table:table-cell>
              <table:table-cell office:value-type="float" office:value="41.0419139828">
                <text:p>41.0419139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E+027">
                <text:p>5E+027</text:p>
              </table:table-cell>
              <table:table-cell office:value-type="float" office:value="41.1144898801">
                <text:p>41.1144898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E+028">
                <text:p>6E+028</text:p>
              </table:table-cell>
              <table:table-cell office:value-type="float" office:value="41.3704049298">
                <text:p>41.370404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E+028">
                <text:p>6E+028</text:p>
              </table:table-cell>
              <table:table-cell office:value-type="float" office:value="42.6298193235">
                <text:p>42.6298193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E+028">
                <text:p>6E+028</text:p>
              </table:table-cell>
              <table:table-cell office:value-type="float" office:value="42.63500685">
                <text:p>42.63500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E+027">
                <text:p>5E+027</text:p>
              </table:table-cell>
              <table:table-cell office:value-type="float" office:value="46.5284665941">
                <text:p>46.5284665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E+028">
                <text:p>2.5E+028</text:p>
              </table:table-cell>
              <table:table-cell office:value-type="float" office:value="47.5831188165">
                <text:p>47.5831188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E+027">
                <text:p>5E+027</text:p>
              </table:table-cell>
              <table:table-cell office:value-type="float" office:value="48.6011131747">
                <text:p>48.6011131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E+028">
                <text:p>2.5E+028</text:p>
              </table:table-cell>
              <table:table-cell office:value-type="float" office:value="49.0673374461">
                <text:p>49.067337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E+027">
                <text:p>5E+027</text:p>
              </table:table-cell>
              <table:table-cell office:value-type="float" office:value="49.3403219357">
                <text:p>49.3403219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E+028">
                <text:p>2.5E+028</text:p>
              </table:table-cell>
              <table:table-cell office:value-type="float" office:value="49.9807895906">
                <text:p>49.9807895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E+027">
                <text:p>5E+027</text:p>
              </table:table-cell>
              <table:table-cell office:value-type="float" office:value="50.0984053701">
                <text:p>50.098405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E+028">
                <text:p>6E+028</text:p>
              </table:table-cell>
              <table:table-cell office:value-type="float" office:value="50.6293292991">
                <text:p>50.629329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E+028">
                <text:p>2.5E+028</text:p>
              </table:table-cell>
              <table:table-cell office:value-type="float" office:value="51.1381192499">
                <text:p>51.1381192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E+028">
                <text:p>6E+028</text:p>
              </table:table-cell>
              <table:table-cell office:value-type="float" office:value="51.2377615346">
                <text:p>51.2377615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E+028">
                <text:p>2.5E+028</text:p>
              </table:table-cell>
              <table:table-cell office:value-type="float" office:value="51.664739979">
                <text:p>51.66473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E+028">
                <text:p>2.5E+028</text:p>
              </table:table-cell>
              <table:table-cell office:value-type="float" office:value="51.9186081081">
                <text:p>51.9186081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E+027">
                <text:p>5E+027</text:p>
              </table:table-cell>
              <table:table-cell office:value-type="float" office:value="52.0105250406">
                <text:p>52.0105250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E+027">
                <text:p>5E+027</text:p>
              </table:table-cell>
              <table:table-cell office:value-type="float" office:value="53.9939026935">
                <text:p>53.993902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E+027">
                <text:p>5E+027</text:p>
              </table:table-cell>
              <table:table-cell office:value-type="float" office:value="54.5205536336">
                <text:p>54.5205536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E+028">
                <text:p>2.5E+028</text:p>
              </table:table-cell>
              <table:table-cell office:value-type="float" office:value="55.3461788343">
                <text:p>55.3461788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E+027">
                <text:p>5E+027</text:p>
              </table:table-cell>
              <table:table-cell office:value-type="float" office:value="55.5778473697">
                <text:p>55.5778473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E+028">
                <text:p>6E+028</text:p>
              </table:table-cell>
              <table:table-cell office:value-type="float" office:value="56.4066676731">
                <text:p>56.4066676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E+028">
                <text:p>2.5E+028</text:p>
              </table:table-cell>
              <table:table-cell office:value-type="float" office:value="56.8347332128">
                <text:p>56.834733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E+028">
                <text:p>2.5E+028</text:p>
              </table:table-cell>
              <table:table-cell office:value-type="float" office:value="57.7413112797">
                <text:p>57.741311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E+028">
                <text:p>6E+028</text:p>
              </table:table-cell>
              <table:table-cell office:value-type="float" office:value="57.7448684695">
                <text:p>57.7448684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E+027">
                <text:p>5E+027</text:p>
              </table:table-cell>
              <table:table-cell office:value-type="float" office:value="59.5006975337">
                <text:p>59.5006975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E+027">
                <text:p>5E+027</text:p>
              </table:table-cell>
              <table:table-cell office:value-type="float" office:value="59.53443789">
                <text:p>59.53443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E+028">
                <text:p>6E+028</text:p>
              </table:table-cell>
              <table:table-cell office:value-type="float" office:value="60.9681130026">
                <text:p>60.9681130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E+028">
                <text:p>6E+028</text:p>
              </table:table-cell>
              <table:table-cell office:value-type="float" office:value="61.1844141044">
                <text:p>61.1844141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E+027">
                <text:p>5E+027</text:p>
              </table:table-cell>
              <table:table-cell office:value-type="float" office:value="61.9803329426">
                <text:p>61.9803329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E+028">
                <text:p>6E+028</text:p>
              </table:table-cell>
              <table:table-cell office:value-type="float" office:value="62.2872824206">
                <text:p>62.2872824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E+028">
                <text:p>6E+028</text:p>
              </table:table-cell>
              <table:table-cell office:value-type="float" office:value="62.3374945093">
                <text:p>62.337494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E+028">
                <text:p>2.5E+028</text:p>
              </table:table-cell>
              <table:table-cell office:value-type="float" office:value="63.3102182113">
                <text:p>63.3102182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E+027">
                <text:p>5E+027</text:p>
              </table:table-cell>
              <table:table-cell office:value-type="float" office:value="63.7973798686">
                <text:p>63.7973798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E+028">
                <text:p>2.5E+028</text:p>
              </table:table-cell>
              <table:table-cell office:value-type="float" office:value="63.8202606797">
                <text:p>63.820260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E+027">
                <text:p>5E+027</text:p>
              </table:table-cell>
              <table:table-cell office:value-type="float" office:value="63.9330463427">
                <text:p>63.9330463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E+028">
                <text:p>2.5E+028</text:p>
              </table:table-cell>
              <table:table-cell office:value-type="float" office:value="64.6329925985">
                <text:p>64.6329925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E+027">
                <text:p>5E+027</text:p>
              </table:table-cell>
              <table:table-cell office:value-type="float" office:value="65.3801025708">
                <text:p>65.3801025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E+028">
                <text:p>2.5E+028</text:p>
              </table:table-cell>
              <table:table-cell office:value-type="float" office:value="66.4509691696">
                <text:p>66.4509691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E+027">
                <text:p>5E+027</text:p>
              </table:table-cell>
              <table:table-cell office:value-type="float" office:value="66.6192171727">
                <text:p>66.6192171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E+028">
                <text:p>2.5E+028</text:p>
              </table:table-cell>
              <table:table-cell office:value-type="float" office:value="67.8605889987">
                <text:p>67.8605889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E+027">
                <text:p>5E+027</text:p>
              </table:table-cell>
              <table:table-cell office:value-type="float" office:value="68.2622717257">
                <text:p>68.2622717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5E+028">
                <text:p>2.5E+028</text:p>
              </table:table-cell>
              <table:table-cell office:value-type="float" office:value="68.7825905653">
                <text:p>68.7825905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E+027">
                <text:p>5E+027</text:p>
              </table:table-cell>
              <table:table-cell office:value-type="float" office:value="69.0082166123">
                <text:p>69.0082166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E+027">
                <text:p>5E+027</text:p>
              </table:table-cell>
              <table:table-cell office:value-type="float" office:value="69.0570373709">
                <text:p>69.0570373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E+027">
                <text:p>5E+027</text:p>
              </table:table-cell>
              <table:table-cell office:value-type="float" office:value="69.1686839956">
                <text:p>69.1686839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E+027">
                <text:p>5E+027</text:p>
              </table:table-cell>
              <table:table-cell office:value-type="float" office:value="69.3120923844">
                <text:p>69.3120923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E+027">
                <text:p>5E+027</text:p>
              </table:table-cell>
              <table:table-cell office:value-type="float" office:value="71.4810439141">
                <text:p>71.481043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E+027">
                <text:p>5E+027</text:p>
              </table:table-cell>
              <table:table-cell office:value-type="float" office:value="71.5496119615">
                <text:p>71.5496119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E+027">
                <text:p>5E+027</text:p>
              </table:table-cell>
              <table:table-cell office:value-type="float" office:value="72.1385661651">
                <text:p>72.1385661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E+027">
                <text:p>5E+027</text:p>
              </table:table-cell>
              <table:table-cell office:value-type="float" office:value="72.3405456423">
                <text:p>72.3405456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E+028">
                <text:p>6E+028</text:p>
              </table:table-cell>
              <table:table-cell office:value-type="float" office:value="72.5899967826">
                <text:p>72.5899967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E+028">
                <text:p>6E+028</text:p>
              </table:table-cell>
              <table:table-cell office:value-type="float" office:value="72.7749397148">
                <text:p>72.7749397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E+028">
                <text:p>6E+028</text:p>
              </table:table-cell>
              <table:table-cell office:value-type="float" office:value="73.0107772507">
                <text:p>73.0107772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E+028">
                <text:p>2.5E+028</text:p>
              </table:table-cell>
              <table:table-cell office:value-type="float" office:value="73.197155915">
                <text:p>73.197155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E+028">
                <text:p>2.5E+028</text:p>
              </table:table-cell>
              <table:table-cell office:value-type="float" office:value="73.24650094">
                <text:p>73.2465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E+028">
                <text:p>2.5E+028</text:p>
              </table:table-cell>
              <table:table-cell office:value-type="float" office:value="73.4106761757">
                <text:p>73.410676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E+027">
                <text:p>5E+027</text:p>
              </table:table-cell>
              <table:table-cell office:value-type="float" office:value="73.592725421">
                <text:p>73.592725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E+027">
                <text:p>5E+027</text:p>
              </table:table-cell>
              <table:table-cell office:value-type="float" office:value="73.7494651083">
                <text:p>73.7494651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E+028">
                <text:p>6E+028</text:p>
              </table:table-cell>
              <table:table-cell office:value-type="float" office:value="74.9639742064">
                <text:p>74.9639742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E+028">
                <text:p>2.5E+028</text:p>
              </table:table-cell>
              <table:table-cell office:value-type="float" office:value="75.0295400299">
                <text:p>75.0295400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E+027">
                <text:p>5E+027</text:p>
              </table:table-cell>
              <table:table-cell office:value-type="float" office:value="75.2844541828">
                <text:p>75.2844541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E+027">
                <text:p>5E+027</text:p>
              </table:table-cell>
              <table:table-cell office:value-type="float" office:value="75.7376064864">
                <text:p>75.7376064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E+027">
                <text:p>5E+027</text:p>
              </table:table-cell>
              <table:table-cell office:value-type="float" office:value="76.1102555295">
                <text:p>76.110255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E+027">
                <text:p>5E+027</text:p>
              </table:table-cell>
              <table:table-cell office:value-type="float" office:value="76.2228596308">
                <text:p>76.2228596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5E+028">
                <text:p>2.5E+028</text:p>
              </table:table-cell>
              <table:table-cell office:value-type="float" office:value="76.4800865717">
                <text:p>76.4800865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E+028">
                <text:p>6E+028</text:p>
              </table:table-cell>
              <table:table-cell office:value-type="float" office:value="76.6684574246">
                <text:p>76.6684574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5E+028">
                <text:p>2.5E+028</text:p>
              </table:table-cell>
              <table:table-cell office:value-type="float" office:value="77.0414628449">
                <text:p>77.04146284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E+027">
                <text:p>5E+027</text:p>
              </table:table-cell>
              <table:table-cell office:value-type="float" office:value="77.2617244379">
                <text:p>77.2617244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E+027">
                <text:p>5E+027</text:p>
              </table:table-cell>
              <table:table-cell office:value-type="float" office:value="77.3570607651">
                <text:p>77.3570607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E+027">
                <text:p>5E+027</text:p>
              </table:table-cell>
              <table:table-cell office:value-type="float" office:value="77.9557304366">
                <text:p>77.9557304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E+027">
                <text:p>5E+027</text:p>
              </table:table-cell>
              <table:table-cell office:value-type="float" office:value="78.0516431988">
                <text:p>78.051643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E+027">
                <text:p>5E+027</text:p>
              </table:table-cell>
              <table:table-cell office:value-type="float" office:value="78.7629136256">
                <text:p>78.7629136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E+027">
                <text:p>5E+027</text:p>
              </table:table-cell>
              <table:table-cell office:value-type="float" office:value="79.410444059">
                <text:p>79.41044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E+028">
                <text:p>6E+028</text:p>
              </table:table-cell>
              <table:table-cell office:value-type="float" office:value="80.176379518">
                <text:p>80.1763795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E+028">
                <text:p>2.5E+028</text:p>
              </table:table-cell>
              <table:table-cell office:value-type="float" office:value="80.287970403">
                <text:p>80.28797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E+027">
                <text:p>5E+027</text:p>
              </table:table-cell>
              <table:table-cell office:value-type="float" office:value="81.1602281759">
                <text:p>81.1602281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E+028">
                <text:p>6E+028</text:p>
              </table:table-cell>
              <table:table-cell office:value-type="float" office:value="81.2531728302">
                <text:p>81.2531728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E+027">
                <text:p>5E+027</text:p>
              </table:table-cell>
              <table:table-cell office:value-type="float" office:value="81.8033365341">
                <text:p>81.8033365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E+027">
                <text:p>5E+027</text:p>
              </table:table-cell>
              <table:table-cell office:value-type="float" office:value="82.1266074979">
                <text:p>82.1266074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E+028">
                <text:p>2.5E+028</text:p>
              </table:table-cell>
              <table:table-cell office:value-type="float" office:value="82.1291910385">
                <text:p>82.1291910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E+027">
                <text:p>5E+027</text:p>
              </table:table-cell>
              <table:table-cell office:value-type="float" office:value="82.488284661">
                <text:p>82.488284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E+028">
                <text:p>6E+028</text:p>
              </table:table-cell>
              <table:table-cell office:value-type="float" office:value="83.060234597">
                <text:p>83.060234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E+027">
                <text:p>5E+027</text:p>
              </table:table-cell>
              <table:table-cell office:value-type="float" office:value="83.2089592497">
                <text:p>83.2089592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E+027">
                <text:p>5E+027</text:p>
              </table:table-cell>
              <table:table-cell office:value-type="float" office:value="83.4062954493">
                <text:p>83.4062954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E+028">
                <text:p>2.5E+028</text:p>
              </table:table-cell>
              <table:table-cell office:value-type="float" office:value="83.58336082">
                <text:p>83.58336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E+027">
                <text:p>5E+027</text:p>
              </table:table-cell>
              <table:table-cell office:value-type="float" office:value="83.7107152179">
                <text:p>83.71071521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E+028">
                <text:p>6E+028</text:p>
              </table:table-cell>
              <table:table-cell office:value-type="float" office:value="83.7374376308">
                <text:p>83.7374376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E+028">
                <text:p>2.5E+028</text:p>
              </table:table-cell>
              <table:table-cell office:value-type="float" office:value="86.7930926304">
                <text:p>86.7930926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E+028">
                <text:p>6E+028</text:p>
              </table:table-cell>
              <table:table-cell office:value-type="float" office:value="87.3984463136">
                <text:p>87.3984463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E+027">
                <text:p>5E+027</text:p>
              </table:table-cell>
              <table:table-cell office:value-type="float" office:value="87.6939726412">
                <text:p>87.6939726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E+027">
                <text:p>5E+027</text:p>
              </table:table-cell>
              <table:table-cell office:value-type="float" office:value="87.7364705149">
                <text:p>87.7364705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E+027">
                <text:p>5E+027</text:p>
              </table:table-cell>
              <table:table-cell office:value-type="float" office:value="88.3308976789">
                <text:p>88.3308976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E+027">
                <text:p>5E+027</text:p>
              </table:table-cell>
              <table:table-cell office:value-type="float" office:value="88.8648097751">
                <text:p>88.8648097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E+027">
                <text:p>5E+027</text:p>
              </table:table-cell>
              <table:table-cell office:value-type="float" office:value="90.4623396124">
                <text:p>90.4623396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E+028">
                <text:p>6E+028</text:p>
              </table:table-cell>
              <table:table-cell office:value-type="float" office:value="91.2126763889">
                <text:p>91.2126763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E+027">
                <text:p>5E+027</text:p>
              </table:table-cell>
              <table:table-cell office:value-type="float" office:value="91.6439490327">
                <text:p>91.643949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E+028">
                <text:p>2.5E+028</text:p>
              </table:table-cell>
              <table:table-cell office:value-type="float" office:value="91.8808861576">
                <text:p>91.8808861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E+027">
                <text:p>5E+027</text:p>
              </table:table-cell>
              <table:table-cell office:value-type="float" office:value="94.0071086154">
                <text:p>94.00710861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5E+028">
                <text:p>2.5E+028</text:p>
              </table:table-cell>
              <table:table-cell office:value-type="float" office:value="95.0087444216">
                <text:p>95.0087444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5E+028">
                <text:p>2.5E+028</text:p>
              </table:table-cell>
              <table:table-cell office:value-type="float" office:value="95.0105276228">
                <text:p>95.0105276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E+027">
                <text:p>5E+027</text:p>
              </table:table-cell>
              <table:table-cell office:value-type="float" office:value="95.3106248988">
                <text:p>95.3106248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E+027">
                <text:p>5E+027</text:p>
              </table:table-cell>
              <table:table-cell office:value-type="float" office:value="96.0442904997">
                <text:p>96.044290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5E+028">
                <text:p>2.5E+028</text:p>
              </table:table-cell>
              <table:table-cell office:value-type="float" office:value="96.6635678996">
                <text:p>96.6635678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E+027">
                <text:p>5E+027</text:p>
              </table:table-cell>
              <table:table-cell office:value-type="float" office:value="97.103717007">
                <text:p>97.103717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E+027">
                <text:p>5E+027</text:p>
              </table:table-cell>
              <table:table-cell office:value-type="float" office:value="97.1157529919">
                <text:p>97.1157529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E+028">
                <text:p>6E+028</text:p>
              </table:table-cell>
              <table:table-cell office:value-type="float" office:value="97.3108469958">
                <text:p>97.31084699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E+028">
                <text:p>2.5E+028</text:p>
              </table:table-cell>
              <table:table-cell office:value-type="float" office:value="98.1696155891">
                <text:p>98.1696155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E+027">
                <text:p>5E+027</text:p>
              </table:table-cell>
              <table:table-cell office:value-type="float" office:value="99.143713188">
                <text:p>99.143713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E+027">
                <text:p>5E+027</text:p>
              </table:table-cell>
              <table:table-cell office:value-type="float" office:value="100.53066689">
                <text:p>100.53066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5E+028">
                <text:p>2.5E+028</text:p>
              </table:table-cell>
              <table:table-cell office:value-type="float" office:value="100.561959988">
                <text:p>100.561959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E+028">
                <text:p>6E+028</text:p>
              </table:table-cell>
              <table:table-cell office:value-type="float" office:value="100.959784664">
                <text:p>100.959784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E+027">
                <text:p>5E+027</text:p>
              </table:table-cell>
              <table:table-cell office:value-type="float" office:value="103.803347289">
                <text:p>103.803347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E+028">
                <text:p>6E+028</text:p>
              </table:table-cell>
              <table:table-cell office:value-type="float" office:value="103.908274418">
                <text:p>103.908274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E+028">
                <text:p>6E+028</text:p>
              </table:table-cell>
              <table:table-cell office:value-type="float" office:value="105.272835381">
                <text:p>105.272835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E+027">
                <text:p>5E+027</text:p>
              </table:table-cell>
              <table:table-cell office:value-type="float" office:value="105.574026926">
                <text:p>105.574026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E+028">
                <text:p>2.5E+028</text:p>
              </table:table-cell>
              <table:table-cell office:value-type="float" office:value="105.806431189">
                <text:p>105.806431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E+027">
                <text:p>5E+027</text:p>
              </table:table-cell>
              <table:table-cell office:value-type="float" office:value="106.782107583">
                <text:p>106.782107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E+028">
                <text:p>6E+028</text:p>
              </table:table-cell>
              <table:table-cell office:value-type="float" office:value="109.237560579">
                <text:p>109.237560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E+027">
                <text:p>5E+027</text:p>
              </table:table-cell>
              <table:table-cell office:value-type="float" office:value="109.472059985">
                <text:p>109.47205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E+028">
                <text:p>6E+028</text:p>
              </table:table-cell>
              <table:table-cell office:value-type="float" office:value="110.543407893">
                <text:p>110.543407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E+028">
                <text:p>6E+028</text:p>
              </table:table-cell>
              <table:table-cell office:value-type="float" office:value="113.013280275">
                <text:p>113.013280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E+028">
                <text:p>6E+028</text:p>
              </table:table-cell>
              <table:table-cell office:value-type="float" office:value="113.182790606">
                <text:p>113.182790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E+028">
                <text:p>2.5E+028</text:p>
              </table:table-cell>
              <table:table-cell office:value-type="float" office:value="113.328184726">
                <text:p>113.3281847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E+027">
                <text:p>5E+027</text:p>
              </table:table-cell>
              <table:table-cell office:value-type="float" office:value="114.33821177">
                <text:p>114.3382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E+028">
                <text:p>6E+028</text:p>
              </table:table-cell>
              <table:table-cell office:value-type="float" office:value="114.784444531">
                <text:p>114.784444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E+027">
                <text:p>5E+027</text:p>
              </table:table-cell>
              <table:table-cell office:value-type="float" office:value="114.930170393">
                <text:p>114.930170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E+028">
                <text:p>2.5E+028</text:p>
              </table:table-cell>
              <table:table-cell office:value-type="float" office:value="115.007350709">
                <text:p>115.007350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E+027">
                <text:p>5E+027</text:p>
              </table:table-cell>
              <table:table-cell office:value-type="float" office:value="115.34976076">
                <text:p>115.34976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E+027">
                <text:p>5E+027</text:p>
              </table:table-cell>
              <table:table-cell office:value-type="float" office:value="115.374160616">
                <text:p>115.374160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E+028">
                <text:p>6E+028</text:p>
              </table:table-cell>
              <table:table-cell office:value-type="float" office:value="115.484001083">
                <text:p>115.484001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E+028">
                <text:p>6E+028</text:p>
              </table:table-cell>
              <table:table-cell office:value-type="float" office:value="115.673329279">
                <text:p>115.67332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E+028">
                <text:p>2.5E+028</text:p>
              </table:table-cell>
              <table:table-cell office:value-type="float" office:value="115.786652988">
                <text:p>115.786652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E+028">
                <text:p>6E+028</text:p>
              </table:table-cell>
              <table:table-cell office:value-type="float" office:value="115.810224475">
                <text:p>115.810224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E+028">
                <text:p>6E+028</text:p>
              </table:table-cell>
              <table:table-cell office:value-type="float" office:value="116.24953492">
                <text:p>116.24953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E+028">
                <text:p>6E+028</text:p>
              </table:table-cell>
              <table:table-cell office:value-type="float" office:value="116.637880573">
                <text:p>116.637880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E+028">
                <text:p>6E+028</text:p>
              </table:table-cell>
              <table:table-cell office:value-type="float" office:value="116.771919336">
                <text:p>116.771919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E+027">
                <text:p>5E+027</text:p>
              </table:table-cell>
              <table:table-cell office:value-type="float" office:value="116.853809856">
                <text:p>116.853809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E+028">
                <text:p>2.5E+028</text:p>
              </table:table-cell>
              <table:table-cell office:value-type="float" office:value="118.276425291">
                <text:p>118.276425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E+027">
                <text:p>5E+027</text:p>
              </table:table-cell>
              <table:table-cell office:value-type="float" office:value="119.460441008">
                <text:p>119.460441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E+027">
                <text:p>5E+027</text:p>
              </table:table-cell>
              <table:table-cell office:value-type="float" office:value="119.742053875">
                <text:p>119.742053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E+027">
                <text:p>5E+027</text:p>
              </table:table-cell>
              <table:table-cell office:value-type="float" office:value="120.324081564">
                <text:p>120.324081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5E+028">
                <text:p>2.5E+028</text:p>
              </table:table-cell>
              <table:table-cell office:value-type="float" office:value="120.662184885">
                <text:p>120.662184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E+027">
                <text:p>5E+027</text:p>
              </table:table-cell>
              <table:table-cell office:value-type="float" office:value="121.625693218">
                <text:p>121.625693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E+028">
                <text:p>2.5E+028</text:p>
              </table:table-cell>
              <table:table-cell office:value-type="float" office:value="121.820949838">
                <text:p>121.820949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E+027">
                <text:p>5E+027</text:p>
              </table:table-cell>
              <table:table-cell office:value-type="float" office:value="121.853196004">
                <text:p>121.853196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E+027">
                <text:p>5E+027</text:p>
              </table:table-cell>
              <table:table-cell office:value-type="float" office:value="122.374876854">
                <text:p>122.374876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E+028">
                <text:p>6E+028</text:p>
              </table:table-cell>
              <table:table-cell office:value-type="float" office:value="122.510460048">
                <text:p>122.510460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E+027">
                <text:p>5E+027</text:p>
              </table:table-cell>
              <table:table-cell office:value-type="float" office:value="122.99669045">
                <text:p>122.9966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E+028">
                <text:p>2.5E+028</text:p>
              </table:table-cell>
              <table:table-cell office:value-type="float" office:value="124.647608295">
                <text:p>124.647608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E+028">
                <text:p>6E+028</text:p>
              </table:table-cell>
              <table:table-cell office:value-type="float" office:value="127.508001948">
                <text:p>127.508001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E+027">
                <text:p>5E+027</text:p>
              </table:table-cell>
              <table:table-cell office:value-type="float" office:value="128.031514246">
                <text:p>128.031514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E+027">
                <text:p>5E+027</text:p>
              </table:table-cell>
              <table:table-cell office:value-type="float" office:value="128.475230399">
                <text:p>128.475230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E+027">
                <text:p>5E+027</text:p>
              </table:table-cell>
              <table:table-cell office:value-type="float" office:value="129.577890186">
                <text:p>129.577890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E+027">
                <text:p>5E+027</text:p>
              </table:table-cell>
              <table:table-cell office:value-type="float" office:value="129.802180637">
                <text:p>129.8021806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5E+028">
                <text:p>2.5E+028</text:p>
              </table:table-cell>
              <table:table-cell office:value-type="float" office:value="132.344284135">
                <text:p>132.344284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E+027">
                <text:p>5E+027</text:p>
              </table:table-cell>
              <table:table-cell office:value-type="float" office:value="132.597107899">
                <text:p>132.5971078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5E+028">
                <text:p>2.5E+028</text:p>
              </table:table-cell>
              <table:table-cell office:value-type="float" office:value="132.965214508">
                <text:p>132.965214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E+027">
                <text:p>5E+027</text:p>
              </table:table-cell>
              <table:table-cell office:value-type="float" office:value="134.526459337">
                <text:p>134.526459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E+027">
                <text:p>5E+027</text:p>
              </table:table-cell>
              <table:table-cell office:value-type="float" office:value="135.032581642">
                <text:p>135.032581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E+027">
                <text:p>5E+027</text:p>
              </table:table-cell>
              <table:table-cell office:value-type="float" office:value="135.219190064">
                <text:p>135.219190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E+027">
                <text:p>5E+027</text:p>
              </table:table-cell>
              <table:table-cell office:value-type="float" office:value="135.293917526">
                <text:p>135.293917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E+027">
                <text:p>5E+027</text:p>
              </table:table-cell>
              <table:table-cell office:value-type="float" office:value="135.311171523">
                <text:p>135.311171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E+027">
                <text:p>5E+027</text:p>
              </table:table-cell>
              <table:table-cell office:value-type="float" office:value="135.428730939">
                <text:p>135.428730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E+027">
                <text:p>5E+027</text:p>
              </table:table-cell>
              <table:table-cell office:value-type="float" office:value="136.417248974">
                <text:p>136.417248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E+027">
                <text:p>5E+027</text:p>
              </table:table-cell>
              <table:table-cell office:value-type="float" office:value="136.963364426">
                <text:p>136.963364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E+028">
                <text:p>6E+028</text:p>
              </table:table-cell>
              <table:table-cell office:value-type="float" office:value="137.546191853">
                <text:p>137.54619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E+027">
                <text:p>5E+027</text:p>
              </table:table-cell>
              <table:table-cell office:value-type="float" office:value="138.280452051">
                <text:p>138.2804520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E+028">
                <text:p>6E+028</text:p>
              </table:table-cell>
              <table:table-cell office:value-type="float" office:value="138.427070372">
                <text:p>138.427070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E+027">
                <text:p>5E+027</text:p>
              </table:table-cell>
              <table:table-cell office:value-type="float" office:value="140.055473758">
                <text:p>140.055473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E+027">
                <text:p>5E+027</text:p>
              </table:table-cell>
              <table:table-cell office:value-type="float" office:value="140.779650919">
                <text:p>140.779650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E+028">
                <text:p>2.5E+028</text:p>
              </table:table-cell>
              <table:table-cell office:value-type="float" office:value="144.221519663">
                <text:p>144.22151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E+027">
                <text:p>5E+027</text:p>
              </table:table-cell>
              <table:table-cell office:value-type="float" office:value="145.236243782">
                <text:p>145.2362437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E+027">
                <text:p>5E+027</text:p>
              </table:table-cell>
              <table:table-cell office:value-type="float" office:value="145.661992895">
                <text:p>145.6619928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E+027">
                <text:p>5E+027</text:p>
              </table:table-cell>
              <table:table-cell office:value-type="float" office:value="146.500829332">
                <text:p>146.500829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E+028">
                <text:p>6E+028</text:p>
              </table:table-cell>
              <table:table-cell office:value-type="float" office:value="147.337807791">
                <text:p>147.337807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E+028">
                <text:p>2.5E+028</text:p>
              </table:table-cell>
              <table:table-cell office:value-type="float" office:value="148.444801173">
                <text:p>148.4448011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E+027">
                <text:p>5E+027</text:p>
              </table:table-cell>
              <table:table-cell office:value-type="float" office:value="148.922914436">
                <text:p>148.922914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E+027">
                <text:p>5E+027</text:p>
              </table:table-cell>
              <table:table-cell office:value-type="float" office:value="149.21333329">
                <text:p>149.21333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E+028">
                <text:p>2.5E+028</text:p>
              </table:table-cell>
              <table:table-cell office:value-type="float" office:value="150.147221586">
                <text:p>150.147221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E+028">
                <text:p>2.5E+028</text:p>
              </table:table-cell>
              <table:table-cell office:value-type="float" office:value="150.229332786">
                <text:p>150.229332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E+027">
                <text:p>5E+027</text:p>
              </table:table-cell>
              <table:table-cell office:value-type="float" office:value="150.849601588">
                <text:p>150.849601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E+028">
                <text:p>2.5E+028</text:p>
              </table:table-cell>
              <table:table-cell office:value-type="float" office:value="151.845166967">
                <text:p>151.845166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E+028">
                <text:p>6E+028</text:p>
              </table:table-cell>
              <table:table-cell office:value-type="float" office:value="151.865736578">
                <text:p>151.865736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E+028">
                <text:p>6E+028</text:p>
              </table:table-cell>
              <table:table-cell office:value-type="float" office:value="152.03247575">
                <text:p>152.032475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E+028">
                <text:p>2.5E+028</text:p>
              </table:table-cell>
              <table:table-cell office:value-type="float" office:value="153.100506157">
                <text:p>153.1005061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E+028">
                <text:p>6E+028</text:p>
              </table:table-cell>
              <table:table-cell office:value-type="float" office:value="153.597707916">
                <text:p>153.597707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E+027">
                <text:p>5E+027</text:p>
              </table:table-cell>
              <table:table-cell office:value-type="float" office:value="153.932566627">
                <text:p>153.9325666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E+028">
                <text:p>2.5E+028</text:p>
              </table:table-cell>
              <table:table-cell office:value-type="float" office:value="155.749628207">
                <text:p>155.749628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E+028">
                <text:p>6E+028</text:p>
              </table:table-cell>
              <table:table-cell office:value-type="float" office:value="156.483757256">
                <text:p>156.48375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E+027">
                <text:p>5E+027</text:p>
              </table:table-cell>
              <table:table-cell office:value-type="float" office:value="156.771799434">
                <text:p>156.771799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E+028">
                <text:p>6E+028</text:p>
              </table:table-cell>
              <table:table-cell office:value-type="float" office:value="158.482718372">
                <text:p>158.482718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E+028">
                <text:p>6E+028</text:p>
              </table:table-cell>
              <table:table-cell office:value-type="float" office:value="159.303626098">
                <text:p>159.303626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E+027">
                <text:p>5E+027</text:p>
              </table:table-cell>
              <table:table-cell office:value-type="float" office:value="163.939001909">
                <text:p>163.939001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E+027">
                <text:p>5E+027</text:p>
              </table:table-cell>
              <table:table-cell office:value-type="float" office:value="165.166719738">
                <text:p>165.166719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E+027">
                <text:p>5E+027</text:p>
              </table:table-cell>
              <table:table-cell office:value-type="float" office:value="166.918620152">
                <text:p>166.91862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E+028">
                <text:p>6E+028</text:p>
              </table:table-cell>
              <table:table-cell office:value-type="float" office:value="169.346913768">
                <text:p>169.346913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5E+028">
                <text:p>2.5E+028</text:p>
              </table:table-cell>
              <table:table-cell office:value-type="float" office:value="172.684293231">
                <text:p>172.684293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E+028">
                <text:p>2.5E+028</text:p>
              </table:table-cell>
              <table:table-cell office:value-type="float" office:value="179.25438009">
                <text:p>179.25438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E+027">
                <text:p>5E+027</text:p>
              </table:table-cell>
              <table:table-cell office:value-type="float" office:value="179.254933302">
                <text:p>179.254933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E+028">
                <text:p>6E+028</text:p>
              </table:table-cell>
              <table:table-cell office:value-type="float" office:value="179.592192421">
                <text:p>179.592192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E+028">
                <text:p>6E+028</text:p>
              </table:table-cell>
              <table:table-cell office:value-type="float" office:value="179.665634796">
                <text:p>179.6656347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5E+028">
                <text:p>2.5E+028</text:p>
              </table:table-cell>
              <table:table-cell office:value-type="float" office:value="181.641563082">
                <text:p>181.64156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E+027">
                <text:p>5E+027</text:p>
              </table:table-cell>
              <table:table-cell office:value-type="float" office:value="182.905844953">
                <text:p>182.9058449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E+028">
                <text:p>6E+028</text:p>
              </table:table-cell>
              <table:table-cell office:value-type="float" office:value="183.246626283">
                <text:p>183.246626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E+028">
                <text:p>2.5E+028</text:p>
              </table:table-cell>
              <table:table-cell office:value-type="float" office:value="184.986827218">
                <text:p>184.986827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E+027">
                <text:p>5E+027</text:p>
              </table:table-cell>
              <table:table-cell office:value-type="float" office:value="185.786276015">
                <text:p>185.786276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E+027">
                <text:p>5E+027</text:p>
              </table:table-cell>
              <table:table-cell office:value-type="float" office:value="185.959926715">
                <text:p>185.959926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E+027">
                <text:p>5E+027</text:p>
              </table:table-cell>
              <table:table-cell office:value-type="float" office:value="186.824429446">
                <text:p>186.824429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E+028">
                <text:p>6E+028</text:p>
              </table:table-cell>
              <table:table-cell office:value-type="float" office:value="187.910677592">
                <text:p>187.910677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E+027">
                <text:p>5E+027</text:p>
              </table:table-cell>
              <table:table-cell office:value-type="float" office:value="188.160785232">
                <text:p>188.1607852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E+028">
                <text:p>6E+028</text:p>
              </table:table-cell>
              <table:table-cell office:value-type="float" office:value="190.299242747">
                <text:p>190.2992427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E+028">
                <text:p>2.5E+028</text:p>
              </table:table-cell>
              <table:table-cell office:value-type="float" office:value="190.637942891">
                <text:p>190.637942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5E+028">
                <text:p>2.5E+028</text:p>
              </table:table-cell>
              <table:table-cell office:value-type="float" office:value="191.139842043">
                <text:p>191.1398420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E+028">
                <text:p>6E+028</text:p>
              </table:table-cell>
              <table:table-cell office:value-type="float" office:value="196.981123178">
                <text:p>196.981123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5E+028">
                <text:p>2.5E+028</text:p>
              </table:table-cell>
              <table:table-cell office:value-type="float" office:value="199.288391843">
                <text:p>199.2883918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E+028">
                <text:p>6E+028</text:p>
              </table:table-cell>
              <table:table-cell office:value-type="float" office:value="199.528847813">
                <text:p>199.5288478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E+027">
                <text:p>5E+027</text:p>
              </table:table-cell>
              <table:table-cell office:value-type="float" office:value="199.618423985">
                <text:p>199.618423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E+027">
                <text:p>5E+027</text:p>
              </table:table-cell>
              <table:table-cell office:value-type="float" office:value="199.690813065">
                <text:p>199.690813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5E+028">
                <text:p>2.5E+028</text:p>
              </table:table-cell>
              <table:table-cell office:value-type="float" office:value="200.943638984">
                <text:p>200.94363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E+028">
                <text:p>6E+028</text:p>
              </table:table-cell>
              <table:table-cell office:value-type="float" office:value="201.531568543">
                <text:p>201.531568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E+028">
                <text:p>6E+028</text:p>
              </table:table-cell>
              <table:table-cell office:value-type="float" office:value="203.943920367">
                <text:p>203.943920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5E+028">
                <text:p>2.5E+028</text:p>
              </table:table-cell>
              <table:table-cell office:value-type="float" office:value="206.897959179">
                <text:p>206.897959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E+027">
                <text:p>5E+027</text:p>
              </table:table-cell>
              <table:table-cell office:value-type="float" office:value="207.397588266">
                <text:p>207.397588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E+027">
                <text:p>5E+027</text:p>
              </table:table-cell>
              <table:table-cell office:value-type="float" office:value="207.727422585">
                <text:p>207.727422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E+027">
                <text:p>5E+027</text:p>
              </table:table-cell>
              <table:table-cell office:value-type="float" office:value="209.046396888">
                <text:p>209.0463968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E+027">
                <text:p>5E+027</text:p>
              </table:table-cell>
              <table:table-cell office:value-type="float" office:value="210.457503634">
                <text:p>210.4575036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E+027">
                <text:p>5E+027</text:p>
              </table:table-cell>
              <table:table-cell office:value-type="float" office:value="214.278300378">
                <text:p>214.2783003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E+028">
                <text:p>6E+028</text:p>
              </table:table-cell>
              <table:table-cell office:value-type="float" office:value="214.472066126">
                <text:p>214.472066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E+027">
                <text:p>5E+027</text:p>
              </table:table-cell>
              <table:table-cell office:value-type="float" office:value="214.934542445">
                <text:p>214.934542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E+027">
                <text:p>5E+027</text:p>
              </table:table-cell>
              <table:table-cell office:value-type="float" office:value="215.244004285">
                <text:p>215.244004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E+028">
                <text:p>2.5E+028</text:p>
              </table:table-cell>
              <table:table-cell office:value-type="float" office:value="217.233569202">
                <text:p>217.233569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E+027">
                <text:p>5E+027</text:p>
              </table:table-cell>
              <table:table-cell office:value-type="float" office:value="218.262599367">
                <text:p>218.262599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E+027">
                <text:p>5E+027</text:p>
              </table:table-cell>
              <table:table-cell office:value-type="float" office:value="220.871557023">
                <text:p>220.8715570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5E+028">
                <text:p>2.5E+028</text:p>
              </table:table-cell>
              <table:table-cell office:value-type="float" office:value="220.980013497">
                <text:p>220.980013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E+028">
                <text:p>6E+028</text:p>
              </table:table-cell>
              <table:table-cell office:value-type="float" office:value="221.517912221">
                <text:p>221.5179122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E+028">
                <text:p>6E+028</text:p>
              </table:table-cell>
              <table:table-cell office:value-type="float" office:value="221.987159379">
                <text:p>221.9871593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E+027">
                <text:p>5E+027</text:p>
              </table:table-cell>
              <table:table-cell office:value-type="float" office:value="223.916771149">
                <text:p>223.9167711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5E+028">
                <text:p>2.5E+028</text:p>
              </table:table-cell>
              <table:table-cell office:value-type="float" office:value="223.919021729">
                <text:p>223.91902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E+028">
                <text:p>6E+028</text:p>
              </table:table-cell>
              <table:table-cell office:value-type="float" office:value="224.414352384">
                <text:p>224.414352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E+027">
                <text:p>5E+027</text:p>
              </table:table-cell>
              <table:table-cell office:value-type="float" office:value="225.577935785">
                <text:p>225.5779357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E+027">
                <text:p>5E+027</text:p>
              </table:table-cell>
              <table:table-cell office:value-type="float" office:value="228.486686612">
                <text:p>228.486686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E+027">
                <text:p>5E+027</text:p>
              </table:table-cell>
              <table:table-cell office:value-type="float" office:value="230.93642877">
                <text:p>230.93642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E+027">
                <text:p>5E+027</text:p>
              </table:table-cell>
              <table:table-cell office:value-type="float" office:value="232.087224959">
                <text:p>232.0872249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E+027">
                <text:p>5E+027</text:p>
              </table:table-cell>
              <table:table-cell office:value-type="float" office:value="241.845484484">
                <text:p>241.845484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E+028">
                <text:p>2.5E+028</text:p>
              </table:table-cell>
              <table:table-cell office:value-type="float" office:value="242.196447359">
                <text:p>242.196447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E+027">
                <text:p>5E+027</text:p>
              </table:table-cell>
              <table:table-cell office:value-type="float" office:value="243.532364992">
                <text:p>243.532364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E+027">
                <text:p>5E+027</text:p>
              </table:table-cell>
              <table:table-cell office:value-type="float" office:value="246.076226724">
                <text:p>246.076226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E+028">
                <text:p>2.5E+028</text:p>
              </table:table-cell>
              <table:table-cell office:value-type="float" office:value="246.799788421">
                <text:p>246.7997884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E+027">
                <text:p>5E+027</text:p>
              </table:table-cell>
              <table:table-cell office:value-type="float" office:value="247.144558806">
                <text:p>247.144558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5E+028">
                <text:p>2.5E+028</text:p>
              </table:table-cell>
              <table:table-cell office:value-type="float" office:value="248.946987824">
                <text:p>248.946987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E+028">
                <text:p>6E+028</text:p>
              </table:table-cell>
              <table:table-cell office:value-type="float" office:value="249.025602936">
                <text:p>249.025602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E+027">
                <text:p>5E+027</text:p>
              </table:table-cell>
              <table:table-cell office:value-type="float" office:value="249.388726863">
                <text:p>249.3887268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E+028">
                <text:p>2.5E+028</text:p>
              </table:table-cell>
              <table:table-cell office:value-type="float" office:value="249.723916397">
                <text:p>249.7239163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E+027">
                <text:p>5E+027</text:p>
              </table:table-cell>
              <table:table-cell office:value-type="float" office:value="250.553180791">
                <text:p>250.553180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E+027">
                <text:p>5E+027</text:p>
              </table:table-cell>
              <table:table-cell office:value-type="float" office:value="253.033901262">
                <text:p>253.033901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5E+028">
                <text:p>2.5E+028</text:p>
              </table:table-cell>
              <table:table-cell office:value-type="float" office:value="254.640641468">
                <text:p>254.640641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E+027">
                <text:p>5E+027</text:p>
              </table:table-cell>
              <table:table-cell office:value-type="float" office:value="254.704878908">
                <text:p>254.7048789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E+027">
                <text:p>5E+027</text:p>
              </table:table-cell>
              <table:table-cell office:value-type="float" office:value="256.041038769">
                <text:p>256.041038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E+028">
                <text:p>6E+028</text:p>
              </table:table-cell>
              <table:table-cell office:value-type="float" office:value="256.727324887">
                <text:p>256.7273248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E+027">
                <text:p>5E+027</text:p>
              </table:table-cell>
              <table:table-cell office:value-type="float" office:value="257.131246233">
                <text:p>257.1312462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E+028">
                <text:p>6E+028</text:p>
              </table:table-cell>
              <table:table-cell office:value-type="float" office:value="257.672430236">
                <text:p>257.672430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5E+028">
                <text:p>2.5E+028</text:p>
              </table:table-cell>
              <table:table-cell office:value-type="float" office:value="257.788143402">
                <text:p>257.788143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E+027">
                <text:p>5E+027</text:p>
              </table:table-cell>
              <table:table-cell office:value-type="float" office:value="258.43097003">
                <text:p>258.43097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E+027">
                <text:p>5E+027</text:p>
              </table:table-cell>
              <table:table-cell office:value-type="float" office:value="258.694775681">
                <text:p>258.6947756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E+027">
                <text:p>5E+027</text:p>
              </table:table-cell>
              <table:table-cell office:value-type="float" office:value="259.029899014">
                <text:p>259.029899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E+027">
                <text:p>5E+027</text:p>
              </table:table-cell>
              <table:table-cell office:value-type="float" office:value="260.509397183">
                <text:p>260.509397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5E+028">
                <text:p>2.5E+028</text:p>
              </table:table-cell>
              <table:table-cell office:value-type="float" office:value="262.789065833">
                <text:p>262.789065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E+027">
                <text:p>5E+027</text:p>
              </table:table-cell>
              <table:table-cell office:value-type="float" office:value="264.626256851">
                <text:p>264.6262568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5E+028">
                <text:p>2.5E+028</text:p>
              </table:table-cell>
              <table:table-cell office:value-type="float" office:value="265.090166636">
                <text:p>265.090166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E+027">
                <text:p>5E+027</text:p>
              </table:table-cell>
              <table:table-cell office:value-type="float" office:value="266.082888551">
                <text:p>266.082888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E+027">
                <text:p>5E+027</text:p>
              </table:table-cell>
              <table:table-cell office:value-type="float" office:value="267.484694207">
                <text:p>267.4846942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5E+028">
                <text:p>2.5E+028</text:p>
              </table:table-cell>
              <table:table-cell office:value-type="float" office:value="267.758431278">
                <text:p>267.758431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E+028">
                <text:p>6E+028</text:p>
              </table:table-cell>
              <table:table-cell office:value-type="float" office:value="268.320774347">
                <text:p>268.320774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E+027">
                <text:p>5E+027</text:p>
              </table:table-cell>
              <table:table-cell office:value-type="float" office:value="271.000492925">
                <text:p>271.000492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E+027">
                <text:p>5E+027</text:p>
              </table:table-cell>
              <table:table-cell office:value-type="float" office:value="271.872560578">
                <text:p>271.872560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E+027">
                <text:p>5E+027</text:p>
              </table:table-cell>
              <table:table-cell office:value-type="float" office:value="273.829845316">
                <text:p>273.829845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E+027">
                <text:p>5E+027</text:p>
              </table:table-cell>
              <table:table-cell office:value-type="float" office:value="274.387013787">
                <text:p>274.387013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5E+028">
                <text:p>2.5E+028</text:p>
              </table:table-cell>
              <table:table-cell office:value-type="float" office:value="275.871636429">
                <text:p>275.871636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E+028">
                <text:p>6E+028</text:p>
              </table:table-cell>
              <table:table-cell office:value-type="float" office:value="279.224555797">
                <text:p>279.2245557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E+027">
                <text:p>5E+027</text:p>
              </table:table-cell>
              <table:table-cell office:value-type="float" office:value="280.76487163">
                <text:p>280.76487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E+027">
                <text:p>5E+027</text:p>
              </table:table-cell>
              <table:table-cell office:value-type="float" office:value="282.319693891">
                <text:p>282.3196938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E+027">
                <text:p>5E+027</text:p>
              </table:table-cell>
              <table:table-cell office:value-type="float" office:value="283.401558182">
                <text:p>283.4015581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5E+028">
                <text:p>2.5E+028</text:p>
              </table:table-cell>
              <table:table-cell office:value-type="float" office:value="283.978246759">
                <text:p>283.9782467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E+028">
                <text:p>6E+028</text:p>
              </table:table-cell>
              <table:table-cell office:value-type="float" office:value="285.118399555">
                <text:p>285.1183995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E+027">
                <text:p>5E+027</text:p>
              </table:table-cell>
              <table:table-cell office:value-type="float" office:value="286.005986327">
                <text:p>286.005986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E+028">
                <text:p>6E+028</text:p>
              </table:table-cell>
              <table:table-cell office:value-type="float" office:value="286.552001162">
                <text:p>286.5520011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5E+028">
                <text:p>2.5E+028</text:p>
              </table:table-cell>
              <table:table-cell office:value-type="float" office:value="291.340612523">
                <text:p>291.340612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5E+028">
                <text:p>2.5E+028</text:p>
              </table:table-cell>
              <table:table-cell office:value-type="float" office:value="293.231839168">
                <text:p>293.231839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E+028">
                <text:p>2.5E+028</text:p>
              </table:table-cell>
              <table:table-cell office:value-type="float" office:value="294.792210413">
                <text:p>294.792210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E+027">
                <text:p>5E+027</text:p>
              </table:table-cell>
              <table:table-cell office:value-type="float" office:value="295.363965893">
                <text:p>295.3639658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E+028">
                <text:p>6E+028</text:p>
              </table:table-cell>
              <table:table-cell office:value-type="float" office:value="295.681438109">
                <text:p>295.681438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E+027">
                <text:p>5E+027</text:p>
              </table:table-cell>
              <table:table-cell office:value-type="float" office:value="295.934583512">
                <text:p>295.934583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E+027">
                <text:p>5E+027</text:p>
              </table:table-cell>
              <table:table-cell office:value-type="float" office:value="297.072833956">
                <text:p>297.0728339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E+028">
                <text:p>2.5E+028</text:p>
              </table:table-cell>
              <table:table-cell office:value-type="float" office:value="297.371120032">
                <text:p>297.371120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E+027">
                <text:p>5E+027</text:p>
              </table:table-cell>
              <table:table-cell office:value-type="float" office:value="297.447202048">
                <text:p>297.447202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E+028">
                <text:p>2.5E+028</text:p>
              </table:table-cell>
              <table:table-cell office:value-type="float" office:value="298.852030557">
                <text:p>298.8520305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E+027">
                <text:p>5E+027</text:p>
              </table:table-cell>
              <table:table-cell office:value-type="float" office:value="299.026725584">
                <text:p>299.026725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E+027">
                <text:p>5E+027</text:p>
              </table:table-cell>
              <table:table-cell office:value-type="float" office:value="299.617623443">
                <text:p>299.6176234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E+027">
                <text:p>5E+027</text:p>
              </table:table-cell>
              <table:table-cell office:value-type="float" office:value="300.228886471">
                <text:p>300.2288864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E+028">
                <text:p>6E+028</text:p>
              </table:table-cell>
              <table:table-cell office:value-type="float" office:value="301.020985084">
                <text:p>301.0209850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E+028">
                <text:p>2.5E+028</text:p>
              </table:table-cell>
              <table:table-cell office:value-type="float" office:value="301.323468863">
                <text:p>301.3234688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E+028">
                <text:p>6E+028</text:p>
              </table:table-cell>
              <table:table-cell office:value-type="float" office:value="302.94102973">
                <text:p>302.94102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E+027">
                <text:p>5E+027</text:p>
              </table:table-cell>
              <table:table-cell office:value-type="float" office:value="305.813315297">
                <text:p>305.8133152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E+027">
                <text:p>5E+027</text:p>
              </table:table-cell>
              <table:table-cell office:value-type="float" office:value="307.698467477">
                <text:p>307.698467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E+028">
                <text:p>6E+028</text:p>
              </table:table-cell>
              <table:table-cell office:value-type="float" office:value="307.836674203">
                <text:p>307.836674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E+028">
                <text:p>6E+028</text:p>
              </table:table-cell>
              <table:table-cell office:value-type="float" office:value="309.726225264">
                <text:p>309.7262252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E+028">
                <text:p>6E+028</text:p>
              </table:table-cell>
              <table:table-cell office:value-type="float" office:value="310.664105396">
                <text:p>310.6641053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E+027">
                <text:p>5E+027</text:p>
              </table:table-cell>
              <table:table-cell office:value-type="float" office:value="312.859647964">
                <text:p>312.8596479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5E+028">
                <text:p>2.5E+028</text:p>
              </table:table-cell>
              <table:table-cell office:value-type="float" office:value="313.39528868">
                <text:p>313.395288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E+027">
                <text:p>5E+027</text:p>
              </table:table-cell>
              <table:table-cell office:value-type="float" office:value="315.72275802">
                <text:p>315.722758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E+027">
                <text:p>5E+027</text:p>
              </table:table-cell>
              <table:table-cell office:value-type="float" office:value="315.876271515">
                <text:p>315.8762715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E+027">
                <text:p>5E+027</text:p>
              </table:table-cell>
              <table:table-cell office:value-type="float" office:value="320.56196745">
                <text:p>320.561967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E+027">
                <text:p>5E+027</text:p>
              </table:table-cell>
              <table:table-cell office:value-type="float" office:value="321.73808218">
                <text:p>321.738082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E+028">
                <text:p>6E+028</text:p>
              </table:table-cell>
              <table:table-cell office:value-type="float" office:value="322.491843618">
                <text:p>322.491843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E+028">
                <text:p>2.5E+028</text:p>
              </table:table-cell>
              <table:table-cell office:value-type="float" office:value="322.957672662">
                <text:p>322.9576726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E+027">
                <text:p>5E+027</text:p>
              </table:table-cell>
              <table:table-cell office:value-type="float" office:value="323.818257686">
                <text:p>323.8182576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E+027">
                <text:p>5E+027</text:p>
              </table:table-cell>
              <table:table-cell office:value-type="float" office:value="323.842299119">
                <text:p>323.842299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E+028">
                <text:p>2.5E+028</text:p>
              </table:table-cell>
              <table:table-cell office:value-type="float" office:value="324.114232885">
                <text:p>324.1142328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E+027">
                <text:p>5E+027</text:p>
              </table:table-cell>
              <table:table-cell office:value-type="float" office:value="328.419620211">
                <text:p>328.419620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E+027">
                <text:p>5E+027</text:p>
              </table:table-cell>
              <table:table-cell office:value-type="float" office:value="329.807151932">
                <text:p>329.8071519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E+028">
                <text:p>2.5E+028</text:p>
              </table:table-cell>
              <table:table-cell office:value-type="float" office:value="330.093782177">
                <text:p>330.093782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E+027">
                <text:p>5E+027</text:p>
              </table:table-cell>
              <table:table-cell office:value-type="float" office:value="331.343718772">
                <text:p>331.343718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E+027">
                <text:p>5E+027</text:p>
              </table:table-cell>
              <table:table-cell office:value-type="float" office:value="332.043296409">
                <text:p>332.0432964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5E+028">
                <text:p>2.5E+028</text:p>
              </table:table-cell>
              <table:table-cell office:value-type="float" office:value="334.461621667">
                <text:p>334.461621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E+028">
                <text:p>6E+028</text:p>
              </table:table-cell>
              <table:table-cell office:value-type="float" office:value="336.953049412">
                <text:p>336.953049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E+027">
                <text:p>5E+027</text:p>
              </table:table-cell>
              <table:table-cell office:value-type="float" office:value="337.319237517">
                <text:p>337.3192375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E+027">
                <text:p>5E+027</text:p>
              </table:table-cell>
              <table:table-cell office:value-type="float" office:value="339.460882054">
                <text:p>339.460882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E+027">
                <text:p>5E+027</text:p>
              </table:table-cell>
              <table:table-cell office:value-type="float" office:value="339.573831198">
                <text:p>339.5738311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5E+028">
                <text:p>2.5E+028</text:p>
              </table:table-cell>
              <table:table-cell office:value-type="float" office:value="342.533244563">
                <text:p>342.533244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E+027">
                <text:p>5E+027</text:p>
              </table:table-cell>
              <table:table-cell office:value-type="float" office:value="342.842474026">
                <text:p>342.8424740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E+028">
                <text:p>6E+028</text:p>
              </table:table-cell>
              <table:table-cell office:value-type="float" office:value="343.782535175">
                <text:p>343.7825351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E+027">
                <text:p>5E+027</text:p>
              </table:table-cell>
              <table:table-cell office:value-type="float" office:value="349.815863996">
                <text:p>349.8158639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5E+028">
                <text:p>2.5E+028</text:p>
              </table:table-cell>
              <table:table-cell office:value-type="float" office:value="351.939654158">
                <text:p>351.9396541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E+027">
                <text:p>5E+027</text:p>
              </table:table-cell>
              <table:table-cell office:value-type="float" office:value="352.516007953">
                <text:p>352.5160079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5E+028">
                <text:p>2.5E+028</text:p>
              </table:table-cell>
              <table:table-cell office:value-type="float" office:value="360.462974975">
                <text:p>360.4629749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E+027">
                <text:p>5E+027</text:p>
              </table:table-cell>
              <table:table-cell office:value-type="float" office:value="368.794879941">
                <text:p>368.794879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E+027">
                <text:p>5E+027</text:p>
              </table:table-cell>
              <table:table-cell office:value-type="float" office:value="371.639964191">
                <text:p>371.6399641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5E+028">
                <text:p>2.5E+028</text:p>
              </table:table-cell>
              <table:table-cell office:value-type="float" office:value="377.754589409">
                <text:p>377.7545894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5E+028">
                <text:p>2.5E+028</text:p>
              </table:table-cell>
              <table:table-cell office:value-type="float" office:value="378.180484239">
                <text:p>378.1804842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E+027">
                <text:p>5E+027</text:p>
              </table:table-cell>
              <table:table-cell office:value-type="float" office:value="381.98001008">
                <text:p>381.98001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E+027">
                <text:p>5E+027</text:p>
              </table:table-cell>
              <table:table-cell office:value-type="float" office:value="386.645017629">
                <text:p>386.6450176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E+027">
                <text:p>5E+027</text:p>
              </table:table-cell>
              <table:table-cell office:value-type="float" office:value="390.046986744">
                <text:p>390.0469867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E+027">
                <text:p>5E+027</text:p>
              </table:table-cell>
              <table:table-cell office:value-type="float" office:value="392.129870129">
                <text:p>392.129870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E+027">
                <text:p>5E+027</text:p>
              </table:table-cell>
              <table:table-cell office:value-type="float" office:value="396.054516029">
                <text:p>396.054516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E+027">
                <text:p>5E+027</text:p>
              </table:table-cell>
              <table:table-cell office:value-type="float" office:value="399.836703148">
                <text:p>399.836703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E+028">
                <text:p>6E+028</text:p>
              </table:table-cell>
              <table:table-cell office:value-type="float" office:value="405.110318471">
                <text:p>405.110318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E+027">
                <text:p>5E+027</text:p>
              </table:table-cell>
              <table:table-cell office:value-type="float" office:value="406.528094417">
                <text:p>406.528094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E+027">
                <text:p>5E+027</text:p>
              </table:table-cell>
              <table:table-cell office:value-type="float" office:value="407.804442701">
                <text:p>407.804442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E+027">
                <text:p>5E+027</text:p>
              </table:table-cell>
              <table:table-cell office:value-type="float" office:value="413.189563031">
                <text:p>413.189563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E+027">
                <text:p>5E+027</text:p>
              </table:table-cell>
              <table:table-cell office:value-type="float" office:value="425.69316535">
                <text:p>425.69316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E+028">
                <text:p>6E+028</text:p>
              </table:table-cell>
              <table:table-cell office:value-type="float" office:value="429.301741908">
                <text:p>429.301741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E+028">
                <text:p>6E+028</text:p>
              </table:table-cell>
              <table:table-cell office:value-type="float" office:value="444.974368489">
                <text:p>444.9743684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E+028">
                <text:p>6E+028</text:p>
              </table:table-cell>
              <table:table-cell office:value-type="float" office:value="456.497107571">
                <text:p>456.4971075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E+028">
                <text:p>6E+028</text:p>
              </table:table-cell>
              <table:table-cell office:value-type="float" office:value="457.828309058">
                <text:p>457.8283090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E+028">
                <text:p>6E+028</text:p>
              </table:table-cell>
              <table:table-cell office:value-type="float" office:value="485.189102854">
                <text:p>485.1891028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E+027">
                <text:p>5E+027</text:p>
              </table:table-cell>
              <table:table-cell office:value-type="float" office:value="491.587824457">
                <text:p>491.5878244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5E+028">
                <text:p>2.5E+028</text:p>
              </table:table-cell>
              <table:table-cell office:value-type="float" office:value="492.260400699">
                <text:p>492.2604006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E+027">
                <text:p>5E+027</text:p>
              </table:table-cell>
              <table:table-cell office:value-type="float" office:value="496.144924069">
                <text:p>496.144924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5E+028">
                <text:p>2.5E+028</text:p>
              </table:table-cell>
              <table:table-cell office:value-type="float" office:value="496.792825673">
                <text:p>496.792825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E+028">
                <text:p>6E+028</text:p>
              </table:table-cell>
              <table:table-cell office:value-type="float" office:value="500.235620739">
                <text:p>500.2356207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E+027">
                <text:p>5E+027</text:p>
              </table:table-cell>
              <table:table-cell office:value-type="float" office:value="513.316612885">
                <text:p>513.316612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E+027">
                <text:p>5E+027</text:p>
              </table:table-cell>
              <table:table-cell office:value-type="float" office:value="516.927984929">
                <text:p>516.927984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E+027">
                <text:p>5E+027</text:p>
              </table:table-cell>
              <table:table-cell office:value-type="float" office:value="525.315902411">
                <text:p>525.315902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E+028">
                <text:p>6E+028</text:p>
              </table:table-cell>
              <table:table-cell office:value-type="float" office:value="525.402026838">
                <text:p>525.402026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E+028">
                <text:p>6E+028</text:p>
              </table:table-cell>
              <table:table-cell office:value-type="float" office:value="526.782326353">
                <text:p>526.782326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E+027">
                <text:p>5E+027</text:p>
              </table:table-cell>
              <table:table-cell office:value-type="float" office:value="530.016036576">
                <text:p>530.016036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E+027">
                <text:p>5E+027</text:p>
              </table:table-cell>
              <table:table-cell office:value-type="float" office:value="532.684077196">
                <text:p>532.684077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5E+028">
                <text:p>2.5E+028</text:p>
              </table:table-cell>
              <table:table-cell office:value-type="float" office:value="535.075334174">
                <text:p>535.075334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E+027">
                <text:p>5E+027</text:p>
              </table:table-cell>
              <table:table-cell office:value-type="float" office:value="542.177292498">
                <text:p>542.177292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E+028">
                <text:p>2.5E+028</text:p>
              </table:table-cell>
              <table:table-cell office:value-type="float" office:value="548.510362448">
                <text:p>548.510362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E+027">
                <text:p>5E+027</text:p>
              </table:table-cell>
              <table:table-cell office:value-type="float" office:value="554.09876653">
                <text:p>554.098766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E+028">
                <text:p>6E+028</text:p>
              </table:table-cell>
              <table:table-cell office:value-type="float" office:value="561.243333114">
                <text:p>561.243333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5E+028">
                <text:p>2.5E+028</text:p>
              </table:table-cell>
              <table:table-cell office:value-type="float" office:value="564.374554769">
                <text:p>564.374554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E+028">
                <text:p>6E+028</text:p>
              </table:table-cell>
              <table:table-cell office:value-type="float" office:value="603.284280027">
                <text:p>603.28428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E+028">
                <text:p>6E+028</text:p>
              </table:table-cell>
              <table:table-cell office:value-type="float" office:value="650.060583238">
                <text:p>650.0605832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5E+028">
                <text:p>2.5E+028</text:p>
              </table:table-cell>
              <table:table-cell office:value-type="float" office:value="654.854101992">
                <text:p>654.8541019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E+028">
                <text:p>6E+028</text:p>
              </table:table-cell>
              <table:table-cell office:value-type="float" office:value="662.210381364">
                <text:p>662.210381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5E+028">
                <text:p>2.5E+028</text:p>
              </table:table-cell>
              <table:table-cell office:value-type="float" office:value="733.670102195">
                <text:p>733.6701021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5E+028">
                <text:p>2.5E+028</text:p>
              </table:table-cell>
              <table:table-cell office:value-type="float" office:value="739.520188385">
                <text:p>739.520188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E+028">
                <text:p>6E+028</text:p>
              </table:table-cell>
              <table:table-cell office:value-type="float" office:value="767.542379051">
                <text:p>767.5423790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E+028">
                <text:p>6E+028</text:p>
              </table:table-cell>
              <table:table-cell office:value-type="float" office:value="768.807445605">
                <text:p>768.807445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5E+028">
                <text:p>2.5E+028</text:p>
              </table:table-cell>
              <table:table-cell office:value-type="float" office:value="792.117947299">
                <text:p>792.117947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5E+028">
                <text:p>2.5E+028</text:p>
              </table:table-cell>
              <table:table-cell office:value-type="float" office:value="796.567825101">
                <text:p>796.567825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5E+028">
                <text:p>2.5E+028</text:p>
              </table:table-cell>
              <table:table-cell office:value-type="float" office:value="819.015227507">
                <text:p>819.0152275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5E+028">
                <text:p>2.5E+028</text:p>
              </table:table-cell>
              <table:table-cell office:value-type="float" office:value="827.870835181">
                <text:p>827.870835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5E+028">
                <text:p>2.5E+028</text:p>
              </table:table-cell>
              <table:table-cell office:value-type="float" office:value="837.961170973">
                <text:p>837.961170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E+028">
                <text:p>6E+028</text:p>
              </table:table-cell>
              <table:table-cell office:value-type="float" office:value="872.491373868">
                <text:p>872.4913738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5E+028">
                <text:p>2.5E+028</text:p>
              </table:table-cell>
              <table:table-cell office:value-type="float" office:value="884.467961996">
                <text:p>884.467961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5E+028">
                <text:p>2.5E+028</text:p>
              </table:table-cell>
              <table:table-cell office:value-type="float" office:value="894.516971739">
                <text:p>894.5169717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5E+028">
                <text:p>2.5E+028</text:p>
              </table:table-cell>
              <table:table-cell office:value-type="float" office:value="899.785972043">
                <text:p>899.785972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5E+028">
                <text:p>2.5E+028</text:p>
              </table:table-cell>
              <table:table-cell office:value-type="float" office:value="920.097624681">
                <text:p>920.097624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E+028">
                <text:p>6E+028</text:p>
              </table:table-cell>
              <table:table-cell office:value-type="float" office:value="935.803536683">
                <text:p>935.8035366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E+028">
                <text:p>6E+028</text:p>
              </table:table-cell>
              <table:table-cell office:value-type="float" office:value="947.676553143">
                <text:p>947.676553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E+028">
                <text:p>6E+028</text:p>
              </table:table-cell>
              <table:table-cell office:value-type="float" office:value="973.771338045">
                <text:p>973.771338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E+028">
                <text:p>6E+028</text:p>
              </table:table-cell>
              <table:table-cell office:value-type="float" office:value="1000.85948473">
                <text:p>1000.859484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E+028">
                <text:p>6E+028</text:p>
              </table:table-cell>
              <table:table-cell office:value-type="float" office:value="1018.72343036">
                <text:p>1018.723430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5E+028">
                <text:p>2.5E+028</text:p>
              </table:table-cell>
              <table:table-cell office:value-type="float" office:value="1070.79626771">
                <text:p>1070.796267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E+028">
                <text:p>6E+028</text:p>
              </table:table-cell>
              <table:table-cell office:value-type="float" office:value="1070.87790697">
                <text:p>1070.87790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E+028">
                <text:p>6E+028</text:p>
              </table:table-cell>
              <table:table-cell office:value-type="float" office:value="1071.44002961">
                <text:p>1071.44002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5E+028">
                <text:p>2.5E+028</text:p>
              </table:table-cell>
              <table:table-cell office:value-type="float" office:value="1081.33116499">
                <text:p>1081.33116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5E+028">
                <text:p>2.5E+028</text:p>
              </table:table-cell>
              <table:table-cell office:value-type="float" office:value="1102.50616589">
                <text:p>1102.506165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5E+028">
                <text:p>2.5E+028</text:p>
              </table:table-cell>
              <table:table-cell office:value-type="float" office:value="1105.46601514">
                <text:p>1105.466015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E+028">
                <text:p>2.5E+028</text:p>
              </table:table-cell>
              <table:table-cell office:value-type="float" office:value="1150.73542246">
                <text:p>1150.73542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5E+028">
                <text:p>2.5E+028</text:p>
              </table:table-cell>
              <table:table-cell office:value-type="float" office:value="1198.71884958">
                <text:p>1198.71884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E+028">
                <text:p>6E+028</text:p>
              </table:table-cell>
              <table:table-cell office:value-type="float" office:value="1212.89882172">
                <text:p>1212.898821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5E+028">
                <text:p>2.5E+028</text:p>
              </table:table-cell>
              <table:table-cell office:value-type="float" office:value="1225.29222327">
                <text:p>1225.29222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5E+028">
                <text:p>2.5E+028</text:p>
              </table:table-cell>
              <table:table-cell office:value-type="float" office:value="1232.13953867">
                <text:p>1232.139538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5E+028">
                <text:p>2.5E+028</text:p>
              </table:table-cell>
              <table:table-cell office:value-type="float" office:value="1238.02773344">
                <text:p>1238.02773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5E+028">
                <text:p>2.5E+028</text:p>
              </table:table-cell>
              <table:table-cell office:value-type="float" office:value="1316.85293467">
                <text:p>1316.852934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5E+028">
                <text:p>2.5E+028</text:p>
              </table:table-cell>
              <table:table-cell office:value-type="float" office:value="1341.64461707">
                <text:p>1341.64461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5E+028">
                <text:p>2.5E+028</text:p>
              </table:table-cell>
              <table:table-cell office:value-type="float" office:value="1398.650222">
                <text:p>1398.6502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E+028">
                <text:p>6E+028</text:p>
              </table:table-cell>
              <table:table-cell office:value-type="float" office:value="1442.60363113">
                <text:p>1442.60363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E+028">
                <text:p>2.5E+028</text:p>
              </table:table-cell>
              <table:table-cell office:value-type="float" office:value="1457.30148383">
                <text:p>1457.30148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5E+028">
                <text:p>2.5E+028</text:p>
              </table:table-cell>
              <table:table-cell office:value-type="float" office:value="1580.03412059">
                <text:p>1580.034120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E+028">
                <text:p>6E+028</text:p>
              </table:table-cell>
              <table:table-cell office:value-type="float" office:value="1602.46183376">
                <text:p>1602.46183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5E+028">
                <text:p>2.5E+028</text:p>
              </table:table-cell>
              <table:table-cell office:value-type="float" office:value="1605.43894866">
                <text:p>1605.438948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E+028">
                <text:p>6E+028</text:p>
              </table:table-cell>
              <table:table-cell office:value-type="float" office:value="1692.80621906">
                <text:p>1692.806219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5E+028">
                <text:p>2.5E+028</text:p>
              </table:table-cell>
              <table:table-cell office:value-type="float" office:value="1715.8146063">
                <text:p>1715.8146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E+028">
                <text:p>6E+028</text:p>
              </table:table-cell>
              <table:table-cell office:value-type="float" office:value="1763.02416882">
                <text:p>1763.024168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5E+028">
                <text:p>2.5E+028</text:p>
              </table:table-cell>
              <table:table-cell office:value-type="float" office:value="1788.94967742">
                <text:p>1788.9496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5E+028">
                <text:p>2.5E+028</text:p>
              </table:table-cell>
              <table:table-cell office:value-type="float" office:value="1847.18416454">
                <text:p>1847.184164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5E+028">
                <text:p>2.5E+028</text:p>
              </table:table-cell>
              <table:table-cell office:value-type="float" office:value="1956.24001538">
                <text:p>1956.24001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5E+028">
                <text:p>2.5E+028</text:p>
              </table:table-cell>
              <table:table-cell office:value-type="float" office:value="1985.59618552">
                <text:p>1985.596185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5E+028">
                <text:p>2.5E+028</text:p>
              </table:table-cell>
              <table:table-cell office:value-type="float" office:value="1996.0444169">
                <text:p>1996.04441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5E+028">
                <text:p>2.5E+028</text:p>
              </table:table-cell>
              <table:table-cell office:value-type="float" office:value="2023.56255577">
                <text:p>2023.562555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5E+028">
                <text:p>2.5E+028</text:p>
              </table:table-cell>
              <table:table-cell office:value-type="float" office:value="2051.51547576">
                <text:p>2051.515475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5E+028">
                <text:p>2.5E+028</text:p>
              </table:table-cell>
              <table:table-cell office:value-type="float" office:value="2109.69113528">
                <text:p>2109.691135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5E+028">
                <text:p>2.5E+028</text:p>
              </table:table-cell>
              <table:table-cell office:value-type="float" office:value="2125.77349965">
                <text:p>2125.773499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5E+028">
                <text:p>2.5E+028</text:p>
              </table:table-cell>
              <table:table-cell office:value-type="float" office:value="2153.54044227">
                <text:p>2153.540442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5E+028">
                <text:p>2.5E+028</text:p>
              </table:table-cell>
              <table:table-cell office:value-type="float" office:value="2244.40316155">
                <text:p>2244.403161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5E+028">
                <text:p>2.5E+028</text:p>
              </table:table-cell>
              <table:table-cell office:value-type="float" office:value="2266.58990534">
                <text:p>2266.58990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E+028">
                <text:p>6E+028</text:p>
              </table:table-cell>
              <table:table-cell office:value-type="float" office:value="2333.92946625">
                <text:p>2333.92946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E+028">
                <text:p>6E+028</text:p>
              </table:table-cell>
              <table:table-cell office:value-type="float" office:value="2388.90433309">
                <text:p>2388.90433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5E+028">
                <text:p>2.5E+028</text:p>
              </table:table-cell>
              <table:table-cell office:value-type="float" office:value="2390.93244255">
                <text:p>2390.93244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E+028">
                <text:p>6E+028</text:p>
              </table:table-cell>
              <table:table-cell office:value-type="float" office:value="2495.02817999">
                <text:p>2495.02817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5E+028">
                <text:p>2.5E+028</text:p>
              </table:table-cell>
              <table:table-cell office:value-type="float" office:value="2495.15829447">
                <text:p>2495.158294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5E+028">
                <text:p>2.5E+028</text:p>
              </table:table-cell>
              <table:table-cell office:value-type="float" office:value="2515.15669266">
                <text:p>2515.15669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E+028">
                <text:p>6E+028</text:p>
              </table:table-cell>
              <table:table-cell office:value-type="float" office:value="2528.92396948">
                <text:p>2528.923969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E+028">
                <text:p>6E+028</text:p>
              </table:table-cell>
              <table:table-cell office:value-type="float" office:value="2529.37109362">
                <text:p>2529.371093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E+028">
                <text:p>2.5E+028</text:p>
              </table:table-cell>
              <table:table-cell office:value-type="float" office:value="2531.46257899">
                <text:p>2531.46257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E+028">
                <text:p>2.5E+028</text:p>
              </table:table-cell>
              <table:table-cell office:value-type="float" office:value="2536.28881416">
                <text:p>2536.28881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5E+028">
                <text:p>2.5E+028</text:p>
              </table:table-cell>
              <table:table-cell office:value-type="float" office:value="2568.08925436">
                <text:p>2568.089254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5E+028">
                <text:p>2.5E+028</text:p>
              </table:table-cell>
              <table:table-cell office:value-type="float" office:value="2645.37923371">
                <text:p>2645.379233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5E+028">
                <text:p>2.5E+028</text:p>
              </table:table-cell>
              <table:table-cell office:value-type="float" office:value="2656.98615661">
                <text:p>2656.986156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E+028">
                <text:p>6E+028</text:p>
              </table:table-cell>
              <table:table-cell office:value-type="float" office:value="2938.73926619">
                <text:p>2938.739266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E+028">
                <text:p>6E+028</text:p>
              </table:table-cell>
              <table:table-cell office:value-type="float" office:value="3045.09976245">
                <text:p>3045.09976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E+028">
                <text:p>6E+028</text:p>
              </table:table-cell>
              <table:table-cell office:value-type="float" office:value="3070.72911986">
                <text:p>3070.72911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E+028">
                <text:p>6E+028</text:p>
              </table:table-cell>
              <table:table-cell office:value-type="float" office:value="3185.83832714">
                <text:p>3185.83832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E+028">
                <text:p>6E+028</text:p>
              </table:table-cell>
              <table:table-cell office:value-type="float" office:value="3194.30917192">
                <text:p>3194.309171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E+028">
                <text:p>6E+028</text:p>
              </table:table-cell>
              <table:table-cell office:value-type="float" office:value="3223.8910591">
                <text:p>3223.8910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E+028">
                <text:p>6E+028</text:p>
              </table:table-cell>
              <table:table-cell office:value-type="float" office:value="3422.95567">
                <text:p>3422.955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E+028">
                <text:p>6E+028</text:p>
              </table:table-cell>
              <table:table-cell office:value-type="float" office:value="3592.44449177">
                <text:p>3592.444491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E+028">
                <text:p>6E+028</text:p>
              </table:table-cell>
              <table:table-cell office:value-type="float" office:value="3681.79262323">
                <text:p>3681.792623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E+028">
                <text:p>6E+028</text:p>
              </table:table-cell>
              <table:table-cell office:value-type="float" office:value="4044.32780572">
                <text:p>4044.327805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E+028">
                <text:p>6E+028</text:p>
              </table:table-cell>
              <table:table-cell office:value-type="float" office:value="4438.96372896">
                <text:p>4438.963728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E+028">
                <text:p>6E+028</text:p>
              </table:table-cell>
              <table:table-cell office:value-type="float" office:value="4447.16714392">
                <text:p>4447.16714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E+028">
                <text:p>6E+028</text:p>
              </table:table-cell>
              <table:table-cell office:value-type="float" office:value="4525.49817136">
                <text:p>4525.498171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E+028">
                <text:p>6E+028</text:p>
              </table:table-cell>
              <table:table-cell office:value-type="float" office:value="4778.60758122">
                <text:p>4778.607581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E+028">
                <text:p>6E+028</text:p>
              </table:table-cell>
              <table:table-cell office:value-type="float" office:value="4836.51451577">
                <text:p>4836.514515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E+028">
                <text:p>6E+028</text:p>
              </table:table-cell>
              <table:table-cell office:value-type="float" office:value="15610.8985326">
                <text:p>15610.89853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E+028">
                <text:p>6E+028</text:p>
              </table:table-cell>
              <table:table-cell office:value-type="float" office:value="36193.6759488">
                <text:p>36193.6759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E+028">
                <text:p>6E+028</text:p>
              </table:table-cell>
              <table:table-cell office:value-type="float" office:value="286234.641559">
                <text:p>286234.6415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E+028">
                <text:p>6E+028</text:p>
              </table:table-cell>
              <table:table-cell office:value-type="float" office:value="1221169.46194">
                <text:p>1221169.461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8cm" svg:height="10.307cm" xlink:href=".." xlink:type="simple" chart:class="chart:scatter" chart:style-name="ch1">
        <chart:title svg:x="7.237cm" svg:y="0.342cm" chart:style-name="ch2">
          <text:p>Source Exponent</text:p>
        </chart:title>
        <chart:plot-area chart:style-name="ch3" table:cell-range-address="Sheet1.B2:Sheet1.B538 Sheet1.G3:Sheet1.G538" chart:data-source-has-labels="row" svg:x="0.919cm" svg:y="1.44cm" svg:width="16.619cm" svg:height="8.499cm">
          <chartooo:coordinate-region svg:x="1.54cm" svg:y="1.639cm" svg:width="15.851cm" svg:height="7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538" chart:label-cell-address="Sheet1.B2:Sheet1.B2" chart:class="chart:scatter">
            <chart:domain table:cell-range-address="Sheet1.B3:Sheet1.B538"/>
            <chart:data-point chart:repeated="5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">
                <text:p>-16</text:p>
                <draw:g>
                  <svg:desc>Sheet1.B3:Sheet1.B538</svg:desc>
                </draw:g>
              </table:table-cell>
              <table:table-cell office:value-type="float" office:value="20.0811284402">
                <text:p>20.0811284402</text:p>
                <draw:g>
                  <svg:desc>Sheet1.G3:Sheet1.G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">
                <text:p>-16</text:p>
              </table:table-cell>
              <table:table-cell office:value-type="float" office:value="20.1802957581">
                <text:p>20.1802957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5">
                <text:p>-14.5</text:p>
              </table:table-cell>
              <table:table-cell office:value-type="float" office:value="21.0058836023">
                <text:p>21.005883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5">
                <text:p>-14.5</text:p>
              </table:table-cell>
              <table:table-cell office:value-type="float" office:value="21.3543889539">
                <text:p>21.3543889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21.5608493341">
                <text:p>21.5608493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5">
                <text:p>-14.5</text:p>
              </table:table-cell>
              <table:table-cell office:value-type="float" office:value="21.6041673138">
                <text:p>21.6041673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21.7066480026">
                <text:p>21.706648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21.7311827945">
                <text:p>21.7311827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">
                <text:p>-16</text:p>
              </table:table-cell>
              <table:table-cell office:value-type="float" office:value="22.2370804314">
                <text:p>22.237080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5">
                <text:p>-14.5</text:p>
              </table:table-cell>
              <table:table-cell office:value-type="float" office:value="22.7959144282">
                <text:p>22.795914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22.8132853943">
                <text:p>22.8132853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">
                <text:p>-10</text:p>
              </table:table-cell>
              <table:table-cell office:value-type="float" office:value="22.8534196391">
                <text:p>22.853419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22.8645171484">
                <text:p>22.864517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">
                <text:p>-10</text:p>
              </table:table-cell>
              <table:table-cell office:value-type="float" office:value="22.9207954042">
                <text:p>22.9207954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">
                <text:p>-16</text:p>
              </table:table-cell>
              <table:table-cell office:value-type="float" office:value="23.7246711428">
                <text:p>23.724671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.5">
                <text:p>-14.5</text:p>
              </table:table-cell>
              <table:table-cell office:value-type="float" office:value="23.8994296904">
                <text:p>23.899429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24.054756473">
                <text:p>24.054756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.5">
                <text:p>-14.5</text:p>
              </table:table-cell>
              <table:table-cell office:value-type="float" office:value="24.7266632372">
                <text:p>24.726663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5">
                <text:p>-14.5</text:p>
              </table:table-cell>
              <table:table-cell office:value-type="float" office:value="24.7966680898">
                <text:p>24.7966680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5">
                <text:p>-14.5</text:p>
              </table:table-cell>
              <table:table-cell office:value-type="float" office:value="24.8189854397">
                <text:p>24.8189854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">
                <text:p>-10</text:p>
              </table:table-cell>
              <table:table-cell office:value-type="float" office:value="24.903034295">
                <text:p>24.903034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5">
                <text:p>-14.5</text:p>
              </table:table-cell>
              <table:table-cell office:value-type="float" office:value="25.0351624724">
                <text:p>25.03516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">
                <text:p>-10</text:p>
              </table:table-cell>
              <table:table-cell office:value-type="float" office:value="25.1133621433">
                <text:p>25.1133621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">
                <text:p>-16</text:p>
              </table:table-cell>
              <table:table-cell office:value-type="float" office:value="25.2500207925">
                <text:p>25.2500207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.5">
                <text:p>-14.5</text:p>
              </table:table-cell>
              <table:table-cell office:value-type="float" office:value="25.586050835">
                <text:p>25.586050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.5">
                <text:p>-14.5</text:p>
              </table:table-cell>
              <table:table-cell office:value-type="float" office:value="25.7195191748">
                <text:p>25.719519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">
                <text:p>-16</text:p>
              </table:table-cell>
              <table:table-cell office:value-type="float" office:value="26.0491096036">
                <text:p>26.049109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">
                <text:p>-16</text:p>
              </table:table-cell>
              <table:table-cell office:value-type="float" office:value="26.0698302075">
                <text:p>26.0698302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26.1465226775">
                <text:p>26.146522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">
                <text:p>-16</text:p>
              </table:table-cell>
              <table:table-cell office:value-type="float" office:value="26.1574729797">
                <text:p>26.1574729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">
                <text:p>-16</text:p>
              </table:table-cell>
              <table:table-cell office:value-type="float" office:value="26.1823170624">
                <text:p>26.1823170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.5">
                <text:p>-14.5</text:p>
              </table:table-cell>
              <table:table-cell office:value-type="float" office:value="26.3446661041">
                <text:p>26.344666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">
                <text:p>-10</text:p>
              </table:table-cell>
              <table:table-cell office:value-type="float" office:value="27.2748728654">
                <text:p>27.274872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27.3590920464">
                <text:p>27.359092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.5">
                <text:p>-14.5</text:p>
              </table:table-cell>
              <table:table-cell office:value-type="float" office:value="27.5591036821">
                <text:p>27.55910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">
                <text:p>-16</text:p>
              </table:table-cell>
              <table:table-cell office:value-type="float" office:value="28.0740423079">
                <text:p>28.0740423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">
                <text:p>-10</text:p>
              </table:table-cell>
              <table:table-cell office:value-type="float" office:value="28.1377201975">
                <text:p>28.1377201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5">
                <text:p>-14.5</text:p>
              </table:table-cell>
              <table:table-cell office:value-type="float" office:value="28.5245716973">
                <text:p>28.5245716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">
                <text:p>-10</text:p>
              </table:table-cell>
              <table:table-cell office:value-type="float" office:value="28.6139080594">
                <text:p>28.6139080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">
                <text:p>-16</text:p>
              </table:table-cell>
              <table:table-cell office:value-type="float" office:value="28.6377560461">
                <text:p>28.6377560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29.6742679314">
                <text:p>29.6742679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  <table:table-cell office:value-type="float" office:value="30.8147457173">
                <text:p>30.8147457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">
                <text:p>-10</text:p>
              </table:table-cell>
              <table:table-cell office:value-type="float" office:value="31.1516978932">
                <text:p>31.151697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">
                <text:p>-10</text:p>
              </table:table-cell>
              <table:table-cell office:value-type="float" office:value="31.1634557827">
                <text:p>31.1634557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31.4497196209">
                <text:p>31.4497196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">
                <text:p>-10</text:p>
              </table:table-cell>
              <table:table-cell office:value-type="float" office:value="31.7253804546">
                <text:p>31.7253804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">
                <text:p>-16</text:p>
              </table:table-cell>
              <table:table-cell office:value-type="float" office:value="31.9320875919">
                <text:p>31.9320875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5">
                <text:p>-14.5</text:p>
              </table:table-cell>
              <table:table-cell office:value-type="float" office:value="32.3853042226">
                <text:p>32.3853042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5">
                <text:p>-14.5</text:p>
              </table:table-cell>
              <table:table-cell office:value-type="float" office:value="32.3949391854">
                <text:p>32.3949391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.5">
                <text:p>-14.5</text:p>
              </table:table-cell>
              <table:table-cell office:value-type="float" office:value="32.5045074403">
                <text:p>32.5045074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.5">
                <text:p>-14.5</text:p>
              </table:table-cell>
              <table:table-cell office:value-type="float" office:value="33.3290314814">
                <text:p>33.3290314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6">
                <text:p>-16</text:p>
              </table:table-cell>
              <table:table-cell office:value-type="float" office:value="33.3486416164">
                <text:p>33.3486416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33.6142839829">
                <text:p>33.6142839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33.6296057645">
                <text:p>33.6296057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5">
                <text:p>-14.5</text:p>
              </table:table-cell>
              <table:table-cell office:value-type="float" office:value="34.112053861">
                <text:p>34.11205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34.6992974995">
                <text:p>34.6992974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5">
                <text:p>-14.5</text:p>
              </table:table-cell>
              <table:table-cell office:value-type="float" office:value="34.7189303138">
                <text:p>34.7189303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6">
                <text:p>-16</text:p>
              </table:table-cell>
              <table:table-cell office:value-type="float" office:value="35.1966366166">
                <text:p>35.1966366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36.0460787727">
                <text:p>36.0460787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">
                <text:p>-10</text:p>
              </table:table-cell>
              <table:table-cell office:value-type="float" office:value="36.9473784678">
                <text:p>36.947378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37.2883423514">
                <text:p>37.288342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37.9708703364">
                <text:p>37.9708703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38.07653491">
                <text:p>38.07653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">
                <text:p>-16</text:p>
              </table:table-cell>
              <table:table-cell office:value-type="float" office:value="38.1270352322">
                <text:p>38.127035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.5">
                <text:p>-14.5</text:p>
              </table:table-cell>
              <table:table-cell office:value-type="float" office:value="38.6692597928">
                <text:p>38.6692597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.5">
                <text:p>-14.5</text:p>
              </table:table-cell>
              <table:table-cell office:value-type="float" office:value="39.1170852184">
                <text:p>39.1170852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6">
                <text:p>-16</text:p>
              </table:table-cell>
              <table:table-cell office:value-type="float" office:value="39.17372331">
                <text:p>39.173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6">
                <text:p>-16</text:p>
              </table:table-cell>
              <table:table-cell office:value-type="float" office:value="40.0580572052">
                <text:p>40.058057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">
                <text:p>-10</text:p>
              </table:table-cell>
              <table:table-cell office:value-type="float" office:value="40.1161469544">
                <text:p>40.1161469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0">
                <text:p>-10</text:p>
              </table:table-cell>
              <table:table-cell office:value-type="float" office:value="40.7609612422">
                <text:p>40.760961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6">
                <text:p>-16</text:p>
              </table:table-cell>
              <table:table-cell office:value-type="float" office:value="41.0419139828">
                <text:p>41.0419139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5">
                <text:p>-14.5</text:p>
              </table:table-cell>
              <table:table-cell office:value-type="float" office:value="41.1144898801">
                <text:p>41.1144898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6">
                <text:p>-16</text:p>
              </table:table-cell>
              <table:table-cell office:value-type="float" office:value="41.3704049298">
                <text:p>41.370404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4.5">
                <text:p>-14.5</text:p>
              </table:table-cell>
              <table:table-cell office:value-type="float" office:value="42.6298193235">
                <text:p>42.6298193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4.5">
                <text:p>-14.5</text:p>
              </table:table-cell>
              <table:table-cell office:value-type="float" office:value="42.63500685">
                <text:p>42.63500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6">
                <text:p>-16</text:p>
              </table:table-cell>
              <table:table-cell office:value-type="float" office:value="46.5284665941">
                <text:p>46.5284665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">
                <text:p>-10</text:p>
              </table:table-cell>
              <table:table-cell office:value-type="float" office:value="47.5831188165">
                <text:p>47.5831188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6">
                <text:p>-16</text:p>
              </table:table-cell>
              <table:table-cell office:value-type="float" office:value="48.6011131747">
                <text:p>48.6011131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6">
                <text:p>-16</text:p>
              </table:table-cell>
              <table:table-cell office:value-type="float" office:value="49.0673374461">
                <text:p>49.067337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.5">
                <text:p>-14.5</text:p>
              </table:table-cell>
              <table:table-cell office:value-type="float" office:value="49.3403219357">
                <text:p>49.3403219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">
                <text:p>-10</text:p>
              </table:table-cell>
              <table:table-cell office:value-type="float" office:value="49.9807895906">
                <text:p>49.9807895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">
                <text:p>-10</text:p>
              </table:table-cell>
              <table:table-cell office:value-type="float" office:value="50.0984053701">
                <text:p>50.098405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">
                <text:p>-10</text:p>
              </table:table-cell>
              <table:table-cell office:value-type="float" office:value="50.6293292991">
                <text:p>50.629329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">
                <text:p>-10</text:p>
              </table:table-cell>
              <table:table-cell office:value-type="float" office:value="51.1381192499">
                <text:p>51.1381192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0">
                <text:p>-10</text:p>
              </table:table-cell>
              <table:table-cell office:value-type="float" office:value="51.2377615346">
                <text:p>51.2377615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5">
                <text:p>-14.5</text:p>
              </table:table-cell>
              <table:table-cell office:value-type="float" office:value="51.664739979">
                <text:p>51.66473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">
                <text:p>-16</text:p>
              </table:table-cell>
              <table:table-cell office:value-type="float" office:value="51.9186081081">
                <text:p>51.9186081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5">
                <text:p>-14.5</text:p>
              </table:table-cell>
              <table:table-cell office:value-type="float" office:value="52.0105250406">
                <text:p>52.0105250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">
                <text:p>-10</text:p>
              </table:table-cell>
              <table:table-cell office:value-type="float" office:value="53.9939026935">
                <text:p>53.993902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54.5205536336">
                <text:p>54.5205536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4.5">
                <text:p>-14.5</text:p>
              </table:table-cell>
              <table:table-cell office:value-type="float" office:value="55.3461788343">
                <text:p>55.3461788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">
                <text:p>-10</text:p>
              </table:table-cell>
              <table:table-cell office:value-type="float" office:value="55.5778473697">
                <text:p>55.5778473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">
                <text:p>-10</text:p>
              </table:table-cell>
              <table:table-cell office:value-type="float" office:value="56.4066676731">
                <text:p>56.4066676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.5">
                <text:p>-14.5</text:p>
              </table:table-cell>
              <table:table-cell office:value-type="float" office:value="56.8347332128">
                <text:p>56.834733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.5">
                <text:p>-14.5</text:p>
              </table:table-cell>
              <table:table-cell office:value-type="float" office:value="57.7413112797">
                <text:p>57.741311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">
                <text:p>-10</text:p>
              </table:table-cell>
              <table:table-cell office:value-type="float" office:value="57.7448684695">
                <text:p>57.7448684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6">
                <text:p>-16</text:p>
              </table:table-cell>
              <table:table-cell office:value-type="float" office:value="59.5006975337">
                <text:p>59.5006975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">
                <text:p>-10</text:p>
              </table:table-cell>
              <table:table-cell office:value-type="float" office:value="59.53443789">
                <text:p>59.53443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4.5">
                <text:p>-14.5</text:p>
              </table:table-cell>
              <table:table-cell office:value-type="float" office:value="60.9681130026">
                <text:p>60.9681130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61.1844141044">
                <text:p>61.1844141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61.9803329426">
                <text:p>61.9803329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  <table:table-cell office:value-type="float" office:value="62.2872824206">
                <text:p>62.2872824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6">
                <text:p>-16</text:p>
              </table:table-cell>
              <table:table-cell office:value-type="float" office:value="62.3374945093">
                <text:p>62.337494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6">
                <text:p>-16</text:p>
              </table:table-cell>
              <table:table-cell office:value-type="float" office:value="63.3102182113">
                <text:p>63.3102182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4.5">
                <text:p>-14.5</text:p>
              </table:table-cell>
              <table:table-cell office:value-type="float" office:value="63.7973798686">
                <text:p>63.7973798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6">
                <text:p>-16</text:p>
              </table:table-cell>
              <table:table-cell office:value-type="float" office:value="63.8202606797">
                <text:p>63.820260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6">
                <text:p>-16</text:p>
              </table:table-cell>
              <table:table-cell office:value-type="float" office:value="63.9330463427">
                <text:p>63.9330463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">
                <text:p>-10</text:p>
              </table:table-cell>
              <table:table-cell office:value-type="float" office:value="64.6329925985">
                <text:p>64.6329925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">
                <text:p>-10</text:p>
              </table:table-cell>
              <table:table-cell office:value-type="float" office:value="65.3801025708">
                <text:p>65.3801025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6">
                <text:p>-16</text:p>
              </table:table-cell>
              <table:table-cell office:value-type="float" office:value="66.4509691696">
                <text:p>66.4509691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.5">
                <text:p>-14.5</text:p>
              </table:table-cell>
              <table:table-cell office:value-type="float" office:value="66.6192171727">
                <text:p>66.6192171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5">
                <text:p>-14.5</text:p>
              </table:table-cell>
              <table:table-cell office:value-type="float" office:value="67.8605889987">
                <text:p>67.8605889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.5">
                <text:p>-14.5</text:p>
              </table:table-cell>
              <table:table-cell office:value-type="float" office:value="68.2622717257">
                <text:p>68.2622717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6">
                <text:p>-16</text:p>
              </table:table-cell>
              <table:table-cell office:value-type="float" office:value="68.7825905653">
                <text:p>68.7825905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.5">
                <text:p>-14.5</text:p>
              </table:table-cell>
              <table:table-cell office:value-type="float" office:value="69.0082166123">
                <text:p>69.0082166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0">
                <text:p>-10</text:p>
              </table:table-cell>
              <table:table-cell office:value-type="float" office:value="69.0570373709">
                <text:p>69.0570373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6">
                <text:p>-16</text:p>
              </table:table-cell>
              <table:table-cell office:value-type="float" office:value="69.1686839956">
                <text:p>69.1686839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6">
                <text:p>-16</text:p>
              </table:table-cell>
              <table:table-cell office:value-type="float" office:value="69.3120923844">
                <text:p>69.3120923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4.5">
                <text:p>-14.5</text:p>
              </table:table-cell>
              <table:table-cell office:value-type="float" office:value="71.4810439141">
                <text:p>71.481043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4.5">
                <text:p>-14.5</text:p>
              </table:table-cell>
              <table:table-cell office:value-type="float" office:value="71.5496119615">
                <text:p>71.5496119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4.5">
                <text:p>-14.5</text:p>
              </table:table-cell>
              <table:table-cell office:value-type="float" office:value="72.1385661651">
                <text:p>72.1385661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">
                <text:p>-10</text:p>
              </table:table-cell>
              <table:table-cell office:value-type="float" office:value="72.3405456423">
                <text:p>72.3405456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.5">
                <text:p>-14.5</text:p>
              </table:table-cell>
              <table:table-cell office:value-type="float" office:value="72.5899967826">
                <text:p>72.5899967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.5">
                <text:p>-14.5</text:p>
              </table:table-cell>
              <table:table-cell office:value-type="float" office:value="72.7749397148">
                <text:p>72.7749397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6">
                <text:p>-16</text:p>
              </table:table-cell>
              <table:table-cell office:value-type="float" office:value="73.0107772507">
                <text:p>73.0107772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4.5">
                <text:p>-14.5</text:p>
              </table:table-cell>
              <table:table-cell office:value-type="float" office:value="73.197155915">
                <text:p>73.197155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6">
                <text:p>-16</text:p>
              </table:table-cell>
              <table:table-cell office:value-type="float" office:value="73.24650094">
                <text:p>73.2465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">
                <text:p>-10</text:p>
              </table:table-cell>
              <table:table-cell office:value-type="float" office:value="73.4106761757">
                <text:p>73.410676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6">
                <text:p>-16</text:p>
              </table:table-cell>
              <table:table-cell office:value-type="float" office:value="73.592725421">
                <text:p>73.592725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4.5">
                <text:p>-14.5</text:p>
              </table:table-cell>
              <table:table-cell office:value-type="float" office:value="73.7494651083">
                <text:p>73.7494651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4.5">
                <text:p>-14.5</text:p>
              </table:table-cell>
              <table:table-cell office:value-type="float" office:value="74.9639742064">
                <text:p>74.9639742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4.5">
                <text:p>-14.5</text:p>
              </table:table-cell>
              <table:table-cell office:value-type="float" office:value="75.0295400299">
                <text:p>75.0295400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6">
                <text:p>-16</text:p>
              </table:table-cell>
              <table:table-cell office:value-type="float" office:value="75.2844541828">
                <text:p>75.2844541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">
                <text:p>-16</text:p>
              </table:table-cell>
              <table:table-cell office:value-type="float" office:value="75.7376064864">
                <text:p>75.7376064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4.5">
                <text:p>-14.5</text:p>
              </table:table-cell>
              <table:table-cell office:value-type="float" office:value="76.1102555295">
                <text:p>76.110255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4.5">
                <text:p>-14.5</text:p>
              </table:table-cell>
              <table:table-cell office:value-type="float" office:value="76.2228596308">
                <text:p>76.2228596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">
                <text:p>-10</text:p>
              </table:table-cell>
              <table:table-cell office:value-type="float" office:value="76.4800865717">
                <text:p>76.4800865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">
                <text:p>-16</text:p>
              </table:table-cell>
              <table:table-cell office:value-type="float" office:value="76.6684574246">
                <text:p>76.6684574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4.5">
                <text:p>-14.5</text:p>
              </table:table-cell>
              <table:table-cell office:value-type="float" office:value="77.0414628449">
                <text:p>77.04146284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">
                <text:p>-10</text:p>
              </table:table-cell>
              <table:table-cell office:value-type="float" office:value="77.2617244379">
                <text:p>77.2617244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6">
                <text:p>-16</text:p>
              </table:table-cell>
              <table:table-cell office:value-type="float" office:value="77.3570607651">
                <text:p>77.3570607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4.5">
                <text:p>-14.5</text:p>
              </table:table-cell>
              <table:table-cell office:value-type="float" office:value="77.9557304366">
                <text:p>77.9557304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6">
                <text:p>-16</text:p>
              </table:table-cell>
              <table:table-cell office:value-type="float" office:value="78.0516431988">
                <text:p>78.051643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6">
                <text:p>-16</text:p>
              </table:table-cell>
              <table:table-cell office:value-type="float" office:value="78.7629136256">
                <text:p>78.7629136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">
                <text:p>-10</text:p>
              </table:table-cell>
              <table:table-cell office:value-type="float" office:value="79.410444059">
                <text:p>79.41044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6">
                <text:p>-16</text:p>
              </table:table-cell>
              <table:table-cell office:value-type="float" office:value="80.176379518">
                <text:p>80.1763795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6">
                <text:p>-16</text:p>
              </table:table-cell>
              <table:table-cell office:value-type="float" office:value="80.287970403">
                <text:p>80.28797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">
                <text:p>-10</text:p>
              </table:table-cell>
              <table:table-cell office:value-type="float" office:value="81.1602281759">
                <text:p>81.1602281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">
                <text:p>-16</text:p>
              </table:table-cell>
              <table:table-cell office:value-type="float" office:value="81.2531728302">
                <text:p>81.2531728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4.5">
                <text:p>-14.5</text:p>
              </table:table-cell>
              <table:table-cell office:value-type="float" office:value="81.8033365341">
                <text:p>81.8033365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6">
                <text:p>-16</text:p>
              </table:table-cell>
              <table:table-cell office:value-type="float" office:value="82.1266074979">
                <text:p>82.1266074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4.5">
                <text:p>-14.5</text:p>
              </table:table-cell>
              <table:table-cell office:value-type="float" office:value="82.1291910385">
                <text:p>82.1291910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4.5">
                <text:p>-14.5</text:p>
              </table:table-cell>
              <table:table-cell office:value-type="float" office:value="82.488284661">
                <text:p>82.488284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">
                <text:p>-10</text:p>
              </table:table-cell>
              <table:table-cell office:value-type="float" office:value="83.060234597">
                <text:p>83.060234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6">
                <text:p>-16</text:p>
              </table:table-cell>
              <table:table-cell office:value-type="float" office:value="83.2089592497">
                <text:p>83.2089592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6">
                <text:p>-16</text:p>
              </table:table-cell>
              <table:table-cell office:value-type="float" office:value="83.4062954493">
                <text:p>83.4062954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6">
                <text:p>-16</text:p>
              </table:table-cell>
              <table:table-cell office:value-type="float" office:value="83.58336082">
                <text:p>83.58336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0">
                <text:p>-10</text:p>
              </table:table-cell>
              <table:table-cell office:value-type="float" office:value="83.7107152179">
                <text:p>83.71071521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4.5">
                <text:p>-14.5</text:p>
              </table:table-cell>
              <table:table-cell office:value-type="float" office:value="83.7374376308">
                <text:p>83.7374376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.5">
                <text:p>-14.5</text:p>
              </table:table-cell>
              <table:table-cell office:value-type="float" office:value="86.7930926304">
                <text:p>86.7930926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4.5">
                <text:p>-14.5</text:p>
              </table:table-cell>
              <table:table-cell office:value-type="float" office:value="87.3984463136">
                <text:p>87.3984463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0">
                <text:p>-10</text:p>
              </table:table-cell>
              <table:table-cell office:value-type="float" office:value="87.6939726412">
                <text:p>87.6939726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4.5">
                <text:p>-14.5</text:p>
              </table:table-cell>
              <table:table-cell office:value-type="float" office:value="87.7364705149">
                <text:p>87.7364705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">
                <text:p>-16</text:p>
              </table:table-cell>
              <table:table-cell office:value-type="float" office:value="88.3308976789">
                <text:p>88.3308976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">
                <text:p>-10</text:p>
              </table:table-cell>
              <table:table-cell office:value-type="float" office:value="88.8648097751">
                <text:p>88.8648097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">
                <text:p>-10</text:p>
              </table:table-cell>
              <table:table-cell office:value-type="float" office:value="90.4623396124">
                <text:p>90.4623396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">
                <text:p>-10</text:p>
              </table:table-cell>
              <table:table-cell office:value-type="float" office:value="91.2126763889">
                <text:p>91.2126763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6">
                <text:p>-16</text:p>
              </table:table-cell>
              <table:table-cell office:value-type="float" office:value="91.6439490327">
                <text:p>91.643949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">
                <text:p>-16</text:p>
              </table:table-cell>
              <table:table-cell office:value-type="float" office:value="91.8808861576">
                <text:p>91.8808861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.5">
                <text:p>-14.5</text:p>
              </table:table-cell>
              <table:table-cell office:value-type="float" office:value="94.0071086154">
                <text:p>94.00710861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  <table:table-cell office:value-type="float" office:value="95.0087444216">
                <text:p>95.0087444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">
                <text:p>-10</text:p>
              </table:table-cell>
              <table:table-cell office:value-type="float" office:value="95.0105276228">
                <text:p>95.0105276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">
                <text:p>-10</text:p>
              </table:table-cell>
              <table:table-cell office:value-type="float" office:value="95.3106248988">
                <text:p>95.3106248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4.5">
                <text:p>-14.5</text:p>
              </table:table-cell>
              <table:table-cell office:value-type="float" office:value="96.0442904997">
                <text:p>96.044290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">
                <text:p>-10</text:p>
              </table:table-cell>
              <table:table-cell office:value-type="float" office:value="96.6635678996">
                <text:p>96.6635678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6">
                <text:p>-16</text:p>
              </table:table-cell>
              <table:table-cell office:value-type="float" office:value="97.103717007">
                <text:p>97.103717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">
                <text:p>-10</text:p>
              </table:table-cell>
              <table:table-cell office:value-type="float" office:value="97.1157529919">
                <text:p>97.1157529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">
                <text:p>-10</text:p>
              </table:table-cell>
              <table:table-cell office:value-type="float" office:value="97.3108469958">
                <text:p>97.31084699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">
                <text:p>-10</text:p>
              </table:table-cell>
              <table:table-cell office:value-type="float" office:value="98.1696155891">
                <text:p>98.1696155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">
                <text:p>-10</text:p>
              </table:table-cell>
              <table:table-cell office:value-type="float" office:value="99.143713188">
                <text:p>99.143713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6">
                <text:p>-16</text:p>
              </table:table-cell>
              <table:table-cell office:value-type="float" office:value="100.53066689">
                <text:p>100.53066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">
                <text:p>-10</text:p>
              </table:table-cell>
              <table:table-cell office:value-type="float" office:value="100.561959988">
                <text:p>100.561959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6">
                <text:p>-16</text:p>
              </table:table-cell>
              <table:table-cell office:value-type="float" office:value="100.959784664">
                <text:p>100.959784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">
                <text:p>-10</text:p>
              </table:table-cell>
              <table:table-cell office:value-type="float" office:value="103.803347289">
                <text:p>103.803347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">
                <text:p>-10</text:p>
              </table:table-cell>
              <table:table-cell office:value-type="float" office:value="103.908274418">
                <text:p>103.908274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4.5">
                <text:p>-14.5</text:p>
              </table:table-cell>
              <table:table-cell office:value-type="float" office:value="105.272835381">
                <text:p>105.272835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4.5">
                <text:p>-14.5</text:p>
              </table:table-cell>
              <table:table-cell office:value-type="float" office:value="105.574026926">
                <text:p>105.574026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6">
                <text:p>-16</text:p>
              </table:table-cell>
              <table:table-cell office:value-type="float" office:value="105.806431189">
                <text:p>105.806431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">
                <text:p>-10</text:p>
              </table:table-cell>
              <table:table-cell office:value-type="float" office:value="106.782107583">
                <text:p>106.782107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4.5">
                <text:p>-14.5</text:p>
              </table:table-cell>
              <table:table-cell office:value-type="float" office:value="109.237560579">
                <text:p>109.237560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6">
                <text:p>-16</text:p>
              </table:table-cell>
              <table:table-cell office:value-type="float" office:value="109.472059985">
                <text:p>109.47205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">
                <text:p>-16</text:p>
              </table:table-cell>
              <table:table-cell office:value-type="float" office:value="110.543407893">
                <text:p>110.543407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">
                <text:p>-16</text:p>
              </table:table-cell>
              <table:table-cell office:value-type="float" office:value="113.013280275">
                <text:p>113.013280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">
                <text:p>-16</text:p>
              </table:table-cell>
              <table:table-cell office:value-type="float" office:value="113.182790606">
                <text:p>113.182790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4.5">
                <text:p>-14.5</text:p>
              </table:table-cell>
              <table:table-cell office:value-type="float" office:value="113.328184726">
                <text:p>113.3281847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4.5">
                <text:p>-14.5</text:p>
              </table:table-cell>
              <table:table-cell office:value-type="float" office:value="114.33821177">
                <text:p>114.3382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">
                <text:p>-16</text:p>
              </table:table-cell>
              <table:table-cell office:value-type="float" office:value="114.784444531">
                <text:p>114.784444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4.5">
                <text:p>-14.5</text:p>
              </table:table-cell>
              <table:table-cell office:value-type="float" office:value="114.930170393">
                <text:p>114.930170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4.5">
                <text:p>-14.5</text:p>
              </table:table-cell>
              <table:table-cell office:value-type="float" office:value="115.007350709">
                <text:p>115.007350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">
                <text:p>-10</text:p>
              </table:table-cell>
              <table:table-cell office:value-type="float" office:value="115.34976076">
                <text:p>115.34976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115.374160616">
                <text:p>115.374160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">
                <text:p>-10</text:p>
              </table:table-cell>
              <table:table-cell office:value-type="float" office:value="115.484001083">
                <text:p>115.484001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">
                <text:p>-16</text:p>
              </table:table-cell>
              <table:table-cell office:value-type="float" office:value="115.673329279">
                <text:p>115.67332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6">
                <text:p>-16</text:p>
              </table:table-cell>
              <table:table-cell office:value-type="float" office:value="115.786652988">
                <text:p>115.786652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4.5">
                <text:p>-14.5</text:p>
              </table:table-cell>
              <table:table-cell office:value-type="float" office:value="115.810224475">
                <text:p>115.810224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6">
                <text:p>-16</text:p>
              </table:table-cell>
              <table:table-cell office:value-type="float" office:value="116.24953492">
                <text:p>116.24953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4.5">
                <text:p>-14.5</text:p>
              </table:table-cell>
              <table:table-cell office:value-type="float" office:value="116.637880573">
                <text:p>116.637880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4.5">
                <text:p>-14.5</text:p>
              </table:table-cell>
              <table:table-cell office:value-type="float" office:value="116.771919336">
                <text:p>116.771919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6">
                <text:p>-16</text:p>
              </table:table-cell>
              <table:table-cell office:value-type="float" office:value="116.853809856">
                <text:p>116.853809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">
                <text:p>-10</text:p>
              </table:table-cell>
              <table:table-cell office:value-type="float" office:value="118.276425291">
                <text:p>118.276425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6">
                <text:p>-16</text:p>
              </table:table-cell>
              <table:table-cell office:value-type="float" office:value="119.460441008">
                <text:p>119.460441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">
                <text:p>-10</text:p>
              </table:table-cell>
              <table:table-cell office:value-type="float" office:value="119.742053875">
                <text:p>119.742053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5">
                <text:p>-14.5</text:p>
              </table:table-cell>
              <table:table-cell office:value-type="float" office:value="120.324081564">
                <text:p>120.324081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">
                <text:p>-10</text:p>
              </table:table-cell>
              <table:table-cell office:value-type="float" office:value="120.662184885">
                <text:p>120.662184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">
                <text:p>-16</text:p>
              </table:table-cell>
              <table:table-cell office:value-type="float" office:value="121.625693218">
                <text:p>121.625693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121.820949838">
                <text:p>121.820949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5">
                <text:p>-14.5</text:p>
              </table:table-cell>
              <table:table-cell office:value-type="float" office:value="121.853196004">
                <text:p>121.853196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6">
                <text:p>-16</text:p>
              </table:table-cell>
              <table:table-cell office:value-type="float" office:value="122.374876854">
                <text:p>122.374876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5">
                <text:p>-14.5</text:p>
              </table:table-cell>
              <table:table-cell office:value-type="float" office:value="122.510460048">
                <text:p>122.510460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5">
                <text:p>-14.5</text:p>
              </table:table-cell>
              <table:table-cell office:value-type="float" office:value="122.99669045">
                <text:p>122.9966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.5">
                <text:p>-14.5</text:p>
              </table:table-cell>
              <table:table-cell office:value-type="float" office:value="124.647608295">
                <text:p>124.647608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">
                <text:p>-10</text:p>
              </table:table-cell>
              <table:table-cell office:value-type="float" office:value="127.508001948">
                <text:p>127.508001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4.5">
                <text:p>-14.5</text:p>
              </table:table-cell>
              <table:table-cell office:value-type="float" office:value="128.031514246">
                <text:p>128.031514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.5">
                <text:p>-14.5</text:p>
              </table:table-cell>
              <table:table-cell office:value-type="float" office:value="128.475230399">
                <text:p>128.475230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6">
                <text:p>-16</text:p>
              </table:table-cell>
              <table:table-cell office:value-type="float" office:value="129.577890186">
                <text:p>129.577890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.5">
                <text:p>-14.5</text:p>
              </table:table-cell>
              <table:table-cell office:value-type="float" office:value="129.802180637">
                <text:p>129.8021806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6">
                <text:p>-16</text:p>
              </table:table-cell>
              <table:table-cell office:value-type="float" office:value="132.344284135">
                <text:p>132.344284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0">
                <text:p>-10</text:p>
              </table:table-cell>
              <table:table-cell office:value-type="float" office:value="132.597107899">
                <text:p>132.5971078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6">
                <text:p>-16</text:p>
              </table:table-cell>
              <table:table-cell office:value-type="float" office:value="132.965214508">
                <text:p>132.965214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">
                <text:p>-10</text:p>
              </table:table-cell>
              <table:table-cell office:value-type="float" office:value="134.526459337">
                <text:p>134.526459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4.5">
                <text:p>-14.5</text:p>
              </table:table-cell>
              <table:table-cell office:value-type="float" office:value="135.032581642">
                <text:p>135.032581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">
                <text:p>-10</text:p>
              </table:table-cell>
              <table:table-cell office:value-type="float" office:value="135.219190064">
                <text:p>135.219190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6">
                <text:p>-16</text:p>
              </table:table-cell>
              <table:table-cell office:value-type="float" office:value="135.293917526">
                <text:p>135.293917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6">
                <text:p>-16</text:p>
              </table:table-cell>
              <table:table-cell office:value-type="float" office:value="135.311171523">
                <text:p>135.311171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4.5">
                <text:p>-14.5</text:p>
              </table:table-cell>
              <table:table-cell office:value-type="float" office:value="135.428730939">
                <text:p>135.428730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4.5">
                <text:p>-14.5</text:p>
              </table:table-cell>
              <table:table-cell office:value-type="float" office:value="136.417248974">
                <text:p>136.417248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6">
                <text:p>-16</text:p>
              </table:table-cell>
              <table:table-cell office:value-type="float" office:value="136.963364426">
                <text:p>136.963364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4.5">
                <text:p>-14.5</text:p>
              </table:table-cell>
              <table:table-cell office:value-type="float" office:value="137.546191853">
                <text:p>137.54619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">
                <text:p>-10</text:p>
              </table:table-cell>
              <table:table-cell office:value-type="float" office:value="138.280452051">
                <text:p>138.2804520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6">
                <text:p>-16</text:p>
              </table:table-cell>
              <table:table-cell office:value-type="float" office:value="138.427070372">
                <text:p>138.427070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">
                <text:p>-10</text:p>
              </table:table-cell>
              <table:table-cell office:value-type="float" office:value="140.055473758">
                <text:p>140.055473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6">
                <text:p>-16</text:p>
              </table:table-cell>
              <table:table-cell office:value-type="float" office:value="140.779650919">
                <text:p>140.779650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6">
                <text:p>-16</text:p>
              </table:table-cell>
              <table:table-cell office:value-type="float" office:value="144.221519663">
                <text:p>144.22151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4.5">
                <text:p>-14.5</text:p>
              </table:table-cell>
              <table:table-cell office:value-type="float" office:value="145.236243782">
                <text:p>145.2362437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6">
                <text:p>-16</text:p>
              </table:table-cell>
              <table:table-cell office:value-type="float" office:value="145.661992895">
                <text:p>145.6619928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">
                <text:p>-10</text:p>
              </table:table-cell>
              <table:table-cell office:value-type="float" office:value="146.500829332">
                <text:p>146.500829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">
                <text:p>-10</text:p>
              </table:table-cell>
              <table:table-cell office:value-type="float" office:value="147.337807791">
                <text:p>147.337807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0">
                <text:p>-10</text:p>
              </table:table-cell>
              <table:table-cell office:value-type="float" office:value="148.444801173">
                <text:p>148.4448011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">
                <text:p>-10</text:p>
              </table:table-cell>
              <table:table-cell office:value-type="float" office:value="148.922914436">
                <text:p>148.922914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0">
                <text:p>-10</text:p>
              </table:table-cell>
              <table:table-cell office:value-type="float" office:value="149.21333329">
                <text:p>149.21333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4.5">
                <text:p>-14.5</text:p>
              </table:table-cell>
              <table:table-cell office:value-type="float" office:value="150.147221586">
                <text:p>150.147221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">
                <text:p>-10</text:p>
              </table:table-cell>
              <table:table-cell office:value-type="float" office:value="150.229332786">
                <text:p>150.229332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4.5">
                <text:p>-14.5</text:p>
              </table:table-cell>
              <table:table-cell office:value-type="float" office:value="150.849601588">
                <text:p>150.849601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">
                <text:p>-10</text:p>
              </table:table-cell>
              <table:table-cell office:value-type="float" office:value="151.845166967">
                <text:p>151.845166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">
                <text:p>-10</text:p>
              </table:table-cell>
              <table:table-cell office:value-type="float" office:value="151.865736578">
                <text:p>151.865736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6">
                <text:p>-16</text:p>
              </table:table-cell>
              <table:table-cell office:value-type="float" office:value="152.03247575">
                <text:p>152.032475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">
                <text:p>-10</text:p>
              </table:table-cell>
              <table:table-cell office:value-type="float" office:value="153.100506157">
                <text:p>153.1005061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4.5">
                <text:p>-14.5</text:p>
              </table:table-cell>
              <table:table-cell office:value-type="float" office:value="153.597707916">
                <text:p>153.597707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6">
                <text:p>-16</text:p>
              </table:table-cell>
              <table:table-cell office:value-type="float" office:value="153.932566627">
                <text:p>153.9325666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4.5">
                <text:p>-14.5</text:p>
              </table:table-cell>
              <table:table-cell office:value-type="float" office:value="155.749628207">
                <text:p>155.749628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156.483757256">
                <text:p>156.48375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">
                <text:p>-10</text:p>
              </table:table-cell>
              <table:table-cell office:value-type="float" office:value="156.771799434">
                <text:p>156.771799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4.5">
                <text:p>-14.5</text:p>
              </table:table-cell>
              <table:table-cell office:value-type="float" office:value="158.482718372">
                <text:p>158.482718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">
                <text:p>-10</text:p>
              </table:table-cell>
              <table:table-cell office:value-type="float" office:value="159.303626098">
                <text:p>159.303626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">
                <text:p>-10</text:p>
              </table:table-cell>
              <table:table-cell office:value-type="float" office:value="163.939001909">
                <text:p>163.939001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">
                <text:p>-10</text:p>
              </table:table-cell>
              <table:table-cell office:value-type="float" office:value="165.166719738">
                <text:p>165.166719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">
                <text:p>-10</text:p>
              </table:table-cell>
              <table:table-cell office:value-type="float" office:value="166.918620152">
                <text:p>166.91862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">
                <text:p>-16</text:p>
              </table:table-cell>
              <table:table-cell office:value-type="float" office:value="169.346913768">
                <text:p>169.346913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6">
                <text:p>-16</text:p>
              </table:table-cell>
              <table:table-cell office:value-type="float" office:value="172.684293231">
                <text:p>172.684293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">
                <text:p>-10</text:p>
              </table:table-cell>
              <table:table-cell office:value-type="float" office:value="179.25438009">
                <text:p>179.25438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">
                <text:p>-10</text:p>
              </table:table-cell>
              <table:table-cell office:value-type="float" office:value="179.254933302">
                <text:p>179.254933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0">
                <text:p>-10</text:p>
              </table:table-cell>
              <table:table-cell office:value-type="float" office:value="179.592192421">
                <text:p>179.592192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">
                <text:p>-16</text:p>
              </table:table-cell>
              <table:table-cell office:value-type="float" office:value="179.665634796">
                <text:p>179.6656347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">
                <text:p>-10</text:p>
              </table:table-cell>
              <table:table-cell office:value-type="float" office:value="181.641563082">
                <text:p>181.64156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4.5">
                <text:p>-14.5</text:p>
              </table:table-cell>
              <table:table-cell office:value-type="float" office:value="182.905844953">
                <text:p>182.9058449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4.5">
                <text:p>-14.5</text:p>
              </table:table-cell>
              <table:table-cell office:value-type="float" office:value="183.246626283">
                <text:p>183.246626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6">
                <text:p>-16</text:p>
              </table:table-cell>
              <table:table-cell office:value-type="float" office:value="184.986827218">
                <text:p>184.986827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0">
                <text:p>-10</text:p>
              </table:table-cell>
              <table:table-cell office:value-type="float" office:value="185.786276015">
                <text:p>185.786276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">
                <text:p>-16</text:p>
              </table:table-cell>
              <table:table-cell office:value-type="float" office:value="185.959926715">
                <text:p>185.959926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4.5">
                <text:p>-14.5</text:p>
              </table:table-cell>
              <table:table-cell office:value-type="float" office:value="186.824429446">
                <text:p>186.824429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0">
                <text:p>-10</text:p>
              </table:table-cell>
              <table:table-cell office:value-type="float" office:value="187.910677592">
                <text:p>187.910677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6">
                <text:p>-16</text:p>
              </table:table-cell>
              <table:table-cell office:value-type="float" office:value="188.160785232">
                <text:p>188.1607852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4.5">
                <text:p>-14.5</text:p>
              </table:table-cell>
              <table:table-cell office:value-type="float" office:value="190.299242747">
                <text:p>190.2992427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4.5">
                <text:p>-14.5</text:p>
              </table:table-cell>
              <table:table-cell office:value-type="float" office:value="190.637942891">
                <text:p>190.637942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6">
                <text:p>-16</text:p>
              </table:table-cell>
              <table:table-cell office:value-type="float" office:value="191.139842043">
                <text:p>191.1398420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6">
                <text:p>-16</text:p>
              </table:table-cell>
              <table:table-cell office:value-type="float" office:value="196.981123178">
                <text:p>196.981123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6">
                <text:p>-16</text:p>
              </table:table-cell>
              <table:table-cell office:value-type="float" office:value="199.288391843">
                <text:p>199.2883918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">
                <text:p>-10</text:p>
              </table:table-cell>
              <table:table-cell office:value-type="float" office:value="199.528847813">
                <text:p>199.5288478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0">
                <text:p>-10</text:p>
              </table:table-cell>
              <table:table-cell office:value-type="float" office:value="199.618423985">
                <text:p>199.618423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4.5">
                <text:p>-14.5</text:p>
              </table:table-cell>
              <table:table-cell office:value-type="float" office:value="199.690813065">
                <text:p>199.690813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4.5">
                <text:p>-14.5</text:p>
              </table:table-cell>
              <table:table-cell office:value-type="float" office:value="200.943638984">
                <text:p>200.94363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4.5">
                <text:p>-14.5</text:p>
              </table:table-cell>
              <table:table-cell office:value-type="float" office:value="201.531568543">
                <text:p>201.531568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6">
                <text:p>-16</text:p>
              </table:table-cell>
              <table:table-cell office:value-type="float" office:value="203.943920367">
                <text:p>203.943920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4.5">
                <text:p>-14.5</text:p>
              </table:table-cell>
              <table:table-cell office:value-type="float" office:value="206.897959179">
                <text:p>206.897959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6">
                <text:p>-16</text:p>
              </table:table-cell>
              <table:table-cell office:value-type="float" office:value="207.397588266">
                <text:p>207.397588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4.5">
                <text:p>-14.5</text:p>
              </table:table-cell>
              <table:table-cell office:value-type="float" office:value="207.727422585">
                <text:p>207.727422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6">
                <text:p>-16</text:p>
              </table:table-cell>
              <table:table-cell office:value-type="float" office:value="209.046396888">
                <text:p>209.0463968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6">
                <text:p>-16</text:p>
              </table:table-cell>
              <table:table-cell office:value-type="float" office:value="210.457503634">
                <text:p>210.4575036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6">
                <text:p>-16</text:p>
              </table:table-cell>
              <table:table-cell office:value-type="float" office:value="214.278300378">
                <text:p>214.2783003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6">
                <text:p>-16</text:p>
              </table:table-cell>
              <table:table-cell office:value-type="float" office:value="214.472066126">
                <text:p>214.472066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4.5">
                <text:p>-14.5</text:p>
              </table:table-cell>
              <table:table-cell office:value-type="float" office:value="214.934542445">
                <text:p>214.934542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">
                <text:p>-10</text:p>
              </table:table-cell>
              <table:table-cell office:value-type="float" office:value="215.244004285">
                <text:p>215.244004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4.5">
                <text:p>-14.5</text:p>
              </table:table-cell>
              <table:table-cell office:value-type="float" office:value="217.233569202">
                <text:p>217.233569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4.5">
                <text:p>-14.5</text:p>
              </table:table-cell>
              <table:table-cell office:value-type="float" office:value="218.262599367">
                <text:p>218.262599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6">
                <text:p>-16</text:p>
              </table:table-cell>
              <table:table-cell office:value-type="float" office:value="220.871557023">
                <text:p>220.8715570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">
                <text:p>-10</text:p>
              </table:table-cell>
              <table:table-cell office:value-type="float" office:value="220.980013497">
                <text:p>220.980013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">
                <text:p>-10</text:p>
              </table:table-cell>
              <table:table-cell office:value-type="float" office:value="221.517912221">
                <text:p>221.5179122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">
                <text:p>-10</text:p>
              </table:table-cell>
              <table:table-cell office:value-type="float" office:value="221.987159379">
                <text:p>221.9871593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4.5">
                <text:p>-14.5</text:p>
              </table:table-cell>
              <table:table-cell office:value-type="float" office:value="223.916771149">
                <text:p>223.9167711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">
                <text:p>-10</text:p>
              </table:table-cell>
              <table:table-cell office:value-type="float" office:value="223.919021729">
                <text:p>223.91902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4.5">
                <text:p>-14.5</text:p>
              </table:table-cell>
              <table:table-cell office:value-type="float" office:value="224.414352384">
                <text:p>224.414352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6">
                <text:p>-16</text:p>
              </table:table-cell>
              <table:table-cell office:value-type="float" office:value="225.577935785">
                <text:p>225.5779357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">
                <text:p>-10</text:p>
              </table:table-cell>
              <table:table-cell office:value-type="float" office:value="228.486686612">
                <text:p>228.486686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">
                <text:p>-10</text:p>
              </table:table-cell>
              <table:table-cell office:value-type="float" office:value="230.93642877">
                <text:p>230.93642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4.5">
                <text:p>-14.5</text:p>
              </table:table-cell>
              <table:table-cell office:value-type="float" office:value="232.087224959">
                <text:p>232.0872249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4.5">
                <text:p>-14.5</text:p>
              </table:table-cell>
              <table:table-cell office:value-type="float" office:value="241.845484484">
                <text:p>241.845484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0">
                <text:p>-10</text:p>
              </table:table-cell>
              <table:table-cell office:value-type="float" office:value="242.196447359">
                <text:p>242.196447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6">
                <text:p>-16</text:p>
              </table:table-cell>
              <table:table-cell office:value-type="float" office:value="243.532364992">
                <text:p>243.532364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0">
                <text:p>-10</text:p>
              </table:table-cell>
              <table:table-cell office:value-type="float" office:value="246.076226724">
                <text:p>246.076226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6">
                <text:p>-16</text:p>
              </table:table-cell>
              <table:table-cell office:value-type="float" office:value="246.799788421">
                <text:p>246.7997884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6">
                <text:p>-16</text:p>
              </table:table-cell>
              <table:table-cell office:value-type="float" office:value="247.144558806">
                <text:p>247.144558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">
                <text:p>-10</text:p>
              </table:table-cell>
              <table:table-cell office:value-type="float" office:value="248.946987824">
                <text:p>248.946987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">
                <text:p>-10</text:p>
              </table:table-cell>
              <table:table-cell office:value-type="float" office:value="249.025602936">
                <text:p>249.025602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4.5">
                <text:p>-14.5</text:p>
              </table:table-cell>
              <table:table-cell office:value-type="float" office:value="249.388726863">
                <text:p>249.3887268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6">
                <text:p>-16</text:p>
              </table:table-cell>
              <table:table-cell office:value-type="float" office:value="249.723916397">
                <text:p>249.7239163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6">
                <text:p>-16</text:p>
              </table:table-cell>
              <table:table-cell office:value-type="float" office:value="250.553180791">
                <text:p>250.553180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">
                <text:p>-16</text:p>
              </table:table-cell>
              <table:table-cell office:value-type="float" office:value="253.033901262">
                <text:p>253.033901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">
                <text:p>-10</text:p>
              </table:table-cell>
              <table:table-cell office:value-type="float" office:value="254.640641468">
                <text:p>254.640641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4.5">
                <text:p>-14.5</text:p>
              </table:table-cell>
              <table:table-cell office:value-type="float" office:value="254.704878908">
                <text:p>254.7048789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4.5">
                <text:p>-14.5</text:p>
              </table:table-cell>
              <table:table-cell office:value-type="float" office:value="256.041038769">
                <text:p>256.041038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0">
                <text:p>-10</text:p>
              </table:table-cell>
              <table:table-cell office:value-type="float" office:value="256.727324887">
                <text:p>256.7273248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4.5">
                <text:p>-14.5</text:p>
              </table:table-cell>
              <table:table-cell office:value-type="float" office:value="257.131246233">
                <text:p>257.1312462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0">
                <text:p>-10</text:p>
              </table:table-cell>
              <table:table-cell office:value-type="float" office:value="257.672430236">
                <text:p>257.672430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4.5">
                <text:p>-14.5</text:p>
              </table:table-cell>
              <table:table-cell office:value-type="float" office:value="257.788143402">
                <text:p>257.788143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0">
                <text:p>-10</text:p>
              </table:table-cell>
              <table:table-cell office:value-type="float" office:value="258.43097003">
                <text:p>258.43097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4.5">
                <text:p>-14.5</text:p>
              </table:table-cell>
              <table:table-cell office:value-type="float" office:value="258.694775681">
                <text:p>258.6947756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0">
                <text:p>-10</text:p>
              </table:table-cell>
              <table:table-cell office:value-type="float" office:value="259.029899014">
                <text:p>259.029899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6">
                <text:p>-16</text:p>
              </table:table-cell>
              <table:table-cell office:value-type="float" office:value="260.509397183">
                <text:p>260.509397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4.5">
                <text:p>-14.5</text:p>
              </table:table-cell>
              <table:table-cell office:value-type="float" office:value="262.789065833">
                <text:p>262.789065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0">
                <text:p>-10</text:p>
              </table:table-cell>
              <table:table-cell office:value-type="float" office:value="264.626256851">
                <text:p>264.6262568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4.5">
                <text:p>-14.5</text:p>
              </table:table-cell>
              <table:table-cell office:value-type="float" office:value="265.090166636">
                <text:p>265.090166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6">
                <text:p>-16</text:p>
              </table:table-cell>
              <table:table-cell office:value-type="float" office:value="266.082888551">
                <text:p>266.082888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6">
                <text:p>-16</text:p>
              </table:table-cell>
              <table:table-cell office:value-type="float" office:value="267.484694207">
                <text:p>267.4846942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4.5">
                <text:p>-14.5</text:p>
              </table:table-cell>
              <table:table-cell office:value-type="float" office:value="267.758431278">
                <text:p>267.758431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">
                <text:p>-10</text:p>
              </table:table-cell>
              <table:table-cell office:value-type="float" office:value="268.320774347">
                <text:p>268.320774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4.5">
                <text:p>-14.5</text:p>
              </table:table-cell>
              <table:table-cell office:value-type="float" office:value="271.000492925">
                <text:p>271.000492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4.5">
                <text:p>-14.5</text:p>
              </table:table-cell>
              <table:table-cell office:value-type="float" office:value="271.872560578">
                <text:p>271.872560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6">
                <text:p>-16</text:p>
              </table:table-cell>
              <table:table-cell office:value-type="float" office:value="273.829845316">
                <text:p>273.829845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0">
                <text:p>-10</text:p>
              </table:table-cell>
              <table:table-cell office:value-type="float" office:value="274.387013787">
                <text:p>274.387013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6">
                <text:p>-16</text:p>
              </table:table-cell>
              <table:table-cell office:value-type="float" office:value="275.871636429">
                <text:p>275.871636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6">
                <text:p>-16</text:p>
              </table:table-cell>
              <table:table-cell office:value-type="float" office:value="279.224555797">
                <text:p>279.2245557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6">
                <text:p>-16</text:p>
              </table:table-cell>
              <table:table-cell office:value-type="float" office:value="280.76487163">
                <text:p>280.76487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0">
                <text:p>-10</text:p>
              </table:table-cell>
              <table:table-cell office:value-type="float" office:value="282.319693891">
                <text:p>282.3196938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4.5">
                <text:p>-14.5</text:p>
              </table:table-cell>
              <table:table-cell office:value-type="float" office:value="283.401558182">
                <text:p>283.4015581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4.5">
                <text:p>-14.5</text:p>
              </table:table-cell>
              <table:table-cell office:value-type="float" office:value="283.978246759">
                <text:p>283.9782467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4.5">
                <text:p>-14.5</text:p>
              </table:table-cell>
              <table:table-cell office:value-type="float" office:value="285.118399555">
                <text:p>285.1183995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0">
                <text:p>-10</text:p>
              </table:table-cell>
              <table:table-cell office:value-type="float" office:value="286.005986327">
                <text:p>286.005986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4.5">
                <text:p>-14.5</text:p>
              </table:table-cell>
              <table:table-cell office:value-type="float" office:value="286.552001162">
                <text:p>286.5520011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6">
                <text:p>-16</text:p>
              </table:table-cell>
              <table:table-cell office:value-type="float" office:value="291.340612523">
                <text:p>291.340612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0">
                <text:p>-10</text:p>
              </table:table-cell>
              <table:table-cell office:value-type="float" office:value="293.231839168">
                <text:p>293.231839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0">
                <text:p>-10</text:p>
              </table:table-cell>
              <table:table-cell office:value-type="float" office:value="294.792210413">
                <text:p>294.792210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6">
                <text:p>-16</text:p>
              </table:table-cell>
              <table:table-cell office:value-type="float" office:value="295.363965893">
                <text:p>295.3639658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">
                <text:p>-10</text:p>
              </table:table-cell>
              <table:table-cell office:value-type="float" office:value="295.681438109">
                <text:p>295.681438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4.5">
                <text:p>-14.5</text:p>
              </table:table-cell>
              <table:table-cell office:value-type="float" office:value="295.934583512">
                <text:p>295.934583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0">
                <text:p>-10</text:p>
              </table:table-cell>
              <table:table-cell office:value-type="float" office:value="297.072833956">
                <text:p>297.0728339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0">
                <text:p>-10</text:p>
              </table:table-cell>
              <table:table-cell office:value-type="float" office:value="297.371120032">
                <text:p>297.371120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4.5">
                <text:p>-14.5</text:p>
              </table:table-cell>
              <table:table-cell office:value-type="float" office:value="297.447202048">
                <text:p>297.447202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6">
                <text:p>-16</text:p>
              </table:table-cell>
              <table:table-cell office:value-type="float" office:value="298.852030557">
                <text:p>298.8520305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0">
                <text:p>-10</text:p>
              </table:table-cell>
              <table:table-cell office:value-type="float" office:value="299.026725584">
                <text:p>299.026725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6">
                <text:p>-16</text:p>
              </table:table-cell>
              <table:table-cell office:value-type="float" office:value="299.617623443">
                <text:p>299.6176234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0">
                <text:p>-10</text:p>
              </table:table-cell>
              <table:table-cell office:value-type="float" office:value="300.228886471">
                <text:p>300.2288864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6">
                <text:p>-16</text:p>
              </table:table-cell>
              <table:table-cell office:value-type="float" office:value="301.020985084">
                <text:p>301.0209850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6">
                <text:p>-16</text:p>
              </table:table-cell>
              <table:table-cell office:value-type="float" office:value="301.323468863">
                <text:p>301.3234688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6">
                <text:p>-16</text:p>
              </table:table-cell>
              <table:table-cell office:value-type="float" office:value="302.94102973">
                <text:p>302.94102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">
                <text:p>-10</text:p>
              </table:table-cell>
              <table:table-cell office:value-type="float" office:value="305.813315297">
                <text:p>305.8133152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0">
                <text:p>-10</text:p>
              </table:table-cell>
              <table:table-cell office:value-type="float" office:value="307.698467477">
                <text:p>307.698467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4.5">
                <text:p>-14.5</text:p>
              </table:table-cell>
              <table:table-cell office:value-type="float" office:value="307.836674203">
                <text:p>307.836674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0">
                <text:p>-10</text:p>
              </table:table-cell>
              <table:table-cell office:value-type="float" office:value="309.726225264">
                <text:p>309.7262252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4.5">
                <text:p>-14.5</text:p>
              </table:table-cell>
              <table:table-cell office:value-type="float" office:value="310.664105396">
                <text:p>310.6641053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0">
                <text:p>-10</text:p>
              </table:table-cell>
              <table:table-cell office:value-type="float" office:value="312.859647964">
                <text:p>312.8596479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4.5">
                <text:p>-14.5</text:p>
              </table:table-cell>
              <table:table-cell office:value-type="float" office:value="313.39528868">
                <text:p>313.395288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6">
                <text:p>-16</text:p>
              </table:table-cell>
              <table:table-cell office:value-type="float" office:value="315.72275802">
                <text:p>315.722758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4.5">
                <text:p>-14.5</text:p>
              </table:table-cell>
              <table:table-cell office:value-type="float" office:value="315.876271515">
                <text:p>315.8762715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">
                <text:p>-10</text:p>
              </table:table-cell>
              <table:table-cell office:value-type="float" office:value="320.56196745">
                <text:p>320.561967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4.5">
                <text:p>-14.5</text:p>
              </table:table-cell>
              <table:table-cell office:value-type="float" office:value="321.73808218">
                <text:p>321.738082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6">
                <text:p>-16</text:p>
              </table:table-cell>
              <table:table-cell office:value-type="float" office:value="322.491843618">
                <text:p>322.491843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4.5">
                <text:p>-14.5</text:p>
              </table:table-cell>
              <table:table-cell office:value-type="float" office:value="322.957672662">
                <text:p>322.9576726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6">
                <text:p>-16</text:p>
              </table:table-cell>
              <table:table-cell office:value-type="float" office:value="323.818257686">
                <text:p>323.8182576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4.5">
                <text:p>-14.5</text:p>
              </table:table-cell>
              <table:table-cell office:value-type="float" office:value="323.842299119">
                <text:p>323.842299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0">
                <text:p>-10</text:p>
              </table:table-cell>
              <table:table-cell office:value-type="float" office:value="324.114232885">
                <text:p>324.1142328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6">
                <text:p>-16</text:p>
              </table:table-cell>
              <table:table-cell office:value-type="float" office:value="328.419620211">
                <text:p>328.419620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0">
                <text:p>-10</text:p>
              </table:table-cell>
              <table:table-cell office:value-type="float" office:value="329.807151932">
                <text:p>329.8071519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6">
                <text:p>-16</text:p>
              </table:table-cell>
              <table:table-cell office:value-type="float" office:value="330.093782177">
                <text:p>330.093782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4.5">
                <text:p>-14.5</text:p>
              </table:table-cell>
              <table:table-cell office:value-type="float" office:value="331.343718772">
                <text:p>331.343718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6">
                <text:p>-16</text:p>
              </table:table-cell>
              <table:table-cell office:value-type="float" office:value="332.043296409">
                <text:p>332.0432964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6">
                <text:p>-16</text:p>
              </table:table-cell>
              <table:table-cell office:value-type="float" office:value="334.461621667">
                <text:p>334.461621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0">
                <text:p>-10</text:p>
              </table:table-cell>
              <table:table-cell office:value-type="float" office:value="336.953049412">
                <text:p>336.953049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4.5">
                <text:p>-14.5</text:p>
              </table:table-cell>
              <table:table-cell office:value-type="float" office:value="337.319237517">
                <text:p>337.3192375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6">
                <text:p>-16</text:p>
              </table:table-cell>
              <table:table-cell office:value-type="float" office:value="339.460882054">
                <text:p>339.460882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6">
                <text:p>-16</text:p>
              </table:table-cell>
              <table:table-cell office:value-type="float" office:value="339.573831198">
                <text:p>339.5738311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4.5">
                <text:p>-14.5</text:p>
              </table:table-cell>
              <table:table-cell office:value-type="float" office:value="342.533244563">
                <text:p>342.533244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0">
                <text:p>-10</text:p>
              </table:table-cell>
              <table:table-cell office:value-type="float" office:value="342.842474026">
                <text:p>342.8424740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0">
                <text:p>-10</text:p>
              </table:table-cell>
              <table:table-cell office:value-type="float" office:value="343.782535175">
                <text:p>343.7825351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4.5">
                <text:p>-14.5</text:p>
              </table:table-cell>
              <table:table-cell office:value-type="float" office:value="349.815863996">
                <text:p>349.8158639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6">
                <text:p>-16</text:p>
              </table:table-cell>
              <table:table-cell office:value-type="float" office:value="351.939654158">
                <text:p>351.9396541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0">
                <text:p>-10</text:p>
              </table:table-cell>
              <table:table-cell office:value-type="float" office:value="352.516007953">
                <text:p>352.5160079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4.5">
                <text:p>-14.5</text:p>
              </table:table-cell>
              <table:table-cell office:value-type="float" office:value="360.462974975">
                <text:p>360.4629749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6">
                <text:p>-16</text:p>
              </table:table-cell>
              <table:table-cell office:value-type="float" office:value="368.794879941">
                <text:p>368.794879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4.5">
                <text:p>-14.5</text:p>
              </table:table-cell>
              <table:table-cell office:value-type="float" office:value="371.639964191">
                <text:p>371.6399641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6">
                <text:p>-16</text:p>
              </table:table-cell>
              <table:table-cell office:value-type="float" office:value="377.754589409">
                <text:p>377.7545894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0">
                <text:p>-10</text:p>
              </table:table-cell>
              <table:table-cell office:value-type="float" office:value="378.180484239">
                <text:p>378.1804842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4.5">
                <text:p>-14.5</text:p>
              </table:table-cell>
              <table:table-cell office:value-type="float" office:value="381.98001008">
                <text:p>381.98001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6">
                <text:p>-16</text:p>
              </table:table-cell>
              <table:table-cell office:value-type="float" office:value="386.645017629">
                <text:p>386.6450176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6">
                <text:p>-16</text:p>
              </table:table-cell>
              <table:table-cell office:value-type="float" office:value="390.046986744">
                <text:p>390.0469867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4.5">
                <text:p>-14.5</text:p>
              </table:table-cell>
              <table:table-cell office:value-type="float" office:value="392.129870129">
                <text:p>392.129870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0">
                <text:p>-10</text:p>
              </table:table-cell>
              <table:table-cell office:value-type="float" office:value="396.054516029">
                <text:p>396.054516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0">
                <text:p>-10</text:p>
              </table:table-cell>
              <table:table-cell office:value-type="float" office:value="399.836703148">
                <text:p>399.836703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4.5">
                <text:p>-14.5</text:p>
              </table:table-cell>
              <table:table-cell office:value-type="float" office:value="405.110318471">
                <text:p>405.110318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6">
                <text:p>-16</text:p>
              </table:table-cell>
              <table:table-cell office:value-type="float" office:value="406.528094417">
                <text:p>406.528094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4.5">
                <text:p>-14.5</text:p>
              </table:table-cell>
              <table:table-cell office:value-type="float" office:value="407.804442701">
                <text:p>407.804442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0">
                <text:p>-10</text:p>
              </table:table-cell>
              <table:table-cell office:value-type="float" office:value="413.189563031">
                <text:p>413.189563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0">
                <text:p>-10</text:p>
              </table:table-cell>
              <table:table-cell office:value-type="float" office:value="425.69316535">
                <text:p>425.69316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4.5">
                <text:p>-14.5</text:p>
              </table:table-cell>
              <table:table-cell office:value-type="float" office:value="429.301741908">
                <text:p>429.301741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">
                <text:p>-10</text:p>
              </table:table-cell>
              <table:table-cell office:value-type="float" office:value="444.974368489">
                <text:p>444.9743684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6">
                <text:p>-16</text:p>
              </table:table-cell>
              <table:table-cell office:value-type="float" office:value="456.497107571">
                <text:p>456.4971075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4.5">
                <text:p>-14.5</text:p>
              </table:table-cell>
              <table:table-cell office:value-type="float" office:value="457.828309058">
                <text:p>457.8283090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4.5">
                <text:p>-14.5</text:p>
              </table:table-cell>
              <table:table-cell office:value-type="float" office:value="485.189102854">
                <text:p>485.1891028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6">
                <text:p>-16</text:p>
              </table:table-cell>
              <table:table-cell office:value-type="float" office:value="491.587824457">
                <text:p>491.5878244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4.5">
                <text:p>-14.5</text:p>
              </table:table-cell>
              <table:table-cell office:value-type="float" office:value="492.260400699">
                <text:p>492.2604006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4.5">
                <text:p>-14.5</text:p>
              </table:table-cell>
              <table:table-cell office:value-type="float" office:value="496.144924069">
                <text:p>496.144924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0">
                <text:p>-10</text:p>
              </table:table-cell>
              <table:table-cell office:value-type="float" office:value="496.792825673">
                <text:p>496.792825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6">
                <text:p>-16</text:p>
              </table:table-cell>
              <table:table-cell office:value-type="float" office:value="500.235620739">
                <text:p>500.2356207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6">
                <text:p>-16</text:p>
              </table:table-cell>
              <table:table-cell office:value-type="float" office:value="513.316612885">
                <text:p>513.316612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4.5">
                <text:p>-14.5</text:p>
              </table:table-cell>
              <table:table-cell office:value-type="float" office:value="516.927984929">
                <text:p>516.927984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0">
                <text:p>-10</text:p>
              </table:table-cell>
              <table:table-cell office:value-type="float" office:value="525.315902411">
                <text:p>525.315902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0">
                <text:p>-10</text:p>
              </table:table-cell>
              <table:table-cell office:value-type="float" office:value="525.402026838">
                <text:p>525.402026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6">
                <text:p>-16</text:p>
              </table:table-cell>
              <table:table-cell office:value-type="float" office:value="526.782326353">
                <text:p>526.782326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6">
                <text:p>-16</text:p>
              </table:table-cell>
              <table:table-cell office:value-type="float" office:value="530.016036576">
                <text:p>530.016036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4.5">
                <text:p>-14.5</text:p>
              </table:table-cell>
              <table:table-cell office:value-type="float" office:value="532.684077196">
                <text:p>532.684077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0">
                <text:p>-10</text:p>
              </table:table-cell>
              <table:table-cell office:value-type="float" office:value="535.075334174">
                <text:p>535.075334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0">
                <text:p>-10</text:p>
              </table:table-cell>
              <table:table-cell office:value-type="float" office:value="542.177292498">
                <text:p>542.177292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6">
                <text:p>-16</text:p>
              </table:table-cell>
              <table:table-cell office:value-type="float" office:value="548.510362448">
                <text:p>548.510362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0">
                <text:p>-10</text:p>
              </table:table-cell>
              <table:table-cell office:value-type="float" office:value="554.09876653">
                <text:p>554.098766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6">
                <text:p>-16</text:p>
              </table:table-cell>
              <table:table-cell office:value-type="float" office:value="561.243333114">
                <text:p>561.243333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0">
                <text:p>-10</text:p>
              </table:table-cell>
              <table:table-cell office:value-type="float" office:value="564.374554769">
                <text:p>564.374554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0">
                <text:p>-10</text:p>
              </table:table-cell>
              <table:table-cell office:value-type="float" office:value="603.284280027">
                <text:p>603.28428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0">
                <text:p>-10</text:p>
              </table:table-cell>
              <table:table-cell office:value-type="float" office:value="650.060583238">
                <text:p>650.0605832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0">
                <text:p>-10</text:p>
              </table:table-cell>
              <table:table-cell office:value-type="float" office:value="654.854101992">
                <text:p>654.8541019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0">
                <text:p>-10</text:p>
              </table:table-cell>
              <table:table-cell office:value-type="float" office:value="662.210381364">
                <text:p>662.210381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4.5">
                <text:p>-14.5</text:p>
              </table:table-cell>
              <table:table-cell office:value-type="float" office:value="733.670102195">
                <text:p>733.6701021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4.5">
                <text:p>-14.5</text:p>
              </table:table-cell>
              <table:table-cell office:value-type="float" office:value="739.520188385">
                <text:p>739.520188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4.5">
                <text:p>-14.5</text:p>
              </table:table-cell>
              <table:table-cell office:value-type="float" office:value="767.542379051">
                <text:p>767.5423790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0">
                <text:p>-10</text:p>
              </table:table-cell>
              <table:table-cell office:value-type="float" office:value="768.807445605">
                <text:p>768.807445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6">
                <text:p>-16</text:p>
              </table:table-cell>
              <table:table-cell office:value-type="float" office:value="792.117947299">
                <text:p>792.117947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6">
                <text:p>-16</text:p>
              </table:table-cell>
              <table:table-cell office:value-type="float" office:value="796.567825101">
                <text:p>796.567825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0">
                <text:p>-10</text:p>
              </table:table-cell>
              <table:table-cell office:value-type="float" office:value="819.015227507">
                <text:p>819.0152275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4.5">
                <text:p>-14.5</text:p>
              </table:table-cell>
              <table:table-cell office:value-type="float" office:value="827.870835181">
                <text:p>827.870835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4.5">
                <text:p>-14.5</text:p>
              </table:table-cell>
              <table:table-cell office:value-type="float" office:value="837.961170973">
                <text:p>837.961170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6">
                <text:p>-16</text:p>
              </table:table-cell>
              <table:table-cell office:value-type="float" office:value="872.491373868">
                <text:p>872.4913738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6">
                <text:p>-16</text:p>
              </table:table-cell>
              <table:table-cell office:value-type="float" office:value="884.467961996">
                <text:p>884.467961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0">
                <text:p>-10</text:p>
              </table:table-cell>
              <table:table-cell office:value-type="float" office:value="894.516971739">
                <text:p>894.5169717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6">
                <text:p>-16</text:p>
              </table:table-cell>
              <table:table-cell office:value-type="float" office:value="899.785972043">
                <text:p>899.785972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0">
                <text:p>-10</text:p>
              </table:table-cell>
              <table:table-cell office:value-type="float" office:value="920.097624681">
                <text:p>920.097624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4.5">
                <text:p>-14.5</text:p>
              </table:table-cell>
              <table:table-cell office:value-type="float" office:value="935.803536683">
                <text:p>935.8035366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4.5">
                <text:p>-14.5</text:p>
              </table:table-cell>
              <table:table-cell office:value-type="float" office:value="947.676553143">
                <text:p>947.676553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4.5">
                <text:p>-14.5</text:p>
              </table:table-cell>
              <table:table-cell office:value-type="float" office:value="973.771338045">
                <text:p>973.771338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6">
                <text:p>-16</text:p>
              </table:table-cell>
              <table:table-cell office:value-type="float" office:value="1000.85948473">
                <text:p>1000.859484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6">
                <text:p>-16</text:p>
              </table:table-cell>
              <table:table-cell office:value-type="float" office:value="1018.72343036">
                <text:p>1018.723430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4.5">
                <text:p>-14.5</text:p>
              </table:table-cell>
              <table:table-cell office:value-type="float" office:value="1070.79626771">
                <text:p>1070.796267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4.5">
                <text:p>-14.5</text:p>
              </table:table-cell>
              <table:table-cell office:value-type="float" office:value="1070.87790697">
                <text:p>1070.87790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6">
                <text:p>-16</text:p>
              </table:table-cell>
              <table:table-cell office:value-type="float" office:value="1071.44002961">
                <text:p>1071.44002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">
                <text:p>-10</text:p>
              </table:table-cell>
              <table:table-cell office:value-type="float" office:value="1081.33116499">
                <text:p>1081.33116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0">
                <text:p>-10</text:p>
              </table:table-cell>
              <table:table-cell office:value-type="float" office:value="1102.50616589">
                <text:p>1102.506165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6">
                <text:p>-16</text:p>
              </table:table-cell>
              <table:table-cell office:value-type="float" office:value="1105.46601514">
                <text:p>1105.466015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4.5">
                <text:p>-14.5</text:p>
              </table:table-cell>
              <table:table-cell office:value-type="float" office:value="1150.73542246">
                <text:p>1150.73542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4.5">
                <text:p>-14.5</text:p>
              </table:table-cell>
              <table:table-cell office:value-type="float" office:value="1198.71884958">
                <text:p>1198.71884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6">
                <text:p>-16</text:p>
              </table:table-cell>
              <table:table-cell office:value-type="float" office:value="1212.89882172">
                <text:p>1212.898821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6">
                <text:p>-16</text:p>
              </table:table-cell>
              <table:table-cell office:value-type="float" office:value="1225.29222327">
                <text:p>1225.29222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4.5">
                <text:p>-14.5</text:p>
              </table:table-cell>
              <table:table-cell office:value-type="float" office:value="1232.13953867">
                <text:p>1232.139538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6">
                <text:p>-16</text:p>
              </table:table-cell>
              <table:table-cell office:value-type="float" office:value="1238.02773344">
                <text:p>1238.02773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6">
                <text:p>-16</text:p>
              </table:table-cell>
              <table:table-cell office:value-type="float" office:value="1316.85293467">
                <text:p>1316.852934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4.5">
                <text:p>-14.5</text:p>
              </table:table-cell>
              <table:table-cell office:value-type="float" office:value="1341.64461707">
                <text:p>1341.64461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6">
                <text:p>-16</text:p>
              </table:table-cell>
              <table:table-cell office:value-type="float" office:value="1398.650222">
                <text:p>1398.6502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0">
                <text:p>-10</text:p>
              </table:table-cell>
              <table:table-cell office:value-type="float" office:value="1442.60363113">
                <text:p>1442.60363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0">
                <text:p>-10</text:p>
              </table:table-cell>
              <table:table-cell office:value-type="float" office:value="1457.30148383">
                <text:p>1457.30148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4.5">
                <text:p>-14.5</text:p>
              </table:table-cell>
              <table:table-cell office:value-type="float" office:value="1580.03412059">
                <text:p>1580.034120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">
                <text:p>-10</text:p>
              </table:table-cell>
              <table:table-cell office:value-type="float" office:value="1602.46183376">
                <text:p>1602.46183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6">
                <text:p>-16</text:p>
              </table:table-cell>
              <table:table-cell office:value-type="float" office:value="1605.43894866">
                <text:p>1605.438948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4.5">
                <text:p>-14.5</text:p>
              </table:table-cell>
              <table:table-cell office:value-type="float" office:value="1692.80621906">
                <text:p>1692.806219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">
                <text:p>-10</text:p>
              </table:table-cell>
              <table:table-cell office:value-type="float" office:value="1715.8146063">
                <text:p>1715.8146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6">
                <text:p>-16</text:p>
              </table:table-cell>
              <table:table-cell office:value-type="float" office:value="1763.02416882">
                <text:p>1763.024168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0">
                <text:p>-10</text:p>
              </table:table-cell>
              <table:table-cell office:value-type="float" office:value="1788.94967742">
                <text:p>1788.9496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0">
                <text:p>-10</text:p>
              </table:table-cell>
              <table:table-cell office:value-type="float" office:value="1847.18416454">
                <text:p>1847.184164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4.5">
                <text:p>-14.5</text:p>
              </table:table-cell>
              <table:table-cell office:value-type="float" office:value="1956.24001538">
                <text:p>1956.24001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6">
                <text:p>-16</text:p>
              </table:table-cell>
              <table:table-cell office:value-type="float" office:value="1985.59618552">
                <text:p>1985.596185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4.5">
                <text:p>-14.5</text:p>
              </table:table-cell>
              <table:table-cell office:value-type="float" office:value="1996.0444169">
                <text:p>1996.04441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6">
                <text:p>-16</text:p>
              </table:table-cell>
              <table:table-cell office:value-type="float" office:value="2023.56255577">
                <text:p>2023.562555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4.5">
                <text:p>-14.5</text:p>
              </table:table-cell>
              <table:table-cell office:value-type="float" office:value="2051.51547576">
                <text:p>2051.515475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0">
                <text:p>-10</text:p>
              </table:table-cell>
              <table:table-cell office:value-type="float" office:value="2109.69113528">
                <text:p>2109.691135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6">
                <text:p>-16</text:p>
              </table:table-cell>
              <table:table-cell office:value-type="float" office:value="2125.77349965">
                <text:p>2125.773499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0">
                <text:p>-10</text:p>
              </table:table-cell>
              <table:table-cell office:value-type="float" office:value="2153.54044227">
                <text:p>2153.540442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4.5">
                <text:p>-14.5</text:p>
              </table:table-cell>
              <table:table-cell office:value-type="float" office:value="2244.40316155">
                <text:p>2244.403161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6">
                <text:p>-16</text:p>
              </table:table-cell>
              <table:table-cell office:value-type="float" office:value="2266.58990534">
                <text:p>2266.58990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4.5">
                <text:p>-14.5</text:p>
              </table:table-cell>
              <table:table-cell office:value-type="float" office:value="2333.92946625">
                <text:p>2333.92946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0">
                <text:p>-10</text:p>
              </table:table-cell>
              <table:table-cell office:value-type="float" office:value="2388.90433309">
                <text:p>2388.90433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0">
                <text:p>-10</text:p>
              </table:table-cell>
              <table:table-cell office:value-type="float" office:value="2390.93244255">
                <text:p>2390.93244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0">
                <text:p>-10</text:p>
              </table:table-cell>
              <table:table-cell office:value-type="float" office:value="2495.02817999">
                <text:p>2495.02817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4.5">
                <text:p>-14.5</text:p>
              </table:table-cell>
              <table:table-cell office:value-type="float" office:value="2495.15829447">
                <text:p>2495.158294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4.5">
                <text:p>-14.5</text:p>
              </table:table-cell>
              <table:table-cell office:value-type="float" office:value="2515.15669266">
                <text:p>2515.15669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6">
                <text:p>-16</text:p>
              </table:table-cell>
              <table:table-cell office:value-type="float" office:value="2528.92396948">
                <text:p>2528.923969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0">
                <text:p>-10</text:p>
              </table:table-cell>
              <table:table-cell office:value-type="float" office:value="2529.37109362">
                <text:p>2529.371093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6">
                <text:p>-16</text:p>
              </table:table-cell>
              <table:table-cell office:value-type="float" office:value="2531.46257899">
                <text:p>2531.46257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0">
                <text:p>-10</text:p>
              </table:table-cell>
              <table:table-cell office:value-type="float" office:value="2536.28881416">
                <text:p>2536.28881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6">
                <text:p>-16</text:p>
              </table:table-cell>
              <table:table-cell office:value-type="float" office:value="2568.08925436">
                <text:p>2568.089254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4.5">
                <text:p>-14.5</text:p>
              </table:table-cell>
              <table:table-cell office:value-type="float" office:value="2645.37923371">
                <text:p>2645.379233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6">
                <text:p>-16</text:p>
              </table:table-cell>
              <table:table-cell office:value-type="float" office:value="2656.98615661">
                <text:p>2656.986156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4.5">
                <text:p>-14.5</text:p>
              </table:table-cell>
              <table:table-cell office:value-type="float" office:value="2938.73926619">
                <text:p>2938.739266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6">
                <text:p>-16</text:p>
              </table:table-cell>
              <table:table-cell office:value-type="float" office:value="3045.09976245">
                <text:p>3045.09976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4.5">
                <text:p>-14.5</text:p>
              </table:table-cell>
              <table:table-cell office:value-type="float" office:value="3070.72911986">
                <text:p>3070.72911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0">
                <text:p>-10</text:p>
              </table:table-cell>
              <table:table-cell office:value-type="float" office:value="3185.83832714">
                <text:p>3185.83832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6">
                <text:p>-16</text:p>
              </table:table-cell>
              <table:table-cell office:value-type="float" office:value="3194.30917192">
                <text:p>3194.309171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4.5">
                <text:p>-14.5</text:p>
              </table:table-cell>
              <table:table-cell office:value-type="float" office:value="3223.8910591">
                <text:p>3223.8910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6">
                <text:p>-16</text:p>
              </table:table-cell>
              <table:table-cell office:value-type="float" office:value="3422.95567">
                <text:p>3422.955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4.5">
                <text:p>-14.5</text:p>
              </table:table-cell>
              <table:table-cell office:value-type="float" office:value="3592.44449177">
                <text:p>3592.444491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6">
                <text:p>-16</text:p>
              </table:table-cell>
              <table:table-cell office:value-type="float" office:value="3681.79262323">
                <text:p>3681.792623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0">
                <text:p>-10</text:p>
              </table:table-cell>
              <table:table-cell office:value-type="float" office:value="4044.32780572">
                <text:p>4044.327805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0">
                <text:p>-10</text:p>
              </table:table-cell>
              <table:table-cell office:value-type="float" office:value="4438.96372896">
                <text:p>4438.963728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4.5">
                <text:p>-14.5</text:p>
              </table:table-cell>
              <table:table-cell office:value-type="float" office:value="4447.16714392">
                <text:p>4447.16714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6">
                <text:p>-16</text:p>
              </table:table-cell>
              <table:table-cell office:value-type="float" office:value="4525.49817136">
                <text:p>4525.498171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4.5">
                <text:p>-14.5</text:p>
              </table:table-cell>
              <table:table-cell office:value-type="float" office:value="4778.60758122">
                <text:p>4778.607581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6">
                <text:p>-16</text:p>
              </table:table-cell>
              <table:table-cell office:value-type="float" office:value="4836.51451577">
                <text:p>4836.514515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6">
                <text:p>-16</text:p>
              </table:table-cell>
              <table:table-cell office:value-type="float" office:value="15610.8985326">
                <text:p>15610.89853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4.5">
                <text:p>-14.5</text:p>
              </table:table-cell>
              <table:table-cell office:value-type="float" office:value="36193.6759488">
                <text:p>36193.6759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0">
                <text:p>-10</text:p>
              </table:table-cell>
              <table:table-cell office:value-type="float" office:value="286234.641559">
                <text:p>286234.6415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0">
                <text:p>-10</text:p>
              </table:table-cell>
              <table:table-cell office:value-type="float" office:value="1221169.46194">
                <text:p>1221169.461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8cm" svg:height="10.307cm" xlink:href=".." xlink:type="simple" chart:class="chart:scatter" chart:style-name="ch1">
        <chart:title svg:x="8.534cm" svg:y="0.342cm" chart:style-name="ch2">
          <text:p>DLL</text:p>
        </chart:title>
        <chart:plot-area chart:style-name="ch3" table:cell-range-address="Sheet1.C3:Sheet1.C538 Sheet1.B2:Sheet1.B2 Sheet1.G3:Sheet1.G538" chart:data-source-has-labels="row" svg:x="0.431cm" svg:y="1.443cm" svg:width="17.469cm" svg:height="8.501cm">
          <chartooo:coordinate-region svg:x="1.265cm" svg:y="1.642cm" svg:width="15.853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538" chart:label-cell-address="Sheet1.B2:Sheet1.B2" chart:class="chart:scatter">
            <chart:domain table:cell-range-address="Sheet1.C3:Sheet1.C538"/>
            <chart:data-point chart:repeated="5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-1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7">
                <text:p>0.0000007</text:p>
                <draw:g>
                  <svg:desc>Sheet1.C3:Sheet1.C538</svg:desc>
                </draw:g>
              </table:table-cell>
              <table:table-cell office:value-type="float" office:value="20.0811284402">
                <text:p>20.0811284402</text:p>
                <draw:g>
                  <svg:desc>Sheet1.G3:Sheet1.G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7">
                <text:p>0.0000007</text:p>
              </table:table-cell>
              <table:table-cell office:value-type="float" office:value="20.1802957581">
                <text:p>20.1802957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7">
                <text:p>0.0000007</text:p>
              </table:table-cell>
              <table:table-cell office:value-type="float" office:value="21.0058836023">
                <text:p>21.005883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7">
                <text:p>0.0000007</text:p>
              </table:table-cell>
              <table:table-cell office:value-type="float" office:value="21.3543889539">
                <text:p>21.3543889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1.5608493341">
                <text:p>21.5608493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7">
                <text:p>0.0000007</text:p>
              </table:table-cell>
              <table:table-cell office:value-type="float" office:value="21.6041673138">
                <text:p>21.6041673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1.7066480026">
                <text:p>21.706648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7">
                <text:p>0.0000007</text:p>
              </table:table-cell>
              <table:table-cell office:value-type="float" office:value="21.7311827945">
                <text:p>21.7311827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7">
                <text:p>0.0000007</text:p>
              </table:table-cell>
              <table:table-cell office:value-type="float" office:value="22.2370804314">
                <text:p>22.237080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7">
                <text:p>0.0000007</text:p>
              </table:table-cell>
              <table:table-cell office:value-type="float" office:value="22.7959144282">
                <text:p>22.795914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2.8132853943">
                <text:p>22.8132853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2.8534196391">
                <text:p>22.853419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2.8645171484">
                <text:p>22.864517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2.9207954042">
                <text:p>22.9207954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3.7246711428">
                <text:p>23.724671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3.8994296904">
                <text:p>23.899429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7">
                <text:p>0.0000007</text:p>
              </table:table-cell>
              <table:table-cell office:value-type="float" office:value="24.054756473">
                <text:p>24.054756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4.7266632372">
                <text:p>24.726663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4.7966680898">
                <text:p>24.7966680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4.8189854397">
                <text:p>24.8189854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7">
                <text:p>0.0000007</text:p>
              </table:table-cell>
              <table:table-cell office:value-type="float" office:value="24.903034295">
                <text:p>24.903034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7">
                <text:p>0.0000007</text:p>
              </table:table-cell>
              <table:table-cell office:value-type="float" office:value="25.0351624724">
                <text:p>25.03516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7">
                <text:p>0.0000007</text:p>
              </table:table-cell>
              <table:table-cell office:value-type="float" office:value="25.1133621433">
                <text:p>25.1133621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18">
                <text:p>0.0000018</text:p>
              </table:table-cell>
              <table:table-cell office:value-type="float" office:value="25.2500207925">
                <text:p>25.2500207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5.586050835">
                <text:p>25.586050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7">
                <text:p>0.0000007</text:p>
              </table:table-cell>
              <table:table-cell office:value-type="float" office:value="25.7195191748">
                <text:p>25.719519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7">
                <text:p>0.0000007</text:p>
              </table:table-cell>
              <table:table-cell office:value-type="float" office:value="26.0491096036">
                <text:p>26.049109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6.0698302075">
                <text:p>26.0698302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6.1465226775">
                <text:p>26.146522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6.1574729797">
                <text:p>26.1574729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6.1823170624">
                <text:p>26.1823170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18">
                <text:p>0.0000018</text:p>
              </table:table-cell>
              <table:table-cell office:value-type="float" office:value="26.3446661041">
                <text:p>26.344666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7">
                <text:p>0.0000007</text:p>
              </table:table-cell>
              <table:table-cell office:value-type="float" office:value="27.2748728654">
                <text:p>27.274872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7">
                <text:p>0.0000007</text:p>
              </table:table-cell>
              <table:table-cell office:value-type="float" office:value="27.3590920464">
                <text:p>27.359092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7">
                <text:p>0.0000007</text:p>
              </table:table-cell>
              <table:table-cell office:value-type="float" office:value="27.5591036821">
                <text:p>27.55910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8.0740423079">
                <text:p>28.0740423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7">
                <text:p>0.0000007</text:p>
              </table:table-cell>
              <table:table-cell office:value-type="float" office:value="28.1377201975">
                <text:p>28.1377201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7">
                <text:p>0.0000007</text:p>
              </table:table-cell>
              <table:table-cell office:value-type="float" office:value="28.5245716973">
                <text:p>28.5245716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7">
                <text:p>0.0000007</text:p>
              </table:table-cell>
              <table:table-cell office:value-type="float" office:value="28.6139080594">
                <text:p>28.6139080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7">
                <text:p>0.0000007</text:p>
              </table:table-cell>
              <table:table-cell office:value-type="float" office:value="28.6377560461">
                <text:p>28.6377560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7">
                <text:p>0.0000007</text:p>
              </table:table-cell>
              <table:table-cell office:value-type="float" office:value="29.6742679314">
                <text:p>29.6742679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7">
                <text:p>0.0000007</text:p>
              </table:table-cell>
              <table:table-cell office:value-type="float" office:value="30.8147457173">
                <text:p>30.8147457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18">
                <text:p>0.0000018</text:p>
              </table:table-cell>
              <table:table-cell office:value-type="float" office:value="31.1516978932">
                <text:p>31.151697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7">
                <text:p>0.0000007</text:p>
              </table:table-cell>
              <table:table-cell office:value-type="float" office:value="31.1634557827">
                <text:p>31.1634557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18">
                <text:p>0.0000018</text:p>
              </table:table-cell>
              <table:table-cell office:value-type="float" office:value="31.4497196209">
                <text:p>31.4497196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7">
                <text:p>0.0000007</text:p>
              </table:table-cell>
              <table:table-cell office:value-type="float" office:value="31.7253804546">
                <text:p>31.7253804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18">
                <text:p>0.0000018</text:p>
              </table:table-cell>
              <table:table-cell office:value-type="float" office:value="31.9320875919">
                <text:p>31.9320875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18">
                <text:p>0.0000018</text:p>
              </table:table-cell>
              <table:table-cell office:value-type="float" office:value="32.3853042226">
                <text:p>32.3853042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8">
                <text:p>0.0000018</text:p>
              </table:table-cell>
              <table:table-cell office:value-type="float" office:value="32.3949391854">
                <text:p>32.3949391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7">
                <text:p>0.0000007</text:p>
              </table:table-cell>
              <table:table-cell office:value-type="float" office:value="32.5045074403">
                <text:p>32.5045074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7">
                <text:p>0.0000007</text:p>
              </table:table-cell>
              <table:table-cell office:value-type="float" office:value="33.3290314814">
                <text:p>33.3290314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7">
                <text:p>0.0000007</text:p>
              </table:table-cell>
              <table:table-cell office:value-type="float" office:value="33.3486416164">
                <text:p>33.3486416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8">
                <text:p>0.0000018</text:p>
              </table:table-cell>
              <table:table-cell office:value-type="float" office:value="33.6142839829">
                <text:p>33.6142839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8">
                <text:p>0.0000018</text:p>
              </table:table-cell>
              <table:table-cell office:value-type="float" office:value="33.6296057645">
                <text:p>33.6296057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7">
                <text:p>0.0000007</text:p>
              </table:table-cell>
              <table:table-cell office:value-type="float" office:value="34.112053861">
                <text:p>34.11205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7">
                <text:p>0.0000007</text:p>
              </table:table-cell>
              <table:table-cell office:value-type="float" office:value="34.6992974995">
                <text:p>34.6992974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8">
                <text:p>0.0000018</text:p>
              </table:table-cell>
              <table:table-cell office:value-type="float" office:value="34.7189303138">
                <text:p>34.7189303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8">
                <text:p>0.0000018</text:p>
              </table:table-cell>
              <table:table-cell office:value-type="float" office:value="35.1966366166">
                <text:p>35.1966366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7">
                <text:p>0.0000007</text:p>
              </table:table-cell>
              <table:table-cell office:value-type="float" office:value="36.0460787727">
                <text:p>36.0460787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8">
                <text:p>0.0000018</text:p>
              </table:table-cell>
              <table:table-cell office:value-type="float" office:value="36.9473784678">
                <text:p>36.947378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7">
                <text:p>0.0000007</text:p>
              </table:table-cell>
              <table:table-cell office:value-type="float" office:value="37.2883423514">
                <text:p>37.288342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8">
                <text:p>0.0000018</text:p>
              </table:table-cell>
              <table:table-cell office:value-type="float" office:value="37.9708703364">
                <text:p>37.9708703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7">
                <text:p>0.0000007</text:p>
              </table:table-cell>
              <table:table-cell office:value-type="float" office:value="38.07653491">
                <text:p>38.07653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7">
                <text:p>0.0000007</text:p>
              </table:table-cell>
              <table:table-cell office:value-type="float" office:value="38.1270352322">
                <text:p>38.127035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7">
                <text:p>0.0000007</text:p>
              </table:table-cell>
              <table:table-cell office:value-type="float" office:value="38.6692597928">
                <text:p>38.6692597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7">
                <text:p>0.0000007</text:p>
              </table:table-cell>
              <table:table-cell office:value-type="float" office:value="39.1170852184">
                <text:p>39.1170852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7">
                <text:p>0.0000007</text:p>
              </table:table-cell>
              <table:table-cell office:value-type="float" office:value="39.17372331">
                <text:p>39.173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7">
                <text:p>0.0000007</text:p>
              </table:table-cell>
              <table:table-cell office:value-type="float" office:value="40.0580572052">
                <text:p>40.058057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7">
                <text:p>0.0000007</text:p>
              </table:table-cell>
              <table:table-cell office:value-type="float" office:value="40.1161469544">
                <text:p>40.1161469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7">
                <text:p>0.0000007</text:p>
              </table:table-cell>
              <table:table-cell office:value-type="float" office:value="40.7609612422">
                <text:p>40.760961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18">
                <text:p>0.0000018</text:p>
              </table:table-cell>
              <table:table-cell office:value-type="float" office:value="41.0419139828">
                <text:p>41.0419139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7">
                <text:p>0.0000007</text:p>
              </table:table-cell>
              <table:table-cell office:value-type="float" office:value="41.1144898801">
                <text:p>41.1144898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18">
                <text:p>0.0000018</text:p>
              </table:table-cell>
              <table:table-cell office:value-type="float" office:value="41.3704049298">
                <text:p>41.370404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18">
                <text:p>0.0000018</text:p>
              </table:table-cell>
              <table:table-cell office:value-type="float" office:value="42.6298193235">
                <text:p>42.6298193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18">
                <text:p>0.0000018</text:p>
              </table:table-cell>
              <table:table-cell office:value-type="float" office:value="42.63500685">
                <text:p>42.63500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7">
                <text:p>0.0000007</text:p>
              </table:table-cell>
              <table:table-cell office:value-type="float" office:value="46.5284665941">
                <text:p>46.5284665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18">
                <text:p>0.0000018</text:p>
              </table:table-cell>
              <table:table-cell office:value-type="float" office:value="47.5831188165">
                <text:p>47.5831188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7">
                <text:p>0.0000007</text:p>
              </table:table-cell>
              <table:table-cell office:value-type="float" office:value="48.6011131747">
                <text:p>48.6011131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7">
                <text:p>0.0000007</text:p>
              </table:table-cell>
              <table:table-cell office:value-type="float" office:value="49.0673374461">
                <text:p>49.067337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7">
                <text:p>0.0000007</text:p>
              </table:table-cell>
              <table:table-cell office:value-type="float" office:value="49.3403219357">
                <text:p>49.3403219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7">
                <text:p>0.0000007</text:p>
              </table:table-cell>
              <table:table-cell office:value-type="float" office:value="49.9807895906">
                <text:p>49.9807895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7">
                <text:p>0.0000007</text:p>
              </table:table-cell>
              <table:table-cell office:value-type="float" office:value="50.0984053701">
                <text:p>50.098405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18">
                <text:p>0.0000018</text:p>
              </table:table-cell>
              <table:table-cell office:value-type="float" office:value="50.6293292991">
                <text:p>50.629329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18">
                <text:p>0.0000018</text:p>
              </table:table-cell>
              <table:table-cell office:value-type="float" office:value="51.1381192499">
                <text:p>51.1381192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18">
                <text:p>0.0000018</text:p>
              </table:table-cell>
              <table:table-cell office:value-type="float" office:value="51.2377615346">
                <text:p>51.2377615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7">
                <text:p>0.0000007</text:p>
              </table:table-cell>
              <table:table-cell office:value-type="float" office:value="51.664739979">
                <text:p>51.66473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18">
                <text:p>0.0000018</text:p>
              </table:table-cell>
              <table:table-cell office:value-type="float" office:value="51.9186081081">
                <text:p>51.9186081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7">
                <text:p>0.0000007</text:p>
              </table:table-cell>
              <table:table-cell office:value-type="float" office:value="52.0105250406">
                <text:p>52.0105250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7">
                <text:p>0.0000007</text:p>
              </table:table-cell>
              <table:table-cell office:value-type="float" office:value="53.9939026935">
                <text:p>53.993902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7">
                <text:p>0.0000007</text:p>
              </table:table-cell>
              <table:table-cell office:value-type="float" office:value="54.5205536336">
                <text:p>54.5205536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18">
                <text:p>0.0000018</text:p>
              </table:table-cell>
              <table:table-cell office:value-type="float" office:value="55.3461788343">
                <text:p>55.3461788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7">
                <text:p>0.0000007</text:p>
              </table:table-cell>
              <table:table-cell office:value-type="float" office:value="55.5778473697">
                <text:p>55.5778473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18">
                <text:p>0.0000018</text:p>
              </table:table-cell>
              <table:table-cell office:value-type="float" office:value="56.4066676731">
                <text:p>56.4066676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18">
                <text:p>0.0000018</text:p>
              </table:table-cell>
              <table:table-cell office:value-type="float" office:value="56.8347332128">
                <text:p>56.834733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7">
                <text:p>0.0000007</text:p>
              </table:table-cell>
              <table:table-cell office:value-type="float" office:value="57.7413112797">
                <text:p>57.741311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7">
                <text:p>0.0000007</text:p>
              </table:table-cell>
              <table:table-cell office:value-type="float" office:value="57.7448684695">
                <text:p>57.7448684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7">
                <text:p>0.0000007</text:p>
              </table:table-cell>
              <table:table-cell office:value-type="float" office:value="59.5006975337">
                <text:p>59.5006975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7">
                <text:p>0.0000007</text:p>
              </table:table-cell>
              <table:table-cell office:value-type="float" office:value="59.53443789">
                <text:p>59.53443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7">
                <text:p>0.0000007</text:p>
              </table:table-cell>
              <table:table-cell office:value-type="float" office:value="60.9681130026">
                <text:p>60.9681130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7">
                <text:p>0.0000007</text:p>
              </table:table-cell>
              <table:table-cell office:value-type="float" office:value="61.1844141044">
                <text:p>61.1844141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8">
                <text:p>0.0000018</text:p>
              </table:table-cell>
              <table:table-cell office:value-type="float" office:value="61.9803329426">
                <text:p>61.9803329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18">
                <text:p>0.0000018</text:p>
              </table:table-cell>
              <table:table-cell office:value-type="float" office:value="62.2872824206">
                <text:p>62.2872824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7">
                <text:p>0.0000007</text:p>
              </table:table-cell>
              <table:table-cell office:value-type="float" office:value="62.3374945093">
                <text:p>62.337494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7">
                <text:p>0.0000007</text:p>
              </table:table-cell>
              <table:table-cell office:value-type="float" office:value="63.3102182113">
                <text:p>63.3102182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7">
                <text:p>0.0000007</text:p>
              </table:table-cell>
              <table:table-cell office:value-type="float" office:value="63.7973798686">
                <text:p>63.7973798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7">
                <text:p>0.0000007</text:p>
              </table:table-cell>
              <table:table-cell office:value-type="float" office:value="63.8202606797">
                <text:p>63.820260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18">
                <text:p>0.0000018</text:p>
              </table:table-cell>
              <table:table-cell office:value-type="float" office:value="63.9330463427">
                <text:p>63.9330463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7">
                <text:p>0.0000007</text:p>
              </table:table-cell>
              <table:table-cell office:value-type="float" office:value="64.6329925985">
                <text:p>64.6329925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7">
                <text:p>0.0000007</text:p>
              </table:table-cell>
              <table:table-cell office:value-type="float" office:value="65.3801025708">
                <text:p>65.3801025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18">
                <text:p>0.0000018</text:p>
              </table:table-cell>
              <table:table-cell office:value-type="float" office:value="66.4509691696">
                <text:p>66.4509691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18">
                <text:p>0.0000018</text:p>
              </table:table-cell>
              <table:table-cell office:value-type="float" office:value="66.6192171727">
                <text:p>66.6192171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7">
                <text:p>0.0000007</text:p>
              </table:table-cell>
              <table:table-cell office:value-type="float" office:value="67.8605889987">
                <text:p>67.8605889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68.2622717257">
                <text:p>68.2622717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18">
                <text:p>0.0000018</text:p>
              </table:table-cell>
              <table:table-cell office:value-type="float" office:value="68.7825905653">
                <text:p>68.7825905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18">
                <text:p>0.0000018</text:p>
              </table:table-cell>
              <table:table-cell office:value-type="float" office:value="69.0082166123">
                <text:p>69.0082166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18">
                <text:p>0.0000018</text:p>
              </table:table-cell>
              <table:table-cell office:value-type="float" office:value="69.0570373709">
                <text:p>69.0570373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5">
                <text:p>0.00000005</text:p>
              </table:table-cell>
              <table:table-cell office:value-type="float" office:value="69.1686839956">
                <text:p>69.1686839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18">
                <text:p>0.0000018</text:p>
              </table:table-cell>
              <table:table-cell office:value-type="float" office:value="69.3120923844">
                <text:p>69.3120923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18">
                <text:p>0.0000018</text:p>
              </table:table-cell>
              <table:table-cell office:value-type="float" office:value="71.4810439141">
                <text:p>71.481043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7">
                <text:p>0.0000007</text:p>
              </table:table-cell>
              <table:table-cell office:value-type="float" office:value="71.5496119615">
                <text:p>71.5496119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7">
                <text:p>0.0000007</text:p>
              </table:table-cell>
              <table:table-cell office:value-type="float" office:value="72.1385661651">
                <text:p>72.1385661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7">
                <text:p>0.0000007</text:p>
              </table:table-cell>
              <table:table-cell office:value-type="float" office:value="72.3405456423">
                <text:p>72.3405456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18">
                <text:p>0.0000018</text:p>
              </table:table-cell>
              <table:table-cell office:value-type="float" office:value="72.5899967826">
                <text:p>72.5899967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18">
                <text:p>0.0000018</text:p>
              </table:table-cell>
              <table:table-cell office:value-type="float" office:value="72.7749397148">
                <text:p>72.7749397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18">
                <text:p>0.0000018</text:p>
              </table:table-cell>
              <table:table-cell office:value-type="float" office:value="73.0107772507">
                <text:p>73.0107772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18">
                <text:p>0.0000018</text:p>
              </table:table-cell>
              <table:table-cell office:value-type="float" office:value="73.197155915">
                <text:p>73.197155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7">
                <text:p>0.0000007</text:p>
              </table:table-cell>
              <table:table-cell office:value-type="float" office:value="73.24650094">
                <text:p>73.2465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18">
                <text:p>0.0000018</text:p>
              </table:table-cell>
              <table:table-cell office:value-type="float" office:value="73.4106761757">
                <text:p>73.410676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18">
                <text:p>0.0000018</text:p>
              </table:table-cell>
              <table:table-cell office:value-type="float" office:value="73.592725421">
                <text:p>73.592725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7">
                <text:p>0.0000007</text:p>
              </table:table-cell>
              <table:table-cell office:value-type="float" office:value="73.7494651083">
                <text:p>73.7494651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18">
                <text:p>0.0000018</text:p>
              </table:table-cell>
              <table:table-cell office:value-type="float" office:value="74.9639742064">
                <text:p>74.9639742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18">
                <text:p>0.0000018</text:p>
              </table:table-cell>
              <table:table-cell office:value-type="float" office:value="75.0295400299">
                <text:p>75.0295400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7">
                <text:p>0.0000007</text:p>
              </table:table-cell>
              <table:table-cell office:value-type="float" office:value="75.2844541828">
                <text:p>75.2844541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7">
                <text:p>0.0000007</text:p>
              </table:table-cell>
              <table:table-cell office:value-type="float" office:value="75.7376064864">
                <text:p>75.7376064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76.1102555295">
                <text:p>76.110255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7">
                <text:p>0.0000007</text:p>
              </table:table-cell>
              <table:table-cell office:value-type="float" office:value="76.2228596308">
                <text:p>76.2228596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7">
                <text:p>0.0000007</text:p>
              </table:table-cell>
              <table:table-cell office:value-type="float" office:value="76.4800865717">
                <text:p>76.4800865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18">
                <text:p>0.0000018</text:p>
              </table:table-cell>
              <table:table-cell office:value-type="float" office:value="76.6684574246">
                <text:p>76.6684574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7">
                <text:p>0.0000007</text:p>
              </table:table-cell>
              <table:table-cell office:value-type="float" office:value="77.0414628449">
                <text:p>77.04146284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77.2617244379">
                <text:p>77.2617244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05">
                <text:p>0.00000005</text:p>
              </table:table-cell>
              <table:table-cell office:value-type="float" office:value="77.3570607651">
                <text:p>77.3570607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77.9557304366">
                <text:p>77.9557304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78.0516431988">
                <text:p>78.051643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7">
                <text:p>0.0000007</text:p>
              </table:table-cell>
              <table:table-cell office:value-type="float" office:value="78.7629136256">
                <text:p>78.7629136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18">
                <text:p>0.0000018</text:p>
              </table:table-cell>
              <table:table-cell office:value-type="float" office:value="79.410444059">
                <text:p>79.41044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18">
                <text:p>0.0000018</text:p>
              </table:table-cell>
              <table:table-cell office:value-type="float" office:value="80.176379518">
                <text:p>80.1763795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18">
                <text:p>0.0000018</text:p>
              </table:table-cell>
              <table:table-cell office:value-type="float" office:value="80.287970403">
                <text:p>80.28797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18">
                <text:p>0.0000018</text:p>
              </table:table-cell>
              <table:table-cell office:value-type="float" office:value="81.1602281759">
                <text:p>81.1602281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18">
                <text:p>0.0000018</text:p>
              </table:table-cell>
              <table:table-cell office:value-type="float" office:value="81.2531728302">
                <text:p>81.2531728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81.8033365341">
                <text:p>81.8033365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7">
                <text:p>0.0000007</text:p>
              </table:table-cell>
              <table:table-cell office:value-type="float" office:value="82.1266074979">
                <text:p>82.1266074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18">
                <text:p>0.0000018</text:p>
              </table:table-cell>
              <table:table-cell office:value-type="float" office:value="82.1291910385">
                <text:p>82.1291910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18">
                <text:p>0.0000018</text:p>
              </table:table-cell>
              <table:table-cell office:value-type="float" office:value="82.488284661">
                <text:p>82.488284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7">
                <text:p>0.0000007</text:p>
              </table:table-cell>
              <table:table-cell office:value-type="float" office:value="83.060234597">
                <text:p>83.060234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18">
                <text:p>0.0000018</text:p>
              </table:table-cell>
              <table:table-cell office:value-type="float" office:value="83.2089592497">
                <text:p>83.2089592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83.4062954493">
                <text:p>83.4062954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18">
                <text:p>0.0000018</text:p>
              </table:table-cell>
              <table:table-cell office:value-type="float" office:value="83.58336082">
                <text:p>83.58336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5">
                <text:p>0.00000005</text:p>
              </table:table-cell>
              <table:table-cell office:value-type="float" office:value="83.7107152179">
                <text:p>83.71071521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18">
                <text:p>0.0000018</text:p>
              </table:table-cell>
              <table:table-cell office:value-type="float" office:value="83.7374376308">
                <text:p>83.7374376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18">
                <text:p>0.0000018</text:p>
              </table:table-cell>
              <table:table-cell office:value-type="float" office:value="86.7930926304">
                <text:p>86.7930926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7">
                <text:p>0.0000007</text:p>
              </table:table-cell>
              <table:table-cell office:value-type="float" office:value="87.3984463136">
                <text:p>87.3984463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87.6939726412">
                <text:p>87.6939726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87.7364705149">
                <text:p>87.7364705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88.3308976789">
                <text:p>88.3308976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88.8648097751">
                <text:p>88.8648097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7">
                <text:p>0.0000007</text:p>
              </table:table-cell>
              <table:table-cell office:value-type="float" office:value="90.4623396124">
                <text:p>90.4623396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18">
                <text:p>0.0000018</text:p>
              </table:table-cell>
              <table:table-cell office:value-type="float" office:value="91.2126763889">
                <text:p>91.2126763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18">
                <text:p>0.0000018</text:p>
              </table:table-cell>
              <table:table-cell office:value-type="float" office:value="91.6439490327">
                <text:p>91.643949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18">
                <text:p>0.0000018</text:p>
              </table:table-cell>
              <table:table-cell office:value-type="float" office:value="91.8808861576">
                <text:p>91.8808861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18">
                <text:p>0.0000018</text:p>
              </table:table-cell>
              <table:table-cell office:value-type="float" office:value="94.0071086154">
                <text:p>94.00710861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7">
                <text:p>0.0000007</text:p>
              </table:table-cell>
              <table:table-cell office:value-type="float" office:value="95.0087444216">
                <text:p>95.0087444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18">
                <text:p>0.0000018</text:p>
              </table:table-cell>
              <table:table-cell office:value-type="float" office:value="95.0105276228">
                <text:p>95.0105276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7">
                <text:p>0.0000007</text:p>
              </table:table-cell>
              <table:table-cell office:value-type="float" office:value="95.3106248988">
                <text:p>95.3106248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96.0442904997">
                <text:p>96.044290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18">
                <text:p>0.0000018</text:p>
              </table:table-cell>
              <table:table-cell office:value-type="float" office:value="96.6635678996">
                <text:p>96.6635678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97.103717007">
                <text:p>97.103717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5">
                <text:p>0.00000005</text:p>
              </table:table-cell>
              <table:table-cell office:value-type="float" office:value="97.1157529919">
                <text:p>97.1157529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18">
                <text:p>0.0000018</text:p>
              </table:table-cell>
              <table:table-cell office:value-type="float" office:value="97.3108469958">
                <text:p>97.31084699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7">
                <text:p>0.0000007</text:p>
              </table:table-cell>
              <table:table-cell office:value-type="float" office:value="98.1696155891">
                <text:p>98.1696155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7">
                <text:p>0.0000007</text:p>
              </table:table-cell>
              <table:table-cell office:value-type="float" office:value="99.143713188">
                <text:p>99.143713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07">
                <text:p>0.0000007</text:p>
              </table:table-cell>
              <table:table-cell office:value-type="float" office:value="100.53066689">
                <text:p>100.53066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7">
                <text:p>0.0000007</text:p>
              </table:table-cell>
              <table:table-cell office:value-type="float" office:value="100.561959988">
                <text:p>100.561959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07">
                <text:p>0.0000007</text:p>
              </table:table-cell>
              <table:table-cell office:value-type="float" office:value="100.959784664">
                <text:p>100.959784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03.803347289">
                <text:p>103.803347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18">
                <text:p>0.0000018</text:p>
              </table:table-cell>
              <table:table-cell office:value-type="float" office:value="103.908274418">
                <text:p>103.908274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7">
                <text:p>0.0000007</text:p>
              </table:table-cell>
              <table:table-cell office:value-type="float" office:value="105.272835381">
                <text:p>105.272835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7">
                <text:p>0.0000007</text:p>
              </table:table-cell>
              <table:table-cell office:value-type="float" office:value="105.574026926">
                <text:p>105.574026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7">
                <text:p>0.0000007</text:p>
              </table:table-cell>
              <table:table-cell office:value-type="float" office:value="105.806431189">
                <text:p>105.806431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18">
                <text:p>0.0000018</text:p>
              </table:table-cell>
              <table:table-cell office:value-type="float" office:value="106.782107583">
                <text:p>106.782107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18">
                <text:p>0.0000018</text:p>
              </table:table-cell>
              <table:table-cell office:value-type="float" office:value="109.237560579">
                <text:p>109.237560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7">
                <text:p>0.0000007</text:p>
              </table:table-cell>
              <table:table-cell office:value-type="float" office:value="109.472059985">
                <text:p>109.47205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7">
                <text:p>0.0000007</text:p>
              </table:table-cell>
              <table:table-cell office:value-type="float" office:value="110.543407893">
                <text:p>110.543407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7">
                <text:p>0.0000007</text:p>
              </table:table-cell>
              <table:table-cell office:value-type="float" office:value="113.013280275">
                <text:p>113.013280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7">
                <text:p>0.0000007</text:p>
              </table:table-cell>
              <table:table-cell office:value-type="float" office:value="113.182790606">
                <text:p>113.182790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7">
                <text:p>0.0000007</text:p>
              </table:table-cell>
              <table:table-cell office:value-type="float" office:value="113.328184726">
                <text:p>113.3281847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7">
                <text:p>0.0000007</text:p>
              </table:table-cell>
              <table:table-cell office:value-type="float" office:value="114.33821177">
                <text:p>114.3382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7">
                <text:p>0.0000007</text:p>
              </table:table-cell>
              <table:table-cell office:value-type="float" office:value="114.784444531">
                <text:p>114.784444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7">
                <text:p>0.0000007</text:p>
              </table:table-cell>
              <table:table-cell office:value-type="float" office:value="114.930170393">
                <text:p>114.930170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7">
                <text:p>0.0000007</text:p>
              </table:table-cell>
              <table:table-cell office:value-type="float" office:value="115.007350709">
                <text:p>115.007350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18">
                <text:p>0.0000018</text:p>
              </table:table-cell>
              <table:table-cell office:value-type="float" office:value="115.34976076">
                <text:p>115.34976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18">
                <text:p>0.0000018</text:p>
              </table:table-cell>
              <table:table-cell office:value-type="float" office:value="115.374160616">
                <text:p>115.374160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7">
                <text:p>0.0000007</text:p>
              </table:table-cell>
              <table:table-cell office:value-type="float" office:value="115.484001083">
                <text:p>115.484001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18">
                <text:p>0.0000018</text:p>
              </table:table-cell>
              <table:table-cell office:value-type="float" office:value="115.673329279">
                <text:p>115.67332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7">
                <text:p>0.0000007</text:p>
              </table:table-cell>
              <table:table-cell office:value-type="float" office:value="115.786652988">
                <text:p>115.786652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7">
                <text:p>0.0000007</text:p>
              </table:table-cell>
              <table:table-cell office:value-type="float" office:value="115.810224475">
                <text:p>115.810224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7">
                <text:p>0.0000007</text:p>
              </table:table-cell>
              <table:table-cell office:value-type="float" office:value="116.24953492">
                <text:p>116.24953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7">
                <text:p>0.0000007</text:p>
              </table:table-cell>
              <table:table-cell office:value-type="float" office:value="116.637880573">
                <text:p>116.637880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7">
                <text:p>0.0000007</text:p>
              </table:table-cell>
              <table:table-cell office:value-type="float" office:value="116.771919336">
                <text:p>116.771919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7">
                <text:p>0.0000007</text:p>
              </table:table-cell>
              <table:table-cell office:value-type="float" office:value="116.853809856">
                <text:p>116.853809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7">
                <text:p>0.0000007</text:p>
              </table:table-cell>
              <table:table-cell office:value-type="float" office:value="118.276425291">
                <text:p>118.276425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7">
                <text:p>0.0000007</text:p>
              </table:table-cell>
              <table:table-cell office:value-type="float" office:value="119.460441008">
                <text:p>119.460441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18">
                <text:p>0.0000018</text:p>
              </table:table-cell>
              <table:table-cell office:value-type="float" office:value="119.742053875">
                <text:p>119.742053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18">
                <text:p>0.0000018</text:p>
              </table:table-cell>
              <table:table-cell office:value-type="float" office:value="120.324081564">
                <text:p>120.324081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18">
                <text:p>0.0000018</text:p>
              </table:table-cell>
              <table:table-cell office:value-type="float" office:value="120.662184885">
                <text:p>120.662184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7">
                <text:p>0.0000007</text:p>
              </table:table-cell>
              <table:table-cell office:value-type="float" office:value="121.625693218">
                <text:p>121.625693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7">
                <text:p>0.0000007</text:p>
              </table:table-cell>
              <table:table-cell office:value-type="float" office:value="121.820949838">
                <text:p>121.820949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7">
                <text:p>0.0000007</text:p>
              </table:table-cell>
              <table:table-cell office:value-type="float" office:value="121.853196004">
                <text:p>121.853196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22.374876854">
                <text:p>122.374876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7">
                <text:p>0.0000007</text:p>
              </table:table-cell>
              <table:table-cell office:value-type="float" office:value="122.510460048">
                <text:p>122.510460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22.99669045">
                <text:p>122.9966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18">
                <text:p>0.0000018</text:p>
              </table:table-cell>
              <table:table-cell office:value-type="float" office:value="124.647608295">
                <text:p>124.647608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7">
                <text:p>0.0000007</text:p>
              </table:table-cell>
              <table:table-cell office:value-type="float" office:value="127.508001948">
                <text:p>127.508001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18">
                <text:p>0.0000018</text:p>
              </table:table-cell>
              <table:table-cell office:value-type="float" office:value="128.031514246">
                <text:p>128.031514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7">
                <text:p>0.0000007</text:p>
              </table:table-cell>
              <table:table-cell office:value-type="float" office:value="128.475230399">
                <text:p>128.475230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18">
                <text:p>0.0000018</text:p>
              </table:table-cell>
              <table:table-cell office:value-type="float" office:value="129.577890186">
                <text:p>129.577890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7">
                <text:p>0.0000007</text:p>
              </table:table-cell>
              <table:table-cell office:value-type="float" office:value="129.802180637">
                <text:p>129.8021806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7">
                <text:p>0.0000007</text:p>
              </table:table-cell>
              <table:table-cell office:value-type="float" office:value="132.344284135">
                <text:p>132.344284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7">
                <text:p>0.0000007</text:p>
              </table:table-cell>
              <table:table-cell office:value-type="float" office:value="132.597107899">
                <text:p>132.5971078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18">
                <text:p>0.0000018</text:p>
              </table:table-cell>
              <table:table-cell office:value-type="float" office:value="132.965214508">
                <text:p>132.965214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18">
                <text:p>0.0000018</text:p>
              </table:table-cell>
              <table:table-cell office:value-type="float" office:value="134.526459337">
                <text:p>134.526459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18">
                <text:p>0.0000018</text:p>
              </table:table-cell>
              <table:table-cell office:value-type="float" office:value="135.032581642">
                <text:p>135.032581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18">
                <text:p>0.0000018</text:p>
              </table:table-cell>
              <table:table-cell office:value-type="float" office:value="135.219190064">
                <text:p>135.219190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18">
                <text:p>0.0000018</text:p>
              </table:table-cell>
              <table:table-cell office:value-type="float" office:value="135.293917526">
                <text:p>135.293917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35.311171523">
                <text:p>135.311171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35.428730939">
                <text:p>135.428730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18">
                <text:p>0.0000018</text:p>
              </table:table-cell>
              <table:table-cell office:value-type="float" office:value="136.417248974">
                <text:p>136.417248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7">
                <text:p>0.0000007</text:p>
              </table:table-cell>
              <table:table-cell office:value-type="float" office:value="136.963364426">
                <text:p>136.963364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7">
                <text:p>0.0000007</text:p>
              </table:table-cell>
              <table:table-cell office:value-type="float" office:value="137.546191853">
                <text:p>137.54619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38.280452051">
                <text:p>138.2804520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7">
                <text:p>0.0000007</text:p>
              </table:table-cell>
              <table:table-cell office:value-type="float" office:value="138.427070372">
                <text:p>138.427070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7">
                <text:p>0.0000007</text:p>
              </table:table-cell>
              <table:table-cell office:value-type="float" office:value="140.055473758">
                <text:p>140.055473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18">
                <text:p>0.0000018</text:p>
              </table:table-cell>
              <table:table-cell office:value-type="float" office:value="140.779650919">
                <text:p>140.779650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7">
                <text:p>0.0000007</text:p>
              </table:table-cell>
              <table:table-cell office:value-type="float" office:value="144.221519663">
                <text:p>144.22151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45.236243782">
                <text:p>145.2362437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45.661992895">
                <text:p>145.6619928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18">
                <text:p>0.0000018</text:p>
              </table:table-cell>
              <table:table-cell office:value-type="float" office:value="146.500829332">
                <text:p>146.500829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7">
                <text:p>0.0000007</text:p>
              </table:table-cell>
              <table:table-cell office:value-type="float" office:value="147.337807791">
                <text:p>147.337807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7">
                <text:p>0.0000007</text:p>
              </table:table-cell>
              <table:table-cell office:value-type="float" office:value="148.444801173">
                <text:p>148.4448011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48.922914436">
                <text:p>148.922914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7">
                <text:p>0.0000007</text:p>
              </table:table-cell>
              <table:table-cell office:value-type="float" office:value="149.21333329">
                <text:p>149.21333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7">
                <text:p>0.0000007</text:p>
              </table:table-cell>
              <table:table-cell office:value-type="float" office:value="150.147221586">
                <text:p>150.147221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7">
                <text:p>0.0000007</text:p>
              </table:table-cell>
              <table:table-cell office:value-type="float" office:value="150.229332786">
                <text:p>150.229332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18">
                <text:p>0.0000018</text:p>
              </table:table-cell>
              <table:table-cell office:value-type="float" office:value="150.849601588">
                <text:p>150.849601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7">
                <text:p>0.0000007</text:p>
              </table:table-cell>
              <table:table-cell office:value-type="float" office:value="151.845166967">
                <text:p>151.845166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7">
                <text:p>0.0000007</text:p>
              </table:table-cell>
              <table:table-cell office:value-type="float" office:value="151.865736578">
                <text:p>151.865736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18">
                <text:p>0.0000018</text:p>
              </table:table-cell>
              <table:table-cell office:value-type="float" office:value="152.03247575">
                <text:p>152.032475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7">
                <text:p>0.0000007</text:p>
              </table:table-cell>
              <table:table-cell office:value-type="float" office:value="153.100506157">
                <text:p>153.1005061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7">
                <text:p>0.0000007</text:p>
              </table:table-cell>
              <table:table-cell office:value-type="float" office:value="153.597707916">
                <text:p>153.597707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18">
                <text:p>0.0000018</text:p>
              </table:table-cell>
              <table:table-cell office:value-type="float" office:value="153.932566627">
                <text:p>153.9325666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07">
                <text:p>0.0000007</text:p>
              </table:table-cell>
              <table:table-cell office:value-type="float" office:value="155.749628207">
                <text:p>155.749628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07">
                <text:p>0.0000007</text:p>
              </table:table-cell>
              <table:table-cell office:value-type="float" office:value="156.483757256">
                <text:p>156.48375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56.771799434">
                <text:p>156.771799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18">
                <text:p>0.0000018</text:p>
              </table:table-cell>
              <table:table-cell office:value-type="float" office:value="158.482718372">
                <text:p>158.482718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7">
                <text:p>0.0000007</text:p>
              </table:table-cell>
              <table:table-cell office:value-type="float" office:value="159.303626098">
                <text:p>159.303626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07">
                <text:p>0.0000007</text:p>
              </table:table-cell>
              <table:table-cell office:value-type="float" office:value="163.939001909">
                <text:p>163.939001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7">
                <text:p>0.0000007</text:p>
              </table:table-cell>
              <table:table-cell office:value-type="float" office:value="165.166719738">
                <text:p>165.166719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18">
                <text:p>0.0000018</text:p>
              </table:table-cell>
              <table:table-cell office:value-type="float" office:value="166.918620152">
                <text:p>166.91862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7">
                <text:p>0.0000007</text:p>
              </table:table-cell>
              <table:table-cell office:value-type="float" office:value="169.346913768">
                <text:p>169.346913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07">
                <text:p>0.0000007</text:p>
              </table:table-cell>
              <table:table-cell office:value-type="float" office:value="172.684293231">
                <text:p>172.684293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18">
                <text:p>0.0000018</text:p>
              </table:table-cell>
              <table:table-cell office:value-type="float" office:value="179.25438009">
                <text:p>179.25438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18">
                <text:p>0.0000018</text:p>
              </table:table-cell>
              <table:table-cell office:value-type="float" office:value="179.254933302">
                <text:p>179.254933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07">
                <text:p>0.0000007</text:p>
              </table:table-cell>
              <table:table-cell office:value-type="float" office:value="179.592192421">
                <text:p>179.592192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07">
                <text:p>0.0000007</text:p>
              </table:table-cell>
              <table:table-cell office:value-type="float" office:value="179.665634796">
                <text:p>179.6656347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07">
                <text:p>0.0000007</text:p>
              </table:table-cell>
              <table:table-cell office:value-type="float" office:value="181.641563082">
                <text:p>181.64156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18">
                <text:p>0.0000018</text:p>
              </table:table-cell>
              <table:table-cell office:value-type="float" office:value="182.905844953">
                <text:p>182.9058449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7">
                <text:p>0.0000007</text:p>
              </table:table-cell>
              <table:table-cell office:value-type="float" office:value="183.246626283">
                <text:p>183.246626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7">
                <text:p>0.0000007</text:p>
              </table:table-cell>
              <table:table-cell office:value-type="float" office:value="184.986827218">
                <text:p>184.986827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18">
                <text:p>0.0000018</text:p>
              </table:table-cell>
              <table:table-cell office:value-type="float" office:value="185.786276015">
                <text:p>185.786276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18">
                <text:p>0.0000018</text:p>
              </table:table-cell>
              <table:table-cell office:value-type="float" office:value="185.959926715">
                <text:p>185.959926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18">
                <text:p>0.0000018</text:p>
              </table:table-cell>
              <table:table-cell office:value-type="float" office:value="186.824429446">
                <text:p>186.824429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18">
                <text:p>0.0000018</text:p>
              </table:table-cell>
              <table:table-cell office:value-type="float" office:value="187.910677592">
                <text:p>187.910677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18">
                <text:p>0.0000018</text:p>
              </table:table-cell>
              <table:table-cell office:value-type="float" office:value="188.160785232">
                <text:p>188.1607852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7">
                <text:p>0.0000007</text:p>
              </table:table-cell>
              <table:table-cell office:value-type="float" office:value="190.299242747">
                <text:p>190.2992427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7">
                <text:p>0.0000007</text:p>
              </table:table-cell>
              <table:table-cell office:value-type="float" office:value="190.637942891">
                <text:p>190.637942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7">
                <text:p>0.0000007</text:p>
              </table:table-cell>
              <table:table-cell office:value-type="float" office:value="191.139842043">
                <text:p>191.1398420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18">
                <text:p>0.0000018</text:p>
              </table:table-cell>
              <table:table-cell office:value-type="float" office:value="196.981123178">
                <text:p>196.981123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18">
                <text:p>0.0000018</text:p>
              </table:table-cell>
              <table:table-cell office:value-type="float" office:value="199.288391843">
                <text:p>199.2883918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7">
                <text:p>0.0000007</text:p>
              </table:table-cell>
              <table:table-cell office:value-type="float" office:value="199.528847813">
                <text:p>199.5288478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18">
                <text:p>0.0000018</text:p>
              </table:table-cell>
              <table:table-cell office:value-type="float" office:value="199.618423985">
                <text:p>199.618423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07">
                <text:p>0.0000007</text:p>
              </table:table-cell>
              <table:table-cell office:value-type="float" office:value="199.690813065">
                <text:p>199.690813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7">
                <text:p>0.0000007</text:p>
              </table:table-cell>
              <table:table-cell office:value-type="float" office:value="200.943638984">
                <text:p>200.94363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18">
                <text:p>0.0000018</text:p>
              </table:table-cell>
              <table:table-cell office:value-type="float" office:value="201.531568543">
                <text:p>201.531568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7">
                <text:p>0.0000007</text:p>
              </table:table-cell>
              <table:table-cell office:value-type="float" office:value="203.943920367">
                <text:p>203.943920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18">
                <text:p>0.0000018</text:p>
              </table:table-cell>
              <table:table-cell office:value-type="float" office:value="206.897959179">
                <text:p>206.897959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7">
                <text:p>0.0000007</text:p>
              </table:table-cell>
              <table:table-cell office:value-type="float" office:value="207.397588266">
                <text:p>207.397588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18">
                <text:p>0.0000018</text:p>
              </table:table-cell>
              <table:table-cell office:value-type="float" office:value="207.727422585">
                <text:p>207.727422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18">
                <text:p>0.0000018</text:p>
              </table:table-cell>
              <table:table-cell office:value-type="float" office:value="209.046396888">
                <text:p>209.0463968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07">
                <text:p>0.0000007</text:p>
              </table:table-cell>
              <table:table-cell office:value-type="float" office:value="210.457503634">
                <text:p>210.4575036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07">
                <text:p>0.0000007</text:p>
              </table:table-cell>
              <table:table-cell office:value-type="float" office:value="214.278300378">
                <text:p>214.2783003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18">
                <text:p>0.0000018</text:p>
              </table:table-cell>
              <table:table-cell office:value-type="float" office:value="214.472066126">
                <text:p>214.472066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18">
                <text:p>0.0000018</text:p>
              </table:table-cell>
              <table:table-cell office:value-type="float" office:value="214.934542445">
                <text:p>214.934542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07">
                <text:p>0.0000007</text:p>
              </table:table-cell>
              <table:table-cell office:value-type="float" office:value="215.244004285">
                <text:p>215.244004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07">
                <text:p>0.0000007</text:p>
              </table:table-cell>
              <table:table-cell office:value-type="float" office:value="217.233569202">
                <text:p>217.233569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07">
                <text:p>0.0000007</text:p>
              </table:table-cell>
              <table:table-cell office:value-type="float" office:value="218.262599367">
                <text:p>218.262599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18">
                <text:p>0.0000018</text:p>
              </table:table-cell>
              <table:table-cell office:value-type="float" office:value="220.871557023">
                <text:p>220.8715570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07">
                <text:p>0.0000007</text:p>
              </table:table-cell>
              <table:table-cell office:value-type="float" office:value="220.980013497">
                <text:p>220.980013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18">
                <text:p>0.0000018</text:p>
              </table:table-cell>
              <table:table-cell office:value-type="float" office:value="221.517912221">
                <text:p>221.5179122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18">
                <text:p>0.0000018</text:p>
              </table:table-cell>
              <table:table-cell office:value-type="float" office:value="221.987159379">
                <text:p>221.9871593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07">
                <text:p>0.0000007</text:p>
              </table:table-cell>
              <table:table-cell office:value-type="float" office:value="223.916771149">
                <text:p>223.9167711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07">
                <text:p>0.0000007</text:p>
              </table:table-cell>
              <table:table-cell office:value-type="float" office:value="223.919021729">
                <text:p>223.91902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18">
                <text:p>0.0000018</text:p>
              </table:table-cell>
              <table:table-cell office:value-type="float" office:value="224.414352384">
                <text:p>224.414352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18">
                <text:p>0.0000018</text:p>
              </table:table-cell>
              <table:table-cell office:value-type="float" office:value="225.577935785">
                <text:p>225.5779357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18">
                <text:p>0.0000018</text:p>
              </table:table-cell>
              <table:table-cell office:value-type="float" office:value="228.486686612">
                <text:p>228.486686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18">
                <text:p>0.0000018</text:p>
              </table:table-cell>
              <table:table-cell office:value-type="float" office:value="230.93642877">
                <text:p>230.93642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18">
                <text:p>0.0000018</text:p>
              </table:table-cell>
              <table:table-cell office:value-type="float" office:value="232.087224959">
                <text:p>232.0872249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18">
                <text:p>0.0000018</text:p>
              </table:table-cell>
              <table:table-cell office:value-type="float" office:value="241.845484484">
                <text:p>241.845484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18">
                <text:p>0.0000018</text:p>
              </table:table-cell>
              <table:table-cell office:value-type="float" office:value="242.196447359">
                <text:p>242.196447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18">
                <text:p>0.0000018</text:p>
              </table:table-cell>
              <table:table-cell office:value-type="float" office:value="243.532364992">
                <text:p>243.532364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18">
                <text:p>0.0000018</text:p>
              </table:table-cell>
              <table:table-cell office:value-type="float" office:value="246.076226724">
                <text:p>246.076226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07">
                <text:p>0.0000007</text:p>
              </table:table-cell>
              <table:table-cell office:value-type="float" office:value="246.799788421">
                <text:p>246.7997884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7">
                <text:p>0.0000007</text:p>
              </table:table-cell>
              <table:table-cell office:value-type="float" office:value="247.144558806">
                <text:p>247.144558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07">
                <text:p>0.0000007</text:p>
              </table:table-cell>
              <table:table-cell office:value-type="float" office:value="248.946987824">
                <text:p>248.946987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18">
                <text:p>0.0000018</text:p>
              </table:table-cell>
              <table:table-cell office:value-type="float" office:value="249.025602936">
                <text:p>249.025602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18">
                <text:p>0.0000018</text:p>
              </table:table-cell>
              <table:table-cell office:value-type="float" office:value="249.388726863">
                <text:p>249.3887268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07">
                <text:p>0.0000007</text:p>
              </table:table-cell>
              <table:table-cell office:value-type="float" office:value="249.723916397">
                <text:p>249.7239163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50.553180791">
                <text:p>250.553180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18">
                <text:p>0.0000018</text:p>
              </table:table-cell>
              <table:table-cell office:value-type="float" office:value="253.033901262">
                <text:p>253.033901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18">
                <text:p>0.0000018</text:p>
              </table:table-cell>
              <table:table-cell office:value-type="float" office:value="254.640641468">
                <text:p>254.640641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54.704878908">
                <text:p>254.7048789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07">
                <text:p>0.0000007</text:p>
              </table:table-cell>
              <table:table-cell office:value-type="float" office:value="256.041038769">
                <text:p>256.041038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7">
                <text:p>0.0000007</text:p>
              </table:table-cell>
              <table:table-cell office:value-type="float" office:value="256.727324887">
                <text:p>256.7273248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07">
                <text:p>0.0000007</text:p>
              </table:table-cell>
              <table:table-cell office:value-type="float" office:value="257.131246233">
                <text:p>257.1312462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18">
                <text:p>0.0000018</text:p>
              </table:table-cell>
              <table:table-cell office:value-type="float" office:value="257.672430236">
                <text:p>257.672430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07">
                <text:p>0.0000007</text:p>
              </table:table-cell>
              <table:table-cell office:value-type="float" office:value="257.788143402">
                <text:p>257.788143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18">
                <text:p>0.0000018</text:p>
              </table:table-cell>
              <table:table-cell office:value-type="float" office:value="258.43097003">
                <text:p>258.43097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18">
                <text:p>0.0000018</text:p>
              </table:table-cell>
              <table:table-cell office:value-type="float" office:value="258.694775681">
                <text:p>258.6947756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07">
                <text:p>0.0000007</text:p>
              </table:table-cell>
              <table:table-cell office:value-type="float" office:value="259.029899014">
                <text:p>259.029899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18">
                <text:p>0.0000018</text:p>
              </table:table-cell>
              <table:table-cell office:value-type="float" office:value="260.509397183">
                <text:p>260.509397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07">
                <text:p>0.0000007</text:p>
              </table:table-cell>
              <table:table-cell office:value-type="float" office:value="262.789065833">
                <text:p>262.789065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18">
                <text:p>0.0000018</text:p>
              </table:table-cell>
              <table:table-cell office:value-type="float" office:value="264.626256851">
                <text:p>264.6262568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7">
                <text:p>0.0000007</text:p>
              </table:table-cell>
              <table:table-cell office:value-type="float" office:value="265.090166636">
                <text:p>265.090166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07">
                <text:p>0.0000007</text:p>
              </table:table-cell>
              <table:table-cell office:value-type="float" office:value="266.082888551">
                <text:p>266.082888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67.484694207">
                <text:p>267.4846942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18">
                <text:p>0.0000018</text:p>
              </table:table-cell>
              <table:table-cell office:value-type="float" office:value="267.758431278">
                <text:p>267.758431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18">
                <text:p>0.0000018</text:p>
              </table:table-cell>
              <table:table-cell office:value-type="float" office:value="268.320774347">
                <text:p>268.320774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71.000492925">
                <text:p>271.000492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18">
                <text:p>0.0000018</text:p>
              </table:table-cell>
              <table:table-cell office:value-type="float" office:value="271.872560578">
                <text:p>271.872560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18">
                <text:p>0.0000018</text:p>
              </table:table-cell>
              <table:table-cell office:value-type="float" office:value="273.829845316">
                <text:p>273.829845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07">
                <text:p>0.0000007</text:p>
              </table:table-cell>
              <table:table-cell office:value-type="float" office:value="274.387013787">
                <text:p>274.387013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07">
                <text:p>0.0000007</text:p>
              </table:table-cell>
              <table:table-cell office:value-type="float" office:value="275.871636429">
                <text:p>275.871636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07">
                <text:p>0.0000007</text:p>
              </table:table-cell>
              <table:table-cell office:value-type="float" office:value="279.224555797">
                <text:p>279.2245557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80.76487163">
                <text:p>280.76487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18">
                <text:p>0.0000018</text:p>
              </table:table-cell>
              <table:table-cell office:value-type="float" office:value="282.319693891">
                <text:p>282.3196938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83.401558182">
                <text:p>283.4015581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07">
                <text:p>0.0000007</text:p>
              </table:table-cell>
              <table:table-cell office:value-type="float" office:value="283.978246759">
                <text:p>283.9782467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7">
                <text:p>0.0000007</text:p>
              </table:table-cell>
              <table:table-cell office:value-type="float" office:value="285.118399555">
                <text:p>285.1183995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86.005986327">
                <text:p>286.005986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07">
                <text:p>0.0000007</text:p>
              </table:table-cell>
              <table:table-cell office:value-type="float" office:value="286.552001162">
                <text:p>286.5520011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18">
                <text:p>0.0000018</text:p>
              </table:table-cell>
              <table:table-cell office:value-type="float" office:value="291.340612523">
                <text:p>291.340612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18">
                <text:p>0.0000018</text:p>
              </table:table-cell>
              <table:table-cell office:value-type="float" office:value="293.231839168">
                <text:p>293.231839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07">
                <text:p>0.0000007</text:p>
              </table:table-cell>
              <table:table-cell office:value-type="float" office:value="294.792210413">
                <text:p>294.792210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95.363965893">
                <text:p>295.3639658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07">
                <text:p>0.0000007</text:p>
              </table:table-cell>
              <table:table-cell office:value-type="float" office:value="295.681438109">
                <text:p>295.681438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95.934583512">
                <text:p>295.934583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18">
                <text:p>0.0000018</text:p>
              </table:table-cell>
              <table:table-cell office:value-type="float" office:value="297.072833956">
                <text:p>297.0728339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07">
                <text:p>0.0000007</text:p>
              </table:table-cell>
              <table:table-cell office:value-type="float" office:value="297.371120032">
                <text:p>297.371120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18">
                <text:p>0.0000018</text:p>
              </table:table-cell>
              <table:table-cell office:value-type="float" office:value="297.447202048">
                <text:p>297.447202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07">
                <text:p>0.0000007</text:p>
              </table:table-cell>
              <table:table-cell office:value-type="float" office:value="298.852030557">
                <text:p>298.8520305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299.026725584">
                <text:p>299.026725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18">
                <text:p>0.0000018</text:p>
              </table:table-cell>
              <table:table-cell office:value-type="float" office:value="299.617623443">
                <text:p>299.6176234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07">
                <text:p>0.0000007</text:p>
              </table:table-cell>
              <table:table-cell office:value-type="float" office:value="300.228886471">
                <text:p>300.2288864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18">
                <text:p>0.0000018</text:p>
              </table:table-cell>
              <table:table-cell office:value-type="float" office:value="301.020985084">
                <text:p>301.0209850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07">
                <text:p>0.0000007</text:p>
              </table:table-cell>
              <table:table-cell office:value-type="float" office:value="301.323468863">
                <text:p>301.3234688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18">
                <text:p>0.0000018</text:p>
              </table:table-cell>
              <table:table-cell office:value-type="float" office:value="302.94102973">
                <text:p>302.94102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18">
                <text:p>0.0000018</text:p>
              </table:table-cell>
              <table:table-cell office:value-type="float" office:value="305.813315297">
                <text:p>305.8133152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07.698467477">
                <text:p>307.698467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18">
                <text:p>0.0000018</text:p>
              </table:table-cell>
              <table:table-cell office:value-type="float" office:value="307.836674203">
                <text:p>307.836674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07">
                <text:p>0.0000007</text:p>
              </table:table-cell>
              <table:table-cell office:value-type="float" office:value="309.726225264">
                <text:p>309.7262252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18">
                <text:p>0.0000018</text:p>
              </table:table-cell>
              <table:table-cell office:value-type="float" office:value="310.664105396">
                <text:p>310.6641053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12.859647964">
                <text:p>312.8596479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18">
                <text:p>0.0000018</text:p>
              </table:table-cell>
              <table:table-cell office:value-type="float" office:value="313.39528868">
                <text:p>313.395288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15.72275802">
                <text:p>315.722758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15.876271515">
                <text:p>315.8762715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18">
                <text:p>0.0000018</text:p>
              </table:table-cell>
              <table:table-cell office:value-type="float" office:value="320.56196745">
                <text:p>320.561967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18">
                <text:p>0.0000018</text:p>
              </table:table-cell>
              <table:table-cell office:value-type="float" office:value="321.73808218">
                <text:p>321.738082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07">
                <text:p>0.0000007</text:p>
              </table:table-cell>
              <table:table-cell office:value-type="float" office:value="322.491843618">
                <text:p>322.491843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07">
                <text:p>0.0000007</text:p>
              </table:table-cell>
              <table:table-cell office:value-type="float" office:value="322.957672662">
                <text:p>322.9576726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18">
                <text:p>0.0000018</text:p>
              </table:table-cell>
              <table:table-cell office:value-type="float" office:value="323.818257686">
                <text:p>323.8182576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18">
                <text:p>0.0000018</text:p>
              </table:table-cell>
              <table:table-cell office:value-type="float" office:value="323.842299119">
                <text:p>323.842299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07">
                <text:p>0.0000007</text:p>
              </table:table-cell>
              <table:table-cell office:value-type="float" office:value="324.114232885">
                <text:p>324.1142328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18">
                <text:p>0.0000018</text:p>
              </table:table-cell>
              <table:table-cell office:value-type="float" office:value="328.419620211">
                <text:p>328.419620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29.807151932">
                <text:p>329.8071519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18">
                <text:p>0.0000018</text:p>
              </table:table-cell>
              <table:table-cell office:value-type="float" office:value="330.093782177">
                <text:p>330.093782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31.343718772">
                <text:p>331.343718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32.043296409">
                <text:p>332.0432964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07">
                <text:p>0.0000007</text:p>
              </table:table-cell>
              <table:table-cell office:value-type="float" office:value="334.461621667">
                <text:p>334.461621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18">
                <text:p>0.0000018</text:p>
              </table:table-cell>
              <table:table-cell office:value-type="float" office:value="336.953049412">
                <text:p>336.953049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18">
                <text:p>0.0000018</text:p>
              </table:table-cell>
              <table:table-cell office:value-type="float" office:value="337.319237517">
                <text:p>337.3192375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18">
                <text:p>0.0000018</text:p>
              </table:table-cell>
              <table:table-cell office:value-type="float" office:value="339.460882054">
                <text:p>339.460882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07">
                <text:p>0.0000007</text:p>
              </table:table-cell>
              <table:table-cell office:value-type="float" office:value="339.573831198">
                <text:p>339.5738311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07">
                <text:p>0.0000007</text:p>
              </table:table-cell>
              <table:table-cell office:value-type="float" office:value="342.533244563">
                <text:p>342.533244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42.842474026">
                <text:p>342.8424740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18">
                <text:p>0.0000018</text:p>
              </table:table-cell>
              <table:table-cell office:value-type="float" office:value="343.782535175">
                <text:p>343.7825351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007">
                <text:p>0.0000007</text:p>
              </table:table-cell>
              <table:table-cell office:value-type="float" office:value="349.815863996">
                <text:p>349.8158639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07">
                <text:p>0.0000007</text:p>
              </table:table-cell>
              <table:table-cell office:value-type="float" office:value="351.939654158">
                <text:p>351.9396541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18">
                <text:p>0.0000018</text:p>
              </table:table-cell>
              <table:table-cell office:value-type="float" office:value="352.516007953">
                <text:p>352.5160079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18">
                <text:p>0.0000018</text:p>
              </table:table-cell>
              <table:table-cell office:value-type="float" office:value="360.462974975">
                <text:p>360.4629749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68.794879941">
                <text:p>368.794879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71.639964191">
                <text:p>371.6399641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18">
                <text:p>0.0000018</text:p>
              </table:table-cell>
              <table:table-cell office:value-type="float" office:value="377.754589409">
                <text:p>377.7545894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07">
                <text:p>0.0000007</text:p>
              </table:table-cell>
              <table:table-cell office:value-type="float" office:value="378.180484239">
                <text:p>378.1804842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18">
                <text:p>0.0000018</text:p>
              </table:table-cell>
              <table:table-cell office:value-type="float" office:value="381.98001008">
                <text:p>381.98001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18">
                <text:p>0.0000018</text:p>
              </table:table-cell>
              <table:table-cell office:value-type="float" office:value="386.645017629">
                <text:p>386.6450176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90.046986744">
                <text:p>390.0469867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92.129870129">
                <text:p>392.129870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396.054516029">
                <text:p>396.054516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07">
                <text:p>0.0000007</text:p>
              </table:table-cell>
              <table:table-cell office:value-type="float" office:value="399.836703148">
                <text:p>399.836703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18">
                <text:p>0.0000018</text:p>
              </table:table-cell>
              <table:table-cell office:value-type="float" office:value="405.110318471">
                <text:p>405.110318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06.528094417">
                <text:p>406.528094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07.804442701">
                <text:p>407.804442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13.189563031">
                <text:p>413.189563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25.69316535">
                <text:p>425.69316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18">
                <text:p>0.0000018</text:p>
              </table:table-cell>
              <table:table-cell office:value-type="float" office:value="429.301741908">
                <text:p>429.301741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07">
                <text:p>0.0000007</text:p>
              </table:table-cell>
              <table:table-cell office:value-type="float" office:value="444.974368489">
                <text:p>444.9743684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18">
                <text:p>0.0000018</text:p>
              </table:table-cell>
              <table:table-cell office:value-type="float" office:value="456.497107571">
                <text:p>456.4971075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07">
                <text:p>0.0000007</text:p>
              </table:table-cell>
              <table:table-cell office:value-type="float" office:value="457.828309058">
                <text:p>457.8283090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18">
                <text:p>0.0000018</text:p>
              </table:table-cell>
              <table:table-cell office:value-type="float" office:value="485.189102854">
                <text:p>485.1891028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91.587824457">
                <text:p>491.5878244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07">
                <text:p>0.0000007</text:p>
              </table:table-cell>
              <table:table-cell office:value-type="float" office:value="492.260400699">
                <text:p>492.2604006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96.144924069">
                <text:p>496.144924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18">
                <text:p>0.0000018</text:p>
              </table:table-cell>
              <table:table-cell office:value-type="float" office:value="496.792825673">
                <text:p>496.792825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18">
                <text:p>0.0000018</text:p>
              </table:table-cell>
              <table:table-cell office:value-type="float" office:value="500.235620739">
                <text:p>500.2356207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513.316612885">
                <text:p>513.316612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516.927984929">
                <text:p>516.927984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525.315902411">
                <text:p>525.315902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07">
                <text:p>0.0000007</text:p>
              </table:table-cell>
              <table:table-cell office:value-type="float" office:value="525.402026838">
                <text:p>525.402026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07">
                <text:p>0.0000007</text:p>
              </table:table-cell>
              <table:table-cell office:value-type="float" office:value="526.782326353">
                <text:p>526.782326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005">
                <text:p>0.00000005</text:p>
              </table:table-cell>
              <table:table-cell office:value-type="float" office:value="530.016036576">
                <text:p>530.016036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005">
                <text:p>0.00000005</text:p>
              </table:table-cell>
              <table:table-cell office:value-type="float" office:value="532.684077196">
                <text:p>532.684077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18">
                <text:p>0.0000018</text:p>
              </table:table-cell>
              <table:table-cell office:value-type="float" office:value="535.075334174">
                <text:p>535.075334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005">
                <text:p>0.00000005</text:p>
              </table:table-cell>
              <table:table-cell office:value-type="float" office:value="542.177292498">
                <text:p>542.177292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07">
                <text:p>0.0000007</text:p>
              </table:table-cell>
              <table:table-cell office:value-type="float" office:value="548.510362448">
                <text:p>548.510362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554.09876653">
                <text:p>554.098766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18">
                <text:p>0.0000018</text:p>
              </table:table-cell>
              <table:table-cell office:value-type="float" office:value="561.243333114">
                <text:p>561.243333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07">
                <text:p>0.0000007</text:p>
              </table:table-cell>
              <table:table-cell office:value-type="float" office:value="564.374554769">
                <text:p>564.374554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18">
                <text:p>0.0000018</text:p>
              </table:table-cell>
              <table:table-cell office:value-type="float" office:value="603.284280027">
                <text:p>603.28428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18">
                <text:p>0.0000018</text:p>
              </table:table-cell>
              <table:table-cell office:value-type="float" office:value="650.060583238">
                <text:p>650.0605832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18">
                <text:p>0.0000018</text:p>
              </table:table-cell>
              <table:table-cell office:value-type="float" office:value="654.854101992">
                <text:p>654.8541019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18">
                <text:p>0.0000018</text:p>
              </table:table-cell>
              <table:table-cell office:value-type="float" office:value="662.210381364">
                <text:p>662.210381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18">
                <text:p>0.0000018</text:p>
              </table:table-cell>
              <table:table-cell office:value-type="float" office:value="733.670102195">
                <text:p>733.6701021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18">
                <text:p>0.0000018</text:p>
              </table:table-cell>
              <table:table-cell office:value-type="float" office:value="739.520188385">
                <text:p>739.520188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07">
                <text:p>0.0000007</text:p>
              </table:table-cell>
              <table:table-cell office:value-type="float" office:value="767.542379051">
                <text:p>767.5423790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18">
                <text:p>0.0000018</text:p>
              </table:table-cell>
              <table:table-cell office:value-type="float" office:value="768.807445605">
                <text:p>768.807445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18">
                <text:p>0.0000018</text:p>
              </table:table-cell>
              <table:table-cell office:value-type="float" office:value="792.117947299">
                <text:p>792.117947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18">
                <text:p>0.0000018</text:p>
              </table:table-cell>
              <table:table-cell office:value-type="float" office:value="796.567825101">
                <text:p>796.567825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07">
                <text:p>0.0000007</text:p>
              </table:table-cell>
              <table:table-cell office:value-type="float" office:value="819.015227507">
                <text:p>819.0152275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07">
                <text:p>0.0000007</text:p>
              </table:table-cell>
              <table:table-cell office:value-type="float" office:value="827.870835181">
                <text:p>827.870835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18">
                <text:p>0.0000018</text:p>
              </table:table-cell>
              <table:table-cell office:value-type="float" office:value="837.961170973">
                <text:p>837.961170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07">
                <text:p>0.0000007</text:p>
              </table:table-cell>
              <table:table-cell office:value-type="float" office:value="872.491373868">
                <text:p>872.4913738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18">
                <text:p>0.0000018</text:p>
              </table:table-cell>
              <table:table-cell office:value-type="float" office:value="884.467961996">
                <text:p>884.467961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18">
                <text:p>0.0000018</text:p>
              </table:table-cell>
              <table:table-cell office:value-type="float" office:value="894.516971739">
                <text:p>894.5169717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07">
                <text:p>0.0000007</text:p>
              </table:table-cell>
              <table:table-cell office:value-type="float" office:value="899.785972043">
                <text:p>899.785972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18">
                <text:p>0.0000018</text:p>
              </table:table-cell>
              <table:table-cell office:value-type="float" office:value="920.097624681">
                <text:p>920.097624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18">
                <text:p>0.0000018</text:p>
              </table:table-cell>
              <table:table-cell office:value-type="float" office:value="935.803536683">
                <text:p>935.8035366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18">
                <text:p>0.0000018</text:p>
              </table:table-cell>
              <table:table-cell office:value-type="float" office:value="947.676553143">
                <text:p>947.676553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18">
                <text:p>0.0000018</text:p>
              </table:table-cell>
              <table:table-cell office:value-type="float" office:value="973.771338045">
                <text:p>973.771338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18">
                <text:p>0.0000018</text:p>
              </table:table-cell>
              <table:table-cell office:value-type="float" office:value="1000.85948473">
                <text:p>1000.859484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18">
                <text:p>0.0000018</text:p>
              </table:table-cell>
              <table:table-cell office:value-type="float" office:value="1018.72343036">
                <text:p>1018.723430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18">
                <text:p>0.0000018</text:p>
              </table:table-cell>
              <table:table-cell office:value-type="float" office:value="1070.79626771">
                <text:p>1070.796267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18">
                <text:p>0.0000018</text:p>
              </table:table-cell>
              <table:table-cell office:value-type="float" office:value="1070.87790697">
                <text:p>1070.87790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18">
                <text:p>0.0000018</text:p>
              </table:table-cell>
              <table:table-cell office:value-type="float" office:value="1071.44002961">
                <text:p>1071.44002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18">
                <text:p>0.0000018</text:p>
              </table:table-cell>
              <table:table-cell office:value-type="float" office:value="1081.33116499">
                <text:p>1081.33116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18">
                <text:p>0.0000018</text:p>
              </table:table-cell>
              <table:table-cell office:value-type="float" office:value="1102.50616589">
                <text:p>1102.506165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18">
                <text:p>0.0000018</text:p>
              </table:table-cell>
              <table:table-cell office:value-type="float" office:value="1105.46601514">
                <text:p>1105.466015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07">
                <text:p>0.0000007</text:p>
              </table:table-cell>
              <table:table-cell office:value-type="float" office:value="1150.73542246">
                <text:p>1150.73542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18">
                <text:p>0.0000018</text:p>
              </table:table-cell>
              <table:table-cell office:value-type="float" office:value="1198.71884958">
                <text:p>1198.71884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18">
                <text:p>0.0000018</text:p>
              </table:table-cell>
              <table:table-cell office:value-type="float" office:value="1212.89882172">
                <text:p>1212.898821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18">
                <text:p>0.0000018</text:p>
              </table:table-cell>
              <table:table-cell office:value-type="float" office:value="1225.29222327">
                <text:p>1225.29222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18">
                <text:p>0.0000018</text:p>
              </table:table-cell>
              <table:table-cell office:value-type="float" office:value="1232.13953867">
                <text:p>1232.139538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07">
                <text:p>0.0000007</text:p>
              </table:table-cell>
              <table:table-cell office:value-type="float" office:value="1238.02773344">
                <text:p>1238.02773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18">
                <text:p>0.0000018</text:p>
              </table:table-cell>
              <table:table-cell office:value-type="float" office:value="1316.85293467">
                <text:p>1316.852934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18">
                <text:p>0.0000018</text:p>
              </table:table-cell>
              <table:table-cell office:value-type="float" office:value="1341.64461707">
                <text:p>1341.64461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18">
                <text:p>0.0000018</text:p>
              </table:table-cell>
              <table:table-cell office:value-type="float" office:value="1398.650222">
                <text:p>1398.6502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18">
                <text:p>0.0000018</text:p>
              </table:table-cell>
              <table:table-cell office:value-type="float" office:value="1442.60363113">
                <text:p>1442.60363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18">
                <text:p>0.0000018</text:p>
              </table:table-cell>
              <table:table-cell office:value-type="float" office:value="1457.30148383">
                <text:p>1457.30148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18">
                <text:p>0.0000018</text:p>
              </table:table-cell>
              <table:table-cell office:value-type="float" office:value="1580.03412059">
                <text:p>1580.034120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18">
                <text:p>0.0000018</text:p>
              </table:table-cell>
              <table:table-cell office:value-type="float" office:value="1602.46183376">
                <text:p>1602.46183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18">
                <text:p>0.0000018</text:p>
              </table:table-cell>
              <table:table-cell office:value-type="float" office:value="1605.43894866">
                <text:p>1605.438948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18">
                <text:p>0.0000018</text:p>
              </table:table-cell>
              <table:table-cell office:value-type="float" office:value="1692.80621906">
                <text:p>1692.806219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18">
                <text:p>0.0000018</text:p>
              </table:table-cell>
              <table:table-cell office:value-type="float" office:value="1715.8146063">
                <text:p>1715.8146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18">
                <text:p>0.0000018</text:p>
              </table:table-cell>
              <table:table-cell office:value-type="float" office:value="1763.02416882">
                <text:p>1763.024168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18">
                <text:p>0.0000018</text:p>
              </table:table-cell>
              <table:table-cell office:value-type="float" office:value="1788.94967742">
                <text:p>1788.9496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18">
                <text:p>0.0000018</text:p>
              </table:table-cell>
              <table:table-cell office:value-type="float" office:value="1847.18416454">
                <text:p>1847.184164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18">
                <text:p>0.0000018</text:p>
              </table:table-cell>
              <table:table-cell office:value-type="float" office:value="1956.24001538">
                <text:p>1956.24001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18">
                <text:p>0.0000018</text:p>
              </table:table-cell>
              <table:table-cell office:value-type="float" office:value="1985.59618552">
                <text:p>1985.596185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18">
                <text:p>0.0000018</text:p>
              </table:table-cell>
              <table:table-cell office:value-type="float" office:value="1996.0444169">
                <text:p>1996.04441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18">
                <text:p>0.0000018</text:p>
              </table:table-cell>
              <table:table-cell office:value-type="float" office:value="2023.56255577">
                <text:p>2023.562555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18">
                <text:p>0.0000018</text:p>
              </table:table-cell>
              <table:table-cell office:value-type="float" office:value="2051.51547576">
                <text:p>2051.515475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18">
                <text:p>0.0000018</text:p>
              </table:table-cell>
              <table:table-cell office:value-type="float" office:value="2109.69113528">
                <text:p>2109.691135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18">
                <text:p>0.0000018</text:p>
              </table:table-cell>
              <table:table-cell office:value-type="float" office:value="2125.77349965">
                <text:p>2125.773499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18">
                <text:p>0.0000018</text:p>
              </table:table-cell>
              <table:table-cell office:value-type="float" office:value="2153.54044227">
                <text:p>2153.540442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18">
                <text:p>0.0000018</text:p>
              </table:table-cell>
              <table:table-cell office:value-type="float" office:value="2244.40316155">
                <text:p>2244.403161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18">
                <text:p>0.0000018</text:p>
              </table:table-cell>
              <table:table-cell office:value-type="float" office:value="2266.58990534">
                <text:p>2266.58990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18">
                <text:p>0.0000018</text:p>
              </table:table-cell>
              <table:table-cell office:value-type="float" office:value="2333.92946625">
                <text:p>2333.92946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18">
                <text:p>0.0000018</text:p>
              </table:table-cell>
              <table:table-cell office:value-type="float" office:value="2388.90433309">
                <text:p>2388.90433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18">
                <text:p>0.0000018</text:p>
              </table:table-cell>
              <table:table-cell office:value-type="float" office:value="2390.93244255">
                <text:p>2390.93244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18">
                <text:p>0.0000018</text:p>
              </table:table-cell>
              <table:table-cell office:value-type="float" office:value="2495.02817999">
                <text:p>2495.02817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18">
                <text:p>0.0000018</text:p>
              </table:table-cell>
              <table:table-cell office:value-type="float" office:value="2495.15829447">
                <text:p>2495.158294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18">
                <text:p>0.0000018</text:p>
              </table:table-cell>
              <table:table-cell office:value-type="float" office:value="2515.15669266">
                <text:p>2515.15669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18">
                <text:p>0.0000018</text:p>
              </table:table-cell>
              <table:table-cell office:value-type="float" office:value="2528.92396948">
                <text:p>2528.923969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18">
                <text:p>0.0000018</text:p>
              </table:table-cell>
              <table:table-cell office:value-type="float" office:value="2529.37109362">
                <text:p>2529.371093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18">
                <text:p>0.0000018</text:p>
              </table:table-cell>
              <table:table-cell office:value-type="float" office:value="2531.46257899">
                <text:p>2531.46257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18">
                <text:p>0.0000018</text:p>
              </table:table-cell>
              <table:table-cell office:value-type="float" office:value="2536.28881416">
                <text:p>2536.28881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18">
                <text:p>0.0000018</text:p>
              </table:table-cell>
              <table:table-cell office:value-type="float" office:value="2568.08925436">
                <text:p>2568.089254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18">
                <text:p>0.0000018</text:p>
              </table:table-cell>
              <table:table-cell office:value-type="float" office:value="2645.37923371">
                <text:p>2645.379233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18">
                <text:p>0.0000018</text:p>
              </table:table-cell>
              <table:table-cell office:value-type="float" office:value="2656.98615661">
                <text:p>2656.986156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18">
                <text:p>0.0000018</text:p>
              </table:table-cell>
              <table:table-cell office:value-type="float" office:value="2938.73926619">
                <text:p>2938.739266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18">
                <text:p>0.0000018</text:p>
              </table:table-cell>
              <table:table-cell office:value-type="float" office:value="3045.09976245">
                <text:p>3045.09976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18">
                <text:p>0.0000018</text:p>
              </table:table-cell>
              <table:table-cell office:value-type="float" office:value="3070.72911986">
                <text:p>3070.72911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18">
                <text:p>0.0000018</text:p>
              </table:table-cell>
              <table:table-cell office:value-type="float" office:value="3185.83832714">
                <text:p>3185.83832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18">
                <text:p>0.0000018</text:p>
              </table:table-cell>
              <table:table-cell office:value-type="float" office:value="3194.30917192">
                <text:p>3194.309171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18">
                <text:p>0.0000018</text:p>
              </table:table-cell>
              <table:table-cell office:value-type="float" office:value="3223.8910591">
                <text:p>3223.8910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18">
                <text:p>0.0000018</text:p>
              </table:table-cell>
              <table:table-cell office:value-type="float" office:value="3422.95567">
                <text:p>3422.955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18">
                <text:p>0.0000018</text:p>
              </table:table-cell>
              <table:table-cell office:value-type="float" office:value="3592.44449177">
                <text:p>3592.444491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18">
                <text:p>0.0000018</text:p>
              </table:table-cell>
              <table:table-cell office:value-type="float" office:value="3681.79262323">
                <text:p>3681.792623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18">
                <text:p>0.0000018</text:p>
              </table:table-cell>
              <table:table-cell office:value-type="float" office:value="4044.32780572">
                <text:p>4044.327805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18">
                <text:p>0.0000018</text:p>
              </table:table-cell>
              <table:table-cell office:value-type="float" office:value="4438.96372896">
                <text:p>4438.963728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18">
                <text:p>0.0000018</text:p>
              </table:table-cell>
              <table:table-cell office:value-type="float" office:value="4447.16714392">
                <text:p>4447.16714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18">
                <text:p>0.0000018</text:p>
              </table:table-cell>
              <table:table-cell office:value-type="float" office:value="4525.49817136">
                <text:p>4525.498171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18">
                <text:p>0.0000018</text:p>
              </table:table-cell>
              <table:table-cell office:value-type="float" office:value="4778.60758122">
                <text:p>4778.607581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18">
                <text:p>0.0000018</text:p>
              </table:table-cell>
              <table:table-cell office:value-type="float" office:value="4836.51451577">
                <text:p>4836.514515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07">
                <text:p>0.0000007</text:p>
              </table:table-cell>
              <table:table-cell office:value-type="float" office:value="15610.8985326">
                <text:p>15610.89853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07">
                <text:p>0.0000007</text:p>
              </table:table-cell>
              <table:table-cell office:value-type="float" office:value="36193.6759488">
                <text:p>36193.6759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07">
                <text:p>0.0000007</text:p>
              </table:table-cell>
              <table:table-cell office:value-type="float" office:value="286234.641559">
                <text:p>286234.6415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07">
                <text:p>0.0000007</text:p>
              </table:table-cell>
              <table:table-cell office:value-type="float" office:value="1221169.46194">
                <text:p>1221169.461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8cm" svg:height="10.307cm" xlink:href=".." xlink:type="simple" chart:class="chart:scatter" chart:style-name="ch1">
        <chart:title svg:x="7.581cm" svg:y="0.342cm" chart:style-name="ch2">
          <text:p>DLL exponent</text:p>
        </chart:title>
        <chart:plot-area chart:style-name="ch3" table:cell-range-address="Sheet1.D3:Sheet1.D538 Sheet1.B2:Sheet1.B2 Sheet1.G3:Sheet1.G538" chart:data-source-has-labels="row" svg:x="0.644cm" svg:y="1.443cm" svg:width="16.714cm" svg:height="8.501cm">
          <chartooo:coordinate-region svg:x="1.265cm" svg:y="1.642cm" svg:width="15.853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538" chart:label-cell-address="Sheet1.B2:Sheet1.B2" chart:class="chart:scatter">
            <chart:domain table:cell-range-address="Sheet1.D3:Sheet1.D538"/>
            <chart:data-point chart:repeated="5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-1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D3:Sheet1.D538</svg:desc>
                </draw:g>
              </table:table-cell>
              <table:table-cell office:value-type="float" office:value="20.0811284402">
                <text:p>20.0811284402</text:p>
                <draw:g>
                  <svg:desc>Sheet1.G3:Sheet1.G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0.1802957581">
                <text:p>20.1802957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21.0058836023">
                <text:p>21.005883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1.3543889539">
                <text:p>21.3543889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21.5608493341">
                <text:p>21.5608493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6041673138">
                <text:p>21.6041673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1.7066480026">
                <text:p>21.706648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1.7311827945">
                <text:p>21.7311827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2.2370804314">
                <text:p>22.237080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2.7959144282">
                <text:p>22.795914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2.8132853943">
                <text:p>22.8132853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22.8534196391">
                <text:p>22.853419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2.8645171484">
                <text:p>22.864517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2.9207954042">
                <text:p>22.9207954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3.7246711428">
                <text:p>23.724671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23.8994296904">
                <text:p>23.899429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">
                <text:p>3.5</text:p>
              </table:table-cell>
              <table:table-cell office:value-type="float" office:value="24.054756473">
                <text:p>24.054756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4.7266632372">
                <text:p>24.726663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">
                <text:p>3.5</text:p>
              </table:table-cell>
              <table:table-cell office:value-type="float" office:value="24.7966680898">
                <text:p>24.7966680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4.8189854397">
                <text:p>24.8189854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">
                <text:p>3.5</text:p>
              </table:table-cell>
              <table:table-cell office:value-type="float" office:value="24.903034295">
                <text:p>24.903034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25.0351624724">
                <text:p>25.03516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5.1133621433">
                <text:p>25.1133621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5.2500207925">
                <text:p>25.2500207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5.586050835">
                <text:p>25.586050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25.7195191748">
                <text:p>25.719519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26.0491096036">
                <text:p>26.049109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6.0698302075">
                <text:p>26.0698302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6.1465226775">
                <text:p>26.146522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">
                <text:p>3.5</text:p>
              </table:table-cell>
              <table:table-cell office:value-type="float" office:value="26.1574729797">
                <text:p>26.1574729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">
                <text:p>3.5</text:p>
              </table:table-cell>
              <table:table-cell office:value-type="float" office:value="26.1823170624">
                <text:p>26.1823170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6.3446661041">
                <text:p>26.344666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">
                <text:p>3.5</text:p>
              </table:table-cell>
              <table:table-cell office:value-type="float" office:value="27.2748728654">
                <text:p>27.274872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7.3590920464">
                <text:p>27.359092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27.5591036821">
                <text:p>27.55910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8.0740423079">
                <text:p>28.0740423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">
                <text:p>3.5</text:p>
              </table:table-cell>
              <table:table-cell office:value-type="float" office:value="28.1377201975">
                <text:p>28.1377201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28.5245716973">
                <text:p>28.5245716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28.6139080594">
                <text:p>28.6139080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">
                <text:p>3.5</text:p>
              </table:table-cell>
              <table:table-cell office:value-type="float" office:value="28.6377560461">
                <text:p>28.6377560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29.6742679314">
                <text:p>29.6742679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30.8147457173">
                <text:p>30.8147457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31.1516978932">
                <text:p>31.151697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31.1634557827">
                <text:p>31.1634557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31.4497196209">
                <text:p>31.4497196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">
                <text:p>3.5</text:p>
              </table:table-cell>
              <table:table-cell office:value-type="float" office:value="31.7253804546">
                <text:p>31.7253804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31.9320875919">
                <text:p>31.9320875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32.3853042226">
                <text:p>32.3853042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32.3949391854">
                <text:p>32.3949391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">
                <text:p>3.5</text:p>
              </table:table-cell>
              <table:table-cell office:value-type="float" office:value="32.5045074403">
                <text:p>32.5045074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33.3290314814">
                <text:p>33.3290314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33.3486416164">
                <text:p>33.3486416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33.6142839829">
                <text:p>33.6142839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33.6296057645">
                <text:p>33.6296057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34.112053861">
                <text:p>34.11205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">
                <text:p>3.5</text:p>
              </table:table-cell>
              <table:table-cell office:value-type="float" office:value="34.6992974995">
                <text:p>34.6992974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34.7189303138">
                <text:p>34.7189303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35.1966366166">
                <text:p>35.1966366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36.0460787727">
                <text:p>36.0460787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6.9473784678">
                <text:p>36.947378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">
                <text:p>3.5</text:p>
              </table:table-cell>
              <table:table-cell office:value-type="float" office:value="37.2883423514">
                <text:p>37.288342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37.9708703364">
                <text:p>37.9708703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38.07653491">
                <text:p>38.07653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38.1270352322">
                <text:p>38.127035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38.6692597928">
                <text:p>38.6692597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39.1170852184">
                <text:p>39.1170852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39.17372331">
                <text:p>39.173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40.0580572052">
                <text:p>40.058057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40.1161469544">
                <text:p>40.1161469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">
                <text:p>3.5</text:p>
              </table:table-cell>
              <table:table-cell office:value-type="float" office:value="40.7609612422">
                <text:p>40.760961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41.0419139828">
                <text:p>41.0419139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41.1144898801">
                <text:p>41.1144898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">
                <text:p>3.5</text:p>
              </table:table-cell>
              <table:table-cell office:value-type="float" office:value="41.3704049298">
                <text:p>41.370404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">
                <text:p>3.5</text:p>
              </table:table-cell>
              <table:table-cell office:value-type="float" office:value="42.6298193235">
                <text:p>42.6298193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">
                <text:p>3.5</text:p>
              </table:table-cell>
              <table:table-cell office:value-type="float" office:value="42.63500685">
                <text:p>42.63500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46.5284665941">
                <text:p>46.5284665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47.5831188165">
                <text:p>47.5831188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48.6011131747">
                <text:p>48.6011131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9.0673374461">
                <text:p>49.067337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49.3403219357">
                <text:p>49.3403219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49.9807895906">
                <text:p>49.9807895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50.0984053701">
                <text:p>50.098405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50.6293292991">
                <text:p>50.629329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">
                <text:p>3.5</text:p>
              </table:table-cell>
              <table:table-cell office:value-type="float" office:value="51.1381192499">
                <text:p>51.1381192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">
                <text:p>3.5</text:p>
              </table:table-cell>
              <table:table-cell office:value-type="float" office:value="51.2377615346">
                <text:p>51.2377615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51.664739979">
                <text:p>51.66473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">
                <text:p>3.5</text:p>
              </table:table-cell>
              <table:table-cell office:value-type="float" office:value="51.9186081081">
                <text:p>51.9186081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52.0105250406">
                <text:p>52.0105250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">
                <text:p>3.5</text:p>
              </table:table-cell>
              <table:table-cell office:value-type="float" office:value="53.9939026935">
                <text:p>53.993902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.5205536336">
                <text:p>54.5205536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">
                <text:p>3.5</text:p>
              </table:table-cell>
              <table:table-cell office:value-type="float" office:value="55.3461788343">
                <text:p>55.3461788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55.5778473697">
                <text:p>55.5778473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">
                <text:p>3.5</text:p>
              </table:table-cell>
              <table:table-cell office:value-type="float" office:value="56.4066676731">
                <text:p>56.4066676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56.8347332128">
                <text:p>56.834733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">
                <text:p>3.5</text:p>
              </table:table-cell>
              <table:table-cell office:value-type="float" office:value="57.7413112797">
                <text:p>57.741311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57.7448684695">
                <text:p>57.7448684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59.5006975337">
                <text:p>59.5006975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59.53443789">
                <text:p>59.53443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60.9681130026">
                <text:p>60.9681130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61.1844141044">
                <text:p>61.1844141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61.9803329426">
                <text:p>61.9803329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">
                <text:p>3.5</text:p>
              </table:table-cell>
              <table:table-cell office:value-type="float" office:value="62.2872824206">
                <text:p>62.2872824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62.3374945093">
                <text:p>62.337494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63.3102182113">
                <text:p>63.3102182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63.7973798686">
                <text:p>63.7973798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">
                <text:p>3.5</text:p>
              </table:table-cell>
              <table:table-cell office:value-type="float" office:value="63.8202606797">
                <text:p>63.820260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63.9330463427">
                <text:p>63.9330463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64.6329925985">
                <text:p>64.6329925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">
                <text:p>3.5</text:p>
              </table:table-cell>
              <table:table-cell office:value-type="float" office:value="65.3801025708">
                <text:p>65.3801025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66.4509691696">
                <text:p>66.4509691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66.6192171727">
                <text:p>66.6192171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67.8605889987">
                <text:p>67.8605889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68.2622717257">
                <text:p>68.2622717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68.7825905653">
                <text:p>68.7825905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5">
                <text:p>3.5</text:p>
              </table:table-cell>
              <table:table-cell office:value-type="float" office:value="69.0082166123">
                <text:p>69.0082166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5">
                <text:p>3.5</text:p>
              </table:table-cell>
              <table:table-cell office:value-type="float" office:value="69.0570373709">
                <text:p>69.0570373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69.1686839956">
                <text:p>69.1686839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5">
                <text:p>3.5</text:p>
              </table:table-cell>
              <table:table-cell office:value-type="float" office:value="69.3120923844">
                <text:p>69.3120923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71.4810439141">
                <text:p>71.481043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71.5496119615">
                <text:p>71.5496119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72.1385661651">
                <text:p>72.1385661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72.3405456423">
                <text:p>72.3405456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72.5899967826">
                <text:p>72.5899967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5">
                <text:p>3.5</text:p>
              </table:table-cell>
              <table:table-cell office:value-type="float" office:value="72.7749397148">
                <text:p>72.7749397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73.0107772507">
                <text:p>73.0107772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73.197155915">
                <text:p>73.197155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5">
                <text:p>3.5</text:p>
              </table:table-cell>
              <table:table-cell office:value-type="float" office:value="73.24650094">
                <text:p>73.2465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">
                <text:p>3.5</text:p>
              </table:table-cell>
              <table:table-cell office:value-type="float" office:value="73.4106761757">
                <text:p>73.410676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73.592725421">
                <text:p>73.592725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">
                <text:p>3.5</text:p>
              </table:table-cell>
              <table:table-cell office:value-type="float" office:value="73.7494651083">
                <text:p>73.7494651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74.9639742064">
                <text:p>74.9639742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75.0295400299">
                <text:p>75.0295400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75.2844541828">
                <text:p>75.2844541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75.7376064864">
                <text:p>75.7376064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76.1102555295">
                <text:p>76.110255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76.2228596308">
                <text:p>76.2228596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76.4800865717">
                <text:p>76.4800865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">
                <text:p>3.5</text:p>
              </table:table-cell>
              <table:table-cell office:value-type="float" office:value="76.6684574246">
                <text:p>76.6684574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">
                <text:p>3.5</text:p>
              </table:table-cell>
              <table:table-cell office:value-type="float" office:value="77.0414628449">
                <text:p>77.04146284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77.2617244379">
                <text:p>77.2617244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">
                <text:p>3.5</text:p>
              </table:table-cell>
              <table:table-cell office:value-type="float" office:value="77.3570607651">
                <text:p>77.3570607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77.9557304366">
                <text:p>77.9557304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78.0516431988">
                <text:p>78.051643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">
                <text:p>3.5</text:p>
              </table:table-cell>
              <table:table-cell office:value-type="float" office:value="78.7629136256">
                <text:p>78.7629136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">
                <text:p>3.5</text:p>
              </table:table-cell>
              <table:table-cell office:value-type="float" office:value="79.410444059">
                <text:p>79.41044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80.176379518">
                <text:p>80.1763795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80.287970403">
                <text:p>80.28797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81.1602281759">
                <text:p>81.1602281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81.2531728302">
                <text:p>81.2531728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81.8033365341">
                <text:p>81.8033365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82.1266074979">
                <text:p>82.1266074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">
                <text:p>3.5</text:p>
              </table:table-cell>
              <table:table-cell office:value-type="float" office:value="82.1291910385">
                <text:p>82.1291910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">
                <text:p>3.5</text:p>
              </table:table-cell>
              <table:table-cell office:value-type="float" office:value="82.488284661">
                <text:p>82.488284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83.060234597">
                <text:p>83.060234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">
                <text:p>3.5</text:p>
              </table:table-cell>
              <table:table-cell office:value-type="float" office:value="83.2089592497">
                <text:p>83.2089592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83.4062954493">
                <text:p>83.4062954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83.58336082">
                <text:p>83.58336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5">
                <text:p>3.5</text:p>
              </table:table-cell>
              <table:table-cell office:value-type="float" office:value="83.7107152179">
                <text:p>83.71071521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83.7374376308">
                <text:p>83.7374376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86.7930926304">
                <text:p>86.7930926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87.3984463136">
                <text:p>87.3984463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87.6939726412">
                <text:p>87.6939726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">
                <text:p>3.5</text:p>
              </table:table-cell>
              <table:table-cell office:value-type="float" office:value="87.7364705149">
                <text:p>87.7364705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5">
                <text:p>3.5</text:p>
              </table:table-cell>
              <table:table-cell office:value-type="float" office:value="88.3308976789">
                <text:p>88.3308976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88.8648097751">
                <text:p>88.8648097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90.4623396124">
                <text:p>90.4623396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91.2126763889">
                <text:p>91.2126763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">
                <text:p>3.5</text:p>
              </table:table-cell>
              <table:table-cell office:value-type="float" office:value="91.6439490327">
                <text:p>91.643949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">
                <text:p>3.5</text:p>
              </table:table-cell>
              <table:table-cell office:value-type="float" office:value="91.8808861576">
                <text:p>91.8808861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">
                <text:p>3.5</text:p>
              </table:table-cell>
              <table:table-cell office:value-type="float" office:value="94.0071086154">
                <text:p>94.00710861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95.0087444216">
                <text:p>95.0087444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95.0105276228">
                <text:p>95.0105276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">
                <text:p>5</text:p>
              </table:table-cell>
              <table:table-cell office:value-type="float" office:value="95.3106248988">
                <text:p>95.3106248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96.0442904997">
                <text:p>96.044290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">
                <text:p>3.5</text:p>
              </table:table-cell>
              <table:table-cell office:value-type="float" office:value="96.6635678996">
                <text:p>96.6635678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97.103717007">
                <text:p>97.103717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">
                <text:p>3.5</text:p>
              </table:table-cell>
              <table:table-cell office:value-type="float" office:value="97.1157529919">
                <text:p>97.1157529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97.3108469958">
                <text:p>97.31084699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">
                <text:p>3.5</text:p>
              </table:table-cell>
              <table:table-cell office:value-type="float" office:value="98.1696155891">
                <text:p>98.1696155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">
                <text:p>3.5</text:p>
              </table:table-cell>
              <table:table-cell office:value-type="float" office:value="99.143713188">
                <text:p>99.143713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">
                <text:p>3.5</text:p>
              </table:table-cell>
              <table:table-cell office:value-type="float" office:value="100.53066689">
                <text:p>100.53066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100.561959988">
                <text:p>100.561959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100.959784664">
                <text:p>100.959784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03.803347289">
                <text:p>103.803347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03.908274418">
                <text:p>103.908274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105.272835381">
                <text:p>105.272835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">
                <text:p>3.5</text:p>
              </table:table-cell>
              <table:table-cell office:value-type="float" office:value="105.574026926">
                <text:p>105.574026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">
                <text:p>3.5</text:p>
              </table:table-cell>
              <table:table-cell office:value-type="float" office:value="105.806431189">
                <text:p>105.806431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5">
                <text:p>3.5</text:p>
              </table:table-cell>
              <table:table-cell office:value-type="float" office:value="106.782107583">
                <text:p>106.782107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09.237560579">
                <text:p>109.237560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  <table:table-cell office:value-type="float" office:value="109.472059985">
                <text:p>109.47205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5">
                <text:p>3.5</text:p>
              </table:table-cell>
              <table:table-cell office:value-type="float" office:value="110.543407893">
                <text:p>110.543407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113.013280275">
                <text:p>113.013280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">
                <text:p>3.5</text:p>
              </table:table-cell>
              <table:table-cell office:value-type="float" office:value="113.182790606">
                <text:p>113.182790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">
                <text:p>3.5</text:p>
              </table:table-cell>
              <table:table-cell office:value-type="float" office:value="113.328184726">
                <text:p>113.3281847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">
                <text:p>5</text:p>
              </table:table-cell>
              <table:table-cell office:value-type="float" office:value="114.33821177">
                <text:p>114.3382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114.784444531">
                <text:p>114.784444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114.930170393">
                <text:p>114.930170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15.007350709">
                <text:p>115.007350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15.34976076">
                <text:p>115.34976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15.374160616">
                <text:p>115.374160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5">
                <text:p>3.5</text:p>
              </table:table-cell>
              <table:table-cell office:value-type="float" office:value="115.484001083">
                <text:p>115.484001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15.673329279">
                <text:p>115.67332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115.786652988">
                <text:p>115.786652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5">
                <text:p>3.5</text:p>
              </table:table-cell>
              <table:table-cell office:value-type="float" office:value="115.810224475">
                <text:p>115.810224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116.24953492">
                <text:p>116.24953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5">
                <text:p>3.5</text:p>
              </table:table-cell>
              <table:table-cell office:value-type="float" office:value="116.637880573">
                <text:p>116.637880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  <table:table-cell office:value-type="float" office:value="116.771919336">
                <text:p>116.771919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116.853809856">
                <text:p>116.853809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">
                <text:p>5</text:p>
              </table:table-cell>
              <table:table-cell office:value-type="float" office:value="118.276425291">
                <text:p>118.276425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  <table:table-cell office:value-type="float" office:value="119.460441008">
                <text:p>119.460441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">
                <text:p>3.5</text:p>
              </table:table-cell>
              <table:table-cell office:value-type="float" office:value="119.742053875">
                <text:p>119.742053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120.324081564">
                <text:p>120.324081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  <table:table-cell office:value-type="float" office:value="120.662184885">
                <text:p>120.662184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">
                <text:p>3.5</text:p>
              </table:table-cell>
              <table:table-cell office:value-type="float" office:value="121.625693218">
                <text:p>121.625693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">
                <text:p>5</text:p>
              </table:table-cell>
              <table:table-cell office:value-type="float" office:value="121.820949838">
                <text:p>121.820949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121.853196004">
                <text:p>121.853196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">
                <text:p>5</text:p>
              </table:table-cell>
              <table:table-cell office:value-type="float" office:value="122.374876854">
                <text:p>122.374876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122.510460048">
                <text:p>122.510460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122.99669045">
                <text:p>122.9966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5">
                <text:p>3.5</text:p>
              </table:table-cell>
              <table:table-cell office:value-type="float" office:value="124.647608295">
                <text:p>124.647608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">
                <text:p>5</text:p>
              </table:table-cell>
              <table:table-cell office:value-type="float" office:value="127.508001948">
                <text:p>127.508001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5">
                <text:p>3.5</text:p>
              </table:table-cell>
              <table:table-cell office:value-type="float" office:value="128.031514246">
                <text:p>128.031514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5">
                <text:p>3.5</text:p>
              </table:table-cell>
              <table:table-cell office:value-type="float" office:value="128.475230399">
                <text:p>128.475230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">
                <text:p>3.5</text:p>
              </table:table-cell>
              <table:table-cell office:value-type="float" office:value="129.577890186">
                <text:p>129.577890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">
                <text:p>3.5</text:p>
              </table:table-cell>
              <table:table-cell office:value-type="float" office:value="129.802180637">
                <text:p>129.8021806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132.344284135">
                <text:p>132.344284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">
                <text:p>3.5</text:p>
              </table:table-cell>
              <table:table-cell office:value-type="float" office:value="132.597107899">
                <text:p>132.5971078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">
                <text:p>3.5</text:p>
              </table:table-cell>
              <table:table-cell office:value-type="float" office:value="132.965214508">
                <text:p>132.965214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134.526459337">
                <text:p>134.526459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">
                <text:p>5</text:p>
              </table:table-cell>
              <table:table-cell office:value-type="float" office:value="135.032581642">
                <text:p>135.032581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5">
                <text:p>3.5</text:p>
              </table:table-cell>
              <table:table-cell office:value-type="float" office:value="135.219190064">
                <text:p>135.219190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">
                <text:p>5</text:p>
              </table:table-cell>
              <table:table-cell office:value-type="float" office:value="135.293917526">
                <text:p>135.293917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5">
                <text:p>3.5</text:p>
              </table:table-cell>
              <table:table-cell office:value-type="float" office:value="135.311171523">
                <text:p>135.311171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5">
                <text:p>3.5</text:p>
              </table:table-cell>
              <table:table-cell office:value-type="float" office:value="135.428730939">
                <text:p>135.428730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136.417248974">
                <text:p>136.417248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5">
                <text:p>3.5</text:p>
              </table:table-cell>
              <table:table-cell office:value-type="float" office:value="136.963364426">
                <text:p>136.963364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137.546191853">
                <text:p>137.54619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138.280452051">
                <text:p>138.2804520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38.427070372">
                <text:p>138.427070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  <table:table-cell office:value-type="float" office:value="140.055473758">
                <text:p>140.055473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140.779650919">
                <text:p>140.779650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5">
                <text:p>3.5</text:p>
              </table:table-cell>
              <table:table-cell office:value-type="float" office:value="144.221519663">
                <text:p>144.22151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145.236243782">
                <text:p>145.2362437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145.661992895">
                <text:p>145.6619928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146.500829332">
                <text:p>146.500829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5">
                <text:p>3.5</text:p>
              </table:table-cell>
              <table:table-cell office:value-type="float" office:value="147.337807791">
                <text:p>147.337807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5">
                <text:p>3.5</text:p>
              </table:table-cell>
              <table:table-cell office:value-type="float" office:value="148.444801173">
                <text:p>148.4448011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5">
                <text:p>3.5</text:p>
              </table:table-cell>
              <table:table-cell office:value-type="float" office:value="148.922914436">
                <text:p>148.922914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49.21333329">
                <text:p>149.21333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5">
                <text:p>3.5</text:p>
              </table:table-cell>
              <table:table-cell office:value-type="float" office:value="150.147221586">
                <text:p>150.147221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150.229332786">
                <text:p>150.229332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5">
                <text:p>3.5</text:p>
              </table:table-cell>
              <table:table-cell office:value-type="float" office:value="150.849601588">
                <text:p>150.849601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">
                <text:p>5</text:p>
              </table:table-cell>
              <table:table-cell office:value-type="float" office:value="151.845166967">
                <text:p>151.845166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151.865736578">
                <text:p>151.865736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">
                <text:p>3.5</text:p>
              </table:table-cell>
              <table:table-cell office:value-type="float" office:value="152.03247575">
                <text:p>152.032475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5">
                <text:p>3.5</text:p>
              </table:table-cell>
              <table:table-cell office:value-type="float" office:value="153.100506157">
                <text:p>153.1005061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5">
                <text:p>3.5</text:p>
              </table:table-cell>
              <table:table-cell office:value-type="float" office:value="153.597707916">
                <text:p>153.597707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5">
                <text:p>3.5</text:p>
              </table:table-cell>
              <table:table-cell office:value-type="float" office:value="153.932566627">
                <text:p>153.9325666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  <table:table-cell office:value-type="float" office:value="155.749628207">
                <text:p>155.749628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">
                <text:p>3.5</text:p>
              </table:table-cell>
              <table:table-cell office:value-type="float" office:value="156.483757256">
                <text:p>156.48375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156.771799434">
                <text:p>156.771799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5">
                <text:p>3.5</text:p>
              </table:table-cell>
              <table:table-cell office:value-type="float" office:value="158.482718372">
                <text:p>158.482718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159.303626098">
                <text:p>159.303626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  <table:table-cell office:value-type="float" office:value="163.939001909">
                <text:p>163.939001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">
                <text:p>3.5</text:p>
              </table:table-cell>
              <table:table-cell office:value-type="float" office:value="165.166719738">
                <text:p>165.166719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5">
                <text:p>3.5</text:p>
              </table:table-cell>
              <table:table-cell office:value-type="float" office:value="166.918620152">
                <text:p>166.91862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5">
                <text:p>3.5</text:p>
              </table:table-cell>
              <table:table-cell office:value-type="float" office:value="169.346913768">
                <text:p>169.346913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">
                <text:p>5</text:p>
              </table:table-cell>
              <table:table-cell office:value-type="float" office:value="172.684293231">
                <text:p>172.684293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179.25438009">
                <text:p>179.25438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">
                <text:p>5</text:p>
              </table:table-cell>
              <table:table-cell office:value-type="float" office:value="179.254933302">
                <text:p>179.254933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5">
                <text:p>3.5</text:p>
              </table:table-cell>
              <table:table-cell office:value-type="float" office:value="179.592192421">
                <text:p>179.592192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179.665634796">
                <text:p>179.6656347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5">
                <text:p>3.5</text:p>
              </table:table-cell>
              <table:table-cell office:value-type="float" office:value="181.641563082">
                <text:p>181.64156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5">
                <text:p>3.5</text:p>
              </table:table-cell>
              <table:table-cell office:value-type="float" office:value="182.905844953">
                <text:p>182.9058449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183.246626283">
                <text:p>183.246626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184.986827218">
                <text:p>184.986827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185.786276015">
                <text:p>185.786276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5">
                <text:p>3.5</text:p>
              </table:table-cell>
              <table:table-cell office:value-type="float" office:value="185.959926715">
                <text:p>185.959926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  <table:table-cell office:value-type="float" office:value="186.824429446">
                <text:p>186.824429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">
                <text:p>3.5</text:p>
              </table:table-cell>
              <table:table-cell office:value-type="float" office:value="187.910677592">
                <text:p>187.910677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">
                <text:p>5</text:p>
              </table:table-cell>
              <table:table-cell office:value-type="float" office:value="188.160785232">
                <text:p>188.1607852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190.299242747">
                <text:p>190.2992427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190.637942891">
                <text:p>190.637942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191.139842043">
                <text:p>191.1398420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196.981123178">
                <text:p>196.981123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199.288391843">
                <text:p>199.2883918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  <table:table-cell office:value-type="float" office:value="199.528847813">
                <text:p>199.5288478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">
                <text:p>5</text:p>
              </table:table-cell>
              <table:table-cell office:value-type="float" office:value="199.618423985">
                <text:p>199.618423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  <table:table-cell office:value-type="float" office:value="199.690813065">
                <text:p>199.690813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00.943638984">
                <text:p>200.94363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01.531568543">
                <text:p>201.531568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03.943920367">
                <text:p>203.943920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06.897959179">
                <text:p>206.897959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  <table:table-cell office:value-type="float" office:value="207.397588266">
                <text:p>207.397588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">
                <text:p>5</text:p>
              </table:table-cell>
              <table:table-cell office:value-type="float" office:value="207.727422585">
                <text:p>207.727422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">
                <text:p>5</text:p>
              </table:table-cell>
              <table:table-cell office:value-type="float" office:value="209.046396888">
                <text:p>209.0463968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10.457503634">
                <text:p>210.4575036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214.278300378">
                <text:p>214.2783003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14.472066126">
                <text:p>214.472066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14.934542445">
                <text:p>214.934542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  <table:table-cell office:value-type="float" office:value="215.244004285">
                <text:p>215.244004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">
                <text:p>5</text:p>
              </table:table-cell>
              <table:table-cell office:value-type="float" office:value="217.233569202">
                <text:p>217.233569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18.262599367">
                <text:p>218.262599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20.871557023">
                <text:p>220.8715570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20.980013497">
                <text:p>220.980013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21.517912221">
                <text:p>221.5179122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5">
                <text:p>3.5</text:p>
              </table:table-cell>
              <table:table-cell office:value-type="float" office:value="221.987159379">
                <text:p>221.9871593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23.916771149">
                <text:p>223.9167711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  <table:table-cell office:value-type="float" office:value="223.919021729">
                <text:p>223.91902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224.414352384">
                <text:p>224.414352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25.577935785">
                <text:p>225.5779357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5">
                <text:p>3.5</text:p>
              </table:table-cell>
              <table:table-cell office:value-type="float" office:value="228.486686612">
                <text:p>228.486686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  <table:table-cell office:value-type="float" office:value="230.93642877">
                <text:p>230.93642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32.087224959">
                <text:p>232.0872249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  <table:table-cell office:value-type="float" office:value="241.845484484">
                <text:p>241.845484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242.196447359">
                <text:p>242.196447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">
                <text:p>5</text:p>
              </table:table-cell>
              <table:table-cell office:value-type="float" office:value="243.532364992">
                <text:p>243.532364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  <table:table-cell office:value-type="float" office:value="246.076226724">
                <text:p>246.076226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  <table:table-cell office:value-type="float" office:value="246.799788421">
                <text:p>246.7997884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5">
                <text:p>3.5</text:p>
              </table:table-cell>
              <table:table-cell office:value-type="float" office:value="247.144558806">
                <text:p>247.144558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48.946987824">
                <text:p>248.946987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5">
                <text:p>3.5</text:p>
              </table:table-cell>
              <table:table-cell office:value-type="float" office:value="249.025602936">
                <text:p>249.025602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5">
                <text:p>3.5</text:p>
              </table:table-cell>
              <table:table-cell office:value-type="float" office:value="249.388726863">
                <text:p>249.3887268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5">
                <text:p>3.5</text:p>
              </table:table-cell>
              <table:table-cell office:value-type="float" office:value="249.723916397">
                <text:p>249.7239163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  <table:table-cell office:value-type="float" office:value="250.553180791">
                <text:p>250.553180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5">
                <text:p>3.5</text:p>
              </table:table-cell>
              <table:table-cell office:value-type="float" office:value="253.033901262">
                <text:p>253.033901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  <table:table-cell office:value-type="float" office:value="254.640641468">
                <text:p>254.640641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  <table:table-cell office:value-type="float" office:value="254.704878908">
                <text:p>254.7048789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5">
                <text:p>3.5</text:p>
              </table:table-cell>
              <table:table-cell office:value-type="float" office:value="256.041038769">
                <text:p>256.041038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">
                <text:p>5</text:p>
              </table:table-cell>
              <table:table-cell office:value-type="float" office:value="256.727324887">
                <text:p>256.7273248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  <table:table-cell office:value-type="float" office:value="257.131246233">
                <text:p>257.1312462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57.672430236">
                <text:p>257.672430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5">
                <text:p>3.5</text:p>
              </table:table-cell>
              <table:table-cell office:value-type="float" office:value="257.788143402">
                <text:p>257.788143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  <table:table-cell office:value-type="float" office:value="258.43097003">
                <text:p>258.43097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  <table:table-cell office:value-type="float" office:value="258.694775681">
                <text:p>258.6947756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59.029899014">
                <text:p>259.029899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  <table:table-cell office:value-type="float" office:value="260.509397183">
                <text:p>260.509397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62.789065833">
                <text:p>262.789065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64.626256851">
                <text:p>264.6262568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5">
                <text:p>3.5</text:p>
              </table:table-cell>
              <table:table-cell office:value-type="float" office:value="265.090166636">
                <text:p>265.090166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  <table:table-cell office:value-type="float" office:value="266.082888551">
                <text:p>266.082888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">
                <text:p>3.5</text:p>
              </table:table-cell>
              <table:table-cell office:value-type="float" office:value="267.484694207">
                <text:p>267.4846942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267.758431278">
                <text:p>267.758431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68.320774347">
                <text:p>268.320774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">
                <text:p>3.5</text:p>
              </table:table-cell>
              <table:table-cell office:value-type="float" office:value="271.000492925">
                <text:p>271.000492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  <table:table-cell office:value-type="float" office:value="271.872560578">
                <text:p>271.872560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  <table:table-cell office:value-type="float" office:value="273.829845316">
                <text:p>273.829845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274.387013787">
                <text:p>274.387013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275.871636429">
                <text:p>275.871636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  <table:table-cell office:value-type="float" office:value="279.224555797">
                <text:p>279.2245557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80.76487163">
                <text:p>280.76487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">
                <text:p>5</text:p>
              </table:table-cell>
              <table:table-cell office:value-type="float" office:value="282.319693891">
                <text:p>282.3196938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83.401558182">
                <text:p>283.4015581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83.978246759">
                <text:p>283.9782467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  <table:table-cell office:value-type="float" office:value="285.118399555">
                <text:p>285.1183995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  <table:table-cell office:value-type="float" office:value="286.005986327">
                <text:p>286.005986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">
                <text:p>3.5</text:p>
              </table:table-cell>
              <table:table-cell office:value-type="float" office:value="286.552001162">
                <text:p>286.5520011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291.340612523">
                <text:p>291.340612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">
                <text:p>3.5</text:p>
              </table:table-cell>
              <table:table-cell office:value-type="float" office:value="293.231839168">
                <text:p>293.231839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">
                <text:p>3.5</text:p>
              </table:table-cell>
              <table:table-cell office:value-type="float" office:value="294.792210413">
                <text:p>294.792210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  <table:table-cell office:value-type="float" office:value="295.363965893">
                <text:p>295.3639658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5">
                <text:p>3.5</text:p>
              </table:table-cell>
              <table:table-cell office:value-type="float" office:value="295.681438109">
                <text:p>295.681438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  <table:table-cell office:value-type="float" office:value="295.934583512">
                <text:p>295.934583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">
                <text:p>3.5</text:p>
              </table:table-cell>
              <table:table-cell office:value-type="float" office:value="297.072833956">
                <text:p>297.0728339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5">
                <text:p>3.5</text:p>
              </table:table-cell>
              <table:table-cell office:value-type="float" office:value="297.371120032">
                <text:p>297.371120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">
                <text:p>5</text:p>
              </table:table-cell>
              <table:table-cell office:value-type="float" office:value="297.447202048">
                <text:p>297.447202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98.852030557">
                <text:p>298.8520305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5">
                <text:p>3.5</text:p>
              </table:table-cell>
              <table:table-cell office:value-type="float" office:value="299.026725584">
                <text:p>299.026725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">
                <text:p>5</text:p>
              </table:table-cell>
              <table:table-cell office:value-type="float" office:value="299.617623443">
                <text:p>299.6176234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5">
                <text:p>3.5</text:p>
              </table:table-cell>
              <table:table-cell office:value-type="float" office:value="300.228886471">
                <text:p>300.2288864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301.020985084">
                <text:p>301.0209850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5">
                <text:p>3.5</text:p>
              </table:table-cell>
              <table:table-cell office:value-type="float" office:value="301.323468863">
                <text:p>301.3234688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302.94102973">
                <text:p>302.94102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  <table:table-cell office:value-type="float" office:value="305.813315297">
                <text:p>305.8133152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307.698467477">
                <text:p>307.698467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307.836674203">
                <text:p>307.836674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  <table:table-cell office:value-type="float" office:value="309.726225264">
                <text:p>309.7262252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310.664105396">
                <text:p>310.6641053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  <table:table-cell office:value-type="float" office:value="312.859647964">
                <text:p>312.8596479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  <table:table-cell office:value-type="float" office:value="313.39528868">
                <text:p>313.395288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5">
                <text:p>3.5</text:p>
              </table:table-cell>
              <table:table-cell office:value-type="float" office:value="315.72275802">
                <text:p>315.722758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5">
                <text:p>3.5</text:p>
              </table:table-cell>
              <table:table-cell office:value-type="float" office:value="315.876271515">
                <text:p>315.8762715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">
                <text:p>5</text:p>
              </table:table-cell>
              <table:table-cell office:value-type="float" office:value="320.56196745">
                <text:p>320.561967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  <table:table-cell office:value-type="float" office:value="321.73808218">
                <text:p>321.738082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5">
                <text:p>3.5</text:p>
              </table:table-cell>
              <table:table-cell office:value-type="float" office:value="322.491843618">
                <text:p>322.491843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">
                <text:p>5</text:p>
              </table:table-cell>
              <table:table-cell office:value-type="float" office:value="322.957672662">
                <text:p>322.9576726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">
                <text:p>5</text:p>
              </table:table-cell>
              <table:table-cell office:value-type="float" office:value="323.818257686">
                <text:p>323.8182576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5">
                <text:p>3.5</text:p>
              </table:table-cell>
              <table:table-cell office:value-type="float" office:value="323.842299119">
                <text:p>323.842299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324.114232885">
                <text:p>324.1142328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5">
                <text:p>3.5</text:p>
              </table:table-cell>
              <table:table-cell office:value-type="float" office:value="328.419620211">
                <text:p>328.419620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5">
                <text:p>3.5</text:p>
              </table:table-cell>
              <table:table-cell office:value-type="float" office:value="329.807151932">
                <text:p>329.8071519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  <table:table-cell office:value-type="float" office:value="330.093782177">
                <text:p>330.093782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331.343718772">
                <text:p>331.343718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332.043296409">
                <text:p>332.0432964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334.461621667">
                <text:p>334.461621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336.953049412">
                <text:p>336.953049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">
                <text:p>5</text:p>
              </table:table-cell>
              <table:table-cell office:value-type="float" office:value="337.319237517">
                <text:p>337.3192375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  <table:table-cell office:value-type="float" office:value="339.460882054">
                <text:p>339.460882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339.573831198">
                <text:p>339.5738311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342.533244563">
                <text:p>342.533244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342.842474026">
                <text:p>342.8424740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343.782535175">
                <text:p>343.7825351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349.815863996">
                <text:p>349.8158639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  <table:table-cell office:value-type="float" office:value="351.939654158">
                <text:p>351.9396541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5">
                <text:p>3.5</text:p>
              </table:table-cell>
              <table:table-cell office:value-type="float" office:value="352.516007953">
                <text:p>352.5160079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5">
                <text:p>3.5</text:p>
              </table:table-cell>
              <table:table-cell office:value-type="float" office:value="360.462974975">
                <text:p>360.4629749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">
                <text:p>5</text:p>
              </table:table-cell>
              <table:table-cell office:value-type="float" office:value="368.794879941">
                <text:p>368.794879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">
                <text:p>5</text:p>
              </table:table-cell>
              <table:table-cell office:value-type="float" office:value="371.639964191">
                <text:p>371.6399641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5">
                <text:p>3.5</text:p>
              </table:table-cell>
              <table:table-cell office:value-type="float" office:value="377.754589409">
                <text:p>377.7545894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378.180484239">
                <text:p>378.1804842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">
                <text:p>3.5</text:p>
              </table:table-cell>
              <table:table-cell office:value-type="float" office:value="381.98001008">
                <text:p>381.98001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5">
                <text:p>3.5</text:p>
              </table:table-cell>
              <table:table-cell office:value-type="float" office:value="386.645017629">
                <text:p>386.6450176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5">
                <text:p>3.5</text:p>
              </table:table-cell>
              <table:table-cell office:value-type="float" office:value="390.046986744">
                <text:p>390.0469867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5">
                <text:p>3.5</text:p>
              </table:table-cell>
              <table:table-cell office:value-type="float" office:value="392.129870129">
                <text:p>392.129870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  <table:table-cell office:value-type="float" office:value="396.054516029">
                <text:p>396.054516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399.836703148">
                <text:p>399.836703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5">
                <text:p>3.5</text:p>
              </table:table-cell>
              <table:table-cell office:value-type="float" office:value="405.110318471">
                <text:p>405.110318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406.528094417">
                <text:p>406.528094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407.804442701">
                <text:p>407.804442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5">
                <text:p>3.5</text:p>
              </table:table-cell>
              <table:table-cell office:value-type="float" office:value="413.189563031">
                <text:p>413.189563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425.69316535">
                <text:p>425.69316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5">
                <text:p>3.5</text:p>
              </table:table-cell>
              <table:table-cell office:value-type="float" office:value="429.301741908">
                <text:p>429.301741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  <table:table-cell office:value-type="float" office:value="444.974368489">
                <text:p>444.9743684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5">
                <text:p>3.5</text:p>
              </table:table-cell>
              <table:table-cell office:value-type="float" office:value="456.497107571">
                <text:p>456.4971075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  <table:table-cell office:value-type="float" office:value="457.828309058">
                <text:p>457.8283090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485.189102854">
                <text:p>485.1891028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  <table:table-cell office:value-type="float" office:value="491.587824457">
                <text:p>491.5878244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5">
                <text:p>3.5</text:p>
              </table:table-cell>
              <table:table-cell office:value-type="float" office:value="492.260400699">
                <text:p>492.2604006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  <table:table-cell office:value-type="float" office:value="496.144924069">
                <text:p>496.144924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496.792825673">
                <text:p>496.792825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5">
                <text:p>3.5</text:p>
              </table:table-cell>
              <table:table-cell office:value-type="float" office:value="500.235620739">
                <text:p>500.2356207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5">
                <text:p>3.5</text:p>
              </table:table-cell>
              <table:table-cell office:value-type="float" office:value="513.316612885">
                <text:p>513.316612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5">
                <text:p>3.5</text:p>
              </table:table-cell>
              <table:table-cell office:value-type="float" office:value="516.927984929">
                <text:p>516.927984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">
                <text:p>5</text:p>
              </table:table-cell>
              <table:table-cell office:value-type="float" office:value="525.315902411">
                <text:p>525.315902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525.402026838">
                <text:p>525.402026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526.782326353">
                <text:p>526.782326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530.016036576">
                <text:p>530.016036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532.684077196">
                <text:p>532.684077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5">
                <text:p>3.5</text:p>
              </table:table-cell>
              <table:table-cell office:value-type="float" office:value="535.075334174">
                <text:p>535.075334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5">
                <text:p>3.5</text:p>
              </table:table-cell>
              <table:table-cell office:value-type="float" office:value="542.177292498">
                <text:p>542.177292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5">
                <text:p>3.5</text:p>
              </table:table-cell>
              <table:table-cell office:value-type="float" office:value="548.510362448">
                <text:p>548.510362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554.09876653">
                <text:p>554.098766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61.243333114">
                <text:p>561.243333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  <table:table-cell office:value-type="float" office:value="564.374554769">
                <text:p>564.374554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603.284280027">
                <text:p>603.28428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5">
                <text:p>3.5</text:p>
              </table:table-cell>
              <table:table-cell office:value-type="float" office:value="650.060583238">
                <text:p>650.0605832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5">
                <text:p>3.5</text:p>
              </table:table-cell>
              <table:table-cell office:value-type="float" office:value="654.854101992">
                <text:p>654.8541019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">
                <text:p>5</text:p>
              </table:table-cell>
              <table:table-cell office:value-type="float" office:value="662.210381364">
                <text:p>662.210381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733.670102195">
                <text:p>733.6701021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5">
                <text:p>3.5</text:p>
              </table:table-cell>
              <table:table-cell office:value-type="float" office:value="739.520188385">
                <text:p>739.520188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  <table:table-cell office:value-type="float" office:value="767.542379051">
                <text:p>767.5423790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  <table:table-cell office:value-type="float" office:value="768.807445605">
                <text:p>768.807445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5">
                <text:p>3.5</text:p>
              </table:table-cell>
              <table:table-cell office:value-type="float" office:value="792.117947299">
                <text:p>792.117947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796.567825101">
                <text:p>796.567825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  <table:table-cell office:value-type="float" office:value="819.015227507">
                <text:p>819.0152275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  <table:table-cell office:value-type="float" office:value="827.870835181">
                <text:p>827.870835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5">
                <text:p>3.5</text:p>
              </table:table-cell>
              <table:table-cell office:value-type="float" office:value="837.961170973">
                <text:p>837.961170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">
                <text:p>5</text:p>
              </table:table-cell>
              <table:table-cell office:value-type="float" office:value="872.491373868">
                <text:p>872.4913738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5">
                <text:p>3.5</text:p>
              </table:table-cell>
              <table:table-cell office:value-type="float" office:value="884.467961996">
                <text:p>884.467961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894.516971739">
                <text:p>894.5169717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  <table:table-cell office:value-type="float" office:value="899.785972043">
                <text:p>899.785972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  <table:table-cell office:value-type="float" office:value="920.097624681">
                <text:p>920.097624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">
                <text:p>5</text:p>
              </table:table-cell>
              <table:table-cell office:value-type="float" office:value="935.803536683">
                <text:p>935.8035366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  <table:table-cell office:value-type="float" office:value="947.676553143">
                <text:p>947.676553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5">
                <text:p>3.5</text:p>
              </table:table-cell>
              <table:table-cell office:value-type="float" office:value="973.771338045">
                <text:p>973.771338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  <table:table-cell office:value-type="float" office:value="1000.85948473">
                <text:p>1000.859484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  <table:table-cell office:value-type="float" office:value="1018.72343036">
                <text:p>1018.723430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  <table:table-cell office:value-type="float" office:value="1070.79626771">
                <text:p>1070.796267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1070.87790697">
                <text:p>1070.87790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5">
                <text:p>3.5</text:p>
              </table:table-cell>
              <table:table-cell office:value-type="float" office:value="1071.44002961">
                <text:p>1071.44002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  <table:table-cell office:value-type="float" office:value="1081.33116499">
                <text:p>1081.33116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5">
                <text:p>3.5</text:p>
              </table:table-cell>
              <table:table-cell office:value-type="float" office:value="1102.50616589">
                <text:p>1102.506165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">
                <text:p>5</text:p>
              </table:table-cell>
              <table:table-cell office:value-type="float" office:value="1105.46601514">
                <text:p>1105.466015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  <table:table-cell office:value-type="float" office:value="1150.73542246">
                <text:p>1150.73542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1198.71884958">
                <text:p>1198.71884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1212.89882172">
                <text:p>1212.898821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">
                <text:p>5</text:p>
              </table:table-cell>
              <table:table-cell office:value-type="float" office:value="1225.29222327">
                <text:p>1225.29222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1232.13953867">
                <text:p>1232.139538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  <table:table-cell office:value-type="float" office:value="1238.02773344">
                <text:p>1238.02773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1316.85293467">
                <text:p>1316.852934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5">
                <text:p>3.5</text:p>
              </table:table-cell>
              <table:table-cell office:value-type="float" office:value="1341.64461707">
                <text:p>1341.64461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5">
                <text:p>3.5</text:p>
              </table:table-cell>
              <table:table-cell office:value-type="float" office:value="1398.650222">
                <text:p>1398.6502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">
                <text:p>5</text:p>
              </table:table-cell>
              <table:table-cell office:value-type="float" office:value="1442.60363113">
                <text:p>1442.60363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  <table:table-cell office:value-type="float" office:value="1457.30148383">
                <text:p>1457.30148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  <table:table-cell office:value-type="float" office:value="1580.03412059">
                <text:p>1580.034120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5">
                <text:p>3.5</text:p>
              </table:table-cell>
              <table:table-cell office:value-type="float" office:value="1602.46183376">
                <text:p>1602.46183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  <table:table-cell office:value-type="float" office:value="1605.43894866">
                <text:p>1605.438948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  <table:table-cell office:value-type="float" office:value="1692.80621906">
                <text:p>1692.806219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5">
                <text:p>3.5</text:p>
              </table:table-cell>
              <table:table-cell office:value-type="float" office:value="1715.8146063">
                <text:p>1715.8146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1763.02416882">
                <text:p>1763.024168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  <table:table-cell office:value-type="float" office:value="1788.94967742">
                <text:p>1788.9496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  <table:table-cell office:value-type="float" office:value="1847.18416454">
                <text:p>1847.184164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  <table:table-cell office:value-type="float" office:value="1956.24001538">
                <text:p>1956.24001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  <table:table-cell office:value-type="float" office:value="1985.59618552">
                <text:p>1985.596185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  <table:table-cell office:value-type="float" office:value="1996.0444169">
                <text:p>1996.04441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">
                <text:p>5</text:p>
              </table:table-cell>
              <table:table-cell office:value-type="float" office:value="2023.56255577">
                <text:p>2023.562555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5">
                <text:p>3.5</text:p>
              </table:table-cell>
              <table:table-cell office:value-type="float" office:value="2051.51547576">
                <text:p>2051.515475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  <table:table-cell office:value-type="float" office:value="2109.69113528">
                <text:p>2109.691135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5">
                <text:p>3.5</text:p>
              </table:table-cell>
              <table:table-cell office:value-type="float" office:value="2125.77349965">
                <text:p>2125.773499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">
                <text:p>3.5</text:p>
              </table:table-cell>
              <table:table-cell office:value-type="float" office:value="2153.54044227">
                <text:p>2153.540442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  <table:table-cell office:value-type="float" office:value="2244.40316155">
                <text:p>2244.403161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2266.58990534">
                <text:p>2266.58990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">
                <text:p>3.5</text:p>
              </table:table-cell>
              <table:table-cell office:value-type="float" office:value="2333.92946625">
                <text:p>2333.92946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">
                <text:p>3.5</text:p>
              </table:table-cell>
              <table:table-cell office:value-type="float" office:value="2388.90433309">
                <text:p>2388.90433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2390.93244255">
                <text:p>2390.93244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  <table:table-cell office:value-type="float" office:value="2495.02817999">
                <text:p>2495.02817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">
                <text:p>3.5</text:p>
              </table:table-cell>
              <table:table-cell office:value-type="float" office:value="2495.15829447">
                <text:p>2495.158294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2515.15669266">
                <text:p>2515.15669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">
                <text:p>3.5</text:p>
              </table:table-cell>
              <table:table-cell office:value-type="float" office:value="2528.92396948">
                <text:p>2528.923969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  <table:table-cell office:value-type="float" office:value="2529.37109362">
                <text:p>2529.371093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">
                <text:p>5</text:p>
              </table:table-cell>
              <table:table-cell office:value-type="float" office:value="2531.46257899">
                <text:p>2531.46257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  <table:table-cell office:value-type="float" office:value="2536.28881416">
                <text:p>2536.28881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">
                <text:p>3.5</text:p>
              </table:table-cell>
              <table:table-cell office:value-type="float" office:value="2568.08925436">
                <text:p>2568.089254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645.37923371">
                <text:p>2645.379233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  <table:table-cell office:value-type="float" office:value="2656.98615661">
                <text:p>2656.986156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">
                <text:p>5</text:p>
              </table:table-cell>
              <table:table-cell office:value-type="float" office:value="2938.73926619">
                <text:p>2938.739266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">
                <text:p>5</text:p>
              </table:table-cell>
              <table:table-cell office:value-type="float" office:value="3045.09976245">
                <text:p>3045.09976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  <table:table-cell office:value-type="float" office:value="3070.72911986">
                <text:p>3070.72911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  <table:table-cell office:value-type="float" office:value="3185.83832714">
                <text:p>3185.83832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">
                <text:p>5</text:p>
              </table:table-cell>
              <table:table-cell office:value-type="float" office:value="3194.30917192">
                <text:p>3194.309171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5">
                <text:p>3.5</text:p>
              </table:table-cell>
              <table:table-cell office:value-type="float" office:value="3223.8910591">
                <text:p>3223.8910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5">
                <text:p>3.5</text:p>
              </table:table-cell>
              <table:table-cell office:value-type="float" office:value="3422.95567">
                <text:p>3422.955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">
                <text:p>5</text:p>
              </table:table-cell>
              <table:table-cell office:value-type="float" office:value="3592.44449177">
                <text:p>3592.444491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  <table:table-cell office:value-type="float" office:value="3681.79262323">
                <text:p>3681.792623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  <table:table-cell office:value-type="float" office:value="4044.32780572">
                <text:p>4044.327805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">
                <text:p>5</text:p>
              </table:table-cell>
              <table:table-cell office:value-type="float" office:value="4438.96372896">
                <text:p>4438.963728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">
                <text:p>5</text:p>
              </table:table-cell>
              <table:table-cell office:value-type="float" office:value="4447.16714392">
                <text:p>4447.16714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">
                <text:p>5</text:p>
              </table:table-cell>
              <table:table-cell office:value-type="float" office:value="4525.49817136">
                <text:p>4525.498171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  <table:table-cell office:value-type="float" office:value="4778.60758122">
                <text:p>4778.607581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  <table:table-cell office:value-type="float" office:value="4836.51451577">
                <text:p>4836.514515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">
                <text:p>3.5</text:p>
              </table:table-cell>
              <table:table-cell office:value-type="float" office:value="15610.8985326">
                <text:p>15610.89853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5">
                <text:p>3.5</text:p>
              </table:table-cell>
              <table:table-cell office:value-type="float" office:value="36193.6759488">
                <text:p>36193.6759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5">
                <text:p>3.5</text:p>
              </table:table-cell>
              <table:table-cell office:value-type="float" office:value="286234.641559">
                <text:p>286234.6415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1221169.46194">
                <text:p>1221169.461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8cm" svg:height="10.307cm" xlink:href=".." xlink:type="simple" chart:class="chart:scatter" chart:style-name="ch1">
        <chart:title svg:x="6.402cm" svg:y="0.369cm" chart:style-name="ch2">
          <text:p>Fraction of Hot Electrons</text:p>
        </chart:title>
        <chart:plot-area chart:style-name="ch3" table:cell-range-address="Sheet1.E3:Sheet1.E538 Sheet1.B2:Sheet1.B2 Sheet1.G3:Sheet1.G538" chart:data-source-has-labels="row" svg:x="0.644cm" svg:y="1.443cm" svg:width="16.992cm" svg:height="8.501cm">
          <chartooo:coordinate-region svg:x="1.265cm" svg:y="1.642cm" svg:width="15.853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538" chart:label-cell-address="Sheet1.B2:Sheet1.B2" chart:class="chart:scatter">
            <chart:domain table:cell-range-address="Sheet1.E3:Sheet1.E538"/>
            <chart:data-point chart:repeated="5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-1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Sheet1.E3:Sheet1.E538</svg:desc>
                </draw:g>
              </table:table-cell>
              <table:table-cell office:value-type="float" office:value="20.0811284402">
                <text:p>20.0811284402</text:p>
                <draw:g>
                  <svg:desc>Sheet1.G3:Sheet1.G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20.1802957581">
                <text:p>20.1802957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6">
                <text:p>0.0016</text:p>
              </table:table-cell>
              <table:table-cell office:value-type="float" office:value="21.0058836023">
                <text:p>21.005883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">
                <text:p>0.0024</text:p>
              </table:table-cell>
              <table:table-cell office:value-type="float" office:value="21.3543889539">
                <text:p>21.3543889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21.5608493341">
                <text:p>21.5608493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">
                <text:p>0.0016</text:p>
              </table:table-cell>
              <table:table-cell office:value-type="float" office:value="21.6041673138">
                <text:p>21.6041673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21.7066480026">
                <text:p>21.706648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">
                <text:p>0.0016</text:p>
              </table:table-cell>
              <table:table-cell office:value-type="float" office:value="21.7311827945">
                <text:p>21.7311827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">
                <text:p>0.0016</text:p>
              </table:table-cell>
              <table:table-cell office:value-type="float" office:value="22.2370804314">
                <text:p>22.237080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6">
                <text:p>0.0016</text:p>
              </table:table-cell>
              <table:table-cell office:value-type="float" office:value="22.7959144282">
                <text:p>22.795914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22.8132853943">
                <text:p>22.8132853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">
                <text:p>0.001</text:p>
              </table:table-cell>
              <table:table-cell office:value-type="float" office:value="22.8534196391">
                <text:p>22.853419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">
                <text:p>0.001</text:p>
              </table:table-cell>
              <table:table-cell office:value-type="float" office:value="22.8645171484">
                <text:p>22.864517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">
                <text:p>0.001</text:p>
              </table:table-cell>
              <table:table-cell office:value-type="float" office:value="22.9207954042">
                <text:p>22.9207954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">
                <text:p>0.001</text:p>
              </table:table-cell>
              <table:table-cell office:value-type="float" office:value="23.7246711428">
                <text:p>23.724671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">
                <text:p>0.001</text:p>
              </table:table-cell>
              <table:table-cell office:value-type="float" office:value="23.8994296904">
                <text:p>23.899429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">
                <text:p>0.001</text:p>
              </table:table-cell>
              <table:table-cell office:value-type="float" office:value="24.054756473">
                <text:p>24.054756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">
                <text:p>0.001</text:p>
              </table:table-cell>
              <table:table-cell office:value-type="float" office:value="24.7266632372">
                <text:p>24.726663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">
                <text:p>0.001</text:p>
              </table:table-cell>
              <table:table-cell office:value-type="float" office:value="24.7966680898">
                <text:p>24.7966680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24.8189854397">
                <text:p>24.8189854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">
                <text:p>0.0016</text:p>
              </table:table-cell>
              <table:table-cell office:value-type="float" office:value="24.903034295">
                <text:p>24.903034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">
                <text:p>0.001</text:p>
              </table:table-cell>
              <table:table-cell office:value-type="float" office:value="25.0351624724">
                <text:p>25.03516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">
                <text:p>0.001</text:p>
              </table:table-cell>
              <table:table-cell office:value-type="float" office:value="25.1133621433">
                <text:p>25.1133621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">
                <text:p>0.0024</text:p>
              </table:table-cell>
              <table:table-cell office:value-type="float" office:value="25.2500207925">
                <text:p>25.2500207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">
                <text:p>0.001</text:p>
              </table:table-cell>
              <table:table-cell office:value-type="float" office:value="25.586050835">
                <text:p>25.586050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6">
                <text:p>0.0016</text:p>
              </table:table-cell>
              <table:table-cell office:value-type="float" office:value="25.7195191748">
                <text:p>25.719519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6">
                <text:p>0.0016</text:p>
              </table:table-cell>
              <table:table-cell office:value-type="float" office:value="26.0491096036">
                <text:p>26.049109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  <table:table-cell office:value-type="float" office:value="26.0698302075">
                <text:p>26.0698302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">
                <text:p>0.001</text:p>
              </table:table-cell>
              <table:table-cell office:value-type="float" office:value="26.1465226775">
                <text:p>26.146522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">
                <text:p>0.001</text:p>
              </table:table-cell>
              <table:table-cell office:value-type="float" office:value="26.1574729797">
                <text:p>26.1574729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">
                <text:p>0.001</text:p>
              </table:table-cell>
              <table:table-cell office:value-type="float" office:value="26.1823170624">
                <text:p>26.1823170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4">
                <text:p>0.0024</text:p>
              </table:table-cell>
              <table:table-cell office:value-type="float" office:value="26.3446661041">
                <text:p>26.344666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">
                <text:p>0.001</text:p>
              </table:table-cell>
              <table:table-cell office:value-type="float" office:value="27.2748728654">
                <text:p>27.274872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4">
                <text:p>0.0024</text:p>
              </table:table-cell>
              <table:table-cell office:value-type="float" office:value="27.3590920464">
                <text:p>27.359092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6">
                <text:p>0.0016</text:p>
              </table:table-cell>
              <table:table-cell office:value-type="float" office:value="27.5591036821">
                <text:p>27.55910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">
                <text:p>0.001</text:p>
              </table:table-cell>
              <table:table-cell office:value-type="float" office:value="28.0740423079">
                <text:p>28.0740423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6">
                <text:p>0.0016</text:p>
              </table:table-cell>
              <table:table-cell office:value-type="float" office:value="28.1377201975">
                <text:p>28.1377201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4">
                <text:p>0.0024</text:p>
              </table:table-cell>
              <table:table-cell office:value-type="float" office:value="28.5245716973">
                <text:p>28.5245716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6">
                <text:p>0.0016</text:p>
              </table:table-cell>
              <table:table-cell office:value-type="float" office:value="28.6139080594">
                <text:p>28.6139080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6">
                <text:p>0.0016</text:p>
              </table:table-cell>
              <table:table-cell office:value-type="float" office:value="28.6377560461">
                <text:p>28.6377560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4">
                <text:p>0.0024</text:p>
              </table:table-cell>
              <table:table-cell office:value-type="float" office:value="29.6742679314">
                <text:p>29.6742679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4">
                <text:p>0.0024</text:p>
              </table:table-cell>
              <table:table-cell office:value-type="float" office:value="30.8147457173">
                <text:p>30.8147457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">
                <text:p>0.001</text:p>
              </table:table-cell>
              <table:table-cell office:value-type="float" office:value="31.1516978932">
                <text:p>31.151697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6">
                <text:p>0.0016</text:p>
              </table:table-cell>
              <table:table-cell office:value-type="float" office:value="31.1634557827">
                <text:p>31.1634557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4">
                <text:p>0.0024</text:p>
              </table:table-cell>
              <table:table-cell office:value-type="float" office:value="31.4497196209">
                <text:p>31.4497196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6">
                <text:p>0.0016</text:p>
              </table:table-cell>
              <table:table-cell office:value-type="float" office:value="31.7253804546">
                <text:p>31.7253804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">
                <text:p>0.001</text:p>
              </table:table-cell>
              <table:table-cell office:value-type="float" office:value="31.9320875919">
                <text:p>31.9320875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4">
                <text:p>0.0024</text:p>
              </table:table-cell>
              <table:table-cell office:value-type="float" office:value="32.3853042226">
                <text:p>32.3853042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">
                <text:p>0.001</text:p>
              </table:table-cell>
              <table:table-cell office:value-type="float" office:value="32.3949391854">
                <text:p>32.3949391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">
                <text:p>0.001</text:p>
              </table:table-cell>
              <table:table-cell office:value-type="float" office:value="32.5045074403">
                <text:p>32.5045074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">
                <text:p>0.001</text:p>
              </table:table-cell>
              <table:table-cell office:value-type="float" office:value="33.3290314814">
                <text:p>33.3290314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4">
                <text:p>0.0024</text:p>
              </table:table-cell>
              <table:table-cell office:value-type="float" office:value="33.3486416164">
                <text:p>33.3486416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">
                <text:p>0.0016</text:p>
              </table:table-cell>
              <table:table-cell office:value-type="float" office:value="33.6142839829">
                <text:p>33.6142839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4">
                <text:p>0.0024</text:p>
              </table:table-cell>
              <table:table-cell office:value-type="float" office:value="33.6296057645">
                <text:p>33.6296057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4">
                <text:p>0.0024</text:p>
              </table:table-cell>
              <table:table-cell office:value-type="float" office:value="34.112053861">
                <text:p>34.11205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">
                <text:p>0.001</text:p>
              </table:table-cell>
              <table:table-cell office:value-type="float" office:value="34.6992974995">
                <text:p>34.6992974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6">
                <text:p>0.0016</text:p>
              </table:table-cell>
              <table:table-cell office:value-type="float" office:value="34.7189303138">
                <text:p>34.7189303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6">
                <text:p>0.0016</text:p>
              </table:table-cell>
              <table:table-cell office:value-type="float" office:value="35.1966366166">
                <text:p>35.1966366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">
                <text:p>0.001</text:p>
              </table:table-cell>
              <table:table-cell office:value-type="float" office:value="36.0460787727">
                <text:p>36.0460787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">
                <text:p>0.001</text:p>
              </table:table-cell>
              <table:table-cell office:value-type="float" office:value="36.9473784678">
                <text:p>36.947378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">
                <text:p>0.001</text:p>
              </table:table-cell>
              <table:table-cell office:value-type="float" office:value="37.2883423514">
                <text:p>37.288342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4">
                <text:p>0.0024</text:p>
              </table:table-cell>
              <table:table-cell office:value-type="float" office:value="37.9708703364">
                <text:p>37.9708703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4">
                <text:p>0.0024</text:p>
              </table:table-cell>
              <table:table-cell office:value-type="float" office:value="38.07653491">
                <text:p>38.07653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6">
                <text:p>0.0016</text:p>
              </table:table-cell>
              <table:table-cell office:value-type="float" office:value="38.1270352322">
                <text:p>38.127035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">
                <text:p>0.0024</text:p>
              </table:table-cell>
              <table:table-cell office:value-type="float" office:value="38.6692597928">
                <text:p>38.6692597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6">
                <text:p>0.0016</text:p>
              </table:table-cell>
              <table:table-cell office:value-type="float" office:value="39.1170852184">
                <text:p>39.1170852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4">
                <text:p>0.0024</text:p>
              </table:table-cell>
              <table:table-cell office:value-type="float" office:value="39.17372331">
                <text:p>39.173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6">
                <text:p>0.0016</text:p>
              </table:table-cell>
              <table:table-cell office:value-type="float" office:value="40.0580572052">
                <text:p>40.058057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4">
                <text:p>0.0024</text:p>
              </table:table-cell>
              <table:table-cell office:value-type="float" office:value="40.1161469544">
                <text:p>40.1161469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6">
                <text:p>0.0016</text:p>
              </table:table-cell>
              <table:table-cell office:value-type="float" office:value="40.7609612422">
                <text:p>40.760961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">
                <text:p>0.0024</text:p>
              </table:table-cell>
              <table:table-cell office:value-type="float" office:value="41.0419139828">
                <text:p>41.0419139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6">
                <text:p>0.0016</text:p>
              </table:table-cell>
              <table:table-cell office:value-type="float" office:value="41.1144898801">
                <text:p>41.1144898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6">
                <text:p>0.0016</text:p>
              </table:table-cell>
              <table:table-cell office:value-type="float" office:value="41.3704049298">
                <text:p>41.370404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4">
                <text:p>0.0024</text:p>
              </table:table-cell>
              <table:table-cell office:value-type="float" office:value="42.6298193235">
                <text:p>42.6298193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6">
                <text:p>0.0016</text:p>
              </table:table-cell>
              <table:table-cell office:value-type="float" office:value="42.63500685">
                <text:p>42.63500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4">
                <text:p>0.0024</text:p>
              </table:table-cell>
              <table:table-cell office:value-type="float" office:value="46.5284665941">
                <text:p>46.5284665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6">
                <text:p>0.0016</text:p>
              </table:table-cell>
              <table:table-cell office:value-type="float" office:value="47.5831188165">
                <text:p>47.5831188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6">
                <text:p>0.0016</text:p>
              </table:table-cell>
              <table:table-cell office:value-type="float" office:value="48.6011131747">
                <text:p>48.6011131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">
                <text:p>0.001</text:p>
              </table:table-cell>
              <table:table-cell office:value-type="float" office:value="49.0673374461">
                <text:p>49.067337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4">
                <text:p>0.0024</text:p>
              </table:table-cell>
              <table:table-cell office:value-type="float" office:value="49.3403219357">
                <text:p>49.3403219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6">
                <text:p>0.0016</text:p>
              </table:table-cell>
              <table:table-cell office:value-type="float" office:value="49.9807895906">
                <text:p>49.9807895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6">
                <text:p>0.0016</text:p>
              </table:table-cell>
              <table:table-cell office:value-type="float" office:value="50.0984053701">
                <text:p>50.098405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4">
                <text:p>0.0024</text:p>
              </table:table-cell>
              <table:table-cell office:value-type="float" office:value="50.6293292991">
                <text:p>50.629329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6">
                <text:p>0.0016</text:p>
              </table:table-cell>
              <table:table-cell office:value-type="float" office:value="51.1381192499">
                <text:p>51.1381192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4">
                <text:p>0.0024</text:p>
              </table:table-cell>
              <table:table-cell office:value-type="float" office:value="51.2377615346">
                <text:p>51.2377615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">
                <text:p>0.001</text:p>
              </table:table-cell>
              <table:table-cell office:value-type="float" office:value="51.664739979">
                <text:p>51.66473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4">
                <text:p>0.0024</text:p>
              </table:table-cell>
              <table:table-cell office:value-type="float" office:value="51.9186081081">
                <text:p>51.9186081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6">
                <text:p>0.0016</text:p>
              </table:table-cell>
              <table:table-cell office:value-type="float" office:value="52.0105250406">
                <text:p>52.0105250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">
                <text:p>0.001</text:p>
              </table:table-cell>
              <table:table-cell office:value-type="float" office:value="53.9939026935">
                <text:p>53.993902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">
                <text:p>0.001</text:p>
              </table:table-cell>
              <table:table-cell office:value-type="float" office:value="54.5205536336">
                <text:p>54.5205536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4">
                <text:p>0.0024</text:p>
              </table:table-cell>
              <table:table-cell office:value-type="float" office:value="55.3461788343">
                <text:p>55.3461788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">
                <text:p>0.001</text:p>
              </table:table-cell>
              <table:table-cell office:value-type="float" office:value="55.5778473697">
                <text:p>55.5778473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6">
                <text:p>0.0016</text:p>
              </table:table-cell>
              <table:table-cell office:value-type="float" office:value="56.4066676731">
                <text:p>56.4066676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">
                <text:p>0.001</text:p>
              </table:table-cell>
              <table:table-cell office:value-type="float" office:value="56.8347332128">
                <text:p>56.834733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">
                <text:p>0.0016</text:p>
              </table:table-cell>
              <table:table-cell office:value-type="float" office:value="57.7413112797">
                <text:p>57.741311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">
                <text:p>0.001</text:p>
              </table:table-cell>
              <table:table-cell office:value-type="float" office:value="57.7448684695">
                <text:p>57.7448684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">
                <text:p>0.001</text:p>
              </table:table-cell>
              <table:table-cell office:value-type="float" office:value="59.5006975337">
                <text:p>59.5006975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">
                <text:p>0.0016</text:p>
              </table:table-cell>
              <table:table-cell office:value-type="float" office:value="59.53443789">
                <text:p>59.53443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6">
                <text:p>0.0016</text:p>
              </table:table-cell>
              <table:table-cell office:value-type="float" office:value="60.9681130026">
                <text:p>60.9681130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6">
                <text:p>0.0016</text:p>
              </table:table-cell>
              <table:table-cell office:value-type="float" office:value="61.1844141044">
                <text:p>61.1844141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6">
                <text:p>0.0016</text:p>
              </table:table-cell>
              <table:table-cell office:value-type="float" office:value="61.9803329426">
                <text:p>61.9803329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4">
                <text:p>0.0024</text:p>
              </table:table-cell>
              <table:table-cell office:value-type="float" office:value="62.2872824206">
                <text:p>62.2872824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6">
                <text:p>0.0016</text:p>
              </table:table-cell>
              <table:table-cell office:value-type="float" office:value="62.3374945093">
                <text:p>62.337494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6">
                <text:p>0.0016</text:p>
              </table:table-cell>
              <table:table-cell office:value-type="float" office:value="63.3102182113">
                <text:p>63.3102182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">
                <text:p>0.001</text:p>
              </table:table-cell>
              <table:table-cell office:value-type="float" office:value="63.7973798686">
                <text:p>63.7973798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6">
                <text:p>0.0016</text:p>
              </table:table-cell>
              <table:table-cell office:value-type="float" office:value="63.8202606797">
                <text:p>63.820260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4">
                <text:p>0.0024</text:p>
              </table:table-cell>
              <table:table-cell office:value-type="float" office:value="63.9330463427">
                <text:p>63.9330463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">
                <text:p>0.001</text:p>
              </table:table-cell>
              <table:table-cell office:value-type="float" office:value="64.6329925985">
                <text:p>64.6329925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4">
                <text:p>0.0024</text:p>
              </table:table-cell>
              <table:table-cell office:value-type="float" office:value="65.3801025708">
                <text:p>65.3801025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">
                <text:p>0.001</text:p>
              </table:table-cell>
              <table:table-cell office:value-type="float" office:value="66.4509691696">
                <text:p>66.4509691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4">
                <text:p>0.0024</text:p>
              </table:table-cell>
              <table:table-cell office:value-type="float" office:value="66.6192171727">
                <text:p>66.6192171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6">
                <text:p>0.0016</text:p>
              </table:table-cell>
              <table:table-cell office:value-type="float" office:value="67.8605889987">
                <text:p>67.8605889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">
                <text:p>0.001</text:p>
              </table:table-cell>
              <table:table-cell office:value-type="float" office:value="68.2622717257">
                <text:p>68.2622717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4">
                <text:p>0.0024</text:p>
              </table:table-cell>
              <table:table-cell office:value-type="float" office:value="68.7825905653">
                <text:p>68.7825905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6">
                <text:p>0.0016</text:p>
              </table:table-cell>
              <table:table-cell office:value-type="float" office:value="69.0082166123">
                <text:p>69.0082166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6">
                <text:p>0.0016</text:p>
              </table:table-cell>
              <table:table-cell office:value-type="float" office:value="69.0570373709">
                <text:p>69.0570373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">
                <text:p>0.001</text:p>
              </table:table-cell>
              <table:table-cell office:value-type="float" office:value="69.1686839956">
                <text:p>69.1686839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">
                <text:p>0.0016</text:p>
              </table:table-cell>
              <table:table-cell office:value-type="float" office:value="69.3120923844">
                <text:p>69.3120923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6">
                <text:p>0.0016</text:p>
              </table:table-cell>
              <table:table-cell office:value-type="float" office:value="71.4810439141">
                <text:p>71.481043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">
                <text:p>0.001</text:p>
              </table:table-cell>
              <table:table-cell office:value-type="float" office:value="71.5496119615">
                <text:p>71.5496119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6">
                <text:p>0.0016</text:p>
              </table:table-cell>
              <table:table-cell office:value-type="float" office:value="72.1385661651">
                <text:p>72.1385661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6">
                <text:p>0.0016</text:p>
              </table:table-cell>
              <table:table-cell office:value-type="float" office:value="72.3405456423">
                <text:p>72.3405456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4">
                <text:p>0.0024</text:p>
              </table:table-cell>
              <table:table-cell office:value-type="float" office:value="72.5899967826">
                <text:p>72.5899967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4">
                <text:p>0.0024</text:p>
              </table:table-cell>
              <table:table-cell office:value-type="float" office:value="72.7749397148">
                <text:p>72.7749397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">
                <text:p>0.001</text:p>
              </table:table-cell>
              <table:table-cell office:value-type="float" office:value="73.0107772507">
                <text:p>73.0107772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4">
                <text:p>0.0024</text:p>
              </table:table-cell>
              <table:table-cell office:value-type="float" office:value="73.197155915">
                <text:p>73.197155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4">
                <text:p>0.0024</text:p>
              </table:table-cell>
              <table:table-cell office:value-type="float" office:value="73.24650094">
                <text:p>73.2465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4">
                <text:p>0.0024</text:p>
              </table:table-cell>
              <table:table-cell office:value-type="float" office:value="73.4106761757">
                <text:p>73.410676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6">
                <text:p>0.0016</text:p>
              </table:table-cell>
              <table:table-cell office:value-type="float" office:value="73.592725421">
                <text:p>73.592725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">
                <text:p>0.001</text:p>
              </table:table-cell>
              <table:table-cell office:value-type="float" office:value="73.7494651083">
                <text:p>73.7494651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">
                <text:p>0.001</text:p>
              </table:table-cell>
              <table:table-cell office:value-type="float" office:value="74.9639742064">
                <text:p>74.9639742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6">
                <text:p>0.0016</text:p>
              </table:table-cell>
              <table:table-cell office:value-type="float" office:value="75.0295400299">
                <text:p>75.0295400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6">
                <text:p>0.0016</text:p>
              </table:table-cell>
              <table:table-cell office:value-type="float" office:value="75.2844541828">
                <text:p>75.2844541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">
                <text:p>0.001</text:p>
              </table:table-cell>
              <table:table-cell office:value-type="float" office:value="75.7376064864">
                <text:p>75.7376064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">
                <text:p>0.001</text:p>
              </table:table-cell>
              <table:table-cell office:value-type="float" office:value="76.1102555295">
                <text:p>76.110255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">
                <text:p>0.001</text:p>
              </table:table-cell>
              <table:table-cell office:value-type="float" office:value="76.2228596308">
                <text:p>76.2228596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">
                <text:p>0.001</text:p>
              </table:table-cell>
              <table:table-cell office:value-type="float" office:value="76.4800865717">
                <text:p>76.4800865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4">
                <text:p>0.0024</text:p>
              </table:table-cell>
              <table:table-cell office:value-type="float" office:value="76.6684574246">
                <text:p>76.6684574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4">
                <text:p>0.0024</text:p>
              </table:table-cell>
              <table:table-cell office:value-type="float" office:value="77.0414628449">
                <text:p>77.04146284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">
                <text:p>0.001</text:p>
              </table:table-cell>
              <table:table-cell office:value-type="float" office:value="77.2617244379">
                <text:p>77.2617244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">
                <text:p>0.001</text:p>
              </table:table-cell>
              <table:table-cell office:value-type="float" office:value="77.3570607651">
                <text:p>77.3570607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6">
                <text:p>0.0016</text:p>
              </table:table-cell>
              <table:table-cell office:value-type="float" office:value="77.9557304366">
                <text:p>77.9557304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6">
                <text:p>0.0016</text:p>
              </table:table-cell>
              <table:table-cell office:value-type="float" office:value="78.0516431988">
                <text:p>78.051643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">
                <text:p>0.001</text:p>
              </table:table-cell>
              <table:table-cell office:value-type="float" office:value="78.7629136256">
                <text:p>78.7629136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4">
                <text:p>0.0024</text:p>
              </table:table-cell>
              <table:table-cell office:value-type="float" office:value="79.410444059">
                <text:p>79.41044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6">
                <text:p>0.0016</text:p>
              </table:table-cell>
              <table:table-cell office:value-type="float" office:value="80.176379518">
                <text:p>80.1763795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6">
                <text:p>0.0016</text:p>
              </table:table-cell>
              <table:table-cell office:value-type="float" office:value="80.287970403">
                <text:p>80.28797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4">
                <text:p>0.0024</text:p>
              </table:table-cell>
              <table:table-cell office:value-type="float" office:value="81.1602281759">
                <text:p>81.1602281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4">
                <text:p>0.0024</text:p>
              </table:table-cell>
              <table:table-cell office:value-type="float" office:value="81.2531728302">
                <text:p>81.2531728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">
                <text:p>0.001</text:p>
              </table:table-cell>
              <table:table-cell office:value-type="float" office:value="81.8033365341">
                <text:p>81.8033365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">
                <text:p>0.001</text:p>
              </table:table-cell>
              <table:table-cell office:value-type="float" office:value="82.1266074979">
                <text:p>82.1266074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6">
                <text:p>0.0016</text:p>
              </table:table-cell>
              <table:table-cell office:value-type="float" office:value="82.1291910385">
                <text:p>82.1291910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4">
                <text:p>0.0024</text:p>
              </table:table-cell>
              <table:table-cell office:value-type="float" office:value="82.488284661">
                <text:p>82.488284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6">
                <text:p>0.0016</text:p>
              </table:table-cell>
              <table:table-cell office:value-type="float" office:value="83.060234597">
                <text:p>83.060234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4">
                <text:p>0.0024</text:p>
              </table:table-cell>
              <table:table-cell office:value-type="float" office:value="83.2089592497">
                <text:p>83.2089592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">
                <text:p>0.001</text:p>
              </table:table-cell>
              <table:table-cell office:value-type="float" office:value="83.4062954493">
                <text:p>83.4062954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6">
                <text:p>0.0016</text:p>
              </table:table-cell>
              <table:table-cell office:value-type="float" office:value="83.58336082">
                <text:p>83.58336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">
                <text:p>0.001</text:p>
              </table:table-cell>
              <table:table-cell office:value-type="float" office:value="83.7107152179">
                <text:p>83.71071521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6">
                <text:p>0.0016</text:p>
              </table:table-cell>
              <table:table-cell office:value-type="float" office:value="83.7374376308">
                <text:p>83.7374376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6">
                <text:p>0.0016</text:p>
              </table:table-cell>
              <table:table-cell office:value-type="float" office:value="86.7930926304">
                <text:p>86.7930926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">
                <text:p>0.001</text:p>
              </table:table-cell>
              <table:table-cell office:value-type="float" office:value="87.3984463136">
                <text:p>87.3984463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">
                <text:p>0.001</text:p>
              </table:table-cell>
              <table:table-cell office:value-type="float" office:value="87.6939726412">
                <text:p>87.6939726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6">
                <text:p>0.0016</text:p>
              </table:table-cell>
              <table:table-cell office:value-type="float" office:value="87.7364705149">
                <text:p>87.7364705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6">
                <text:p>0.0016</text:p>
              </table:table-cell>
              <table:table-cell office:value-type="float" office:value="88.3308976789">
                <text:p>88.3308976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6">
                <text:p>0.0016</text:p>
              </table:table-cell>
              <table:table-cell office:value-type="float" office:value="88.8648097751">
                <text:p>88.8648097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">
                <text:p>0.001</text:p>
              </table:table-cell>
              <table:table-cell office:value-type="float" office:value="90.4623396124">
                <text:p>90.4623396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">
                <text:p>0.0016</text:p>
              </table:table-cell>
              <table:table-cell office:value-type="float" office:value="91.2126763889">
                <text:p>91.2126763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4">
                <text:p>0.0024</text:p>
              </table:table-cell>
              <table:table-cell office:value-type="float" office:value="91.6439490327">
                <text:p>91.643949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6">
                <text:p>0.0016</text:p>
              </table:table-cell>
              <table:table-cell office:value-type="float" office:value="91.8808861576">
                <text:p>91.8808861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4">
                <text:p>0.0024</text:p>
              </table:table-cell>
              <table:table-cell office:value-type="float" office:value="94.0071086154">
                <text:p>94.00710861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6">
                <text:p>0.0016</text:p>
              </table:table-cell>
              <table:table-cell office:value-type="float" office:value="95.0087444216">
                <text:p>95.0087444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4">
                <text:p>0.0024</text:p>
              </table:table-cell>
              <table:table-cell office:value-type="float" office:value="95.0105276228">
                <text:p>95.0105276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6">
                <text:p>0.0016</text:p>
              </table:table-cell>
              <table:table-cell office:value-type="float" office:value="95.3106248988">
                <text:p>95.3106248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6">
                <text:p>0.0016</text:p>
              </table:table-cell>
              <table:table-cell office:value-type="float" office:value="96.0442904997">
                <text:p>96.044290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4">
                <text:p>0.0024</text:p>
              </table:table-cell>
              <table:table-cell office:value-type="float" office:value="96.6635678996">
                <text:p>96.6635678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6">
                <text:p>0.0016</text:p>
              </table:table-cell>
              <table:table-cell office:value-type="float" office:value="97.103717007">
                <text:p>97.103717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6">
                <text:p>0.0016</text:p>
              </table:table-cell>
              <table:table-cell office:value-type="float" office:value="97.1157529919">
                <text:p>97.1157529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">
                <text:p>0.001</text:p>
              </table:table-cell>
              <table:table-cell office:value-type="float" office:value="97.3108469958">
                <text:p>97.31084699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4">
                <text:p>0.0024</text:p>
              </table:table-cell>
              <table:table-cell office:value-type="float" office:value="98.1696155891">
                <text:p>98.1696155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">
                <text:p>0.001</text:p>
              </table:table-cell>
              <table:table-cell office:value-type="float" office:value="99.143713188">
                <text:p>99.143713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4">
                <text:p>0.0024</text:p>
              </table:table-cell>
              <table:table-cell office:value-type="float" office:value="100.53066689">
                <text:p>100.53066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6">
                <text:p>0.0016</text:p>
              </table:table-cell>
              <table:table-cell office:value-type="float" office:value="100.561959988">
                <text:p>100.561959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">
                <text:p>0.001</text:p>
              </table:table-cell>
              <table:table-cell office:value-type="float" office:value="100.959784664">
                <text:p>100.959784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6">
                <text:p>0.0016</text:p>
              </table:table-cell>
              <table:table-cell office:value-type="float" office:value="103.803347289">
                <text:p>103.803347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6">
                <text:p>0.0016</text:p>
              </table:table-cell>
              <table:table-cell office:value-type="float" office:value="103.908274418">
                <text:p>103.908274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6">
                <text:p>0.0016</text:p>
              </table:table-cell>
              <table:table-cell office:value-type="float" office:value="105.272835381">
                <text:p>105.272835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4">
                <text:p>0.0024</text:p>
              </table:table-cell>
              <table:table-cell office:value-type="float" office:value="105.574026926">
                <text:p>105.574026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6">
                <text:p>0.0016</text:p>
              </table:table-cell>
              <table:table-cell office:value-type="float" office:value="105.806431189">
                <text:p>105.806431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4">
                <text:p>0.0024</text:p>
              </table:table-cell>
              <table:table-cell office:value-type="float" office:value="106.782107583">
                <text:p>106.782107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6">
                <text:p>0.0016</text:p>
              </table:table-cell>
              <table:table-cell office:value-type="float" office:value="109.237560579">
                <text:p>109.237560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4">
                <text:p>0.0024</text:p>
              </table:table-cell>
              <table:table-cell office:value-type="float" office:value="109.472059985">
                <text:p>109.47205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">
                <text:p>0.001</text:p>
              </table:table-cell>
              <table:table-cell office:value-type="float" office:value="110.543407893">
                <text:p>110.543407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">
                <text:p>0.0016</text:p>
              </table:table-cell>
              <table:table-cell office:value-type="float" office:value="113.013280275">
                <text:p>113.013280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">
                <text:p>0.0016</text:p>
              </table:table-cell>
              <table:table-cell office:value-type="float" office:value="113.182790606">
                <text:p>113.182790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">
                <text:p>0.0016</text:p>
              </table:table-cell>
              <table:table-cell office:value-type="float" office:value="113.328184726">
                <text:p>113.3281847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4">
                <text:p>0.0024</text:p>
              </table:table-cell>
              <table:table-cell office:value-type="float" office:value="114.33821177">
                <text:p>114.3382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">
                <text:p>0.0024</text:p>
              </table:table-cell>
              <table:table-cell office:value-type="float" office:value="114.784444531">
                <text:p>114.784444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">
                <text:p>0.0016</text:p>
              </table:table-cell>
              <table:table-cell office:value-type="float" office:value="114.930170393">
                <text:p>114.930170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">
                <text:p>0.001</text:p>
              </table:table-cell>
              <table:table-cell office:value-type="float" office:value="115.007350709">
                <text:p>115.007350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">
                <text:p>0.001</text:p>
              </table:table-cell>
              <table:table-cell office:value-type="float" office:value="115.34976076">
                <text:p>115.34976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">
                <text:p>0.0016</text:p>
              </table:table-cell>
              <table:table-cell office:value-type="float" office:value="115.374160616">
                <text:p>115.374160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">
                <text:p>0.001</text:p>
              </table:table-cell>
              <table:table-cell office:value-type="float" office:value="115.484001083">
                <text:p>115.484001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">
                <text:p>0.0016</text:p>
              </table:table-cell>
              <table:table-cell office:value-type="float" office:value="115.673329279">
                <text:p>115.67332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4">
                <text:p>0.0024</text:p>
              </table:table-cell>
              <table:table-cell office:value-type="float" office:value="115.786652988">
                <text:p>115.786652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">
                <text:p>0.001</text:p>
              </table:table-cell>
              <table:table-cell office:value-type="float" office:value="115.810224475">
                <text:p>115.810224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6">
                <text:p>0.0016</text:p>
              </table:table-cell>
              <table:table-cell office:value-type="float" office:value="116.24953492">
                <text:p>116.24953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6">
                <text:p>0.0016</text:p>
              </table:table-cell>
              <table:table-cell office:value-type="float" office:value="116.637880573">
                <text:p>116.637880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4">
                <text:p>0.0024</text:p>
              </table:table-cell>
              <table:table-cell office:value-type="float" office:value="116.771919336">
                <text:p>116.771919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4">
                <text:p>0.0024</text:p>
              </table:table-cell>
              <table:table-cell office:value-type="float" office:value="116.853809856">
                <text:p>116.853809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">
                <text:p>0.001</text:p>
              </table:table-cell>
              <table:table-cell office:value-type="float" office:value="118.276425291">
                <text:p>118.276425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6">
                <text:p>0.0016</text:p>
              </table:table-cell>
              <table:table-cell office:value-type="float" office:value="119.460441008">
                <text:p>119.460441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4">
                <text:p>0.0024</text:p>
              </table:table-cell>
              <table:table-cell office:value-type="float" office:value="119.742053875">
                <text:p>119.742053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6">
                <text:p>0.0016</text:p>
              </table:table-cell>
              <table:table-cell office:value-type="float" office:value="120.324081564">
                <text:p>120.324081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6">
                <text:p>0.0016</text:p>
              </table:table-cell>
              <table:table-cell office:value-type="float" office:value="120.662184885">
                <text:p>120.662184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6">
                <text:p>0.0016</text:p>
              </table:table-cell>
              <table:table-cell office:value-type="float" office:value="121.625693218">
                <text:p>121.625693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4">
                <text:p>0.0024</text:p>
              </table:table-cell>
              <table:table-cell office:value-type="float" office:value="121.820949838">
                <text:p>121.820949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4">
                <text:p>0.0024</text:p>
              </table:table-cell>
              <table:table-cell office:value-type="float" office:value="121.853196004">
                <text:p>121.853196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6">
                <text:p>0.0016</text:p>
              </table:table-cell>
              <table:table-cell office:value-type="float" office:value="122.374876854">
                <text:p>122.374876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6">
                <text:p>0.0016</text:p>
              </table:table-cell>
              <table:table-cell office:value-type="float" office:value="122.510460048">
                <text:p>122.510460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6">
                <text:p>0.0016</text:p>
              </table:table-cell>
              <table:table-cell office:value-type="float" office:value="122.99669045">
                <text:p>122.9966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4">
                <text:p>0.0024</text:p>
              </table:table-cell>
              <table:table-cell office:value-type="float" office:value="124.647608295">
                <text:p>124.647608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4">
                <text:p>0.0024</text:p>
              </table:table-cell>
              <table:table-cell office:value-type="float" office:value="127.508001948">
                <text:p>127.508001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4">
                <text:p>0.0024</text:p>
              </table:table-cell>
              <table:table-cell office:value-type="float" office:value="128.031514246">
                <text:p>128.031514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6">
                <text:p>0.0016</text:p>
              </table:table-cell>
              <table:table-cell office:value-type="float" office:value="128.475230399">
                <text:p>128.475230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4">
                <text:p>0.0024</text:p>
              </table:table-cell>
              <table:table-cell office:value-type="float" office:value="129.577890186">
                <text:p>129.577890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">
                <text:p>0.001</text:p>
              </table:table-cell>
              <table:table-cell office:value-type="float" office:value="129.802180637">
                <text:p>129.8021806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">
                <text:p>0.001</text:p>
              </table:table-cell>
              <table:table-cell office:value-type="float" office:value="132.344284135">
                <text:p>132.344284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4">
                <text:p>0.0024</text:p>
              </table:table-cell>
              <table:table-cell office:value-type="float" office:value="132.597107899">
                <text:p>132.5971078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4">
                <text:p>0.0024</text:p>
              </table:table-cell>
              <table:table-cell office:value-type="float" office:value="132.965214508">
                <text:p>132.965214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4">
                <text:p>0.0024</text:p>
              </table:table-cell>
              <table:table-cell office:value-type="float" office:value="134.526459337">
                <text:p>134.526459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4">
                <text:p>0.0024</text:p>
              </table:table-cell>
              <table:table-cell office:value-type="float" office:value="135.032581642">
                <text:p>135.032581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">
                <text:p>0.001</text:p>
              </table:table-cell>
              <table:table-cell office:value-type="float" office:value="135.219190064">
                <text:p>135.219190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4">
                <text:p>0.0024</text:p>
              </table:table-cell>
              <table:table-cell office:value-type="float" office:value="135.293917526">
                <text:p>135.293917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6">
                <text:p>0.0016</text:p>
              </table:table-cell>
              <table:table-cell office:value-type="float" office:value="135.311171523">
                <text:p>135.311171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6">
                <text:p>0.0016</text:p>
              </table:table-cell>
              <table:table-cell office:value-type="float" office:value="135.428730939">
                <text:p>135.428730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">
                <text:p>0.001</text:p>
              </table:table-cell>
              <table:table-cell office:value-type="float" office:value="136.417248974">
                <text:p>136.417248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">
                <text:p>0.001</text:p>
              </table:table-cell>
              <table:table-cell office:value-type="float" office:value="136.963364426">
                <text:p>136.963364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">
                <text:p>0.001</text:p>
              </table:table-cell>
              <table:table-cell office:value-type="float" office:value="137.546191853">
                <text:p>137.54619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6">
                <text:p>0.0016</text:p>
              </table:table-cell>
              <table:table-cell office:value-type="float" office:value="138.280452051">
                <text:p>138.2804520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">
                <text:p>0.001</text:p>
              </table:table-cell>
              <table:table-cell office:value-type="float" office:value="138.427070372">
                <text:p>138.427070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4">
                <text:p>0.0024</text:p>
              </table:table-cell>
              <table:table-cell office:value-type="float" office:value="140.055473758">
                <text:p>140.055473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">
                <text:p>0.001</text:p>
              </table:table-cell>
              <table:table-cell office:value-type="float" office:value="140.779650919">
                <text:p>140.779650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4">
                <text:p>0.0024</text:p>
              </table:table-cell>
              <table:table-cell office:value-type="float" office:value="144.221519663">
                <text:p>144.22151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6">
                <text:p>0.0016</text:p>
              </table:table-cell>
              <table:table-cell office:value-type="float" office:value="145.236243782">
                <text:p>145.2362437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6">
                <text:p>0.0016</text:p>
              </table:table-cell>
              <table:table-cell office:value-type="float" office:value="145.661992895">
                <text:p>145.6619928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6">
                <text:p>0.0016</text:p>
              </table:table-cell>
              <table:table-cell office:value-type="float" office:value="146.500829332">
                <text:p>146.500829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">
                <text:p>0.001</text:p>
              </table:table-cell>
              <table:table-cell office:value-type="float" office:value="147.337807791">
                <text:p>147.337807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">
                <text:p>0.001</text:p>
              </table:table-cell>
              <table:table-cell office:value-type="float" office:value="148.444801173">
                <text:p>148.4448011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6">
                <text:p>0.0016</text:p>
              </table:table-cell>
              <table:table-cell office:value-type="float" office:value="148.922914436">
                <text:p>148.922914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4">
                <text:p>0.0024</text:p>
              </table:table-cell>
              <table:table-cell office:value-type="float" office:value="149.21333329">
                <text:p>149.21333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4">
                <text:p>0.0024</text:p>
              </table:table-cell>
              <table:table-cell office:value-type="float" office:value="150.147221586">
                <text:p>150.147221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">
                <text:p>0.001</text:p>
              </table:table-cell>
              <table:table-cell office:value-type="float" office:value="150.229332786">
                <text:p>150.229332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">
                <text:p>0.001</text:p>
              </table:table-cell>
              <table:table-cell office:value-type="float" office:value="150.849601588">
                <text:p>150.849601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4">
                <text:p>0.0024</text:p>
              </table:table-cell>
              <table:table-cell office:value-type="float" office:value="151.845166967">
                <text:p>151.845166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6">
                <text:p>0.0016</text:p>
              </table:table-cell>
              <table:table-cell office:value-type="float" office:value="151.865736578">
                <text:p>151.865736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4">
                <text:p>0.0024</text:p>
              </table:table-cell>
              <table:table-cell office:value-type="float" office:value="152.03247575">
                <text:p>152.032475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6">
                <text:p>0.0016</text:p>
              </table:table-cell>
              <table:table-cell office:value-type="float" office:value="153.100506157">
                <text:p>153.1005061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">
                <text:p>0.001</text:p>
              </table:table-cell>
              <table:table-cell office:value-type="float" office:value="153.597707916">
                <text:p>153.597707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">
                <text:p>0.001</text:p>
              </table:table-cell>
              <table:table-cell office:value-type="float" office:value="153.932566627">
                <text:p>153.9325666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6">
                <text:p>0.0016</text:p>
              </table:table-cell>
              <table:table-cell office:value-type="float" office:value="155.749628207">
                <text:p>155.749628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6">
                <text:p>0.0016</text:p>
              </table:table-cell>
              <table:table-cell office:value-type="float" office:value="156.483757256">
                <text:p>156.48375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6">
                <text:p>0.0016</text:p>
              </table:table-cell>
              <table:table-cell office:value-type="float" office:value="156.771799434">
                <text:p>156.771799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4">
                <text:p>0.0024</text:p>
              </table:table-cell>
              <table:table-cell office:value-type="float" office:value="158.482718372">
                <text:p>158.482718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">
                <text:p>0.001</text:p>
              </table:table-cell>
              <table:table-cell office:value-type="float" office:value="159.303626098">
                <text:p>159.303626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">
                <text:p>0.001</text:p>
              </table:table-cell>
              <table:table-cell office:value-type="float" office:value="163.939001909">
                <text:p>163.939001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6">
                <text:p>0.0016</text:p>
              </table:table-cell>
              <table:table-cell office:value-type="float" office:value="165.166719738">
                <text:p>165.166719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6">
                <text:p>0.0016</text:p>
              </table:table-cell>
              <table:table-cell office:value-type="float" office:value="166.918620152">
                <text:p>166.91862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">
                <text:p>0.001</text:p>
              </table:table-cell>
              <table:table-cell office:value-type="float" office:value="169.346913768">
                <text:p>169.346913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6">
                <text:p>0.0016</text:p>
              </table:table-cell>
              <table:table-cell office:value-type="float" office:value="172.684293231">
                <text:p>172.684293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6">
                <text:p>0.0016</text:p>
              </table:table-cell>
              <table:table-cell office:value-type="float" office:value="179.25438009">
                <text:p>179.25438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6">
                <text:p>0.0016</text:p>
              </table:table-cell>
              <table:table-cell office:value-type="float" office:value="179.254933302">
                <text:p>179.254933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">
                <text:p>0.001</text:p>
              </table:table-cell>
              <table:table-cell office:value-type="float" office:value="179.592192421">
                <text:p>179.592192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4">
                <text:p>0.0024</text:p>
              </table:table-cell>
              <table:table-cell office:value-type="float" office:value="179.665634796">
                <text:p>179.6656347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4">
                <text:p>0.0024</text:p>
              </table:table-cell>
              <table:table-cell office:value-type="float" office:value="181.641563082">
                <text:p>181.64156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6">
                <text:p>0.0016</text:p>
              </table:table-cell>
              <table:table-cell office:value-type="float" office:value="182.905844953">
                <text:p>182.9058449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4">
                <text:p>0.0024</text:p>
              </table:table-cell>
              <table:table-cell office:value-type="float" office:value="183.246626283">
                <text:p>183.246626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4">
                <text:p>0.0024</text:p>
              </table:table-cell>
              <table:table-cell office:value-type="float" office:value="184.986827218">
                <text:p>184.986827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">
                <text:p>0.001</text:p>
              </table:table-cell>
              <table:table-cell office:value-type="float" office:value="185.786276015">
                <text:p>185.786276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6">
                <text:p>0.0016</text:p>
              </table:table-cell>
              <table:table-cell office:value-type="float" office:value="185.959926715">
                <text:p>185.959926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6">
                <text:p>0.0016</text:p>
              </table:table-cell>
              <table:table-cell office:value-type="float" office:value="186.824429446">
                <text:p>186.824429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4">
                <text:p>0.0024</text:p>
              </table:table-cell>
              <table:table-cell office:value-type="float" office:value="187.910677592">
                <text:p>187.910677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6">
                <text:p>0.0016</text:p>
              </table:table-cell>
              <table:table-cell office:value-type="float" office:value="188.160785232">
                <text:p>188.1607852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">
                <text:p>0.001</text:p>
              </table:table-cell>
              <table:table-cell office:value-type="float" office:value="190.299242747">
                <text:p>190.2992427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4">
                <text:p>0.0024</text:p>
              </table:table-cell>
              <table:table-cell office:value-type="float" office:value="190.637942891">
                <text:p>190.637942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6">
                <text:p>0.0016</text:p>
              </table:table-cell>
              <table:table-cell office:value-type="float" office:value="191.139842043">
                <text:p>191.1398420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4">
                <text:p>0.0024</text:p>
              </table:table-cell>
              <table:table-cell office:value-type="float" office:value="196.981123178">
                <text:p>196.981123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">
                <text:p>0.0024</text:p>
              </table:table-cell>
              <table:table-cell office:value-type="float" office:value="199.288391843">
                <text:p>199.2883918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">
                <text:p>0.0024</text:p>
              </table:table-cell>
              <table:table-cell office:value-type="float" office:value="199.528847813">
                <text:p>199.5288478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">
                <text:p>0.0024</text:p>
              </table:table-cell>
              <table:table-cell office:value-type="float" office:value="199.618423985">
                <text:p>199.618423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">
                <text:p>0.001</text:p>
              </table:table-cell>
              <table:table-cell office:value-type="float" office:value="199.690813065">
                <text:p>199.690813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6">
                <text:p>0.0016</text:p>
              </table:table-cell>
              <table:table-cell office:value-type="float" office:value="200.943638984">
                <text:p>200.94363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">
                <text:p>0.0024</text:p>
              </table:table-cell>
              <table:table-cell office:value-type="float" office:value="201.531568543">
                <text:p>201.531568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">
                <text:p>0.001</text:p>
              </table:table-cell>
              <table:table-cell office:value-type="float" office:value="203.943920367">
                <text:p>203.943920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">
                <text:p>0.0024</text:p>
              </table:table-cell>
              <table:table-cell office:value-type="float" office:value="206.897959179">
                <text:p>206.897959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">
                <text:p>0.001</text:p>
              </table:table-cell>
              <table:table-cell office:value-type="float" office:value="207.397588266">
                <text:p>207.397588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">
                <text:p>0.0024</text:p>
              </table:table-cell>
              <table:table-cell office:value-type="float" office:value="207.727422585">
                <text:p>207.727422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">
                <text:p>0.0024</text:p>
              </table:table-cell>
              <table:table-cell office:value-type="float" office:value="209.046396888">
                <text:p>209.0463968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">
                <text:p>0.0024</text:p>
              </table:table-cell>
              <table:table-cell office:value-type="float" office:value="210.457503634">
                <text:p>210.4575036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6">
                <text:p>0.0016</text:p>
              </table:table-cell>
              <table:table-cell office:value-type="float" office:value="214.278300378">
                <text:p>214.2783003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6">
                <text:p>0.0016</text:p>
              </table:table-cell>
              <table:table-cell office:value-type="float" office:value="214.472066126">
                <text:p>214.472066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">
                <text:p>0.001</text:p>
              </table:table-cell>
              <table:table-cell office:value-type="float" office:value="214.934542445">
                <text:p>214.934542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">
                <text:p>0.001</text:p>
              </table:table-cell>
              <table:table-cell office:value-type="float" office:value="215.244004285">
                <text:p>215.244004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">
                <text:p>0.001</text:p>
              </table:table-cell>
              <table:table-cell office:value-type="float" office:value="217.233569202">
                <text:p>217.233569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4">
                <text:p>0.0024</text:p>
              </table:table-cell>
              <table:table-cell office:value-type="float" office:value="218.262599367">
                <text:p>218.262599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">
                <text:p>0.001</text:p>
              </table:table-cell>
              <table:table-cell office:value-type="float" office:value="220.871557023">
                <text:p>220.8715570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4">
                <text:p>0.0024</text:p>
              </table:table-cell>
              <table:table-cell office:value-type="float" office:value="220.980013497">
                <text:p>220.980013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4">
                <text:p>0.0024</text:p>
              </table:table-cell>
              <table:table-cell office:value-type="float" office:value="221.517912221">
                <text:p>221.5179122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">
                <text:p>0.001</text:p>
              </table:table-cell>
              <table:table-cell office:value-type="float" office:value="221.987159379">
                <text:p>221.9871593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6">
                <text:p>0.0016</text:p>
              </table:table-cell>
              <table:table-cell office:value-type="float" office:value="223.916771149">
                <text:p>223.9167711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6">
                <text:p>0.0016</text:p>
              </table:table-cell>
              <table:table-cell office:value-type="float" office:value="223.919021729">
                <text:p>223.91902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6">
                <text:p>0.0016</text:p>
              </table:table-cell>
              <table:table-cell office:value-type="float" office:value="224.414352384">
                <text:p>224.414352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4">
                <text:p>0.0024</text:p>
              </table:table-cell>
              <table:table-cell office:value-type="float" office:value="225.577935785">
                <text:p>225.5779357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6">
                <text:p>0.0016</text:p>
              </table:table-cell>
              <table:table-cell office:value-type="float" office:value="228.486686612">
                <text:p>228.486686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4">
                <text:p>0.0024</text:p>
              </table:table-cell>
              <table:table-cell office:value-type="float" office:value="230.93642877">
                <text:p>230.93642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4">
                <text:p>0.0024</text:p>
              </table:table-cell>
              <table:table-cell office:value-type="float" office:value="232.087224959">
                <text:p>232.0872249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4">
                <text:p>0.0024</text:p>
              </table:table-cell>
              <table:table-cell office:value-type="float" office:value="241.845484484">
                <text:p>241.845484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4">
                <text:p>0.0024</text:p>
              </table:table-cell>
              <table:table-cell office:value-type="float" office:value="242.196447359">
                <text:p>242.196447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4">
                <text:p>0.0024</text:p>
              </table:table-cell>
              <table:table-cell office:value-type="float" office:value="243.532364992">
                <text:p>243.532364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">
                <text:p>0.001</text:p>
              </table:table-cell>
              <table:table-cell office:value-type="float" office:value="246.076226724">
                <text:p>246.076226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">
                <text:p>0.001</text:p>
              </table:table-cell>
              <table:table-cell office:value-type="float" office:value="246.799788421">
                <text:p>246.7997884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4">
                <text:p>0.0024</text:p>
              </table:table-cell>
              <table:table-cell office:value-type="float" office:value="247.144558806">
                <text:p>247.144558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6">
                <text:p>0.0016</text:p>
              </table:table-cell>
              <table:table-cell office:value-type="float" office:value="248.946987824">
                <text:p>248.946987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6">
                <text:p>0.0016</text:p>
              </table:table-cell>
              <table:table-cell office:value-type="float" office:value="249.025602936">
                <text:p>249.025602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6">
                <text:p>0.0016</text:p>
              </table:table-cell>
              <table:table-cell office:value-type="float" office:value="249.388726863">
                <text:p>249.3887268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4">
                <text:p>0.0024</text:p>
              </table:table-cell>
              <table:table-cell office:value-type="float" office:value="249.723916397">
                <text:p>249.7239163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6">
                <text:p>0.0016</text:p>
              </table:table-cell>
              <table:table-cell office:value-type="float" office:value="250.553180791">
                <text:p>250.553180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6">
                <text:p>0.0016</text:p>
              </table:table-cell>
              <table:table-cell office:value-type="float" office:value="253.033901262">
                <text:p>253.033901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4">
                <text:p>0.0024</text:p>
              </table:table-cell>
              <table:table-cell office:value-type="float" office:value="254.640641468">
                <text:p>254.640641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6">
                <text:p>0.0016</text:p>
              </table:table-cell>
              <table:table-cell office:value-type="float" office:value="254.704878908">
                <text:p>254.7048789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4">
                <text:p>0.0024</text:p>
              </table:table-cell>
              <table:table-cell office:value-type="float" office:value="256.041038769">
                <text:p>256.041038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">
                <text:p>0.001</text:p>
              </table:table-cell>
              <table:table-cell office:value-type="float" office:value="256.727324887">
                <text:p>256.7273248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">
                <text:p>0.001</text:p>
              </table:table-cell>
              <table:table-cell office:value-type="float" office:value="257.131246233">
                <text:p>257.1312462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">
                <text:p>0.001</text:p>
              </table:table-cell>
              <table:table-cell office:value-type="float" office:value="257.672430236">
                <text:p>257.672430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4">
                <text:p>0.0024</text:p>
              </table:table-cell>
              <table:table-cell office:value-type="float" office:value="257.788143402">
                <text:p>257.788143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6">
                <text:p>0.0016</text:p>
              </table:table-cell>
              <table:table-cell office:value-type="float" office:value="258.43097003">
                <text:p>258.43097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">
                <text:p>0.001</text:p>
              </table:table-cell>
              <table:table-cell office:value-type="float" office:value="258.694775681">
                <text:p>258.6947756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4">
                <text:p>0.0024</text:p>
              </table:table-cell>
              <table:table-cell office:value-type="float" office:value="259.029899014">
                <text:p>259.029899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">
                <text:p>0.001</text:p>
              </table:table-cell>
              <table:table-cell office:value-type="float" office:value="260.509397183">
                <text:p>260.509397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">
                <text:p>0.001</text:p>
              </table:table-cell>
              <table:table-cell office:value-type="float" office:value="262.789065833">
                <text:p>262.789065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4">
                <text:p>0.0024</text:p>
              </table:table-cell>
              <table:table-cell office:value-type="float" office:value="264.626256851">
                <text:p>264.6262568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">
                <text:p>0.001</text:p>
              </table:table-cell>
              <table:table-cell office:value-type="float" office:value="265.090166636">
                <text:p>265.090166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">
                <text:p>0.001</text:p>
              </table:table-cell>
              <table:table-cell office:value-type="float" office:value="266.082888551">
                <text:p>266.082888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6">
                <text:p>0.0016</text:p>
              </table:table-cell>
              <table:table-cell office:value-type="float" office:value="267.484694207">
                <text:p>267.4846942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6">
                <text:p>0.0016</text:p>
              </table:table-cell>
              <table:table-cell office:value-type="float" office:value="267.758431278">
                <text:p>267.758431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6">
                <text:p>0.0016</text:p>
              </table:table-cell>
              <table:table-cell office:value-type="float" office:value="268.320774347">
                <text:p>268.320774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6">
                <text:p>0.0016</text:p>
              </table:table-cell>
              <table:table-cell office:value-type="float" office:value="271.000492925">
                <text:p>271.000492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6">
                <text:p>0.0016</text:p>
              </table:table-cell>
              <table:table-cell office:value-type="float" office:value="271.872560578">
                <text:p>271.872560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6">
                <text:p>0.0016</text:p>
              </table:table-cell>
              <table:table-cell office:value-type="float" office:value="273.829845316">
                <text:p>273.829845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6">
                <text:p>0.0016</text:p>
              </table:table-cell>
              <table:table-cell office:value-type="float" office:value="274.387013787">
                <text:p>274.387013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4">
                <text:p>0.0024</text:p>
              </table:table-cell>
              <table:table-cell office:value-type="float" office:value="275.871636429">
                <text:p>275.871636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4">
                <text:p>0.0024</text:p>
              </table:table-cell>
              <table:table-cell office:value-type="float" office:value="279.224555797">
                <text:p>279.2245557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6">
                <text:p>0.0016</text:p>
              </table:table-cell>
              <table:table-cell office:value-type="float" office:value="280.76487163">
                <text:p>280.76487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6">
                <text:p>0.0016</text:p>
              </table:table-cell>
              <table:table-cell office:value-type="float" office:value="282.319693891">
                <text:p>282.3196938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6">
                <text:p>0.0016</text:p>
              </table:table-cell>
              <table:table-cell office:value-type="float" office:value="283.401558182">
                <text:p>283.4015581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4">
                <text:p>0.0024</text:p>
              </table:table-cell>
              <table:table-cell office:value-type="float" office:value="283.978246759">
                <text:p>283.9782467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4">
                <text:p>0.0024</text:p>
              </table:table-cell>
              <table:table-cell office:value-type="float" office:value="285.118399555">
                <text:p>285.1183995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6">
                <text:p>0.0016</text:p>
              </table:table-cell>
              <table:table-cell office:value-type="float" office:value="286.005986327">
                <text:p>286.005986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">
                <text:p>0.001</text:p>
              </table:table-cell>
              <table:table-cell office:value-type="float" office:value="286.552001162">
                <text:p>286.5520011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6">
                <text:p>0.0016</text:p>
              </table:table-cell>
              <table:table-cell office:value-type="float" office:value="291.340612523">
                <text:p>291.340612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4">
                <text:p>0.0024</text:p>
              </table:table-cell>
              <table:table-cell office:value-type="float" office:value="293.231839168">
                <text:p>293.231839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4">
                <text:p>0.0024</text:p>
              </table:table-cell>
              <table:table-cell office:value-type="float" office:value="294.792210413">
                <text:p>294.792210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4">
                <text:p>0.0024</text:p>
              </table:table-cell>
              <table:table-cell office:value-type="float" office:value="295.363965893">
                <text:p>295.3639658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24">
                <text:p>0.0024</text:p>
              </table:table-cell>
              <table:table-cell office:value-type="float" office:value="295.681438109">
                <text:p>295.681438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24">
                <text:p>0.0024</text:p>
              </table:table-cell>
              <table:table-cell office:value-type="float" office:value="295.934583512">
                <text:p>295.934583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">
                <text:p>0.001</text:p>
              </table:table-cell>
              <table:table-cell office:value-type="float" office:value="297.072833956">
                <text:p>297.0728339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">
                <text:p>0.001</text:p>
              </table:table-cell>
              <table:table-cell office:value-type="float" office:value="297.371120032">
                <text:p>297.371120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6">
                <text:p>0.0016</text:p>
              </table:table-cell>
              <table:table-cell office:value-type="float" office:value="297.447202048">
                <text:p>297.447202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">
                <text:p>0.001</text:p>
              </table:table-cell>
              <table:table-cell office:value-type="float" office:value="298.852030557">
                <text:p>298.8520305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6">
                <text:p>0.0016</text:p>
              </table:table-cell>
              <table:table-cell office:value-type="float" office:value="299.026725584">
                <text:p>299.026725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6">
                <text:p>0.0016</text:p>
              </table:table-cell>
              <table:table-cell office:value-type="float" office:value="299.617623443">
                <text:p>299.6176234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4">
                <text:p>0.0024</text:p>
              </table:table-cell>
              <table:table-cell office:value-type="float" office:value="300.228886471">
                <text:p>300.2288864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4">
                <text:p>0.0024</text:p>
              </table:table-cell>
              <table:table-cell office:value-type="float" office:value="301.020985084">
                <text:p>301.0209850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">
                <text:p>0.001</text:p>
              </table:table-cell>
              <table:table-cell office:value-type="float" office:value="301.323468863">
                <text:p>301.3234688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4">
                <text:p>0.0024</text:p>
              </table:table-cell>
              <table:table-cell office:value-type="float" office:value="302.94102973">
                <text:p>302.94102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">
                <text:p>0.001</text:p>
              </table:table-cell>
              <table:table-cell office:value-type="float" office:value="305.813315297">
                <text:p>305.8133152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6">
                <text:p>0.0016</text:p>
              </table:table-cell>
              <table:table-cell office:value-type="float" office:value="307.698467477">
                <text:p>307.698467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4">
                <text:p>0.0024</text:p>
              </table:table-cell>
              <table:table-cell office:value-type="float" office:value="307.836674203">
                <text:p>307.836674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4">
                <text:p>0.0024</text:p>
              </table:table-cell>
              <table:table-cell office:value-type="float" office:value="309.726225264">
                <text:p>309.7262252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24">
                <text:p>0.0024</text:p>
              </table:table-cell>
              <table:table-cell office:value-type="float" office:value="310.664105396">
                <text:p>310.6641053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24">
                <text:p>0.0024</text:p>
              </table:table-cell>
              <table:table-cell office:value-type="float" office:value="312.859647964">
                <text:p>312.8596479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4">
                <text:p>0.0024</text:p>
              </table:table-cell>
              <table:table-cell office:value-type="float" office:value="313.39528868">
                <text:p>313.395288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4">
                <text:p>0.0024</text:p>
              </table:table-cell>
              <table:table-cell office:value-type="float" office:value="315.72275802">
                <text:p>315.722758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24">
                <text:p>0.0024</text:p>
              </table:table-cell>
              <table:table-cell office:value-type="float" office:value="315.876271515">
                <text:p>315.8762715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">
                <text:p>0.001</text:p>
              </table:table-cell>
              <table:table-cell office:value-type="float" office:value="320.56196745">
                <text:p>320.561967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">
                <text:p>0.001</text:p>
              </table:table-cell>
              <table:table-cell office:value-type="float" office:value="321.73808218">
                <text:p>321.738082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">
                <text:p>0.001</text:p>
              </table:table-cell>
              <table:table-cell office:value-type="float" office:value="322.491843618">
                <text:p>322.491843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6">
                <text:p>0.0016</text:p>
              </table:table-cell>
              <table:table-cell office:value-type="float" office:value="322.957672662">
                <text:p>322.9576726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">
                <text:p>0.001</text:p>
              </table:table-cell>
              <table:table-cell office:value-type="float" office:value="323.818257686">
                <text:p>323.8182576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">
                <text:p>0.001</text:p>
              </table:table-cell>
              <table:table-cell office:value-type="float" office:value="323.842299119">
                <text:p>323.842299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24">
                <text:p>0.0024</text:p>
              </table:table-cell>
              <table:table-cell office:value-type="float" office:value="324.114232885">
                <text:p>324.1142328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">
                <text:p>0.001</text:p>
              </table:table-cell>
              <table:table-cell office:value-type="float" office:value="328.419620211">
                <text:p>328.419620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4">
                <text:p>0.0024</text:p>
              </table:table-cell>
              <table:table-cell office:value-type="float" office:value="329.807151932">
                <text:p>329.8071519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4">
                <text:p>0.0024</text:p>
              </table:table-cell>
              <table:table-cell office:value-type="float" office:value="330.093782177">
                <text:p>330.093782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24">
                <text:p>0.0024</text:p>
              </table:table-cell>
              <table:table-cell office:value-type="float" office:value="331.343718772">
                <text:p>331.343718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24">
                <text:p>0.0024</text:p>
              </table:table-cell>
              <table:table-cell office:value-type="float" office:value="332.043296409">
                <text:p>332.0432964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4">
                <text:p>0.0024</text:p>
              </table:table-cell>
              <table:table-cell office:value-type="float" office:value="334.461621667">
                <text:p>334.461621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4">
                <text:p>0.0024</text:p>
              </table:table-cell>
              <table:table-cell office:value-type="float" office:value="336.953049412">
                <text:p>336.953049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">
                <text:p>0.001</text:p>
              </table:table-cell>
              <table:table-cell office:value-type="float" office:value="337.319237517">
                <text:p>337.3192375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">
                <text:p>0.001</text:p>
              </table:table-cell>
              <table:table-cell office:value-type="float" office:value="339.460882054">
                <text:p>339.460882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4">
                <text:p>0.0024</text:p>
              </table:table-cell>
              <table:table-cell office:value-type="float" office:value="339.573831198">
                <text:p>339.5738311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24">
                <text:p>0.0024</text:p>
              </table:table-cell>
              <table:table-cell office:value-type="float" office:value="342.533244563">
                <text:p>342.533244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24">
                <text:p>0.0024</text:p>
              </table:table-cell>
              <table:table-cell office:value-type="float" office:value="342.842474026">
                <text:p>342.8424740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4">
                <text:p>0.0024</text:p>
              </table:table-cell>
              <table:table-cell office:value-type="float" office:value="343.782535175">
                <text:p>343.7825351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24">
                <text:p>0.0024</text:p>
              </table:table-cell>
              <table:table-cell office:value-type="float" office:value="349.815863996">
                <text:p>349.8158639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6">
                <text:p>0.0016</text:p>
              </table:table-cell>
              <table:table-cell office:value-type="float" office:value="351.939654158">
                <text:p>351.9396541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">
                <text:p>0.001</text:p>
              </table:table-cell>
              <table:table-cell office:value-type="float" office:value="352.516007953">
                <text:p>352.5160079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24">
                <text:p>0.0024</text:p>
              </table:table-cell>
              <table:table-cell office:value-type="float" office:value="360.462974975">
                <text:p>360.4629749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4">
                <text:p>0.0024</text:p>
              </table:table-cell>
              <table:table-cell office:value-type="float" office:value="368.794879941">
                <text:p>368.794879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4">
                <text:p>0.0024</text:p>
              </table:table-cell>
              <table:table-cell office:value-type="float" office:value="371.639964191">
                <text:p>371.6399641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4">
                <text:p>0.0024</text:p>
              </table:table-cell>
              <table:table-cell office:value-type="float" office:value="377.754589409">
                <text:p>377.7545894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24">
                <text:p>0.0024</text:p>
              </table:table-cell>
              <table:table-cell office:value-type="float" office:value="378.180484239">
                <text:p>378.1804842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">
                <text:p>0.001</text:p>
              </table:table-cell>
              <table:table-cell office:value-type="float" office:value="381.98001008">
                <text:p>381.98001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">
                <text:p>0.001</text:p>
              </table:table-cell>
              <table:table-cell office:value-type="float" office:value="386.645017629">
                <text:p>386.6450176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4">
                <text:p>0.0024</text:p>
              </table:table-cell>
              <table:table-cell office:value-type="float" office:value="390.046986744">
                <text:p>390.0469867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24">
                <text:p>0.0024</text:p>
              </table:table-cell>
              <table:table-cell office:value-type="float" office:value="392.129870129">
                <text:p>392.129870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24">
                <text:p>0.0024</text:p>
              </table:table-cell>
              <table:table-cell office:value-type="float" office:value="396.054516029">
                <text:p>396.054516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24">
                <text:p>0.0024</text:p>
              </table:table-cell>
              <table:table-cell office:value-type="float" office:value="399.836703148">
                <text:p>399.836703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6">
                <text:p>0.0016</text:p>
              </table:table-cell>
              <table:table-cell office:value-type="float" office:value="405.110318471">
                <text:p>405.110318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24">
                <text:p>0.0024</text:p>
              </table:table-cell>
              <table:table-cell office:value-type="float" office:value="406.528094417">
                <text:p>406.528094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4">
                <text:p>0.0024</text:p>
              </table:table-cell>
              <table:table-cell office:value-type="float" office:value="407.804442701">
                <text:p>407.804442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24">
                <text:p>0.0024</text:p>
              </table:table-cell>
              <table:table-cell office:value-type="float" office:value="413.189563031">
                <text:p>413.189563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4">
                <text:p>0.0024</text:p>
              </table:table-cell>
              <table:table-cell office:value-type="float" office:value="425.69316535">
                <text:p>425.69316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">
                <text:p>0.001</text:p>
              </table:table-cell>
              <table:table-cell office:value-type="float" office:value="429.301741908">
                <text:p>429.301741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">
                <text:p>0.001</text:p>
              </table:table-cell>
              <table:table-cell office:value-type="float" office:value="444.974368489">
                <text:p>444.9743684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6">
                <text:p>0.0016</text:p>
              </table:table-cell>
              <table:table-cell office:value-type="float" office:value="456.497107571">
                <text:p>456.4971075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">
                <text:p>0.001</text:p>
              </table:table-cell>
              <table:table-cell office:value-type="float" office:value="457.828309058">
                <text:p>457.8283090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">
                <text:p>0.001</text:p>
              </table:table-cell>
              <table:table-cell office:value-type="float" office:value="485.189102854">
                <text:p>485.1891028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4">
                <text:p>0.0024</text:p>
              </table:table-cell>
              <table:table-cell office:value-type="float" office:value="491.587824457">
                <text:p>491.5878244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">
                <text:p>0.001</text:p>
              </table:table-cell>
              <table:table-cell office:value-type="float" office:value="492.260400699">
                <text:p>492.2604006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24">
                <text:p>0.0024</text:p>
              </table:table-cell>
              <table:table-cell office:value-type="float" office:value="496.144924069">
                <text:p>496.144924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">
                <text:p>0.001</text:p>
              </table:table-cell>
              <table:table-cell office:value-type="float" office:value="496.792825673">
                <text:p>496.792825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">
                <text:p>0.001</text:p>
              </table:table-cell>
              <table:table-cell office:value-type="float" office:value="500.235620739">
                <text:p>500.2356207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24">
                <text:p>0.0024</text:p>
              </table:table-cell>
              <table:table-cell office:value-type="float" office:value="513.316612885">
                <text:p>513.316612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24">
                <text:p>0.0024</text:p>
              </table:table-cell>
              <table:table-cell office:value-type="float" office:value="516.927984929">
                <text:p>516.927984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4">
                <text:p>0.0024</text:p>
              </table:table-cell>
              <table:table-cell office:value-type="float" office:value="525.315902411">
                <text:p>525.315902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24">
                <text:p>0.0024</text:p>
              </table:table-cell>
              <table:table-cell office:value-type="float" office:value="525.402026838">
                <text:p>525.402026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">
                <text:p>0.001</text:p>
              </table:table-cell>
              <table:table-cell office:value-type="float" office:value="526.782326353">
                <text:p>526.782326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24">
                <text:p>0.0024</text:p>
              </table:table-cell>
              <table:table-cell office:value-type="float" office:value="530.016036576">
                <text:p>530.016036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24">
                <text:p>0.0024</text:p>
              </table:table-cell>
              <table:table-cell office:value-type="float" office:value="532.684077196">
                <text:p>532.684077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">
                <text:p>0.001</text:p>
              </table:table-cell>
              <table:table-cell office:value-type="float" office:value="535.075334174">
                <text:p>535.075334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24">
                <text:p>0.0024</text:p>
              </table:table-cell>
              <table:table-cell office:value-type="float" office:value="542.177292498">
                <text:p>542.177292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1">
                <text:p>0.001</text:p>
              </table:table-cell>
              <table:table-cell office:value-type="float" office:value="548.510362448">
                <text:p>548.510362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24">
                <text:p>0.0024</text:p>
              </table:table-cell>
              <table:table-cell office:value-type="float" office:value="554.09876653">
                <text:p>554.098766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">
                <text:p>0.001</text:p>
              </table:table-cell>
              <table:table-cell office:value-type="float" office:value="561.243333114">
                <text:p>561.243333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">
                <text:p>0.001</text:p>
              </table:table-cell>
              <table:table-cell office:value-type="float" office:value="564.374554769">
                <text:p>564.374554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">
                <text:p>0.001</text:p>
              </table:table-cell>
              <table:table-cell office:value-type="float" office:value="603.284280027">
                <text:p>603.28428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6">
                <text:p>0.0016</text:p>
              </table:table-cell>
              <table:table-cell office:value-type="float" office:value="650.060583238">
                <text:p>650.0605832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16">
                <text:p>0.0016</text:p>
              </table:table-cell>
              <table:table-cell office:value-type="float" office:value="654.854101992">
                <text:p>654.8541019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6">
                <text:p>0.0016</text:p>
              </table:table-cell>
              <table:table-cell office:value-type="float" office:value="662.210381364">
                <text:p>662.210381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1">
                <text:p>0.001</text:p>
              </table:table-cell>
              <table:table-cell office:value-type="float" office:value="733.670102195">
                <text:p>733.6701021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1">
                <text:p>0.001</text:p>
              </table:table-cell>
              <table:table-cell office:value-type="float" office:value="739.520188385">
                <text:p>739.520188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1">
                <text:p>0.001</text:p>
              </table:table-cell>
              <table:table-cell office:value-type="float" office:value="767.542379051">
                <text:p>767.5423790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4">
                <text:p>0.0024</text:p>
              </table:table-cell>
              <table:table-cell office:value-type="float" office:value="768.807445605">
                <text:p>768.807445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1">
                <text:p>0.001</text:p>
              </table:table-cell>
              <table:table-cell office:value-type="float" office:value="792.117947299">
                <text:p>792.117947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1">
                <text:p>0.001</text:p>
              </table:table-cell>
              <table:table-cell office:value-type="float" office:value="796.567825101">
                <text:p>796.567825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1">
                <text:p>0.001</text:p>
              </table:table-cell>
              <table:table-cell office:value-type="float" office:value="819.015227507">
                <text:p>819.0152275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1">
                <text:p>0.001</text:p>
              </table:table-cell>
              <table:table-cell office:value-type="float" office:value="827.870835181">
                <text:p>827.870835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16">
                <text:p>0.0016</text:p>
              </table:table-cell>
              <table:table-cell office:value-type="float" office:value="837.961170973">
                <text:p>837.961170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1">
                <text:p>0.001</text:p>
              </table:table-cell>
              <table:table-cell office:value-type="float" office:value="872.491373868">
                <text:p>872.4913738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16">
                <text:p>0.0016</text:p>
              </table:table-cell>
              <table:table-cell office:value-type="float" office:value="884.467961996">
                <text:p>884.467961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">
                <text:p>0.001</text:p>
              </table:table-cell>
              <table:table-cell office:value-type="float" office:value="894.516971739">
                <text:p>894.5169717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1">
                <text:p>0.001</text:p>
              </table:table-cell>
              <table:table-cell office:value-type="float" office:value="899.785972043">
                <text:p>899.785972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16">
                <text:p>0.0016</text:p>
              </table:table-cell>
              <table:table-cell office:value-type="float" office:value="920.097624681">
                <text:p>920.097624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6">
                <text:p>0.0016</text:p>
              </table:table-cell>
              <table:table-cell office:value-type="float" office:value="935.803536683">
                <text:p>935.8035366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24">
                <text:p>0.0024</text:p>
              </table:table-cell>
              <table:table-cell office:value-type="float" office:value="947.676553143">
                <text:p>947.676553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6">
                <text:p>0.0016</text:p>
              </table:table-cell>
              <table:table-cell office:value-type="float" office:value="973.771338045">
                <text:p>973.771338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4">
                <text:p>0.0024</text:p>
              </table:table-cell>
              <table:table-cell office:value-type="float" office:value="1000.85948473">
                <text:p>1000.859484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6">
                <text:p>0.0016</text:p>
              </table:table-cell>
              <table:table-cell office:value-type="float" office:value="1018.72343036">
                <text:p>1018.723430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6">
                <text:p>0.0016</text:p>
              </table:table-cell>
              <table:table-cell office:value-type="float" office:value="1070.79626771">
                <text:p>1070.796267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">
                <text:p>0.001</text:p>
              </table:table-cell>
              <table:table-cell office:value-type="float" office:value="1070.87790697">
                <text:p>1070.87790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16">
                <text:p>0.0016</text:p>
              </table:table-cell>
              <table:table-cell office:value-type="float" office:value="1071.44002961">
                <text:p>1071.44002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24">
                <text:p>0.0024</text:p>
              </table:table-cell>
              <table:table-cell office:value-type="float" office:value="1081.33116499">
                <text:p>1081.33116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16">
                <text:p>0.0016</text:p>
              </table:table-cell>
              <table:table-cell office:value-type="float" office:value="1102.50616589">
                <text:p>1102.506165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6">
                <text:p>0.0016</text:p>
              </table:table-cell>
              <table:table-cell office:value-type="float" office:value="1105.46601514">
                <text:p>1105.466015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">
                <text:p>0.001</text:p>
              </table:table-cell>
              <table:table-cell office:value-type="float" office:value="1150.73542246">
                <text:p>1150.73542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24">
                <text:p>0.0024</text:p>
              </table:table-cell>
              <table:table-cell office:value-type="float" office:value="1198.71884958">
                <text:p>1198.71884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">
                <text:p>0.001</text:p>
              </table:table-cell>
              <table:table-cell office:value-type="float" office:value="1212.89882172">
                <text:p>1212.898821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4">
                <text:p>0.0024</text:p>
              </table:table-cell>
              <table:table-cell office:value-type="float" office:value="1225.29222327">
                <text:p>1225.29222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">
                <text:p>0.001</text:p>
              </table:table-cell>
              <table:table-cell office:value-type="float" office:value="1232.13953867">
                <text:p>1232.139538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1">
                <text:p>0.001</text:p>
              </table:table-cell>
              <table:table-cell office:value-type="float" office:value="1238.02773344">
                <text:p>1238.02773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">
                <text:p>0.001</text:p>
              </table:table-cell>
              <table:table-cell office:value-type="float" office:value="1316.85293467">
                <text:p>1316.852934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6">
                <text:p>0.0016</text:p>
              </table:table-cell>
              <table:table-cell office:value-type="float" office:value="1341.64461707">
                <text:p>1341.64461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6">
                <text:p>0.0016</text:p>
              </table:table-cell>
              <table:table-cell office:value-type="float" office:value="1398.650222">
                <text:p>1398.6502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4">
                <text:p>0.0024</text:p>
              </table:table-cell>
              <table:table-cell office:value-type="float" office:value="1442.60363113">
                <text:p>1442.60363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4">
                <text:p>0.0024</text:p>
              </table:table-cell>
              <table:table-cell office:value-type="float" office:value="1457.30148383">
                <text:p>1457.30148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24">
                <text:p>0.0024</text:p>
              </table:table-cell>
              <table:table-cell office:value-type="float" office:value="1580.03412059">
                <text:p>1580.034120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">
                <text:p>0.001</text:p>
              </table:table-cell>
              <table:table-cell office:value-type="float" office:value="1602.46183376">
                <text:p>1602.46183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4">
                <text:p>0.0024</text:p>
              </table:table-cell>
              <table:table-cell office:value-type="float" office:value="1605.43894866">
                <text:p>1605.438948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4">
                <text:p>0.0024</text:p>
              </table:table-cell>
              <table:table-cell office:value-type="float" office:value="1692.80621906">
                <text:p>1692.806219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1">
                <text:p>0.001</text:p>
              </table:table-cell>
              <table:table-cell office:value-type="float" office:value="1715.8146063">
                <text:p>1715.8146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4">
                <text:p>0.0024</text:p>
              </table:table-cell>
              <table:table-cell office:value-type="float" office:value="1763.02416882">
                <text:p>1763.024168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1">
                <text:p>0.001</text:p>
              </table:table-cell>
              <table:table-cell office:value-type="float" office:value="1788.94967742">
                <text:p>1788.9496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16">
                <text:p>0.0016</text:p>
              </table:table-cell>
              <table:table-cell office:value-type="float" office:value="1847.18416454">
                <text:p>1847.184164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1">
                <text:p>0.001</text:p>
              </table:table-cell>
              <table:table-cell office:value-type="float" office:value="1956.24001538">
                <text:p>1956.24001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1">
                <text:p>0.001</text:p>
              </table:table-cell>
              <table:table-cell office:value-type="float" office:value="1985.59618552">
                <text:p>1985.596185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16">
                <text:p>0.0016</text:p>
              </table:table-cell>
              <table:table-cell office:value-type="float" office:value="1996.0444169">
                <text:p>1996.04441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6">
                <text:p>0.0016</text:p>
              </table:table-cell>
              <table:table-cell office:value-type="float" office:value="2023.56255577">
                <text:p>2023.562555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">
                <text:p>0.001</text:p>
              </table:table-cell>
              <table:table-cell office:value-type="float" office:value="2051.51547576">
                <text:p>2051.515475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6">
                <text:p>0.0016</text:p>
              </table:table-cell>
              <table:table-cell office:value-type="float" office:value="2109.69113528">
                <text:p>2109.691135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">
                <text:p>0.001</text:p>
              </table:table-cell>
              <table:table-cell office:value-type="float" office:value="2125.77349965">
                <text:p>2125.773499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">
                <text:p>0.001</text:p>
              </table:table-cell>
              <table:table-cell office:value-type="float" office:value="2153.54044227">
                <text:p>2153.540442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6">
                <text:p>0.0016</text:p>
              </table:table-cell>
              <table:table-cell office:value-type="float" office:value="2244.40316155">
                <text:p>2244.403161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6">
                <text:p>0.0016</text:p>
              </table:table-cell>
              <table:table-cell office:value-type="float" office:value="2266.58990534">
                <text:p>2266.58990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">
                <text:p>0.001</text:p>
              </table:table-cell>
              <table:table-cell office:value-type="float" office:value="2333.92946625">
                <text:p>2333.92946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">
                <text:p>0.001</text:p>
              </table:table-cell>
              <table:table-cell office:value-type="float" office:value="2388.90433309">
                <text:p>2388.90433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">
                <text:p>0.001</text:p>
              </table:table-cell>
              <table:table-cell office:value-type="float" office:value="2390.93244255">
                <text:p>2390.93244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6">
                <text:p>0.0016</text:p>
              </table:table-cell>
              <table:table-cell office:value-type="float" office:value="2495.02817999">
                <text:p>2495.02817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">
                <text:p>0.001</text:p>
              </table:table-cell>
              <table:table-cell office:value-type="float" office:value="2495.15829447">
                <text:p>2495.158294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">
                <text:p>0.001</text:p>
              </table:table-cell>
              <table:table-cell office:value-type="float" office:value="2515.15669266">
                <text:p>2515.15669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">
                <text:p>0.001</text:p>
              </table:table-cell>
              <table:table-cell office:value-type="float" office:value="2528.92396948">
                <text:p>2528.923969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">
                <text:p>0.001</text:p>
              </table:table-cell>
              <table:table-cell office:value-type="float" office:value="2529.37109362">
                <text:p>2529.371093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">
                <text:p>0.001</text:p>
              </table:table-cell>
              <table:table-cell office:value-type="float" office:value="2531.46257899">
                <text:p>2531.46257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">
                <text:p>0.001</text:p>
              </table:table-cell>
              <table:table-cell office:value-type="float" office:value="2536.28881416">
                <text:p>2536.28881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">
                <text:p>0.001</text:p>
              </table:table-cell>
              <table:table-cell office:value-type="float" office:value="2568.08925436">
                <text:p>2568.089254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">
                <text:p>0.001</text:p>
              </table:table-cell>
              <table:table-cell office:value-type="float" office:value="2645.37923371">
                <text:p>2645.379233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">
                <text:p>0.001</text:p>
              </table:table-cell>
              <table:table-cell office:value-type="float" office:value="2656.98615661">
                <text:p>2656.986156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6">
                <text:p>0.0016</text:p>
              </table:table-cell>
              <table:table-cell office:value-type="float" office:value="2938.73926619">
                <text:p>2938.739266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6">
                <text:p>0.0016</text:p>
              </table:table-cell>
              <table:table-cell office:value-type="float" office:value="3045.09976245">
                <text:p>3045.09976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">
                <text:p>0.001</text:p>
              </table:table-cell>
              <table:table-cell office:value-type="float" office:value="3070.72911986">
                <text:p>3070.72911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6">
                <text:p>0.0016</text:p>
              </table:table-cell>
              <table:table-cell office:value-type="float" office:value="3185.83832714">
                <text:p>3185.83832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">
                <text:p>0.001</text:p>
              </table:table-cell>
              <table:table-cell office:value-type="float" office:value="3194.30917192">
                <text:p>3194.309171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">
                <text:p>0.001</text:p>
              </table:table-cell>
              <table:table-cell office:value-type="float" office:value="3223.8910591">
                <text:p>3223.8910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">
                <text:p>0.001</text:p>
              </table:table-cell>
              <table:table-cell office:value-type="float" office:value="3422.95567">
                <text:p>3422.955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6">
                <text:p>0.0016</text:p>
              </table:table-cell>
              <table:table-cell office:value-type="float" office:value="3592.44449177">
                <text:p>3592.444491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6">
                <text:p>0.0016</text:p>
              </table:table-cell>
              <table:table-cell office:value-type="float" office:value="3681.79262323">
                <text:p>3681.792623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">
                <text:p>0.001</text:p>
              </table:table-cell>
              <table:table-cell office:value-type="float" office:value="4044.32780572">
                <text:p>4044.327805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">
                <text:p>0.001</text:p>
              </table:table-cell>
              <table:table-cell office:value-type="float" office:value="4438.96372896">
                <text:p>4438.963728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">
                <text:p>0.001</text:p>
              </table:table-cell>
              <table:table-cell office:value-type="float" office:value="4447.16714392">
                <text:p>4447.16714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">
                <text:p>0.001</text:p>
              </table:table-cell>
              <table:table-cell office:value-type="float" office:value="4525.49817136">
                <text:p>4525.498171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">
                <text:p>0.001</text:p>
              </table:table-cell>
              <table:table-cell office:value-type="float" office:value="4778.60758122">
                <text:p>4778.607581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">
                <text:p>0.001</text:p>
              </table:table-cell>
              <table:table-cell office:value-type="float" office:value="4836.51451577">
                <text:p>4836.514515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4">
                <text:p>0.0024</text:p>
              </table:table-cell>
              <table:table-cell office:value-type="float" office:value="15610.8985326">
                <text:p>15610.89853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4">
                <text:p>0.0024</text:p>
              </table:table-cell>
              <table:table-cell office:value-type="float" office:value="36193.6759488">
                <text:p>36193.6759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4">
                <text:p>0.0024</text:p>
              </table:table-cell>
              <table:table-cell office:value-type="float" office:value="286234.641559">
                <text:p>286234.6415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4">
                <text:p>0.0024</text:p>
              </table:table-cell>
              <table:table-cell office:value-type="float" office:value="1221169.46194">
                <text:p>1221169.461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28cm" svg:height="10.307cm" xlink:href=".." xlink:type="simple" chart:class="chart:scatter" chart:style-name="ch1">
        <chart:title svg:x="7.528cm" svg:y="0.341cm" chart:style-name="ch2">
          <text:p>FEH exponent
</text:p>
        </chart:title>
        <chart:plot-area chart:style-name="ch3" table:cell-range-address="Sheet1.F3:Sheet1.G538 Sheet1.B2:Sheet1.B2" chart:data-source-has-labels="row" svg:x="0.644cm" svg:y="1.443cm" svg:width="16.568cm" svg:height="8.501cm">
          <chartooo:coordinate-region svg:x="1.265cm" svg:y="1.642cm" svg:width="15.853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538" chart:label-cell-address="Sheet1.B2:Sheet1.B2" chart:class="chart:scatter">
            <chart:domain table:cell-range-address="Sheet1.F3:Sheet1.F538"/>
            <chart:data-point chart:repeated="5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-1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F3:Sheet1.F538</svg:desc>
                </draw:g>
              </table:table-cell>
              <table:table-cell office:value-type="float" office:value="20.0811284402">
                <text:p>20.0811284402</text:p>
                <draw:g>
                  <svg:desc>Sheet1.G3:Sheet1.G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1802957581">
                <text:p>20.1802957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.0058836023">
                <text:p>21.005883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.3543889539">
                <text:p>21.3543889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5608493341">
                <text:p>21.5608493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1.6041673138">
                <text:p>21.6041673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1.7066480026">
                <text:p>21.706648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7311827945">
                <text:p>21.7311827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2.2370804314">
                <text:p>22.237080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2.7959144282">
                <text:p>22.795914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2.8132853943">
                <text:p>22.8132853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22.8534196391">
                <text:p>22.853419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2.8645171484">
                <text:p>22.864517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22.9207954042">
                <text:p>22.9207954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3.7246711428">
                <text:p>23.724671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3.8994296904">
                <text:p>23.899429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4.054756473">
                <text:p>24.054756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24.7266632372">
                <text:p>24.726663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24.7966680898">
                <text:p>24.7966680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24.8189854397">
                <text:p>24.8189854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24.903034295">
                <text:p>24.903034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25.0351624724">
                <text:p>25.03516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5.1133621433">
                <text:p>25.1133621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25.2500207925">
                <text:p>25.2500207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5.586050835">
                <text:p>25.586050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5.7195191748">
                <text:p>25.719519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6.0491096036">
                <text:p>26.049109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">
                <text:p>2.5</text:p>
              </table:table-cell>
              <table:table-cell office:value-type="float" office:value="26.0698302075">
                <text:p>26.0698302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">
                <text:p>2.5</text:p>
              </table:table-cell>
              <table:table-cell office:value-type="float" office:value="26.1465226775">
                <text:p>26.146522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26.1574729797">
                <text:p>26.1574729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6.1823170624">
                <text:p>26.1823170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">
                <text:p>2.5</text:p>
              </table:table-cell>
              <table:table-cell office:value-type="float" office:value="26.3446661041">
                <text:p>26.344666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27.2748728654">
                <text:p>27.274872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">
                <text:p>2.5</text:p>
              </table:table-cell>
              <table:table-cell office:value-type="float" office:value="27.3590920464">
                <text:p>27.359092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">
                <text:p>2.5</text:p>
              </table:table-cell>
              <table:table-cell office:value-type="float" office:value="27.5591036821">
                <text:p>27.55910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8.0740423079">
                <text:p>28.0740423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8.1377201975">
                <text:p>28.1377201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">
                <text:p>2.5</text:p>
              </table:table-cell>
              <table:table-cell office:value-type="float" office:value="28.5245716973">
                <text:p>28.5245716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8.6139080594">
                <text:p>28.6139080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">
                <text:p>2.5</text:p>
              </table:table-cell>
              <table:table-cell office:value-type="float" office:value="28.6377560461">
                <text:p>28.6377560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9.6742679314">
                <text:p>29.6742679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0.8147457173">
                <text:p>30.8147457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1.1516978932">
                <text:p>31.151697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">
                <text:p>2.5</text:p>
              </table:table-cell>
              <table:table-cell office:value-type="float" office:value="31.1634557827">
                <text:p>31.1634557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31.4497196209">
                <text:p>31.4497196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1.7253804546">
                <text:p>31.7253804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31.9320875919">
                <text:p>31.9320875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">
                <text:p>2.5</text:p>
              </table:table-cell>
              <table:table-cell office:value-type="float" office:value="32.3853042226">
                <text:p>32.3853042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32.3949391854">
                <text:p>32.3949391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32.5045074403">
                <text:p>32.5045074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3.3290314814">
                <text:p>33.3290314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3.3486416164">
                <text:p>33.3486416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3.6142839829">
                <text:p>33.6142839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">
                <text:p>2.5</text:p>
              </table:table-cell>
              <table:table-cell office:value-type="float" office:value="33.6296057645">
                <text:p>33.6296057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4.112053861">
                <text:p>34.11205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34.6992974995">
                <text:p>34.6992974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4.7189303138">
                <text:p>34.7189303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5.1966366166">
                <text:p>35.1966366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6.0460787727">
                <text:p>36.0460787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36.9473784678">
                <text:p>36.947378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37.2883423514">
                <text:p>37.288342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">
                <text:p>2.5</text:p>
              </table:table-cell>
              <table:table-cell office:value-type="float" office:value="37.9708703364">
                <text:p>37.9708703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38.07653491">
                <text:p>38.07653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">
                <text:p>2.5</text:p>
              </table:table-cell>
              <table:table-cell office:value-type="float" office:value="38.1270352322">
                <text:p>38.127035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">
                <text:p>2.5</text:p>
              </table:table-cell>
              <table:table-cell office:value-type="float" office:value="38.6692597928">
                <text:p>38.6692597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39.1170852184">
                <text:p>39.1170852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">
                <text:p>2.5</text:p>
              </table:table-cell>
              <table:table-cell office:value-type="float" office:value="39.17372331">
                <text:p>39.173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40.0580572052">
                <text:p>40.058057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0.1161469544">
                <text:p>40.1161469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">
                <text:p>2.5</text:p>
              </table:table-cell>
              <table:table-cell office:value-type="float" office:value="40.7609612422">
                <text:p>40.760961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1.0419139828">
                <text:p>41.0419139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41.1144898801">
                <text:p>41.1144898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41.3704049298">
                <text:p>41.370404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2.6298193235">
                <text:p>42.6298193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42.63500685">
                <text:p>42.63500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46.5284665941">
                <text:p>46.5284665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7.5831188165">
                <text:p>47.5831188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8.6011131747">
                <text:p>48.6011131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49.0673374461">
                <text:p>49.067337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">
                <text:p>2.5</text:p>
              </table:table-cell>
              <table:table-cell office:value-type="float" office:value="49.3403219357">
                <text:p>49.3403219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">
                <text:p>2.5</text:p>
              </table:table-cell>
              <table:table-cell office:value-type="float" office:value="49.9807895906">
                <text:p>49.9807895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50.0984053701">
                <text:p>50.098405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50.6293292991">
                <text:p>50.629329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51.1381192499">
                <text:p>51.1381192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51.2377615346">
                <text:p>51.2377615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51.664739979">
                <text:p>51.66473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51.9186081081">
                <text:p>51.9186081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52.0105250406">
                <text:p>52.0105250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53.9939026935">
                <text:p>53.993902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">
                <text:p>2.5</text:p>
              </table:table-cell>
              <table:table-cell office:value-type="float" office:value="54.5205536336">
                <text:p>54.5205536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55.3461788343">
                <text:p>55.3461788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55.5778473697">
                <text:p>55.5778473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56.4066676731">
                <text:p>56.4066676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56.8347332128">
                <text:p>56.8347332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">
                <text:p>2.5</text:p>
              </table:table-cell>
              <table:table-cell office:value-type="float" office:value="57.7413112797">
                <text:p>57.741311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57.7448684695">
                <text:p>57.7448684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59.5006975337">
                <text:p>59.5006975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59.53443789">
                <text:p>59.53443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60.9681130026">
                <text:p>60.9681130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61.1844141044">
                <text:p>61.1844141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61.9803329426">
                <text:p>61.9803329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">
                <text:p>2.5</text:p>
              </table:table-cell>
              <table:table-cell office:value-type="float" office:value="62.2872824206">
                <text:p>62.2872824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62.3374945093">
                <text:p>62.337494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63.3102182113">
                <text:p>63.3102182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63.7973798686">
                <text:p>63.7973798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">
                <text:p>2.5</text:p>
              </table:table-cell>
              <table:table-cell office:value-type="float" office:value="63.8202606797">
                <text:p>63.820260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63.9330463427">
                <text:p>63.9330463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64.6329925985">
                <text:p>64.6329925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">
                <text:p>2.5</text:p>
              </table:table-cell>
              <table:table-cell office:value-type="float" office:value="65.3801025708">
                <text:p>65.3801025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66.4509691696">
                <text:p>66.4509691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66.6192171727">
                <text:p>66.6192171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67.8605889987">
                <text:p>67.8605889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68.2622717257">
                <text:p>68.2622717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68.7825905653">
                <text:p>68.7825905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69.0082166123">
                <text:p>69.0082166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69.0570373709">
                <text:p>69.0570373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69.1686839956">
                <text:p>69.1686839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69.3120923844">
                <text:p>69.3120923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">
                <text:p>2.5</text:p>
              </table:table-cell>
              <table:table-cell office:value-type="float" office:value="71.4810439141">
                <text:p>71.481043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71.5496119615">
                <text:p>71.5496119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72.1385661651">
                <text:p>72.1385661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72.3405456423">
                <text:p>72.3405456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72.5899967826">
                <text:p>72.5899967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">
                <text:p>2.5</text:p>
              </table:table-cell>
              <table:table-cell office:value-type="float" office:value="72.7749397148">
                <text:p>72.7749397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73.0107772507">
                <text:p>73.0107772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73.197155915">
                <text:p>73.197155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">
                <text:p>2.5</text:p>
              </table:table-cell>
              <table:table-cell office:value-type="float" office:value="73.24650094">
                <text:p>73.2465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  <table:table-cell office:value-type="float" office:value="73.4106761757">
                <text:p>73.410676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">
                <text:p>2.5</text:p>
              </table:table-cell>
              <table:table-cell office:value-type="float" office:value="73.592725421">
                <text:p>73.592725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73.7494651083">
                <text:p>73.7494651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74.9639742064">
                <text:p>74.9639742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75.0295400299">
                <text:p>75.0295400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75.2844541828">
                <text:p>75.2844541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75.7376064864">
                <text:p>75.7376064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">
                <text:p>7</text:p>
              </table:table-cell>
              <table:table-cell office:value-type="float" office:value="76.1102555295">
                <text:p>76.110255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5">
                <text:p>2.5</text:p>
              </table:table-cell>
              <table:table-cell office:value-type="float" office:value="76.2228596308">
                <text:p>76.2228596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76.4800865717">
                <text:p>76.4800865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">
                <text:p>2.5</text:p>
              </table:table-cell>
              <table:table-cell office:value-type="float" office:value="76.6684574246">
                <text:p>76.6684574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5">
                <text:p>2.5</text:p>
              </table:table-cell>
              <table:table-cell office:value-type="float" office:value="77.0414628449">
                <text:p>77.04146284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77.2617244379">
                <text:p>77.2617244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77.3570607651">
                <text:p>77.3570607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">
                <text:p>2.5</text:p>
              </table:table-cell>
              <table:table-cell office:value-type="float" office:value="77.9557304366">
                <text:p>77.9557304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5">
                <text:p>2.5</text:p>
              </table:table-cell>
              <table:table-cell office:value-type="float" office:value="78.0516431988">
                <text:p>78.051643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78.7629136256">
                <text:p>78.7629136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79.410444059">
                <text:p>79.410444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80.176379518">
                <text:p>80.1763795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80.287970403">
                <text:p>80.28797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81.1602281759">
                <text:p>81.1602281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81.2531728302">
                <text:p>81.2531728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81.8033365341">
                <text:p>81.8033365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">
                <text:p>2.5</text:p>
              </table:table-cell>
              <table:table-cell office:value-type="float" office:value="82.1266074979">
                <text:p>82.1266074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">
                <text:p>7</text:p>
              </table:table-cell>
              <table:table-cell office:value-type="float" office:value="82.1291910385">
                <text:p>82.1291910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82.488284661">
                <text:p>82.488284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">
                <text:p>2.5</text:p>
              </table:table-cell>
              <table:table-cell office:value-type="float" office:value="83.060234597">
                <text:p>83.060234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83.2089592497">
                <text:p>83.2089592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  <table:table-cell office:value-type="float" office:value="83.4062954493">
                <text:p>83.4062954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83.58336082">
                <text:p>83.58336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  <table:table-cell office:value-type="float" office:value="83.7107152179">
                <text:p>83.71071521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83.7374376308">
                <text:p>83.7374376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86.7930926304">
                <text:p>86.7930926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">
                <text:p>7</text:p>
              </table:table-cell>
              <table:table-cell office:value-type="float" office:value="87.3984463136">
                <text:p>87.3984463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87.6939726412">
                <text:p>87.6939726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">
                <text:p>2.5</text:p>
              </table:table-cell>
              <table:table-cell office:value-type="float" office:value="87.7364705149">
                <text:p>87.7364705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">
                <text:p>2.5</text:p>
              </table:table-cell>
              <table:table-cell office:value-type="float" office:value="88.3308976789">
                <text:p>88.3308976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">
                <text:p>2.5</text:p>
              </table:table-cell>
              <table:table-cell office:value-type="float" office:value="88.8648097751">
                <text:p>88.8648097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">
                <text:p>7</text:p>
              </table:table-cell>
              <table:table-cell office:value-type="float" office:value="90.4623396124">
                <text:p>90.4623396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">
                <text:p>2.5</text:p>
              </table:table-cell>
              <table:table-cell office:value-type="float" office:value="91.2126763889">
                <text:p>91.2126763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">
                <text:p>7</text:p>
              </table:table-cell>
              <table:table-cell office:value-type="float" office:value="91.6439490327">
                <text:p>91.643949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  <table:table-cell office:value-type="float" office:value="91.8808861576">
                <text:p>91.8808861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94.0071086154">
                <text:p>94.00710861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  <table:table-cell office:value-type="float" office:value="95.0087444216">
                <text:p>95.0087444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95.0105276228">
                <text:p>95.0105276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5">
                <text:p>2.5</text:p>
              </table:table-cell>
              <table:table-cell office:value-type="float" office:value="95.3106248988">
                <text:p>95.3106248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">
                <text:p>2.5</text:p>
              </table:table-cell>
              <table:table-cell office:value-type="float" office:value="96.0442904997">
                <text:p>96.044290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96.6635678996">
                <text:p>96.6635678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">
                <text:p>2.5</text:p>
              </table:table-cell>
              <table:table-cell office:value-type="float" office:value="97.103717007">
                <text:p>97.103717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5">
                <text:p>2.5</text:p>
              </table:table-cell>
              <table:table-cell office:value-type="float" office:value="97.1157529919">
                <text:p>97.1157529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">
                <text:p>7</text:p>
              </table:table-cell>
              <table:table-cell office:value-type="float" office:value="97.3108469958">
                <text:p>97.31084699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">
                <text:p>2.5</text:p>
              </table:table-cell>
              <table:table-cell office:value-type="float" office:value="98.1696155891">
                <text:p>98.1696155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">
                <text:p>2.5</text:p>
              </table:table-cell>
              <table:table-cell office:value-type="float" office:value="99.143713188">
                <text:p>99.143713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  <table:table-cell office:value-type="float" office:value="100.53066689">
                <text:p>100.53066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00.561959988">
                <text:p>100.561959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100.959784664">
                <text:p>100.959784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">
                <text:p>2.5</text:p>
              </table:table-cell>
              <table:table-cell office:value-type="float" office:value="103.803347289">
                <text:p>103.803347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103.908274418">
                <text:p>103.908274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5">
                <text:p>2.5</text:p>
              </table:table-cell>
              <table:table-cell office:value-type="float" office:value="105.272835381">
                <text:p>105.272835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105.574026926">
                <text:p>105.574026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105.806431189">
                <text:p>105.806431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106.782107583">
                <text:p>106.782107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">
                <text:p>2.5</text:p>
              </table:table-cell>
              <table:table-cell office:value-type="float" office:value="109.237560579">
                <text:p>109.237560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">
                <text:p>7</text:p>
              </table:table-cell>
              <table:table-cell office:value-type="float" office:value="109.472059985">
                <text:p>109.47205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">
                <text:p>7</text:p>
              </table:table-cell>
              <table:table-cell office:value-type="float" office:value="110.543407893">
                <text:p>110.543407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">
                <text:p>2.5</text:p>
              </table:table-cell>
              <table:table-cell office:value-type="float" office:value="113.013280275">
                <text:p>113.013280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">
                <text:p>2.5</text:p>
              </table:table-cell>
              <table:table-cell office:value-type="float" office:value="113.182790606">
                <text:p>113.182790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  <table:table-cell office:value-type="float" office:value="113.328184726">
                <text:p>113.3281847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114.33821177">
                <text:p>114.33821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5">
                <text:p>2.5</text:p>
              </table:table-cell>
              <table:table-cell office:value-type="float" office:value="114.784444531">
                <text:p>114.784444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">
                <text:p>2.5</text:p>
              </table:table-cell>
              <table:table-cell office:value-type="float" office:value="114.930170393">
                <text:p>114.930170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115.007350709">
                <text:p>115.007350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15.34976076">
                <text:p>115.34976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">
                <text:p>7</text:p>
              </table:table-cell>
              <table:table-cell office:value-type="float" office:value="115.374160616">
                <text:p>115.374160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">
                <text:p>4</text:p>
              </table:table-cell>
              <table:table-cell office:value-type="float" office:value="115.484001083">
                <text:p>115.484001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5">
                <text:p>2.5</text:p>
              </table:table-cell>
              <table:table-cell office:value-type="float" office:value="115.673329279">
                <text:p>115.67332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">
                <text:p>7</text:p>
              </table:table-cell>
              <table:table-cell office:value-type="float" office:value="115.786652988">
                <text:p>115.786652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">
                <text:p>7</text:p>
              </table:table-cell>
              <table:table-cell office:value-type="float" office:value="115.810224475">
                <text:p>115.810224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">
                <text:p>7</text:p>
              </table:table-cell>
              <table:table-cell office:value-type="float" office:value="116.24953492">
                <text:p>116.24953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5">
                <text:p>2.5</text:p>
              </table:table-cell>
              <table:table-cell office:value-type="float" office:value="116.637880573">
                <text:p>116.637880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5">
                <text:p>2.5</text:p>
              </table:table-cell>
              <table:table-cell office:value-type="float" office:value="116.771919336">
                <text:p>116.771919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5">
                <text:p>2.5</text:p>
              </table:table-cell>
              <table:table-cell office:value-type="float" office:value="116.853809856">
                <text:p>116.853809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118.276425291">
                <text:p>118.276425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5">
                <text:p>2.5</text:p>
              </table:table-cell>
              <table:table-cell office:value-type="float" office:value="119.460441008">
                <text:p>119.460441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5">
                <text:p>2.5</text:p>
              </table:table-cell>
              <table:table-cell office:value-type="float" office:value="119.742053875">
                <text:p>119.742053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  <table:table-cell office:value-type="float" office:value="120.324081564">
                <text:p>120.324081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">
                <text:p>7</text:p>
              </table:table-cell>
              <table:table-cell office:value-type="float" office:value="120.662184885">
                <text:p>120.662184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">
                <text:p>7</text:p>
              </table:table-cell>
              <table:table-cell office:value-type="float" office:value="121.625693218">
                <text:p>121.625693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">
                <text:p>7</text:p>
              </table:table-cell>
              <table:table-cell office:value-type="float" office:value="121.820949838">
                <text:p>121.820949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">
                <text:p>2.5</text:p>
              </table:table-cell>
              <table:table-cell office:value-type="float" office:value="121.853196004">
                <text:p>121.853196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122.374876854">
                <text:p>122.374876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">
                <text:p>7</text:p>
              </table:table-cell>
              <table:table-cell office:value-type="float" office:value="122.510460048">
                <text:p>122.510460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122.99669045">
                <text:p>122.9966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  <table:table-cell office:value-type="float" office:value="124.647608295">
                <text:p>124.6476082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5">
                <text:p>2.5</text:p>
              </table:table-cell>
              <table:table-cell office:value-type="float" office:value="127.508001948">
                <text:p>127.508001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5">
                <text:p>2.5</text:p>
              </table:table-cell>
              <table:table-cell office:value-type="float" office:value="128.031514246">
                <text:p>128.031514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">
                <text:p>7</text:p>
              </table:table-cell>
              <table:table-cell office:value-type="float" office:value="128.475230399">
                <text:p>128.475230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5">
                <text:p>2.5</text:p>
              </table:table-cell>
              <table:table-cell office:value-type="float" office:value="129.577890186">
                <text:p>129.577890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129.802180637">
                <text:p>129.8021806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132.344284135">
                <text:p>132.344284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132.597107899">
                <text:p>132.5971078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  <table:table-cell office:value-type="float" office:value="132.965214508">
                <text:p>132.965214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134.526459337">
                <text:p>134.526459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">
                <text:p>7</text:p>
              </table:table-cell>
              <table:table-cell office:value-type="float" office:value="135.032581642">
                <text:p>135.032581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">
                <text:p>7</text:p>
              </table:table-cell>
              <table:table-cell office:value-type="float" office:value="135.219190064">
                <text:p>135.219190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">
                <text:p>7</text:p>
              </table:table-cell>
              <table:table-cell office:value-type="float" office:value="135.293917526">
                <text:p>135.293917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  <table:table-cell office:value-type="float" office:value="135.311171523">
                <text:p>135.3111715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">
                <text:p>4</text:p>
              </table:table-cell>
              <table:table-cell office:value-type="float" office:value="135.428730939">
                <text:p>135.428730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136.417248974">
                <text:p>136.417248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5">
                <text:p>2.5</text:p>
              </table:table-cell>
              <table:table-cell office:value-type="float" office:value="136.963364426">
                <text:p>136.963364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137.546191853">
                <text:p>137.54619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138.280452051">
                <text:p>138.2804520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138.427070372">
                <text:p>138.427070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">
                <text:p>7</text:p>
              </table:table-cell>
              <table:table-cell office:value-type="float" office:value="140.055473758">
                <text:p>140.0554737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140.779650919">
                <text:p>140.779650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144.221519663">
                <text:p>144.22151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145.236243782">
                <text:p>145.2362437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145.661992895">
                <text:p>145.6619928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">
                <text:p>7</text:p>
              </table:table-cell>
              <table:table-cell office:value-type="float" office:value="146.500829332">
                <text:p>146.500829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">
                <text:p>7</text:p>
              </table:table-cell>
              <table:table-cell office:value-type="float" office:value="147.337807791">
                <text:p>147.337807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148.444801173">
                <text:p>148.4448011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  <table:table-cell office:value-type="float" office:value="148.922914436">
                <text:p>148.922914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149.21333329">
                <text:p>149.21333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150.147221586">
                <text:p>150.147221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">
                <text:p>2.5</text:p>
              </table:table-cell>
              <table:table-cell office:value-type="float" office:value="150.229332786">
                <text:p>150.229332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">
                <text:p>7</text:p>
              </table:table-cell>
              <table:table-cell office:value-type="float" office:value="150.849601588">
                <text:p>150.849601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151.845166967">
                <text:p>151.845166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151.865736578">
                <text:p>151.865736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152.03247575">
                <text:p>152.032475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">
                <text:p>7</text:p>
              </table:table-cell>
              <table:table-cell office:value-type="float" office:value="153.100506157">
                <text:p>153.1005061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">
                <text:p>4</text:p>
              </table:table-cell>
              <table:table-cell office:value-type="float" office:value="153.597707916">
                <text:p>153.597707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">
                <text:p>7</text:p>
              </table:table-cell>
              <table:table-cell office:value-type="float" office:value="153.932566627">
                <text:p>153.9325666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155.749628207">
                <text:p>155.749628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">
                <text:p>2.5</text:p>
              </table:table-cell>
              <table:table-cell office:value-type="float" office:value="156.483757256">
                <text:p>156.48375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156.771799434">
                <text:p>156.771799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158.482718372">
                <text:p>158.4827183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5">
                <text:p>2.5</text:p>
              </table:table-cell>
              <table:table-cell office:value-type="float" office:value="159.303626098">
                <text:p>159.303626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">
                <text:p>4</text:p>
              </table:table-cell>
              <table:table-cell office:value-type="float" office:value="163.939001909">
                <text:p>163.939001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  <table:table-cell office:value-type="float" office:value="165.166719738">
                <text:p>165.166719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  <table:table-cell office:value-type="float" office:value="166.918620152">
                <text:p>166.918620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169.346913768">
                <text:p>169.346913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172.684293231">
                <text:p>172.684293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">
                <text:p>2.5</text:p>
              </table:table-cell>
              <table:table-cell office:value-type="float" office:value="179.25438009">
                <text:p>179.25438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179.254933302">
                <text:p>179.254933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5">
                <text:p>2.5</text:p>
              </table:table-cell>
              <table:table-cell office:value-type="float" office:value="179.592192421">
                <text:p>179.592192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179.665634796">
                <text:p>179.6656347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181.641563082">
                <text:p>181.641563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  <table:table-cell office:value-type="float" office:value="182.905844953">
                <text:p>182.9058449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  <table:table-cell office:value-type="float" office:value="183.246626283">
                <text:p>183.246626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">
                <text:p>2.5</text:p>
              </table:table-cell>
              <table:table-cell office:value-type="float" office:value="184.986827218">
                <text:p>184.986827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5">
                <text:p>2.5</text:p>
              </table:table-cell>
              <table:table-cell office:value-type="float" office:value="185.786276015">
                <text:p>185.786276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">
                <text:p>4</text:p>
              </table:table-cell>
              <table:table-cell office:value-type="float" office:value="185.959926715">
                <text:p>185.959926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186.824429446">
                <text:p>186.824429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  <table:table-cell office:value-type="float" office:value="187.910677592">
                <text:p>187.910677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">
                <text:p>7</text:p>
              </table:table-cell>
              <table:table-cell office:value-type="float" office:value="188.160785232">
                <text:p>188.1607852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5">
                <text:p>2.5</text:p>
              </table:table-cell>
              <table:table-cell office:value-type="float" office:value="190.299242747">
                <text:p>190.2992427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">
                <text:p>2.5</text:p>
              </table:table-cell>
              <table:table-cell office:value-type="float" office:value="190.637942891">
                <text:p>190.637942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">
                <text:p>7</text:p>
              </table:table-cell>
              <table:table-cell office:value-type="float" office:value="191.139842043">
                <text:p>191.1398420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5">
                <text:p>2.5</text:p>
              </table:table-cell>
              <table:table-cell office:value-type="float" office:value="196.981123178">
                <text:p>196.981123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199.288391843">
                <text:p>199.2883918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">
                <text:p>4</text:p>
              </table:table-cell>
              <table:table-cell office:value-type="float" office:value="199.528847813">
                <text:p>199.5288478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199.618423985">
                <text:p>199.618423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  <table:table-cell office:value-type="float" office:value="199.690813065">
                <text:p>199.690813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  <table:table-cell office:value-type="float" office:value="200.943638984">
                <text:p>200.94363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5">
                <text:p>2.5</text:p>
              </table:table-cell>
              <table:table-cell office:value-type="float" office:value="201.531568543">
                <text:p>201.531568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5">
                <text:p>2.5</text:p>
              </table:table-cell>
              <table:table-cell office:value-type="float" office:value="203.943920367">
                <text:p>203.943920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206.897959179">
                <text:p>206.897959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207.397588266">
                <text:p>207.397588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  <table:table-cell office:value-type="float" office:value="207.727422585">
                <text:p>207.727422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">
                <text:p>4</text:p>
              </table:table-cell>
              <table:table-cell office:value-type="float" office:value="209.046396888">
                <text:p>209.0463968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  <table:table-cell office:value-type="float" office:value="210.457503634">
                <text:p>210.4575036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  <table:table-cell office:value-type="float" office:value="214.278300378">
                <text:p>214.2783003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">
                <text:p>7</text:p>
              </table:table-cell>
              <table:table-cell office:value-type="float" office:value="214.472066126">
                <text:p>214.472066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">
                <text:p>2.5</text:p>
              </table:table-cell>
              <table:table-cell office:value-type="float" office:value="214.934542445">
                <text:p>214.934542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">
                <text:p>2.5</text:p>
              </table:table-cell>
              <table:table-cell office:value-type="float" office:value="215.244004285">
                <text:p>215.2440042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">
                <text:p>7</text:p>
              </table:table-cell>
              <table:table-cell office:value-type="float" office:value="217.233569202">
                <text:p>217.233569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218.262599367">
                <text:p>218.262599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">
                <text:p>2.5</text:p>
              </table:table-cell>
              <table:table-cell office:value-type="float" office:value="220.871557023">
                <text:p>220.8715570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5">
                <text:p>2.5</text:p>
              </table:table-cell>
              <table:table-cell office:value-type="float" office:value="220.980013497">
                <text:p>220.980013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5">
                <text:p>2.5</text:p>
              </table:table-cell>
              <table:table-cell office:value-type="float" office:value="221.517912221">
                <text:p>221.5179122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  <table:table-cell office:value-type="float" office:value="221.987159379">
                <text:p>221.9871593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  <table:table-cell office:value-type="float" office:value="223.916771149">
                <text:p>223.9167711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5">
                <text:p>2.5</text:p>
              </table:table-cell>
              <table:table-cell office:value-type="float" office:value="223.919021729">
                <text:p>223.91902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">
                <text:p>7</text:p>
              </table:table-cell>
              <table:table-cell office:value-type="float" office:value="224.414352384">
                <text:p>224.414352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">
                <text:p>7</text:p>
              </table:table-cell>
              <table:table-cell office:value-type="float" office:value="225.577935785">
                <text:p>225.5779357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5">
                <text:p>2.5</text:p>
              </table:table-cell>
              <table:table-cell office:value-type="float" office:value="228.486686612">
                <text:p>228.486686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5">
                <text:p>2.5</text:p>
              </table:table-cell>
              <table:table-cell office:value-type="float" office:value="230.93642877">
                <text:p>230.93642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232.087224959">
                <text:p>232.0872249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">
                <text:p>2.5</text:p>
              </table:table-cell>
              <table:table-cell office:value-type="float" office:value="241.845484484">
                <text:p>241.845484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">
                <text:p>7</text:p>
              </table:table-cell>
              <table:table-cell office:value-type="float" office:value="242.196447359">
                <text:p>242.196447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">
                <text:p>2.5</text:p>
              </table:table-cell>
              <table:table-cell office:value-type="float" office:value="243.532364992">
                <text:p>243.532364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  <table:table-cell office:value-type="float" office:value="246.076226724">
                <text:p>246.076226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">
                <text:p>7</text:p>
              </table:table-cell>
              <table:table-cell office:value-type="float" office:value="246.799788421">
                <text:p>246.7997884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  <table:table-cell office:value-type="float" office:value="247.144558806">
                <text:p>247.1445588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">
                <text:p>7</text:p>
              </table:table-cell>
              <table:table-cell office:value-type="float" office:value="248.946987824">
                <text:p>248.946987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">
                <text:p>4</text:p>
              </table:table-cell>
              <table:table-cell office:value-type="float" office:value="249.025602936">
                <text:p>249.025602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5">
                <text:p>2.5</text:p>
              </table:table-cell>
              <table:table-cell office:value-type="float" office:value="249.388726863">
                <text:p>249.3887268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">
                <text:p>7</text:p>
              </table:table-cell>
              <table:table-cell office:value-type="float" office:value="249.723916397">
                <text:p>249.7239163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">
                <text:p>7</text:p>
              </table:table-cell>
              <table:table-cell office:value-type="float" office:value="250.553180791">
                <text:p>250.553180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5">
                <text:p>2.5</text:p>
              </table:table-cell>
              <table:table-cell office:value-type="float" office:value="253.033901262">
                <text:p>253.033901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">
                <text:p>7</text:p>
              </table:table-cell>
              <table:table-cell office:value-type="float" office:value="254.640641468">
                <text:p>254.640641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">
                <text:p>7</text:p>
              </table:table-cell>
              <table:table-cell office:value-type="float" office:value="254.704878908">
                <text:p>254.7048789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">
                <text:p>7</text:p>
              </table:table-cell>
              <table:table-cell office:value-type="float" office:value="256.041038769">
                <text:p>256.0410387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  <table:table-cell office:value-type="float" office:value="256.727324887">
                <text:p>256.7273248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5">
                <text:p>2.5</text:p>
              </table:table-cell>
              <table:table-cell office:value-type="float" office:value="257.131246233">
                <text:p>257.1312462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  <table:table-cell office:value-type="float" office:value="257.672430236">
                <text:p>257.672430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">
                <text:p>7</text:p>
              </table:table-cell>
              <table:table-cell office:value-type="float" office:value="257.788143402">
                <text:p>257.788143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258.43097003">
                <text:p>258.43097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  <table:table-cell office:value-type="float" office:value="258.694775681">
                <text:p>258.6947756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  <table:table-cell office:value-type="float" office:value="259.029899014">
                <text:p>259.029899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  <table:table-cell office:value-type="float" office:value="260.509397183">
                <text:p>260.509397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5">
                <text:p>2.5</text:p>
              </table:table-cell>
              <table:table-cell office:value-type="float" office:value="262.789065833">
                <text:p>262.789065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">
                <text:p>7</text:p>
              </table:table-cell>
              <table:table-cell office:value-type="float" office:value="264.626256851">
                <text:p>264.6262568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  <table:table-cell office:value-type="float" office:value="265.090166636">
                <text:p>265.090166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5">
                <text:p>2.5</text:p>
              </table:table-cell>
              <table:table-cell office:value-type="float" office:value="266.082888551">
                <text:p>266.082888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">
                <text:p>7</text:p>
              </table:table-cell>
              <table:table-cell office:value-type="float" office:value="267.484694207">
                <text:p>267.4846942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5">
                <text:p>2.5</text:p>
              </table:table-cell>
              <table:table-cell office:value-type="float" office:value="267.758431278">
                <text:p>267.758431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  <table:table-cell office:value-type="float" office:value="268.320774347">
                <text:p>268.320774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  <table:table-cell office:value-type="float" office:value="271.000492925">
                <text:p>271.000492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">
                <text:p>4</text:p>
              </table:table-cell>
              <table:table-cell office:value-type="float" office:value="271.872560578">
                <text:p>271.872560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273.829845316">
                <text:p>273.8298453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">
                <text:p>7</text:p>
              </table:table-cell>
              <table:table-cell office:value-type="float" office:value="274.387013787">
                <text:p>274.387013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">
                <text:p>4</text:p>
              </table:table-cell>
              <table:table-cell office:value-type="float" office:value="275.871636429">
                <text:p>275.871636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279.224555797">
                <text:p>279.2245557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  <table:table-cell office:value-type="float" office:value="280.76487163">
                <text:p>280.76487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">
                <text:p>2.5</text:p>
              </table:table-cell>
              <table:table-cell office:value-type="float" office:value="282.319693891">
                <text:p>282.3196938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  <table:table-cell office:value-type="float" office:value="283.401558182">
                <text:p>283.4015581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  <table:table-cell office:value-type="float" office:value="283.978246759">
                <text:p>283.9782467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  <table:table-cell office:value-type="float" office:value="285.118399555">
                <text:p>285.1183995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  <table:table-cell office:value-type="float" office:value="286.005986327">
                <text:p>286.005986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5">
                <text:p>2.5</text:p>
              </table:table-cell>
              <table:table-cell office:value-type="float" office:value="286.552001162">
                <text:p>286.5520011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5">
                <text:p>2.5</text:p>
              </table:table-cell>
              <table:table-cell office:value-type="float" office:value="291.340612523">
                <text:p>291.340612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5">
                <text:p>2.5</text:p>
              </table:table-cell>
              <table:table-cell office:value-type="float" office:value="293.231839168">
                <text:p>293.231839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">
                <text:p>7</text:p>
              </table:table-cell>
              <table:table-cell office:value-type="float" office:value="294.792210413">
                <text:p>294.792210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">
                <text:p>2.5</text:p>
              </table:table-cell>
              <table:table-cell office:value-type="float" office:value="295.363965893">
                <text:p>295.3639658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  <table:table-cell office:value-type="float" office:value="295.681438109">
                <text:p>295.681438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">
                <text:p>2.5</text:p>
              </table:table-cell>
              <table:table-cell office:value-type="float" office:value="295.934583512">
                <text:p>295.934583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  <table:table-cell office:value-type="float" office:value="297.072833956">
                <text:p>297.0728339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">
                <text:p>2.5</text:p>
              </table:table-cell>
              <table:table-cell office:value-type="float" office:value="297.371120032">
                <text:p>297.371120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">
                <text:p>2.5</text:p>
              </table:table-cell>
              <table:table-cell office:value-type="float" office:value="297.447202048">
                <text:p>297.4472020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">
                <text:p>2.5</text:p>
              </table:table-cell>
              <table:table-cell office:value-type="float" office:value="298.852030557">
                <text:p>298.8520305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">
                <text:p>7</text:p>
              </table:table-cell>
              <table:table-cell office:value-type="float" office:value="299.026725584">
                <text:p>299.026725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">
                <text:p>2.5</text:p>
              </table:table-cell>
              <table:table-cell office:value-type="float" office:value="299.617623443">
                <text:p>299.6176234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">
                <text:p>7</text:p>
              </table:table-cell>
              <table:table-cell office:value-type="float" office:value="300.228886471">
                <text:p>300.2288864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">
                <text:p>4</text:p>
              </table:table-cell>
              <table:table-cell office:value-type="float" office:value="301.020985084">
                <text:p>301.0209850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  <table:table-cell office:value-type="float" office:value="301.323468863">
                <text:p>301.3234688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">
                <text:p>7</text:p>
              </table:table-cell>
              <table:table-cell office:value-type="float" office:value="302.94102973">
                <text:p>302.94102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  <table:table-cell office:value-type="float" office:value="305.813315297">
                <text:p>305.8133152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">
                <text:p>7</text:p>
              </table:table-cell>
              <table:table-cell office:value-type="float" office:value="307.698467477">
                <text:p>307.698467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">
                <text:p>4</text:p>
              </table:table-cell>
              <table:table-cell office:value-type="float" office:value="307.836674203">
                <text:p>307.836674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">
                <text:p>7</text:p>
              </table:table-cell>
              <table:table-cell office:value-type="float" office:value="309.726225264">
                <text:p>309.7262252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  <table:table-cell office:value-type="float" office:value="310.664105396">
                <text:p>310.6641053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">
                <text:p>2.5</text:p>
              </table:table-cell>
              <table:table-cell office:value-type="float" office:value="312.859647964">
                <text:p>312.8596479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  <table:table-cell office:value-type="float" office:value="313.39528868">
                <text:p>313.395288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">
                <text:p>2.5</text:p>
              </table:table-cell>
              <table:table-cell office:value-type="float" office:value="315.72275802">
                <text:p>315.722758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">
                <text:p>2.5</text:p>
              </table:table-cell>
              <table:table-cell office:value-type="float" office:value="315.876271515">
                <text:p>315.8762715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">
                <text:p>2.5</text:p>
              </table:table-cell>
              <table:table-cell office:value-type="float" office:value="320.56196745">
                <text:p>320.561967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">
                <text:p>4</text:p>
              </table:table-cell>
              <table:table-cell office:value-type="float" office:value="321.73808218">
                <text:p>321.738082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322.491843618">
                <text:p>322.491843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">
                <text:p>2.5</text:p>
              </table:table-cell>
              <table:table-cell office:value-type="float" office:value="322.957672662">
                <text:p>322.9576726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  <table:table-cell office:value-type="float" office:value="323.818257686">
                <text:p>323.8182576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  <table:table-cell office:value-type="float" office:value="323.842299119">
                <text:p>323.8422991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324.114232885">
                <text:p>324.1142328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328.419620211">
                <text:p>328.419620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">
                <text:p>2.5</text:p>
              </table:table-cell>
              <table:table-cell office:value-type="float" office:value="329.807151932">
                <text:p>329.8071519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">
                <text:p>7</text:p>
              </table:table-cell>
              <table:table-cell office:value-type="float" office:value="330.093782177">
                <text:p>330.093782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">
                <text:p>2.5</text:p>
              </table:table-cell>
              <table:table-cell office:value-type="float" office:value="331.343718772">
                <text:p>331.343718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5">
                <text:p>2.5</text:p>
              </table:table-cell>
              <table:table-cell office:value-type="float" office:value="332.043296409">
                <text:p>332.0432964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">
                <text:p>7</text:p>
              </table:table-cell>
              <table:table-cell office:value-type="float" office:value="334.461621667">
                <text:p>334.461621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">
                <text:p>4</text:p>
              </table:table-cell>
              <table:table-cell office:value-type="float" office:value="336.953049412">
                <text:p>336.953049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">
                <text:p>2.5</text:p>
              </table:table-cell>
              <table:table-cell office:value-type="float" office:value="337.319237517">
                <text:p>337.3192375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">
                <text:p>2.5</text:p>
              </table:table-cell>
              <table:table-cell office:value-type="float" office:value="339.460882054">
                <text:p>339.460882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">
                <text:p>7</text:p>
              </table:table-cell>
              <table:table-cell office:value-type="float" office:value="339.573831198">
                <text:p>339.5738311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">
                <text:p>7</text:p>
              </table:table-cell>
              <table:table-cell office:value-type="float" office:value="342.533244563">
                <text:p>342.533244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">
                <text:p>2.5</text:p>
              </table:table-cell>
              <table:table-cell office:value-type="float" office:value="342.842474026">
                <text:p>342.8424740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">
                <text:p>7</text:p>
              </table:table-cell>
              <table:table-cell office:value-type="float" office:value="343.782535175">
                <text:p>343.7825351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">
                <text:p>7</text:p>
              </table:table-cell>
              <table:table-cell office:value-type="float" office:value="349.815863996">
                <text:p>349.8158639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5">
                <text:p>2.5</text:p>
              </table:table-cell>
              <table:table-cell office:value-type="float" office:value="351.939654158">
                <text:p>351.9396541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5">
                <text:p>2.5</text:p>
              </table:table-cell>
              <table:table-cell office:value-type="float" office:value="352.516007953">
                <text:p>352.5160079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5">
                <text:p>2.5</text:p>
              </table:table-cell>
              <table:table-cell office:value-type="float" office:value="360.462974975">
                <text:p>360.4629749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  <table:table-cell office:value-type="float" office:value="368.794879941">
                <text:p>368.794879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371.639964191">
                <text:p>371.6399641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5">
                <text:p>2.5</text:p>
              </table:table-cell>
              <table:table-cell office:value-type="float" office:value="377.754589409">
                <text:p>377.7545894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">
                <text:p>7</text:p>
              </table:table-cell>
              <table:table-cell office:value-type="float" office:value="378.180484239">
                <text:p>378.1804842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5">
                <text:p>2.5</text:p>
              </table:table-cell>
              <table:table-cell office:value-type="float" office:value="381.98001008">
                <text:p>381.98001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5">
                <text:p>2.5</text:p>
              </table:table-cell>
              <table:table-cell office:value-type="float" office:value="386.645017629">
                <text:p>386.6450176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390.046986744">
                <text:p>390.0469867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  <table:table-cell office:value-type="float" office:value="392.129870129">
                <text:p>392.129870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  <table:table-cell office:value-type="float" office:value="396.054516029">
                <text:p>396.054516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">
                <text:p>7</text:p>
              </table:table-cell>
              <table:table-cell office:value-type="float" office:value="399.836703148">
                <text:p>399.836703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  <table:table-cell office:value-type="float" office:value="405.110318471">
                <text:p>405.110318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  <table:table-cell office:value-type="float" office:value="406.528094417">
                <text:p>406.528094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407.804442701">
                <text:p>407.804442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  <table:table-cell office:value-type="float" office:value="413.189563031">
                <text:p>413.189563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  <table:table-cell office:value-type="float" office:value="425.69316535">
                <text:p>425.69316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">
                <text:p>7</text:p>
              </table:table-cell>
              <table:table-cell office:value-type="float" office:value="429.301741908">
                <text:p>429.301741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5">
                <text:p>2.5</text:p>
              </table:table-cell>
              <table:table-cell office:value-type="float" office:value="444.974368489">
                <text:p>444.9743684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">
                <text:p>4</text:p>
              </table:table-cell>
              <table:table-cell office:value-type="float" office:value="456.497107571">
                <text:p>456.4971075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">
                <text:p>4</text:p>
              </table:table-cell>
              <table:table-cell office:value-type="float" office:value="457.828309058">
                <text:p>457.8283090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">
                <text:p>4</text:p>
              </table:table-cell>
              <table:table-cell office:value-type="float" office:value="485.189102854">
                <text:p>485.1891028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">
                <text:p>7</text:p>
              </table:table-cell>
              <table:table-cell office:value-type="float" office:value="491.587824457">
                <text:p>491.5878244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5">
                <text:p>2.5</text:p>
              </table:table-cell>
              <table:table-cell office:value-type="float" office:value="492.260400699">
                <text:p>492.2604006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">
                <text:p>7</text:p>
              </table:table-cell>
              <table:table-cell office:value-type="float" office:value="496.144924069">
                <text:p>496.144924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  <table:table-cell office:value-type="float" office:value="496.792825673">
                <text:p>496.792825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">
                <text:p>7</text:p>
              </table:table-cell>
              <table:table-cell office:value-type="float" office:value="500.235620739">
                <text:p>500.2356207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">
                <text:p>7</text:p>
              </table:table-cell>
              <table:table-cell office:value-type="float" office:value="513.316612885">
                <text:p>513.316612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">
                <text:p>7</text:p>
              </table:table-cell>
              <table:table-cell office:value-type="float" office:value="516.927984929">
                <text:p>516.927984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  <table:table-cell office:value-type="float" office:value="525.315902411">
                <text:p>525.315902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">
                <text:p>7</text:p>
              </table:table-cell>
              <table:table-cell office:value-type="float" office:value="525.402026838">
                <text:p>525.402026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">
                <text:p>4</text:p>
              </table:table-cell>
              <table:table-cell office:value-type="float" office:value="526.782326353">
                <text:p>526.782326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">
                <text:p>7</text:p>
              </table:table-cell>
              <table:table-cell office:value-type="float" office:value="530.016036576">
                <text:p>530.016036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">
                <text:p>7</text:p>
              </table:table-cell>
              <table:table-cell office:value-type="float" office:value="532.684077196">
                <text:p>532.684077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">
                <text:p>7</text:p>
              </table:table-cell>
              <table:table-cell office:value-type="float" office:value="535.075334174">
                <text:p>535.075334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">
                <text:p>7</text:p>
              </table:table-cell>
              <table:table-cell office:value-type="float" office:value="542.177292498">
                <text:p>542.177292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">
                <text:p>2.5</text:p>
              </table:table-cell>
              <table:table-cell office:value-type="float" office:value="548.510362448">
                <text:p>548.510362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  <table:table-cell office:value-type="float" office:value="554.09876653">
                <text:p>554.098766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61.243333114">
                <text:p>561.243333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  <table:table-cell office:value-type="float" office:value="564.374554769">
                <text:p>564.374554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5">
                <text:p>2.5</text:p>
              </table:table-cell>
              <table:table-cell office:value-type="float" office:value="603.284280027">
                <text:p>603.28428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5">
                <text:p>2.5</text:p>
              </table:table-cell>
              <table:table-cell office:value-type="float" office:value="650.060583238">
                <text:p>650.0605832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  <table:table-cell office:value-type="float" office:value="654.854101992">
                <text:p>654.8541019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">
                <text:p>7</text:p>
              </table:table-cell>
              <table:table-cell office:value-type="float" office:value="662.210381364">
                <text:p>662.210381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">
                <text:p>4</text:p>
              </table:table-cell>
              <table:table-cell office:value-type="float" office:value="733.670102195">
                <text:p>733.6701021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">
                <text:p>7</text:p>
              </table:table-cell>
              <table:table-cell office:value-type="float" office:value="739.520188385">
                <text:p>739.520188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5">
                <text:p>2.5</text:p>
              </table:table-cell>
              <table:table-cell office:value-type="float" office:value="767.542379051">
                <text:p>767.5423790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">
                <text:p>4</text:p>
              </table:table-cell>
              <table:table-cell office:value-type="float" office:value="768.807445605">
                <text:p>768.807445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">
                <text:p>7</text:p>
              </table:table-cell>
              <table:table-cell office:value-type="float" office:value="792.117947299">
                <text:p>792.117947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">
                <text:p>4</text:p>
              </table:table-cell>
              <table:table-cell office:value-type="float" office:value="796.567825101">
                <text:p>796.5678251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5">
                <text:p>2.5</text:p>
              </table:table-cell>
              <table:table-cell office:value-type="float" office:value="819.015227507">
                <text:p>819.0152275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">
                <text:p>4</text:p>
              </table:table-cell>
              <table:table-cell office:value-type="float" office:value="827.870835181">
                <text:p>827.870835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">
                <text:p>4</text:p>
              </table:table-cell>
              <table:table-cell office:value-type="float" office:value="837.961170973">
                <text:p>837.961170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5">
                <text:p>2.5</text:p>
              </table:table-cell>
              <table:table-cell office:value-type="float" office:value="872.491373868">
                <text:p>872.4913738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884.467961996">
                <text:p>884.467961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5">
                <text:p>2.5</text:p>
              </table:table-cell>
              <table:table-cell office:value-type="float" office:value="894.516971739">
                <text:p>894.5169717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">
                <text:p>4</text:p>
              </table:table-cell>
              <table:table-cell office:value-type="float" office:value="899.785972043">
                <text:p>899.785972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920.097624681">
                <text:p>920.097624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">
                <text:p>7</text:p>
              </table:table-cell>
              <table:table-cell office:value-type="float" office:value="935.803536683">
                <text:p>935.8035366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  <table:table-cell office:value-type="float" office:value="947.676553143">
                <text:p>947.676553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5">
                <text:p>2.5</text:p>
              </table:table-cell>
              <table:table-cell office:value-type="float" office:value="973.771338045">
                <text:p>973.771338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  <table:table-cell office:value-type="float" office:value="1000.85948473">
                <text:p>1000.859484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">
                <text:p>7</text:p>
              </table:table-cell>
              <table:table-cell office:value-type="float" office:value="1018.72343036">
                <text:p>1018.723430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  <table:table-cell office:value-type="float" office:value="1070.79626771">
                <text:p>1070.796267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5">
                <text:p>2.5</text:p>
              </table:table-cell>
              <table:table-cell office:value-type="float" office:value="1070.87790697">
                <text:p>1070.87790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5">
                <text:p>2.5</text:p>
              </table:table-cell>
              <table:table-cell office:value-type="float" office:value="1071.44002961">
                <text:p>1071.44002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  <table:table-cell office:value-type="float" office:value="1081.33116499">
                <text:p>1081.33116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5">
                <text:p>2.5</text:p>
              </table:table-cell>
              <table:table-cell office:value-type="float" office:value="1102.50616589">
                <text:p>1102.506165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">
                <text:p>7</text:p>
              </table:table-cell>
              <table:table-cell office:value-type="float" office:value="1105.46601514">
                <text:p>1105.466015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">
                <text:p>2.5</text:p>
              </table:table-cell>
              <table:table-cell office:value-type="float" office:value="1150.73542246">
                <text:p>1150.73542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  <table:table-cell office:value-type="float" office:value="1198.71884958">
                <text:p>1198.71884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5">
                <text:p>2.5</text:p>
              </table:table-cell>
              <table:table-cell office:value-type="float" office:value="1212.89882172">
                <text:p>1212.898821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">
                <text:p>4</text:p>
              </table:table-cell>
              <table:table-cell office:value-type="float" office:value="1225.29222327">
                <text:p>1225.29222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5">
                <text:p>2.5</text:p>
              </table:table-cell>
              <table:table-cell office:value-type="float" office:value="1232.13953867">
                <text:p>1232.139538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5">
                <text:p>2.5</text:p>
              </table:table-cell>
              <table:table-cell office:value-type="float" office:value="1238.02773344">
                <text:p>1238.02773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5">
                <text:p>2.5</text:p>
              </table:table-cell>
              <table:table-cell office:value-type="float" office:value="1316.85293467">
                <text:p>1316.852934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5">
                <text:p>2.5</text:p>
              </table:table-cell>
              <table:table-cell office:value-type="float" office:value="1341.64461707">
                <text:p>1341.64461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5">
                <text:p>2.5</text:p>
              </table:table-cell>
              <table:table-cell office:value-type="float" office:value="1398.650222">
                <text:p>1398.6502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5">
                <text:p>2.5</text:p>
              </table:table-cell>
              <table:table-cell office:value-type="float" office:value="1442.60363113">
                <text:p>1442.60363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">
                <text:p>2.5</text:p>
              </table:table-cell>
              <table:table-cell office:value-type="float" office:value="1457.30148383">
                <text:p>1457.30148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5">
                <text:p>2.5</text:p>
              </table:table-cell>
              <table:table-cell office:value-type="float" office:value="1580.03412059">
                <text:p>1580.034120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">
                <text:p>4</text:p>
              </table:table-cell>
              <table:table-cell office:value-type="float" office:value="1602.46183376">
                <text:p>1602.46183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5">
                <text:p>2.5</text:p>
              </table:table-cell>
              <table:table-cell office:value-type="float" office:value="1605.43894866">
                <text:p>1605.438948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5">
                <text:p>2.5</text:p>
              </table:table-cell>
              <table:table-cell office:value-type="float" office:value="1692.80621906">
                <text:p>1692.806219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  <table:table-cell office:value-type="float" office:value="1715.8146063">
                <text:p>1715.8146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5">
                <text:p>2.5</text:p>
              </table:table-cell>
              <table:table-cell office:value-type="float" office:value="1763.02416882">
                <text:p>1763.024168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">
                <text:p>7</text:p>
              </table:table-cell>
              <table:table-cell office:value-type="float" office:value="1788.94967742">
                <text:p>1788.9496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">
                <text:p>4</text:p>
              </table:table-cell>
              <table:table-cell office:value-type="float" office:value="1847.18416454">
                <text:p>1847.184164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">
                <text:p>7</text:p>
              </table:table-cell>
              <table:table-cell office:value-type="float" office:value="1956.24001538">
                <text:p>1956.24001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">
                <text:p>7</text:p>
              </table:table-cell>
              <table:table-cell office:value-type="float" office:value="1985.59618552">
                <text:p>1985.596185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">
                <text:p>4</text:p>
              </table:table-cell>
              <table:table-cell office:value-type="float" office:value="1996.0444169">
                <text:p>1996.04441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  <table:table-cell office:value-type="float" office:value="2023.56255577">
                <text:p>2023.562555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2051.51547576">
                <text:p>2051.515475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5">
                <text:p>2.5</text:p>
              </table:table-cell>
              <table:table-cell office:value-type="float" office:value="2109.69113528">
                <text:p>2109.691135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2125.77349965">
                <text:p>2125.773499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5">
                <text:p>2.5</text:p>
              </table:table-cell>
              <table:table-cell office:value-type="float" office:value="2153.54044227">
                <text:p>2153.540442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5">
                <text:p>2.5</text:p>
              </table:table-cell>
              <table:table-cell office:value-type="float" office:value="2244.40316155">
                <text:p>2244.403161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5">
                <text:p>2.5</text:p>
              </table:table-cell>
              <table:table-cell office:value-type="float" office:value="2266.58990534">
                <text:p>2266.589905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  <table:table-cell office:value-type="float" office:value="2333.92946625">
                <text:p>2333.92946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5">
                <text:p>2.5</text:p>
              </table:table-cell>
              <table:table-cell office:value-type="float" office:value="2388.90433309">
                <text:p>2388.90433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  <table:table-cell office:value-type="float" office:value="2390.93244255">
                <text:p>2390.93244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">
                <text:p>4</text:p>
              </table:table-cell>
              <table:table-cell office:value-type="float" office:value="2495.02817999">
                <text:p>2495.02817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5">
                <text:p>2.5</text:p>
              </table:table-cell>
              <table:table-cell office:value-type="float" office:value="2495.15829447">
                <text:p>2495.158294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">
                <text:p>4</text:p>
              </table:table-cell>
              <table:table-cell office:value-type="float" office:value="2515.15669266">
                <text:p>2515.15669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2528.92396948">
                <text:p>2528.923969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">
                <text:p>7</text:p>
              </table:table-cell>
              <table:table-cell office:value-type="float" office:value="2529.37109362">
                <text:p>2529.371093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">
                <text:p>4</text:p>
              </table:table-cell>
              <table:table-cell office:value-type="float" office:value="2531.46257899">
                <text:p>2531.46257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">
                <text:p>2.5</text:p>
              </table:table-cell>
              <table:table-cell office:value-type="float" office:value="2536.28881416">
                <text:p>2536.28881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5">
                <text:p>2.5</text:p>
              </table:table-cell>
              <table:table-cell office:value-type="float" office:value="2568.08925436">
                <text:p>2568.089254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5">
                <text:p>2.5</text:p>
              </table:table-cell>
              <table:table-cell office:value-type="float" office:value="2645.37923371">
                <text:p>2645.379233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5">
                <text:p>2.5</text:p>
              </table:table-cell>
              <table:table-cell office:value-type="float" office:value="2656.98615661">
                <text:p>2656.986156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">
                <text:p>4</text:p>
              </table:table-cell>
              <table:table-cell office:value-type="float" office:value="2938.73926619">
                <text:p>2938.739266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">
                <text:p>4</text:p>
              </table:table-cell>
              <table:table-cell office:value-type="float" office:value="3045.09976245">
                <text:p>3045.09976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">
                <text:p>7</text:p>
              </table:table-cell>
              <table:table-cell office:value-type="float" office:value="3070.72911986">
                <text:p>3070.72911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5">
                <text:p>2.5</text:p>
              </table:table-cell>
              <table:table-cell office:value-type="float" office:value="3185.83832714">
                <text:p>3185.83832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">
                <text:p>7</text:p>
              </table:table-cell>
              <table:table-cell office:value-type="float" office:value="3194.30917192">
                <text:p>3194.309171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5">
                <text:p>2.5</text:p>
              </table:table-cell>
              <table:table-cell office:value-type="float" office:value="3223.8910591">
                <text:p>3223.8910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5">
                <text:p>2.5</text:p>
              </table:table-cell>
              <table:table-cell office:value-type="float" office:value="3422.95567">
                <text:p>3422.955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5">
                <text:p>2.5</text:p>
              </table:table-cell>
              <table:table-cell office:value-type="float" office:value="3592.44449177">
                <text:p>3592.444491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5">
                <text:p>2.5</text:p>
              </table:table-cell>
              <table:table-cell office:value-type="float" office:value="3681.79262323">
                <text:p>3681.792623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044.32780572">
                <text:p>4044.327805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5">
                <text:p>2.5</text:p>
              </table:table-cell>
              <table:table-cell office:value-type="float" office:value="4438.96372896">
                <text:p>4438.963728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">
                <text:p>4</text:p>
              </table:table-cell>
              <table:table-cell office:value-type="float" office:value="4447.16714392">
                <text:p>4447.16714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">
                <text:p>4</text:p>
              </table:table-cell>
              <table:table-cell office:value-type="float" office:value="4525.49817136">
                <text:p>4525.498171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5">
                <text:p>2.5</text:p>
              </table:table-cell>
              <table:table-cell office:value-type="float" office:value="4778.60758122">
                <text:p>4778.607581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5">
                <text:p>2.5</text:p>
              </table:table-cell>
              <table:table-cell office:value-type="float" office:value="4836.51451577">
                <text:p>4836.514515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">
                <text:p>7</text:p>
              </table:table-cell>
              <table:table-cell office:value-type="float" office:value="15610.8985326">
                <text:p>15610.89853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  <table:table-cell office:value-type="float" office:value="36193.6759488">
                <text:p>36193.6759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">
                <text:p>4</text:p>
              </table:table-cell>
              <table:table-cell office:value-type="float" office:value="286234.641559">
                <text:p>286234.6415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  <table:table-cell office:value-type="float" office:value="1221169.46194">
                <text:p>1221169.461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